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474.978cm">
            <draw:object draw:notify-on-update-of-ranges="Sheet1.E2:Sheet1.E10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4cm" svg:x="21.828cm" svg:y="474.904cm">
            <draw:object draw:notify-on-update-of-ranges="Sheet1.F2:Sheet1.F10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</table:table-row>
        <table:table-row table:style-name="ro1">
          <table:table-cell office:value-type="float" office:value="1.52686788033417E+018" calcext:value-type="float">
            <text:p>1526867880334170000</text:p>
          </table:table-cell>
          <table:table-cell office:value-type="float" office:value="1725" calcext:value-type="float">
            <text:p>1725</text:p>
          </table:table-cell>
          <table:table-cell office:value-type="float" office:value="1.52686788032785E+018" calcext:value-type="float">
            <text:p>152686788032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63705946459" calcext:value-type="float">
            <text:p>-4.6370594645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35464E+018" calcext:value-type="float">
            <text:p>1526867880354640000</text:p>
          </table:table-cell>
          <table:table-cell office:value-type="float" office:value="1726" calcext:value-type="float">
            <text:p>1726</text:p>
          </table:table-cell>
          <table:table-cell office:value-type="float" office:value="1.52686788034785E+018" calcext:value-type="float">
            <text:p>152686788034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0653051049" calcext:value-type="float">
            <text:p>-0.0001006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37501E+018" calcext:value-type="float">
            <text:p>1526867880375010000</text:p>
          </table:table-cell>
          <table:table-cell office:value-type="float" office:value="1727" calcext:value-type="float">
            <text:p>1727</text:p>
          </table:table-cell>
          <table:table-cell office:value-type="float" office:value="1.52686788036773E+018" calcext:value-type="float">
            <text:p>152686788036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93881122768" calcext:value-type="float">
            <text:p>-0.0005938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39417E+018" calcext:value-type="float">
            <text:p>1526867880394170000</text:p>
          </table:table-cell>
          <table:table-cell office:value-type="float" office:value="1728" calcext:value-type="float">
            <text:p>1728</text:p>
          </table:table-cell>
          <table:table-cell office:value-type="float" office:value="1.5268678803886E+018" calcext:value-type="float">
            <text:p>15268678803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44979649223" calcext:value-type="float">
            <text:p>0.0006449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41464E+018" calcext:value-type="float">
            <text:p>1526867880414640000</text:p>
          </table:table-cell>
          <table:table-cell office:value-type="float" office:value="1729" calcext:value-type="float">
            <text:p>1729</text:p>
          </table:table-cell>
          <table:table-cell office:value-type="float" office:value="1.52686788040839E+018" calcext:value-type="float">
            <text:p>152686788040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5266513098" calcext:value-type="float">
            <text:p>0.0001352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43501E+018" calcext:value-type="float">
            <text:p>1526867880435010000</text:p>
          </table:table-cell>
          <table:table-cell office:value-type="float" office:value="1730" calcext:value-type="float">
            <text:p>1730</text:p>
          </table:table-cell>
          <table:table-cell office:value-type="float" office:value="1.52686788042842E+018" calcext:value-type="float">
            <text:p>152686788042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22384408314" calcext:value-type="float">
            <text:p>1.2238440831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45416E+018" calcext:value-type="float">
            <text:p>1526867880454160000</text:p>
          </table:table-cell>
          <table:table-cell office:value-type="float" office:value="1731" calcext:value-type="float">
            <text:p>1731</text:p>
          </table:table-cell>
          <table:table-cell office:value-type="float" office:value="1.52686788044822E+018" calcext:value-type="float">
            <text:p>152686788044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60659105354" calcext:value-type="float">
            <text:p>3.6065910535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47468E+018" calcext:value-type="float">
            <text:p>1526867880474680000</text:p>
          </table:table-cell>
          <table:table-cell office:value-type="float" office:value="1732" calcext:value-type="float">
            <text:p>1732</text:p>
          </table:table-cell>
          <table:table-cell office:value-type="float" office:value="1.52686788046806E+018" calcext:value-type="float">
            <text:p>152686788046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38957142958" calcext:value-type="float">
            <text:p>3.3895714295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49499E+018" calcext:value-type="float">
            <text:p>1526867880494990000</text:p>
          </table:table-cell>
          <table:table-cell office:value-type="float" office:value="1733" calcext:value-type="float">
            <text:p>1733</text:p>
          </table:table-cell>
          <table:table-cell office:value-type="float" office:value="1.52686788048804E+018" calcext:value-type="float">
            <text:p>152686788048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2695841482" calcext:value-type="float">
            <text:p>0.0002526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51453E+018" calcext:value-type="float">
            <text:p>1526867880514530000</text:p>
          </table:table-cell>
          <table:table-cell office:value-type="float" office:value="1734" calcext:value-type="float">
            <text:p>1734</text:p>
          </table:table-cell>
          <table:table-cell office:value-type="float" office:value="1.52686788050787E+018" calcext:value-type="float">
            <text:p>152686788050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3094494585" calcext:value-type="float">
            <text:p>-0.0002630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53485E+018" calcext:value-type="float">
            <text:p>1526867880534850000</text:p>
          </table:table-cell>
          <table:table-cell office:value-type="float" office:value="1735" calcext:value-type="float">
            <text:p>1735</text:p>
          </table:table-cell>
          <table:table-cell office:value-type="float" office:value="1.52686788052782E+018" calcext:value-type="float">
            <text:p>15268678805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2667001607" calcext:value-type="float">
            <text:p>0.000172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55508E+018" calcext:value-type="float">
            <text:p>1526867880555080000</text:p>
          </table:table-cell>
          <table:table-cell office:value-type="float" office:value="1736" calcext:value-type="float">
            <text:p>1736</text:p>
          </table:table-cell>
          <table:table-cell office:value-type="float" office:value="1.52686788054756E+018" calcext:value-type="float">
            <text:p>1526867880547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6363074691" calcext:value-type="float">
            <text:p>-5.636307469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57467E+018" calcext:value-type="float">
            <text:p>1526867880574670000</text:p>
          </table:table-cell>
          <table:table-cell office:value-type="float" office:value="1737" calcext:value-type="float">
            <text:p>1737</text:p>
          </table:table-cell>
          <table:table-cell office:value-type="float" office:value="1.52686788056852E+018" calcext:value-type="float">
            <text:p>152686788056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8562459294" calcext:value-type="float">
            <text:p>-0.000168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59501E+018" calcext:value-type="float">
            <text:p>1526867880595010000</text:p>
          </table:table-cell>
          <table:table-cell office:value-type="float" office:value="1738" calcext:value-type="float">
            <text:p>1738</text:p>
          </table:table-cell>
          <table:table-cell office:value-type="float" office:value="1.52686788058838E+018" calcext:value-type="float">
            <text:p>152686788058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2726627473" calcext:value-type="float">
            <text:p>-5.272662747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61436E+018" calcext:value-type="float">
            <text:p>1526867880614360000</text:p>
          </table:table-cell>
          <table:table-cell office:value-type="float" office:value="1739" calcext:value-type="float">
            <text:p>1739</text:p>
          </table:table-cell>
          <table:table-cell office:value-type="float" office:value="1.5268678806082E+018" calcext:value-type="float">
            <text:p>152686788060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02262978948" calcext:value-type="float">
            <text:p>-3.0226297894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6348E+018" calcext:value-type="float">
            <text:p>1526867880634800000</text:p>
          </table:table-cell>
          <table:table-cell office:value-type="float" office:value="1740" calcext:value-type="float">
            <text:p>1740</text:p>
          </table:table-cell>
          <table:table-cell office:value-type="float" office:value="1.52686788062813E+018" calcext:value-type="float">
            <text:p>152686788062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428875591751" calcext:value-type="float">
            <text:p>4.2887559175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65514E+018" calcext:value-type="float">
            <text:p>1526867880655140000</text:p>
          </table:table-cell>
          <table:table-cell office:value-type="float" office:value="1741" calcext:value-type="float">
            <text:p>1741</text:p>
          </table:table-cell>
          <table:table-cell office:value-type="float" office:value="1.52686788064856E+018" calcext:value-type="float">
            <text:p>152686788064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566995075" calcext:value-type="float">
            <text:p>-0.00026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67457E+018" calcext:value-type="float">
            <text:p>1526867880674570000</text:p>
          </table:table-cell>
          <table:table-cell office:value-type="float" office:value="1742" calcext:value-type="float">
            <text:p>1742</text:p>
          </table:table-cell>
          <table:table-cell office:value-type="float" office:value="1.52686788066847E+018" calcext:value-type="float">
            <text:p>152686788066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20704547246" calcext:value-type="float">
            <text:p>-0.0002207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69475E+018" calcext:value-type="float">
            <text:p>1526867880694750000</text:p>
          </table:table-cell>
          <table:table-cell office:value-type="float" office:value="1743" calcext:value-type="float">
            <text:p>1743</text:p>
          </table:table-cell>
          <table:table-cell office:value-type="float" office:value="1.52686788068832E+018" calcext:value-type="float">
            <text:p>152686788068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28996087168" calcext:value-type="float">
            <text:p>9.2899608716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71515E+018" calcext:value-type="float">
            <text:p>1526867880715150000</text:p>
          </table:table-cell>
          <table:table-cell office:value-type="float" office:value="1744" calcext:value-type="float">
            <text:p>1744</text:p>
          </table:table-cell>
          <table:table-cell office:value-type="float" office:value="1.52686788070793E+018" calcext:value-type="float">
            <text:p>152686788070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03542789072" calcext:value-type="float">
            <text:p>-8.0354278907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73453E+018" calcext:value-type="float">
            <text:p>1526867880734530000</text:p>
          </table:table-cell>
          <table:table-cell office:value-type="float" office:value="1745" calcext:value-type="float">
            <text:p>1745</text:p>
          </table:table-cell>
          <table:table-cell office:value-type="float" office:value="1.52686788072855E+018" calcext:value-type="float">
            <text:p>152686788072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43736236473" calcext:value-type="float">
            <text:p>-7.4373623647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75493E+018" calcext:value-type="float">
            <text:p>1526867880754930000</text:p>
          </table:table-cell>
          <table:table-cell office:value-type="float" office:value="1746" calcext:value-type="float">
            <text:p>1746</text:p>
          </table:table-cell>
          <table:table-cell office:value-type="float" office:value="1.52686788074833E+018" calcext:value-type="float">
            <text:p>15268678807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86006572424" calcext:value-type="float">
            <text:p>-0.0002860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7753E+018" calcext:value-type="float">
            <text:p>1526867880775300000</text:p>
          </table:table-cell>
          <table:table-cell office:value-type="float" office:value="1747" calcext:value-type="float">
            <text:p>1747</text:p>
          </table:table-cell>
          <table:table-cell office:value-type="float" office:value="1.52686788076816E+018" calcext:value-type="float">
            <text:p>152686788076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88234616164" calcext:value-type="float">
            <text:p>0.000288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79466E+018" calcext:value-type="float">
            <text:p>1526867880794660000</text:p>
          </table:table-cell>
          <table:table-cell office:value-type="float" office:value="1748" calcext:value-type="float">
            <text:p>1748</text:p>
          </table:table-cell>
          <table:table-cell office:value-type="float" office:value="1.52686788078805E+018" calcext:value-type="float">
            <text:p>152686788078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207434237" calcext:value-type="float">
            <text:p>-0.00016207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81503E+018" calcext:value-type="float">
            <text:p>1526867880815030000</text:p>
          </table:table-cell>
          <table:table-cell office:value-type="float" office:value="1749" calcext:value-type="float">
            <text:p>1749</text:p>
          </table:table-cell>
          <table:table-cell office:value-type="float" office:value="1.52686788080793E+018" calcext:value-type="float">
            <text:p>152686788080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16086651664" calcext:value-type="float">
            <text:p>7.1608665166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83434E+018" calcext:value-type="float">
            <text:p>1526867880834340000</text:p>
          </table:table-cell>
          <table:table-cell office:value-type="float" office:value="1750" calcext:value-type="float">
            <text:p>1750</text:p>
          </table:table-cell>
          <table:table-cell office:value-type="float" office:value="1.52686788082758E+018" calcext:value-type="float">
            <text:p>1526867880827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255145753" calcext:value-type="float">
            <text:p>0.0001025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85479E+018" calcext:value-type="float">
            <text:p>1526867880854790000</text:p>
          </table:table-cell>
          <table:table-cell office:value-type="float" office:value="1751" calcext:value-type="float">
            <text:p>1751</text:p>
          </table:table-cell>
          <table:table-cell office:value-type="float" office:value="1.52686788084833E+018" calcext:value-type="float">
            <text:p>15268678808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96120810567" calcext:value-type="float">
            <text:p>-4.9612081056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87507E+018" calcext:value-type="float">
            <text:p>1526867880875070000</text:p>
          </table:table-cell>
          <table:table-cell office:value-type="float" office:value="1752" calcext:value-type="float">
            <text:p>1752</text:p>
          </table:table-cell>
          <table:table-cell office:value-type="float" office:value="1.52686788086826E+018" calcext:value-type="float">
            <text:p>152686788086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30411741743" calcext:value-type="float">
            <text:p>0.0003304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89423E+018" calcext:value-type="float">
            <text:p>1526867880894230000</text:p>
          </table:table-cell>
          <table:table-cell office:value-type="float" office:value="1753" calcext:value-type="float">
            <text:p>1753</text:p>
          </table:table-cell>
          <table:table-cell office:value-type="float" office:value="1.52686788088751E+018" calcext:value-type="float">
            <text:p>1526867880887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3244317365" calcext:value-type="float">
            <text:p>-0.000123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91463E+018" calcext:value-type="float">
            <text:p>1526867880914630000</text:p>
          </table:table-cell>
          <table:table-cell office:value-type="float" office:value="1754" calcext:value-type="float">
            <text:p>1754</text:p>
          </table:table-cell>
          <table:table-cell office:value-type="float" office:value="1.52686788090814E+018" calcext:value-type="float">
            <text:p>152686788090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9628915349" calcext:value-type="float">
            <text:p>-0.0001396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93492E+018" calcext:value-type="float">
            <text:p>1526867880934920000</text:p>
          </table:table-cell>
          <table:table-cell office:value-type="float" office:value="1755" calcext:value-type="float">
            <text:p>1755</text:p>
          </table:table-cell>
          <table:table-cell office:value-type="float" office:value="1.52686788092794E+018" calcext:value-type="float">
            <text:p>152686788092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4885349376" calcext:value-type="float">
            <text:p>-0.0002048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95524E+018" calcext:value-type="float">
            <text:p>1526867880955240000</text:p>
          </table:table-cell>
          <table:table-cell office:value-type="float" office:value="1756" calcext:value-type="float">
            <text:p>1756</text:p>
          </table:table-cell>
          <table:table-cell office:value-type="float" office:value="1.52686788094788E+018" calcext:value-type="float">
            <text:p>152686788094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773781782" calcext:value-type="float">
            <text:p>0.0001277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9747E+018" calcext:value-type="float">
            <text:p>1526867880974700000</text:p>
          </table:table-cell>
          <table:table-cell office:value-type="float" office:value="1757" calcext:value-type="float">
            <text:p>1757</text:p>
          </table:table-cell>
          <table:table-cell office:value-type="float" office:value="1.52686788096779E+018" calcext:value-type="float">
            <text:p>152686788096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1943653994" calcext:value-type="float">
            <text:p>0.0002119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099519E+018" calcext:value-type="float">
            <text:p>1526867880995190000</text:p>
          </table:table-cell>
          <table:table-cell office:value-type="float" office:value="1758" calcext:value-type="float">
            <text:p>1758</text:p>
          </table:table-cell>
          <table:table-cell office:value-type="float" office:value="1.52686788098863E+018" calcext:value-type="float">
            <text:p>1526867880988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97621139302" calcext:value-type="float">
            <text:p>-8.9762113930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01457E+018" calcext:value-type="float">
            <text:p>1526867881014570000</text:p>
          </table:table-cell>
          <table:table-cell office:value-type="float" office:value="1759" calcext:value-type="float">
            <text:p>1759</text:p>
          </table:table-cell>
          <table:table-cell office:value-type="float" office:value="1.52686788100841E+018" calcext:value-type="float">
            <text:p>152686788100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68197418842" calcext:value-type="float">
            <text:p>-9.6819741884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03495E+018" calcext:value-type="float">
            <text:p>1526867881034950000</text:p>
          </table:table-cell>
          <table:table-cell office:value-type="float" office:value="1760" calcext:value-type="float">
            <text:p>1760</text:p>
          </table:table-cell>
          <table:table-cell office:value-type="float" office:value="1.52686788102828E+018" calcext:value-type="float">
            <text:p>152686788102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0245582871" calcext:value-type="float">
            <text:p>-0.0001002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0554E+018" calcext:value-type="float">
            <text:p>1526867881055400000</text:p>
          </table:table-cell>
          <table:table-cell office:value-type="float" office:value="1761" calcext:value-type="float">
            <text:p>1761</text:p>
          </table:table-cell>
          <table:table-cell office:value-type="float" office:value="1.52686788104794E+018" calcext:value-type="float">
            <text:p>152686788104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3381581185" calcext:value-type="float">
            <text:p>0.0001533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07479E+018" calcext:value-type="float">
            <text:p>1526867881074790000</text:p>
          </table:table-cell>
          <table:table-cell office:value-type="float" office:value="1762" calcext:value-type="float">
            <text:p>1762</text:p>
          </table:table-cell>
          <table:table-cell office:value-type="float" office:value="1.52686788106779E+018" calcext:value-type="float">
            <text:p>152686788106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1017594079" calcext:value-type="float">
            <text:p>-0.0001101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09524E+018" calcext:value-type="float">
            <text:p>1526867881095240000</text:p>
          </table:table-cell>
          <table:table-cell office:value-type="float" office:value="1763" calcext:value-type="float">
            <text:p>1763</text:p>
          </table:table-cell>
          <table:table-cell office:value-type="float" office:value="1.52686788108858E+018" calcext:value-type="float">
            <text:p>1526867881088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5334457506" calcext:value-type="float">
            <text:p>-7.533445750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11461E+018" calcext:value-type="float">
            <text:p>1526867881114610000</text:p>
          </table:table-cell>
          <table:table-cell office:value-type="float" office:value="1764" calcext:value-type="float">
            <text:p>1764</text:p>
          </table:table-cell>
          <table:table-cell office:value-type="float" office:value="1.52686788110844E+018" calcext:value-type="float">
            <text:p>152686788110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07564150717" calcext:value-type="float">
            <text:p>3.0756415071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13486E+018" calcext:value-type="float">
            <text:p>1526867881134860000</text:p>
          </table:table-cell>
          <table:table-cell office:value-type="float" office:value="1765" calcext:value-type="float">
            <text:p>1765</text:p>
          </table:table-cell>
          <table:table-cell office:value-type="float" office:value="1.52686788112839E+018" calcext:value-type="float">
            <text:p>152686788112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43708724156" calcext:value-type="float">
            <text:p>0.00024370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15524E+018" calcext:value-type="float">
            <text:p>1526867881155240000</text:p>
          </table:table-cell>
          <table:table-cell office:value-type="float" office:value="1766" calcext:value-type="float">
            <text:p>1766</text:p>
          </table:table-cell>
          <table:table-cell office:value-type="float" office:value="1.52686788114825E+018" calcext:value-type="float">
            <text:p>152686788114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7799421838" calcext:value-type="float">
            <text:p>-0.0001877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1746E+018" calcext:value-type="float">
            <text:p>1526867881174600000</text:p>
          </table:table-cell>
          <table:table-cell office:value-type="float" office:value="1767" calcext:value-type="float">
            <text:p>1767</text:p>
          </table:table-cell>
          <table:table-cell office:value-type="float" office:value="1.52686788116805E+018" calcext:value-type="float">
            <text:p>152686788116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05353702768" calcext:value-type="float">
            <text:p>0.0002053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19497E+018" calcext:value-type="float">
            <text:p>1526867881194970000</text:p>
          </table:table-cell>
          <table:table-cell office:value-type="float" office:value="1768" calcext:value-type="float">
            <text:p>1768</text:p>
          </table:table-cell>
          <table:table-cell office:value-type="float" office:value="1.52686788118789E+018" calcext:value-type="float">
            <text:p>15268678811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01077273232" calcext:value-type="float">
            <text:p>0.0002010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21529E+018" calcext:value-type="float">
            <text:p>1526867881215290000</text:p>
          </table:table-cell>
          <table:table-cell office:value-type="float" office:value="1769" calcext:value-type="float">
            <text:p>1769</text:p>
          </table:table-cell>
          <table:table-cell office:value-type="float" office:value="1.52686788120769E+018" calcext:value-type="float">
            <text:p>1526867881207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94425504864" calcext:value-type="float">
            <text:p>-7.9442550486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23465E+018" calcext:value-type="float">
            <text:p>1526867881234650000</text:p>
          </table:table-cell>
          <table:table-cell office:value-type="float" office:value="1770" calcext:value-type="float">
            <text:p>1770</text:p>
          </table:table-cell>
          <table:table-cell office:value-type="float" office:value="1.52686788122853E+018" calcext:value-type="float">
            <text:p>152686788122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85719521344" calcext:value-type="float">
            <text:p>0.0002857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25502E+018" calcext:value-type="float">
            <text:p>1526867881255020000</text:p>
          </table:table-cell>
          <table:table-cell office:value-type="float" office:value="1771" calcext:value-type="float">
            <text:p>1771</text:p>
          </table:table-cell>
          <table:table-cell office:value-type="float" office:value="1.52686788124832E+018" calcext:value-type="float">
            <text:p>152686788124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77877401863" calcext:value-type="float">
            <text:p>4.778774018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27444E+018" calcext:value-type="float">
            <text:p>1526867881274440000</text:p>
          </table:table-cell>
          <table:table-cell office:value-type="float" office:value="1772" calcext:value-type="float">
            <text:p>1772</text:p>
          </table:table-cell>
          <table:table-cell office:value-type="float" office:value="1.52686788126825E+018" calcext:value-type="float">
            <text:p>152686788126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42361415178" calcext:value-type="float">
            <text:p>-0.0007423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29471E+018" calcext:value-type="float">
            <text:p>1526867881294710000</text:p>
          </table:table-cell>
          <table:table-cell office:value-type="float" office:value="1773" calcext:value-type="float">
            <text:p>1773</text:p>
          </table:table-cell>
          <table:table-cell office:value-type="float" office:value="1.52686788128807E+018" calcext:value-type="float">
            <text:p>152686788128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66635567136" calcext:value-type="float">
            <text:p>0.0004666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31505E+018" calcext:value-type="float">
            <text:p>1526867881315050000</text:p>
          </table:table-cell>
          <table:table-cell office:value-type="float" office:value="1774" calcext:value-type="float">
            <text:p>1774</text:p>
          </table:table-cell>
          <table:table-cell office:value-type="float" office:value="1.52686788130795E+018" calcext:value-type="float">
            <text:p>152686788130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11921020411" calcext:value-type="float">
            <text:p>7.1192102041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33448E+018" calcext:value-type="float">
            <text:p>1526867881334480000</text:p>
          </table:table-cell>
          <table:table-cell office:value-type="float" office:value="1775" calcext:value-type="float">
            <text:p>1775</text:p>
          </table:table-cell>
          <table:table-cell office:value-type="float" office:value="1.52686788132796E+018" calcext:value-type="float">
            <text:p>15268678813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99503366882" calcext:value-type="float">
            <text:p>-4.995033668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35485E+018" calcext:value-type="float">
            <text:p>1526867881354850000</text:p>
          </table:table-cell>
          <table:table-cell office:value-type="float" office:value="1776" calcext:value-type="float">
            <text:p>1776</text:p>
          </table:table-cell>
          <table:table-cell office:value-type="float" office:value="1.52686788134786E+018" calcext:value-type="float">
            <text:p>152686788134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01587118278" calcext:value-type="float">
            <text:p>9.0158711827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37535E+018" calcext:value-type="float">
            <text:p>1526867881375350000</text:p>
          </table:table-cell>
          <table:table-cell office:value-type="float" office:value="1777" calcext:value-type="float">
            <text:p>1777</text:p>
          </table:table-cell>
          <table:table-cell office:value-type="float" office:value="1.52686788136766E+018" calcext:value-type="float">
            <text:p>1526867881367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5675774547" calcext:value-type="float">
            <text:p>0.0001456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3947E+018" calcext:value-type="float">
            <text:p>1526867881394700000</text:p>
          </table:table-cell>
          <table:table-cell office:value-type="float" office:value="1778" calcext:value-type="float">
            <text:p>1778</text:p>
          </table:table-cell>
          <table:table-cell office:value-type="float" office:value="1.52686788138866E+018" calcext:value-type="float">
            <text:p>1526867881388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4266851344" calcext:value-type="float">
            <text:p>0.0001242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41496E+018" calcext:value-type="float">
            <text:p>1526867881414960000</text:p>
          </table:table-cell>
          <table:table-cell office:value-type="float" office:value="1779" calcext:value-type="float">
            <text:p>1779</text:p>
          </table:table-cell>
          <table:table-cell office:value-type="float" office:value="1.52686788140858E+018" calcext:value-type="float">
            <text:p>1526867881408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732828903" calcext:value-type="float">
            <text:p>-0.0001873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43427E+018" calcext:value-type="float">
            <text:p>1526867881434270000</text:p>
          </table:table-cell>
          <table:table-cell office:value-type="float" office:value="1780" calcext:value-type="float">
            <text:p>1780</text:p>
          </table:table-cell>
          <table:table-cell office:value-type="float" office:value="1.52686788142846E+018" calcext:value-type="float">
            <text:p>152686788142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8920625583" calcext:value-type="float">
            <text:p>0.000168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45478E+018" calcext:value-type="float">
            <text:p>1526867881454780000</text:p>
          </table:table-cell>
          <table:table-cell office:value-type="float" office:value="1781" calcext:value-type="float">
            <text:p>1781</text:p>
          </table:table-cell>
          <table:table-cell office:value-type="float" office:value="1.52686788144825E+018" calcext:value-type="float">
            <text:p>152686788144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48781424388" calcext:value-type="float">
            <text:p>-0.0006487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47509E+018" calcext:value-type="float">
            <text:p>1526867881475090000</text:p>
          </table:table-cell>
          <table:table-cell office:value-type="float" office:value="1782" calcext:value-type="float">
            <text:p>1782</text:p>
          </table:table-cell>
          <table:table-cell office:value-type="float" office:value="1.526867881468E+018" calcext:value-type="float">
            <text:p>152686788146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71358187497" calcext:value-type="float">
            <text:p>0.0004713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49454E+018" calcext:value-type="float">
            <text:p>1526867881494540000</text:p>
          </table:table-cell>
          <table:table-cell office:value-type="float" office:value="1783" calcext:value-type="float">
            <text:p>1783</text:p>
          </table:table-cell>
          <table:table-cell office:value-type="float" office:value="1.52686788148786E+018" calcext:value-type="float">
            <text:p>152686788148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77957209013" calcext:value-type="float">
            <text:p>8.7795720901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51486E+018" calcext:value-type="float">
            <text:p>1526867881514860000</text:p>
          </table:table-cell>
          <table:table-cell office:value-type="float" office:value="1784" calcext:value-type="float">
            <text:p>1784</text:p>
          </table:table-cell>
          <table:table-cell office:value-type="float" office:value="1.5268678815078E+018" calcext:value-type="float">
            <text:p>15268678815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60031912755" calcext:value-type="float">
            <text:p>-5.6003191275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53529E+018" calcext:value-type="float">
            <text:p>1526867881535290000</text:p>
          </table:table-cell>
          <table:table-cell office:value-type="float" office:value="1785" calcext:value-type="float">
            <text:p>1785</text:p>
          </table:table-cell>
          <table:table-cell office:value-type="float" office:value="1.52686788152865E+018" calcext:value-type="float">
            <text:p>1526867881528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14602296182" calcext:value-type="float">
            <text:p>2.146022961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55456E+018" calcext:value-type="float">
            <text:p>1526867881554560000</text:p>
          </table:table-cell>
          <table:table-cell office:value-type="float" office:value="1786" calcext:value-type="float">
            <text:p>1786</text:p>
          </table:table-cell>
          <table:table-cell office:value-type="float" office:value="1.52686788154839E+018" calcext:value-type="float">
            <text:p>152686788154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37111182994" calcext:value-type="float">
            <text:p>-1.3711118299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57492E+018" calcext:value-type="float">
            <text:p>1526867881574920000</text:p>
          </table:table-cell>
          <table:table-cell office:value-type="float" office:value="1787" calcext:value-type="float">
            <text:p>1787</text:p>
          </table:table-cell>
          <table:table-cell office:value-type="float" office:value="1.52686788156813E+018" calcext:value-type="float">
            <text:p>152686788156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9249124913" calcext:value-type="float">
            <text:p>-0.0001392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59541E+018" calcext:value-type="float">
            <text:p>1526867881595410000</text:p>
          </table:table-cell>
          <table:table-cell office:value-type="float" office:value="1788" calcext:value-type="float">
            <text:p>1788</text:p>
          </table:table-cell>
          <table:table-cell office:value-type="float" office:value="1.52686788158799E+018" calcext:value-type="float">
            <text:p>152686788158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361248385161" calcext:value-type="float">
            <text:p>3.6124838516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61479E+018" calcext:value-type="float">
            <text:p>1526867881614790000</text:p>
          </table:table-cell>
          <table:table-cell office:value-type="float" office:value="1789" calcext:value-type="float">
            <text:p>1789</text:p>
          </table:table-cell>
          <table:table-cell office:value-type="float" office:value="1.5268678816078E+018" calcext:value-type="float">
            <text:p>15268678816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4349055467" calcext:value-type="float">
            <text:p>0.0002543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63519E+018" calcext:value-type="float">
            <text:p>1526867881635190000</text:p>
          </table:table-cell>
          <table:table-cell office:value-type="float" office:value="1790" calcext:value-type="float">
            <text:p>1790</text:p>
          </table:table-cell>
          <table:table-cell office:value-type="float" office:value="1.52686788162859E+018" calcext:value-type="float">
            <text:p>1526867881628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532015037606" calcext:value-type="float">
            <text:p>5.3201503760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65462E+018" calcext:value-type="float">
            <text:p>1526867881654620000</text:p>
          </table:table-cell>
          <table:table-cell office:value-type="float" office:value="1791" calcext:value-type="float">
            <text:p>1791</text:p>
          </table:table-cell>
          <table:table-cell office:value-type="float" office:value="1.52686788164774E+018" calcext:value-type="float">
            <text:p>1526867881647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08246276795" calcext:value-type="float">
            <text:p>-1.0824627679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67497E+018" calcext:value-type="float">
            <text:p>1526867881674970000</text:p>
          </table:table-cell>
          <table:table-cell office:value-type="float" office:value="1792" calcext:value-type="float">
            <text:p>1792</text:p>
          </table:table-cell>
          <table:table-cell office:value-type="float" office:value="1.52686788166865E+018" calcext:value-type="float">
            <text:p>1526867881668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4067815654" calcext:value-type="float">
            <text:p>-5.406781565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6942E+018" calcext:value-type="float">
            <text:p>1526867881694200000</text:p>
          </table:table-cell>
          <table:table-cell office:value-type="float" office:value="1793" calcext:value-type="float">
            <text:p>1793</text:p>
          </table:table-cell>
          <table:table-cell office:value-type="float" office:value="1.5268678816876E+018" calcext:value-type="float">
            <text:p>152686788168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4226104971" calcext:value-type="float">
            <text:p>-0.0001642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71449E+018" calcext:value-type="float">
            <text:p>1526867881714490000</text:p>
          </table:table-cell>
          <table:table-cell office:value-type="float" office:value="1794" calcext:value-type="float">
            <text:p>1794</text:p>
          </table:table-cell>
          <table:table-cell office:value-type="float" office:value="1.52686788170835E+018" calcext:value-type="float">
            <text:p>152686788170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0565475754" calcext:value-type="float">
            <text:p>3.056547575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7348E+018" calcext:value-type="float">
            <text:p>1526867881734800000</text:p>
          </table:table-cell>
          <table:table-cell office:value-type="float" office:value="1795" calcext:value-type="float">
            <text:p>1795</text:p>
          </table:table-cell>
          <table:table-cell office:value-type="float" office:value="1.52686788172795E+018" calcext:value-type="float">
            <text:p>15268678817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91732372716" calcext:value-type="float">
            <text:p>-0.0002917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75518E+018" calcext:value-type="float">
            <text:p>1526867881755180000</text:p>
          </table:table-cell>
          <table:table-cell office:value-type="float" office:value="1796" calcext:value-type="float">
            <text:p>1796</text:p>
          </table:table-cell>
          <table:table-cell office:value-type="float" office:value="1.52686788174751E+018" calcext:value-type="float">
            <text:p>1526867881747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658629869577" calcext:value-type="float">
            <text:p>6.58629869577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77459E+018" calcext:value-type="float">
            <text:p>1526867881774590000</text:p>
          </table:table-cell>
          <table:table-cell office:value-type="float" office:value="1797" calcext:value-type="float">
            <text:p>1797</text:p>
          </table:table-cell>
          <table:table-cell office:value-type="float" office:value="1.5268678817682E+018" calcext:value-type="float">
            <text:p>152686788176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8214870579" calcext:value-type="float">
            <text:p>-1.821487057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79491E+018" calcext:value-type="float">
            <text:p>1526867881794910000</text:p>
          </table:table-cell>
          <table:table-cell office:value-type="float" office:value="1798" calcext:value-type="float">
            <text:p>1798</text:p>
          </table:table-cell>
          <table:table-cell office:value-type="float" office:value="1.52686788178811E+018" calcext:value-type="float">
            <text:p>152686788178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5505408505" calcext:value-type="float">
            <text:p>0.0001255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81532E+018" calcext:value-type="float">
            <text:p>1526867881815320000</text:p>
          </table:table-cell>
          <table:table-cell office:value-type="float" office:value="1799" calcext:value-type="float">
            <text:p>1799</text:p>
          </table:table-cell>
          <table:table-cell office:value-type="float" office:value="1.52686788180795E+018" calcext:value-type="float">
            <text:p>152686788180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0452095871" calcext:value-type="float">
            <text:p>-0.0001204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83454E+018" calcext:value-type="float">
            <text:p>1526867881834540000</text:p>
          </table:table-cell>
          <table:table-cell office:value-type="float" office:value="1800" calcext:value-type="float">
            <text:p>1800</text:p>
          </table:table-cell>
          <table:table-cell office:value-type="float" office:value="1.52686788182777E+018" calcext:value-type="float">
            <text:p>152686788182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6859493826" calcext:value-type="float">
            <text:p>0.0001068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85492E+018" calcext:value-type="float">
            <text:p>1526867881854920000</text:p>
          </table:table-cell>
          <table:table-cell office:value-type="float" office:value="1801" calcext:value-type="float">
            <text:p>1801</text:p>
          </table:table-cell>
          <table:table-cell office:value-type="float" office:value="1.52686788184844E+018" calcext:value-type="float">
            <text:p>152686788184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8750420623" calcext:value-type="float">
            <text:p>-0.0001087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87435E+018" calcext:value-type="float">
            <text:p>1526867881874350000</text:p>
          </table:table-cell>
          <table:table-cell office:value-type="float" office:value="1802" calcext:value-type="float">
            <text:p>1802</text:p>
          </table:table-cell>
          <table:table-cell office:value-type="float" office:value="1.52686788186821E+018" calcext:value-type="float">
            <text:p>15268678818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02124283533" calcext:value-type="float">
            <text:p>2.0212428353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89465E+018" calcext:value-type="float">
            <text:p>1526867881894650000</text:p>
          </table:table-cell>
          <table:table-cell office:value-type="float" office:value="1803" calcext:value-type="float">
            <text:p>1803</text:p>
          </table:table-cell>
          <table:table-cell office:value-type="float" office:value="1.52686788188804E+018" calcext:value-type="float">
            <text:p>152686788188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6375586458" calcext:value-type="float">
            <text:p>-2.637558645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91513E+018" calcext:value-type="float">
            <text:p>1526867881915130000</text:p>
          </table:table-cell>
          <table:table-cell office:value-type="float" office:value="1804" calcext:value-type="float">
            <text:p>1804</text:p>
          </table:table-cell>
          <table:table-cell office:value-type="float" office:value="1.52686788190778E+018" calcext:value-type="float">
            <text:p>152686788190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1463821162" calcext:value-type="float">
            <text:p>-0.0001314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9347E+018" calcext:value-type="float">
            <text:p>1526867881934700000</text:p>
          </table:table-cell>
          <table:table-cell office:value-type="float" office:value="1805" calcext:value-type="float">
            <text:p>1805</text:p>
          </table:table-cell>
          <table:table-cell office:value-type="float" office:value="1.52686788192864E+018" calcext:value-type="float">
            <text:p>1526867881928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174860906554" calcext:value-type="float">
            <text:p>1.74860906554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95489E+018" calcext:value-type="float">
            <text:p>1526867881954890000</text:p>
          </table:table-cell>
          <table:table-cell office:value-type="float" office:value="1806" calcext:value-type="float">
            <text:p>1806</text:p>
          </table:table-cell>
          <table:table-cell office:value-type="float" office:value="1.52686788194853E+018" calcext:value-type="float">
            <text:p>152686788194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9868253225" calcext:value-type="float">
            <text:p>-3.986825322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97528E+018" calcext:value-type="float">
            <text:p>1526867881975280000</text:p>
          </table:table-cell>
          <table:table-cell office:value-type="float" office:value="1807" calcext:value-type="float">
            <text:p>1807</text:p>
          </table:table-cell>
          <table:table-cell office:value-type="float" office:value="1.5268678819684E+018" calcext:value-type="float">
            <text:p>152686788196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8482813276" calcext:value-type="float">
            <text:p>-0.0001584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199472E+018" calcext:value-type="float">
            <text:p>1526867881994720000</text:p>
          </table:table-cell>
          <table:table-cell office:value-type="float" office:value="1808" calcext:value-type="float">
            <text:p>1808</text:p>
          </table:table-cell>
          <table:table-cell office:value-type="float" office:value="1.52686788198823E+018" calcext:value-type="float">
            <text:p>152686788198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20592719922" calcext:value-type="float">
            <text:p>9.2059271992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01512E+018" calcext:value-type="float">
            <text:p>1526867882015120000</text:p>
          </table:table-cell>
          <table:table-cell office:value-type="float" office:value="1809" calcext:value-type="float">
            <text:p>1809</text:p>
          </table:table-cell>
          <table:table-cell office:value-type="float" office:value="1.526867882008E+018" calcext:value-type="float">
            <text:p>152686788200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53611069638" calcext:value-type="float">
            <text:p>-2.5361106963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03458E+018" calcext:value-type="float">
            <text:p>1526867882034580000</text:p>
          </table:table-cell>
          <table:table-cell office:value-type="float" office:value="1810" calcext:value-type="float">
            <text:p>1810</text:p>
          </table:table-cell>
          <table:table-cell office:value-type="float" office:value="1.52686788202785E+018" calcext:value-type="float">
            <text:p>152686788202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33388413512" calcext:value-type="float">
            <text:p>4.3338841351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05494E+018" calcext:value-type="float">
            <text:p>1526867882054940000</text:p>
          </table:table-cell>
          <table:table-cell office:value-type="float" office:value="1811" calcext:value-type="float">
            <text:p>1811</text:p>
          </table:table-cell>
          <table:table-cell office:value-type="float" office:value="1.52686788204834E+018" calcext:value-type="float">
            <text:p>152686788204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5064248247" calcext:value-type="float">
            <text:p>0.0001550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07535E+018" calcext:value-type="float">
            <text:p>1526867882075350000</text:p>
          </table:table-cell>
          <table:table-cell office:value-type="float" office:value="1812" calcext:value-type="float">
            <text:p>1812</text:p>
          </table:table-cell>
          <table:table-cell office:value-type="float" office:value="1.52686788206822E+018" calcext:value-type="float">
            <text:p>152686788206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85844248033" calcext:value-type="float">
            <text:p>4.8584424803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09473E+018" calcext:value-type="float">
            <text:p>1526867882094730000</text:p>
          </table:table-cell>
          <table:table-cell office:value-type="float" office:value="1813" calcext:value-type="float">
            <text:p>1813</text:p>
          </table:table-cell>
          <table:table-cell office:value-type="float" office:value="1.52686788208814E+018" calcext:value-type="float">
            <text:p>152686788208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8522870303" calcext:value-type="float">
            <text:p>-0.0001885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11508E+018" calcext:value-type="float">
            <text:p>1526867882115080000</text:p>
          </table:table-cell>
          <table:table-cell office:value-type="float" office:value="1814" calcext:value-type="float">
            <text:p>1814</text:p>
          </table:table-cell>
          <table:table-cell office:value-type="float" office:value="1.5268678821079E+018" calcext:value-type="float">
            <text:p>152686788210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2368134018" calcext:value-type="float">
            <text:p>-4.236813401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13451E+018" calcext:value-type="float">
            <text:p>1526867882134510000</text:p>
          </table:table-cell>
          <table:table-cell office:value-type="float" office:value="1815" calcext:value-type="float">
            <text:p>1815</text:p>
          </table:table-cell>
          <table:table-cell office:value-type="float" office:value="1.52686788212764E+018" calcext:value-type="float">
            <text:p>152686788212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33618663717" calcext:value-type="float">
            <text:p>0.0003336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15472E+018" calcext:value-type="float">
            <text:p>1526867882154720000</text:p>
          </table:table-cell>
          <table:table-cell office:value-type="float" office:value="1816" calcext:value-type="float">
            <text:p>1816</text:p>
          </table:table-cell>
          <table:table-cell office:value-type="float" office:value="1.52686788214847E+018" calcext:value-type="float">
            <text:p>152686788214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8519119294" calcext:value-type="float">
            <text:p>-0.0001985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17515E+018" calcext:value-type="float">
            <text:p>1526867882175150000</text:p>
          </table:table-cell>
          <table:table-cell office:value-type="float" office:value="1817" calcext:value-type="float">
            <text:p>1817</text:p>
          </table:table-cell>
          <table:table-cell office:value-type="float" office:value="1.52686788216828E+018" calcext:value-type="float">
            <text:p>152686788216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78379535303" calcext:value-type="float">
            <text:p>0.0002783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19447E+018" calcext:value-type="float">
            <text:p>1526867882194470000</text:p>
          </table:table-cell>
          <table:table-cell office:value-type="float" office:value="1818" calcext:value-type="float">
            <text:p>1818</text:p>
          </table:table-cell>
          <table:table-cell office:value-type="float" office:value="1.52686788218803E+018" calcext:value-type="float">
            <text:p>152686788218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85513218236" calcext:value-type="float">
            <text:p>8.8551321823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21481E+018" calcext:value-type="float">
            <text:p>1526867882214810000</text:p>
          </table:table-cell>
          <table:table-cell office:value-type="float" office:value="1819" calcext:value-type="float">
            <text:p>1819</text:p>
          </table:table-cell>
          <table:table-cell office:value-type="float" office:value="1.52686788220786E+018" calcext:value-type="float">
            <text:p>152686788220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56880115962" calcext:value-type="float">
            <text:p>-0.000045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23522E+018" calcext:value-type="float">
            <text:p>1526867882235220000</text:p>
          </table:table-cell>
          <table:table-cell office:value-type="float" office:value="1820" calcext:value-type="float">
            <text:p>1820</text:p>
          </table:table-cell>
          <table:table-cell office:value-type="float" office:value="1.52686788222779E+018" calcext:value-type="float">
            <text:p>152686788222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0588043248" calcext:value-type="float">
            <text:p>0.000130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25461E+018" calcext:value-type="float">
            <text:p>1526867882254610000</text:p>
          </table:table-cell>
          <table:table-cell office:value-type="float" office:value="1821" calcext:value-type="float">
            <text:p>1821</text:p>
          </table:table-cell>
          <table:table-cell office:value-type="float" office:value="1.52686788224783E+018" calcext:value-type="float">
            <text:p>152686788224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13639442134" calcext:value-type="float">
            <text:p>-0.0001136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27486E+018" calcext:value-type="float">
            <text:p>1526867882274860000</text:p>
          </table:table-cell>
          <table:table-cell office:value-type="float" office:value="1822" calcext:value-type="float">
            <text:p>1822</text:p>
          </table:table-cell>
          <table:table-cell office:value-type="float" office:value="1.52686788226776E+018" calcext:value-type="float">
            <text:p>152686788226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18507503229" calcext:value-type="float">
            <text:p>9.1850750322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29536E+018" calcext:value-type="float">
            <text:p>1526867882295360000</text:p>
          </table:table-cell>
          <table:table-cell office:value-type="float" office:value="1823" calcext:value-type="float">
            <text:p>1823</text:p>
          </table:table-cell>
          <table:table-cell office:value-type="float" office:value="1.52686788228855E+018" calcext:value-type="float">
            <text:p>152686788228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82073272299" calcext:value-type="float">
            <text:p>0.0001820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31474E+018" calcext:value-type="float">
            <text:p>1526867882314740000</text:p>
          </table:table-cell>
          <table:table-cell office:value-type="float" office:value="1824" calcext:value-type="float">
            <text:p>1824</text:p>
          </table:table-cell>
          <table:table-cell office:value-type="float" office:value="1.5268678823084E+018" calcext:value-type="float">
            <text:p>152686788230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3504064302" calcext:value-type="float">
            <text:p>-0.0002350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33507E+018" calcext:value-type="float">
            <text:p>1526867882335070000</text:p>
          </table:table-cell>
          <table:table-cell office:value-type="float" office:value="1825" calcext:value-type="float">
            <text:p>1825</text:p>
          </table:table-cell>
          <table:table-cell office:value-type="float" office:value="1.52686788232846E+018" calcext:value-type="float">
            <text:p>152686788232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50708360202" calcext:value-type="float">
            <text:p>-3.5070836020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35457E+018" calcext:value-type="float">
            <text:p>1526867882354570000</text:p>
          </table:table-cell>
          <table:table-cell office:value-type="float" office:value="1826" calcext:value-type="float">
            <text:p>1826</text:p>
          </table:table-cell>
          <table:table-cell office:value-type="float" office:value="1.52686788234833E+018" calcext:value-type="float">
            <text:p>15268678823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0044630067" calcext:value-type="float">
            <text:p>-0.0001700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37471E+018" calcext:value-type="float">
            <text:p>1526867882374710000</text:p>
          </table:table-cell>
          <table:table-cell office:value-type="float" office:value="1827" calcext:value-type="float">
            <text:p>1827</text:p>
          </table:table-cell>
          <table:table-cell office:value-type="float" office:value="1.52686788236851E+018" calcext:value-type="float">
            <text:p>152686788236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3579411441" calcext:value-type="float">
            <text:p>-0.0002735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39528E+018" calcext:value-type="float">
            <text:p>1526867882395280000</text:p>
          </table:table-cell>
          <table:table-cell office:value-type="float" office:value="1828" calcext:value-type="float">
            <text:p>1828</text:p>
          </table:table-cell>
          <table:table-cell office:value-type="float" office:value="1.5268678823883E+018" calcext:value-type="float">
            <text:p>152686788238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5626477054" calcext:value-type="float">
            <text:p>0.0001156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41466E+018" calcext:value-type="float">
            <text:p>1526867882414660000</text:p>
          </table:table-cell>
          <table:table-cell office:value-type="float" office:value="1829" calcext:value-type="float">
            <text:p>1829</text:p>
          </table:table-cell>
          <table:table-cell office:value-type="float" office:value="1.5268678824081E+018" calcext:value-type="float">
            <text:p>152686788240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2990120114" calcext:value-type="float">
            <text:p>0.0001529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43503E+018" calcext:value-type="float">
            <text:p>1526867882435030000</text:p>
          </table:table-cell>
          <table:table-cell office:value-type="float" office:value="1830" calcext:value-type="float">
            <text:p>1830</text:p>
          </table:table-cell>
          <table:table-cell office:value-type="float" office:value="1.5268678824281E+018" calcext:value-type="float">
            <text:p>152686788242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2947522262" calcext:value-type="float">
            <text:p>-0.0001829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45426E+018" calcext:value-type="float">
            <text:p>1526867882454260000</text:p>
          </table:table-cell>
          <table:table-cell office:value-type="float" office:value="1831" calcext:value-type="float">
            <text:p>1831</text:p>
          </table:table-cell>
          <table:table-cell office:value-type="float" office:value="1.52686788244785E+018" calcext:value-type="float">
            <text:p>152686788244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3923934451" calcext:value-type="float">
            <text:p>0.0001639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47477E+018" calcext:value-type="float">
            <text:p>1526867882474770000</text:p>
          </table:table-cell>
          <table:table-cell office:value-type="float" office:value="1832" calcext:value-type="float">
            <text:p>1832</text:p>
          </table:table-cell>
          <table:table-cell office:value-type="float" office:value="1.52686788246772E+018" calcext:value-type="float">
            <text:p>152686788246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5165856844" calcext:value-type="float">
            <text:p>0.0003051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49514E+018" calcext:value-type="float">
            <text:p>1526867882495140000</text:p>
          </table:table-cell>
          <table:table-cell office:value-type="float" office:value="1833" calcext:value-type="float">
            <text:p>1833</text:p>
          </table:table-cell>
          <table:table-cell office:value-type="float" office:value="1.52686788248855E+018" calcext:value-type="float">
            <text:p>152686788248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156447575" calcext:value-type="float">
            <text:p>-0.0001715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51455E+018" calcext:value-type="float">
            <text:p>1526867882514550000</text:p>
          </table:table-cell>
          <table:table-cell office:value-type="float" office:value="1834" calcext:value-type="float">
            <text:p>1834</text:p>
          </table:table-cell>
          <table:table-cell office:value-type="float" office:value="1.52686788250839E+018" calcext:value-type="float">
            <text:p>152686788250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83585895179" calcext:value-type="float">
            <text:p>0.0003835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53479E+018" calcext:value-type="float">
            <text:p>1526867882534790000</text:p>
          </table:table-cell>
          <table:table-cell office:value-type="float" office:value="1835" calcext:value-type="float">
            <text:p>1835</text:p>
          </table:table-cell>
          <table:table-cell office:value-type="float" office:value="1.52686788252828E+018" calcext:value-type="float">
            <text:p>152686788252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8336002268" calcext:value-type="float">
            <text:p>0.00288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55526E+018" calcext:value-type="float">
            <text:p>1526867882555260000</text:p>
          </table:table-cell>
          <table:table-cell office:value-type="float" office:value="1836" calcext:value-type="float">
            <text:p>1836</text:p>
          </table:table-cell>
          <table:table-cell office:value-type="float" office:value="1.52686788254798E+018" calcext:value-type="float">
            <text:p>152686788254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3673503175" calcext:value-type="float">
            <text:p>0.002536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57457E+018" calcext:value-type="float">
            <text:p>1526867882574570000</text:p>
          </table:table-cell>
          <table:table-cell office:value-type="float" office:value="1837" calcext:value-type="float">
            <text:p>1837</text:p>
          </table:table-cell>
          <table:table-cell office:value-type="float" office:value="1.52686788256781E+018" calcext:value-type="float">
            <text:p>152686788256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00125255994" calcext:value-type="float">
            <text:p>-0.0010012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59486E+018" calcext:value-type="float">
            <text:p>1526867882594860000</text:p>
          </table:table-cell>
          <table:table-cell office:value-type="float" office:value="1838" calcext:value-type="float">
            <text:p>1838</text:p>
          </table:table-cell>
          <table:table-cell office:value-type="float" office:value="1.52686788258856E+018" calcext:value-type="float">
            <text:p>152686788258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25837908126" calcext:value-type="float">
            <text:p>0.0012583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61528E+018" calcext:value-type="float">
            <text:p>1526867882615280000</text:p>
          </table:table-cell>
          <table:table-cell office:value-type="float" office:value="1839" calcext:value-type="float">
            <text:p>1839</text:p>
          </table:table-cell>
          <table:table-cell office:value-type="float" office:value="1.52686788260799E+018" calcext:value-type="float">
            <text:p>152686788260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88433996402" calcext:value-type="float">
            <text:p>0.000688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63475E+018" calcext:value-type="float">
            <text:p>1526867882634750000</text:p>
          </table:table-cell>
          <table:table-cell office:value-type="float" office:value="1840" calcext:value-type="float">
            <text:p>1840</text:p>
          </table:table-cell>
          <table:table-cell office:value-type="float" office:value="1.52686788262805E+018" calcext:value-type="float">
            <text:p>15268678826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0882988945" calcext:value-type="float">
            <text:p>0.0041088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65518E+018" calcext:value-type="float">
            <text:p>1526867882655180000</text:p>
          </table:table-cell>
          <table:table-cell office:value-type="float" office:value="1841" calcext:value-type="float">
            <text:p>1841</text:p>
          </table:table-cell>
          <table:table-cell office:value-type="float" office:value="1.52686788264833E+018" calcext:value-type="float">
            <text:p>15268678826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33724932373" calcext:value-type="float">
            <text:p>-0.0043372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67458E+018" calcext:value-type="float">
            <text:p>1526867882674580000</text:p>
          </table:table-cell>
          <table:table-cell office:value-type="float" office:value="1842" calcext:value-type="float">
            <text:p>1842</text:p>
          </table:table-cell>
          <table:table-cell office:value-type="float" office:value="1.52686788266824E+018" calcext:value-type="float">
            <text:p>1526867882668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6011910662" calcext:value-type="float">
            <text:p>0.0017601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69466E+018" calcext:value-type="float">
            <text:p>1526867882694660000</text:p>
          </table:table-cell>
          <table:table-cell office:value-type="float" office:value="1843" calcext:value-type="float">
            <text:p>1843</text:p>
          </table:table-cell>
          <table:table-cell office:value-type="float" office:value="1.52686788268798E+018" calcext:value-type="float">
            <text:p>152686788268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34757356904" calcext:value-type="float">
            <text:p>-0.0033475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71489E+018" calcext:value-type="float">
            <text:p>1526867882714890000</text:p>
          </table:table-cell>
          <table:table-cell office:value-type="float" office:value="1844" calcext:value-type="float">
            <text:p>1844</text:p>
          </table:table-cell>
          <table:table-cell office:value-type="float" office:value="1.5268678827077E+018" calcext:value-type="float">
            <text:p>1526867882707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94985219464" calcext:value-type="float">
            <text:p>0.0039498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73415E+018" calcext:value-type="float">
            <text:p>1526867882734150000</text:p>
          </table:table-cell>
          <table:table-cell office:value-type="float" office:value="1845" calcext:value-type="float">
            <text:p>1845</text:p>
          </table:table-cell>
          <table:table-cell office:value-type="float" office:value="1.52686788272828E+018" calcext:value-type="float">
            <text:p>152686788272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9394896701" calcext:value-type="float">
            <text:p>0.0029394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75465E+018" calcext:value-type="float">
            <text:p>1526867882754650000</text:p>
          </table:table-cell>
          <table:table-cell office:value-type="float" office:value="1846" calcext:value-type="float">
            <text:p>1846</text:p>
          </table:table-cell>
          <table:table-cell office:value-type="float" office:value="1.52686788274781E+018" calcext:value-type="float">
            <text:p>152686788274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44046498463" calcext:value-type="float">
            <text:p>-1.440464984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77499E+018" calcext:value-type="float">
            <text:p>1526867882774990000</text:p>
          </table:table-cell>
          <table:table-cell office:value-type="float" office:value="1847" calcext:value-type="float">
            <text:p>1847</text:p>
          </table:table-cell>
          <table:table-cell office:value-type="float" office:value="1.52686788276862E+018" calcext:value-type="float">
            <text:p>1526867882768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13093973091" calcext:value-type="float">
            <text:p>-0.000313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79428E+018" calcext:value-type="float">
            <text:p>1526867882794280000</text:p>
          </table:table-cell>
          <table:table-cell office:value-type="float" office:value="1848" calcext:value-type="float">
            <text:p>1848</text:p>
          </table:table-cell>
          <table:table-cell office:value-type="float" office:value="1.52686788278758E+018" calcext:value-type="float">
            <text:p>1526867882787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8242905289" calcext:value-type="float">
            <text:p>0.0041824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81457E+018" calcext:value-type="float">
            <text:p>1526867882814570000</text:p>
          </table:table-cell>
          <table:table-cell office:value-type="float" office:value="1849" calcext:value-type="float">
            <text:p>1849</text:p>
          </table:table-cell>
          <table:table-cell office:value-type="float" office:value="1.52686788280825E+018" calcext:value-type="float">
            <text:p>152686788280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38435066119" calcext:value-type="float">
            <text:p>-0.0005384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83497E+018" calcext:value-type="float">
            <text:p>1526867882834970000</text:p>
          </table:table-cell>
          <table:table-cell office:value-type="float" office:value="1850" calcext:value-type="float">
            <text:p>1850</text:p>
          </table:table-cell>
          <table:table-cell office:value-type="float" office:value="1.52686788282805E+018" calcext:value-type="float">
            <text:p>15268678828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40165740252" calcext:value-type="float">
            <text:p>-0.0024016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85434E+018" calcext:value-type="float">
            <text:p>1526867882854340000</text:p>
          </table:table-cell>
          <table:table-cell office:value-type="float" office:value="1851" calcext:value-type="float">
            <text:p>1851</text:p>
          </table:table-cell>
          <table:table-cell office:value-type="float" office:value="1.52686788284792E+018" calcext:value-type="float">
            <text:p>152686788284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5419910122" calcext:value-type="float">
            <text:p>-0.00185419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8746E+018" calcext:value-type="float">
            <text:p>1526867882874600000</text:p>
          </table:table-cell>
          <table:table-cell office:value-type="float" office:value="1852" calcext:value-type="float">
            <text:p>1852</text:p>
          </table:table-cell>
          <table:table-cell office:value-type="float" office:value="1.52686788286778E+018" calcext:value-type="float">
            <text:p>152686788286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5773076434" calcext:value-type="float">
            <text:p>0.0001257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89499E+018" calcext:value-type="float">
            <text:p>1526867882894990000</text:p>
          </table:table-cell>
          <table:table-cell office:value-type="float" office:value="1853" calcext:value-type="float">
            <text:p>1853</text:p>
          </table:table-cell>
          <table:table-cell office:value-type="float" office:value="1.52686788288761E+018" calcext:value-type="float">
            <text:p>152686788288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7583180852" calcext:value-type="float">
            <text:p>-0.0019758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91426E+018" calcext:value-type="float">
            <text:p>1526867882914260000</text:p>
          </table:table-cell>
          <table:table-cell office:value-type="float" office:value="1854" calcext:value-type="float">
            <text:p>1854</text:p>
          </table:table-cell>
          <table:table-cell office:value-type="float" office:value="1.52686788290837E+018" calcext:value-type="float">
            <text:p>15268678829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0634097978" calcext:value-type="float">
            <text:p>0.002706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9347E+018" calcext:value-type="float">
            <text:p>1526867882934700000</text:p>
          </table:table-cell>
          <table:table-cell office:value-type="float" office:value="1855" calcext:value-type="float">
            <text:p>1855</text:p>
          </table:table-cell>
          <table:table-cell office:value-type="float" office:value="1.52686788292819E+018" calcext:value-type="float">
            <text:p>152686788292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71253839694" calcext:value-type="float">
            <text:p>-0.0037125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95507E+018" calcext:value-type="float">
            <text:p>1526867882955070000</text:p>
          </table:table-cell>
          <table:table-cell office:value-type="float" office:value="1856" calcext:value-type="float">
            <text:p>1856</text:p>
          </table:table-cell>
          <table:table-cell office:value-type="float" office:value="1.52686788294798E+018" calcext:value-type="float">
            <text:p>152686788294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84590132348" calcext:value-type="float">
            <text:p>0.0005845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9746E+018" calcext:value-type="float">
            <text:p>1526867882974600000</text:p>
          </table:table-cell>
          <table:table-cell office:value-type="float" office:value="1857" calcext:value-type="float">
            <text:p>1857</text:p>
          </table:table-cell>
          <table:table-cell office:value-type="float" office:value="1.52686788296759E+018" calcext:value-type="float">
            <text:p>152686788296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85921579134" calcext:value-type="float">
            <text:p>-0.0006859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299482E+018" calcext:value-type="float">
            <text:p>1526867882994820000</text:p>
          </table:table-cell>
          <table:table-cell office:value-type="float" office:value="1858" calcext:value-type="float">
            <text:p>1858</text:p>
          </table:table-cell>
          <table:table-cell office:value-type="float" office:value="1.52686788298833E+018" calcext:value-type="float">
            <text:p>152686788298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70922207367" calcext:value-type="float">
            <text:p>-3.7092220736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01519E+018" calcext:value-type="float">
            <text:p>1526867883015190000</text:p>
          </table:table-cell>
          <table:table-cell office:value-type="float" office:value="1859" calcext:value-type="float">
            <text:p>1859</text:p>
          </table:table-cell>
          <table:table-cell office:value-type="float" office:value="1.52686788300806E+018" calcext:value-type="float">
            <text:p>152686788300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8302542251" calcext:value-type="float">
            <text:p>0.0011830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03462E+018" calcext:value-type="float">
            <text:p>1526867883034620000</text:p>
          </table:table-cell>
          <table:table-cell office:value-type="float" office:value="1860" calcext:value-type="float">
            <text:p>1860</text:p>
          </table:table-cell>
          <table:table-cell office:value-type="float" office:value="1.52686788302802E+018" calcext:value-type="float">
            <text:p>152686788302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6392442174" calcext:value-type="float">
            <text:p>0.0027639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0549E+018" calcext:value-type="float">
            <text:p>1526867883054900000</text:p>
          </table:table-cell>
          <table:table-cell office:value-type="float" office:value="1861" calcext:value-type="float">
            <text:p>1861</text:p>
          </table:table-cell>
          <table:table-cell office:value-type="float" office:value="1.52686788304787E+018" calcext:value-type="float">
            <text:p>152686788304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2653936008" calcext:value-type="float">
            <text:p>0.0009265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07529E+018" calcext:value-type="float">
            <text:p>1526867883075290000</text:p>
          </table:table-cell>
          <table:table-cell office:value-type="float" office:value="1862" calcext:value-type="float">
            <text:p>1862</text:p>
          </table:table-cell>
          <table:table-cell office:value-type="float" office:value="1.52686788306785E+018" calcext:value-type="float">
            <text:p>152686788306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5874711466" calcext:value-type="float">
            <text:p>-0.0003587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09474E+018" calcext:value-type="float">
            <text:p>1526867883094740000</text:p>
          </table:table-cell>
          <table:table-cell office:value-type="float" office:value="1863" calcext:value-type="float">
            <text:p>1863</text:p>
          </table:table-cell>
          <table:table-cell office:value-type="float" office:value="1.52686788308759E+018" calcext:value-type="float">
            <text:p>152686788308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8100211164" calcext:value-type="float">
            <text:p>0.001810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11504E+018" calcext:value-type="float">
            <text:p>1526867883115040000</text:p>
          </table:table-cell>
          <table:table-cell office:value-type="float" office:value="1864" calcext:value-type="float">
            <text:p>1864</text:p>
          </table:table-cell>
          <table:table-cell office:value-type="float" office:value="1.52686788310835E+018" calcext:value-type="float">
            <text:p>152686788310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3201347813" calcext:value-type="float">
            <text:p>-0.0029320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13439E+018" calcext:value-type="float">
            <text:p>1526867883134390000</text:p>
          </table:table-cell>
          <table:table-cell office:value-type="float" office:value="1865" calcext:value-type="float">
            <text:p>1865</text:p>
          </table:table-cell>
          <table:table-cell office:value-type="float" office:value="1.52686788312825E+018" calcext:value-type="float">
            <text:p>152686788312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2760055345" calcext:value-type="float">
            <text:p>-0.0011276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15473E+018" calcext:value-type="float">
            <text:p>1526867883154730000</text:p>
          </table:table-cell>
          <table:table-cell office:value-type="float" office:value="1866" calcext:value-type="float">
            <text:p>1866</text:p>
          </table:table-cell>
          <table:table-cell office:value-type="float" office:value="1.52686788314793E+018" calcext:value-type="float">
            <text:p>15268678831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88004239742" calcext:value-type="float">
            <text:p>0.0004880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17524E+018" calcext:value-type="float">
            <text:p>1526867883175240000</text:p>
          </table:table-cell>
          <table:table-cell office:value-type="float" office:value="1867" calcext:value-type="float">
            <text:p>1867</text:p>
          </table:table-cell>
          <table:table-cell office:value-type="float" office:value="1.52686788316777E+018" calcext:value-type="float">
            <text:p>152686788316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97906685248" calcext:value-type="float">
            <text:p>0.0039790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19443E+018" calcext:value-type="float">
            <text:p>1526867883194430000</text:p>
          </table:table-cell>
          <table:table-cell office:value-type="float" office:value="1868" calcext:value-type="float">
            <text:p>1868</text:p>
          </table:table-cell>
          <table:table-cell office:value-type="float" office:value="1.52686788318854E+018" calcext:value-type="float">
            <text:p>152686788318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1740519889" calcext:value-type="float">
            <text:p>-0.0025174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21489E+018" calcext:value-type="float">
            <text:p>1526867883214890000</text:p>
          </table:table-cell>
          <table:table-cell office:value-type="float" office:value="1869" calcext:value-type="float">
            <text:p>1869</text:p>
          </table:table-cell>
          <table:table-cell office:value-type="float" office:value="1.52686788320837E+018" calcext:value-type="float">
            <text:p>15268678832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4325179756" calcext:value-type="float">
            <text:p>-0.0015432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2353E+018" calcext:value-type="float">
            <text:p>1526867883235300000</text:p>
          </table:table-cell>
          <table:table-cell office:value-type="float" office:value="1870" calcext:value-type="float">
            <text:p>1870</text:p>
          </table:table-cell>
          <table:table-cell office:value-type="float" office:value="1.52686788322819E+018" calcext:value-type="float">
            <text:p>152686788322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87240138277" calcext:value-type="float">
            <text:p>0.0002872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25465E+018" calcext:value-type="float">
            <text:p>1526867883254650000</text:p>
          </table:table-cell>
          <table:table-cell office:value-type="float" office:value="1871" calcext:value-type="float">
            <text:p>1871</text:p>
          </table:table-cell>
          <table:table-cell office:value-type="float" office:value="1.526867883248E+018" calcext:value-type="float">
            <text:p>152686788324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0739140119" calcext:value-type="float">
            <text:p>0.0016073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27495E+018" calcext:value-type="float">
            <text:p>1526867883274950000</text:p>
          </table:table-cell>
          <table:table-cell office:value-type="float" office:value="1872" calcext:value-type="float">
            <text:p>1872</text:p>
          </table:table-cell>
          <table:table-cell office:value-type="float" office:value="1.5268678832679E+018" calcext:value-type="float">
            <text:p>152686788326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18546051253" calcext:value-type="float">
            <text:p>-0.0009185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2953E+018" calcext:value-type="float">
            <text:p>1526867883295300000</text:p>
          </table:table-cell>
          <table:table-cell office:value-type="float" office:value="1873" calcext:value-type="float">
            <text:p>1873</text:p>
          </table:table-cell>
          <table:table-cell office:value-type="float" office:value="1.52686788328787E+018" calcext:value-type="float">
            <text:p>152686788328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13864725083" calcext:value-type="float">
            <text:p>-0.0002138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31455E+018" calcext:value-type="float">
            <text:p>1526867883314550000</text:p>
          </table:table-cell>
          <table:table-cell office:value-type="float" office:value="1874" calcext:value-type="float">
            <text:p>1874</text:p>
          </table:table-cell>
          <table:table-cell office:value-type="float" office:value="1.52686788330755E+018" calcext:value-type="float">
            <text:p>1526867883307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3765556216" calcext:value-type="float">
            <text:p>-0.0020376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33499E+018" calcext:value-type="float">
            <text:p>1526867883334990000</text:p>
          </table:table-cell>
          <table:table-cell office:value-type="float" office:value="1875" calcext:value-type="float">
            <text:p>1875</text:p>
          </table:table-cell>
          <table:table-cell office:value-type="float" office:value="1.52686788332843E+018" calcext:value-type="float">
            <text:p>152686788332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85659513995" calcext:value-type="float">
            <text:p>-0.000038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35425E+018" calcext:value-type="float">
            <text:p>1526867883354250000</text:p>
          </table:table-cell>
          <table:table-cell office:value-type="float" office:value="1876" calcext:value-type="float">
            <text:p>1876</text:p>
          </table:table-cell>
          <table:table-cell office:value-type="float" office:value="1.52686788334817E+018" calcext:value-type="float">
            <text:p>152686788334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6646936759" calcext:value-type="float">
            <text:p>0.0025664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37468E+018" calcext:value-type="float">
            <text:p>1526867883374680000</text:p>
          </table:table-cell>
          <table:table-cell office:value-type="float" office:value="1877" calcext:value-type="float">
            <text:p>1877</text:p>
          </table:table-cell>
          <table:table-cell office:value-type="float" office:value="1.52686788336794E+018" calcext:value-type="float">
            <text:p>152686788336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42026760336" calcext:value-type="float">
            <text:p>0.0003420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39518E+018" calcext:value-type="float">
            <text:p>1526867883395180000</text:p>
          </table:table-cell>
          <table:table-cell office:value-type="float" office:value="1878" calcext:value-type="float">
            <text:p>1878</text:p>
          </table:table-cell>
          <table:table-cell office:value-type="float" office:value="1.52686788338793E+018" calcext:value-type="float">
            <text:p>152686788338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7863303795" calcext:value-type="float">
            <text:p>-0.001678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41455E+018" calcext:value-type="float">
            <text:p>1526867883414550000</text:p>
          </table:table-cell>
          <table:table-cell office:value-type="float" office:value="1879" calcext:value-type="float">
            <text:p>1879</text:p>
          </table:table-cell>
          <table:table-cell office:value-type="float" office:value="1.52686788340778E+018" calcext:value-type="float">
            <text:p>152686788340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68908613361" calcext:value-type="float">
            <text:p>0.0026890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43487E+018" calcext:value-type="float">
            <text:p>1526867883434870000</text:p>
          </table:table-cell>
          <table:table-cell office:value-type="float" office:value="1880" calcext:value-type="float">
            <text:p>1880</text:p>
          </table:table-cell>
          <table:table-cell office:value-type="float" office:value="1.52686788342867E+018" calcext:value-type="float">
            <text:p>1526867883428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7353602592" calcext:value-type="float">
            <text:p>-0.001673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45524E+018" calcext:value-type="float">
            <text:p>1526867883455240000</text:p>
          </table:table-cell>
          <table:table-cell office:value-type="float" office:value="1881" calcext:value-type="float">
            <text:p>1881</text:p>
          </table:table-cell>
          <table:table-cell office:value-type="float" office:value="1.52686788344857E+018" calcext:value-type="float">
            <text:p>1526867883448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0615052674" calcext:value-type="float">
            <text:p>-0.0003061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47459E+018" calcext:value-type="float">
            <text:p>1526867883474590000</text:p>
          </table:table-cell>
          <table:table-cell office:value-type="float" office:value="1882" calcext:value-type="float">
            <text:p>1882</text:p>
          </table:table-cell>
          <table:table-cell office:value-type="float" office:value="1.52686788346832E+018" calcext:value-type="float">
            <text:p>152686788346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12949961983" calcext:value-type="float">
            <text:p>-0.00081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49497E+018" calcext:value-type="float">
            <text:p>1526867883494970000</text:p>
          </table:table-cell>
          <table:table-cell office:value-type="float" office:value="1883" calcext:value-type="float">
            <text:p>1883</text:p>
          </table:table-cell>
          <table:table-cell office:value-type="float" office:value="1.526867883488E+018" calcext:value-type="float">
            <text:p>152686788348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49807753041" calcext:value-type="float">
            <text:p>0.0014980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51425E+018" calcext:value-type="float">
            <text:p>1526867883514250000</text:p>
          </table:table-cell>
          <table:table-cell office:value-type="float" office:value="1884" calcext:value-type="float">
            <text:p>1884</text:p>
          </table:table-cell>
          <table:table-cell office:value-type="float" office:value="1.52686788350782E+018" calcext:value-type="float">
            <text:p>15268678835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42066079006" calcext:value-type="float">
            <text:p>-0.0009420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53465E+018" calcext:value-type="float">
            <text:p>1526867883534650000</text:p>
          </table:table-cell>
          <table:table-cell office:value-type="float" office:value="1885" calcext:value-type="float">
            <text:p>1885</text:p>
          </table:table-cell>
          <table:table-cell office:value-type="float" office:value="1.52686788352781E+018" calcext:value-type="float">
            <text:p>152686788352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0499500129" calcext:value-type="float">
            <text:p>-0.001804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55502E+018" calcext:value-type="float">
            <text:p>1526867883555020000</text:p>
          </table:table-cell>
          <table:table-cell office:value-type="float" office:value="1886" calcext:value-type="float">
            <text:p>1886</text:p>
          </table:table-cell>
          <table:table-cell office:value-type="float" office:value="1.52686788354779E+018" calcext:value-type="float">
            <text:p>152686788354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9095302913" calcext:value-type="float">
            <text:p>-0.001490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57418E+018" calcext:value-type="float">
            <text:p>1526867883574180000</text:p>
          </table:table-cell>
          <table:table-cell office:value-type="float" office:value="1887" calcext:value-type="float">
            <text:p>1887</text:p>
          </table:table-cell>
          <table:table-cell office:value-type="float" office:value="1.52686788356756E+018" calcext:value-type="float">
            <text:p>1526867883567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95473285951" calcext:value-type="float">
            <text:p>0.0029547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59465E+018" calcext:value-type="float">
            <text:p>1526867883594650000</text:p>
          </table:table-cell>
          <table:table-cell office:value-type="float" office:value="1888" calcext:value-type="float">
            <text:p>1888</text:p>
          </table:table-cell>
          <table:table-cell office:value-type="float" office:value="1.52686788358834E+018" calcext:value-type="float">
            <text:p>152686788358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9882287476" calcext:value-type="float">
            <text:p>-0.0013988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61505E+018" calcext:value-type="float">
            <text:p>1526867883615050000</text:p>
          </table:table-cell>
          <table:table-cell office:value-type="float" office:value="1889" calcext:value-type="float">
            <text:p>1889</text:p>
          </table:table-cell>
          <table:table-cell office:value-type="float" office:value="1.52686788360825E+018" calcext:value-type="float">
            <text:p>152686788360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08154640254" calcext:value-type="float">
            <text:p>0.0008081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63434E+018" calcext:value-type="float">
            <text:p>1526867883634340000</text:p>
          </table:table-cell>
          <table:table-cell office:value-type="float" office:value="1890" calcext:value-type="float">
            <text:p>1890</text:p>
          </table:table-cell>
          <table:table-cell office:value-type="float" office:value="1.52686788362805E+018" calcext:value-type="float">
            <text:p>15268678836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3680620729" calcext:value-type="float">
            <text:p>-0.0004368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65472E+018" calcext:value-type="float">
            <text:p>1526867883654720000</text:p>
          </table:table-cell>
          <table:table-cell office:value-type="float" office:value="1891" calcext:value-type="float">
            <text:p>1891</text:p>
          </table:table-cell>
          <table:table-cell office:value-type="float" office:value="1.52686788364822E+018" calcext:value-type="float">
            <text:p>152686788364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52856423706" calcext:value-type="float">
            <text:p>0.0035285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67512E+018" calcext:value-type="float">
            <text:p>1526867883675120000</text:p>
          </table:table-cell>
          <table:table-cell office:value-type="float" office:value="1892" calcext:value-type="float">
            <text:p>1892</text:p>
          </table:table-cell>
          <table:table-cell office:value-type="float" office:value="1.52686788366795E+018" calcext:value-type="float">
            <text:p>152686788366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50695418194" calcext:value-type="float">
            <text:p>-0.0008506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69448E+018" calcext:value-type="float">
            <text:p>1526867883694480000</text:p>
          </table:table-cell>
          <table:table-cell office:value-type="float" office:value="1893" calcext:value-type="float">
            <text:p>1893</text:p>
          </table:table-cell>
          <table:table-cell office:value-type="float" office:value="1.52686788368794E+018" calcext:value-type="float">
            <text:p>152686788368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8058164157" calcext:value-type="float">
            <text:p>-0.0013805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71477E+018" calcext:value-type="float">
            <text:p>1526867883714770000</text:p>
          </table:table-cell>
          <table:table-cell office:value-type="float" office:value="1894" calcext:value-type="float">
            <text:p>1894</text:p>
          </table:table-cell>
          <table:table-cell office:value-type="float" office:value="1.52686788370772E+018" calcext:value-type="float">
            <text:p>152686788370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794699382" calcext:value-type="float">
            <text:p>-0.0014794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73517E+018" calcext:value-type="float">
            <text:p>1526867883735170000</text:p>
          </table:table-cell>
          <table:table-cell office:value-type="float" office:value="1895" calcext:value-type="float">
            <text:p>1895</text:p>
          </table:table-cell>
          <table:table-cell office:value-type="float" office:value="1.5268678837285E+018" calcext:value-type="float">
            <text:p>152686788372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9196739979" calcext:value-type="float">
            <text:p>0.0011919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75458E+018" calcext:value-type="float">
            <text:p>1526867883754580000</text:p>
          </table:table-cell>
          <table:table-cell office:value-type="float" office:value="1896" calcext:value-type="float">
            <text:p>1896</text:p>
          </table:table-cell>
          <table:table-cell office:value-type="float" office:value="1.52686788374841E+018" calcext:value-type="float">
            <text:p>152686788374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87974980287" calcext:value-type="float">
            <text:p>0.000887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77511E+018" calcext:value-type="float">
            <text:p>1526867883775110000</text:p>
          </table:table-cell>
          <table:table-cell office:value-type="float" office:value="1897" calcext:value-type="float">
            <text:p>1897</text:p>
          </table:table-cell>
          <table:table-cell office:value-type="float" office:value="1.52686788376811E+018" calcext:value-type="float">
            <text:p>152686788376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95331148058" calcext:value-type="float">
            <text:p>0.0008953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79437E+018" calcext:value-type="float">
            <text:p>1526867883794370000</text:p>
          </table:table-cell>
          <table:table-cell office:value-type="float" office:value="1898" calcext:value-type="float">
            <text:p>1898</text:p>
          </table:table-cell>
          <table:table-cell office:value-type="float" office:value="1.52686788378806E+018" calcext:value-type="float">
            <text:p>152686788378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7568533905" calcext:value-type="float">
            <text:p>-0.0015756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81479E+018" calcext:value-type="float">
            <text:p>1526867883814790000</text:p>
          </table:table-cell>
          <table:table-cell office:value-type="float" office:value="1899" calcext:value-type="float">
            <text:p>1899</text:p>
          </table:table-cell>
          <table:table-cell office:value-type="float" office:value="1.52686788380789E+018" calcext:value-type="float">
            <text:p>152686788380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3503456861" calcext:value-type="float">
            <text:p>0.0001635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83517E+018" calcext:value-type="float">
            <text:p>1526867883835170000</text:p>
          </table:table-cell>
          <table:table-cell office:value-type="float" office:value="1900" calcext:value-type="float">
            <text:p>1900</text:p>
          </table:table-cell>
          <table:table-cell office:value-type="float" office:value="1.52686788382797E+018" calcext:value-type="float">
            <text:p>152686788382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77778346976" calcext:value-type="float">
            <text:p>0.0004777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8546E+018" calcext:value-type="float">
            <text:p>1526867883854600000</text:p>
          </table:table-cell>
          <table:table-cell office:value-type="float" office:value="1901" calcext:value-type="float">
            <text:p>1901</text:p>
          </table:table-cell>
          <table:table-cell office:value-type="float" office:value="1.52686788384774E+018" calcext:value-type="float">
            <text:p>1526867883847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90434837714" calcext:value-type="float">
            <text:p>0.0019043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87497E+018" calcext:value-type="float">
            <text:p>1526867883874970000</text:p>
          </table:table-cell>
          <table:table-cell office:value-type="float" office:value="1902" calcext:value-type="float">
            <text:p>1902</text:p>
          </table:table-cell>
          <table:table-cell office:value-type="float" office:value="1.52686788386853E+018" calcext:value-type="float">
            <text:p>152686788386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17713252641" calcext:value-type="float">
            <text:p>-0.0021771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89428E+018" calcext:value-type="float">
            <text:p>1526867883894280000</text:p>
          </table:table-cell>
          <table:table-cell office:value-type="float" office:value="1903" calcext:value-type="float">
            <text:p>1903</text:p>
          </table:table-cell>
          <table:table-cell office:value-type="float" office:value="1.52686788388839E+018" calcext:value-type="float">
            <text:p>152686788388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5091275014" calcext:value-type="float">
            <text:p>-0.0017509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91467E+018" calcext:value-type="float">
            <text:p>1526867883914670000</text:p>
          </table:table-cell>
          <table:table-cell office:value-type="float" office:value="1904" calcext:value-type="float">
            <text:p>1904</text:p>
          </table:table-cell>
          <table:table-cell office:value-type="float" office:value="1.52686788390822E+018" calcext:value-type="float">
            <text:p>152686788390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8471461236" calcext:value-type="float">
            <text:p>0.0024847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93513E+018" calcext:value-type="float">
            <text:p>1526867883935130000</text:p>
          </table:table-cell>
          <table:table-cell office:value-type="float" office:value="1905" calcext:value-type="float">
            <text:p>1905</text:p>
          </table:table-cell>
          <table:table-cell office:value-type="float" office:value="1.52686788392814E+018" calcext:value-type="float">
            <text:p>152686788392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71969596017" calcext:value-type="float">
            <text:p>0.0003719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95461E+018" calcext:value-type="float">
            <text:p>1526867883954610000</text:p>
          </table:table-cell>
          <table:table-cell office:value-type="float" office:value="1906" calcext:value-type="float">
            <text:p>1906</text:p>
          </table:table-cell>
          <table:table-cell office:value-type="float" office:value="1.52686788394788E+018" calcext:value-type="float">
            <text:p>152686788394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00713896751" calcext:value-type="float">
            <text:p>-0.0008007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9749E+018" calcext:value-type="float">
            <text:p>1526867883974900000</text:p>
          </table:table-cell>
          <table:table-cell office:value-type="float" office:value="1907" calcext:value-type="float">
            <text:p>1907</text:p>
          </table:table-cell>
          <table:table-cell office:value-type="float" office:value="1.52686788396753E+018" calcext:value-type="float">
            <text:p>1526867883967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6054122858" calcext:value-type="float">
            <text:p>-0.0017605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399529E+018" calcext:value-type="float">
            <text:p>1526867883995290000</text:p>
          </table:table-cell>
          <table:table-cell office:value-type="float" office:value="1908" calcext:value-type="float">
            <text:p>1908</text:p>
          </table:table-cell>
          <table:table-cell office:value-type="float" office:value="1.52686788398854E+018" calcext:value-type="float">
            <text:p>152686788398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677325297147" calcext:value-type="float">
            <text:p>-6.7732529714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01468E+018" calcext:value-type="float">
            <text:p>1526867884014680000</text:p>
          </table:table-cell>
          <table:table-cell office:value-type="float" office:value="1909" calcext:value-type="float">
            <text:p>1909</text:p>
          </table:table-cell>
          <table:table-cell office:value-type="float" office:value="1.52686788400826E+018" calcext:value-type="float">
            <text:p>152686788400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9636266027" calcext:value-type="float">
            <text:p>0.0011963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03513E+018" calcext:value-type="float">
            <text:p>1526867884035130000</text:p>
          </table:table-cell>
          <table:table-cell office:value-type="float" office:value="1910" calcext:value-type="float">
            <text:p>1910</text:p>
          </table:table-cell>
          <table:table-cell office:value-type="float" office:value="1.52686788402799E+018" calcext:value-type="float">
            <text:p>152686788402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72726942785" calcext:value-type="float">
            <text:p>-0.0027272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05445E+018" calcext:value-type="float">
            <text:p>1526867884054450000</text:p>
          </table:table-cell>
          <table:table-cell office:value-type="float" office:value="1911" calcext:value-type="float">
            <text:p>1911</text:p>
          </table:table-cell>
          <table:table-cell office:value-type="float" office:value="1.52686788404778E+018" calcext:value-type="float">
            <text:p>152686788404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42159036174" calcext:value-type="float">
            <text:p>0.0044215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0748E+018" calcext:value-type="float">
            <text:p>1526867884074800000</text:p>
          </table:table-cell>
          <table:table-cell office:value-type="float" office:value="1912" calcext:value-type="float">
            <text:p>1912</text:p>
          </table:table-cell>
          <table:table-cell office:value-type="float" office:value="1.52686788406841E+018" calcext:value-type="float">
            <text:p>152686788406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47706233151" calcext:value-type="float">
            <text:p>-0.0034770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09522E+018" calcext:value-type="float">
            <text:p>1526867884095220000</text:p>
          </table:table-cell>
          <table:table-cell office:value-type="float" office:value="1913" calcext:value-type="float">
            <text:p>1913</text:p>
          </table:table-cell>
          <table:table-cell office:value-type="float" office:value="1.52686788408838E+018" calcext:value-type="float">
            <text:p>152686788408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902461743" calcext:value-type="float">
            <text:p>-0.0018902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11448E+018" calcext:value-type="float">
            <text:p>1526867884114480000</text:p>
          </table:table-cell>
          <table:table-cell office:value-type="float" office:value="1914" calcext:value-type="float">
            <text:p>1914</text:p>
          </table:table-cell>
          <table:table-cell office:value-type="float" office:value="1.52686788410809E+018" calcext:value-type="float">
            <text:p>152686788410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2936800886" calcext:value-type="float">
            <text:p>0.0001929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13476E+018" calcext:value-type="float">
            <text:p>1526867884134760000</text:p>
          </table:table-cell>
          <table:table-cell office:value-type="float" office:value="1915" calcext:value-type="float">
            <text:p>1915</text:p>
          </table:table-cell>
          <table:table-cell office:value-type="float" office:value="1.52686788412797E+018" calcext:value-type="float">
            <text:p>152686788412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48406343721" calcext:value-type="float">
            <text:p>0.0008484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1544E+018" calcext:value-type="float">
            <text:p>1526867884154400000</text:p>
          </table:table-cell>
          <table:table-cell office:value-type="float" office:value="1916" calcext:value-type="float">
            <text:p>1916</text:p>
          </table:table-cell>
          <table:table-cell office:value-type="float" office:value="1.52686788414773E+018" calcext:value-type="float">
            <text:p>152686788414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31544045266" calcext:value-type="float">
            <text:p>-0.000731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17477E+018" calcext:value-type="float">
            <text:p>1526867884174770000</text:p>
          </table:table-cell>
          <table:table-cell office:value-type="float" office:value="1917" calcext:value-type="float">
            <text:p>1917</text:p>
          </table:table-cell>
          <table:table-cell office:value-type="float" office:value="1.52686788416787E+018" calcext:value-type="float">
            <text:p>152686788416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90048285387" calcext:value-type="float">
            <text:p>0.0029004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19501E+018" calcext:value-type="float">
            <text:p>1526867884195010000</text:p>
          </table:table-cell>
          <table:table-cell office:value-type="float" office:value="1918" calcext:value-type="float">
            <text:p>1918</text:p>
          </table:table-cell>
          <table:table-cell office:value-type="float" office:value="1.52686788418776E+018" calcext:value-type="float">
            <text:p>152686788418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4747745041" calcext:value-type="float">
            <text:p>-0.0017474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2142E+018" calcext:value-type="float">
            <text:p>1526867884214200000</text:p>
          </table:table-cell>
          <table:table-cell office:value-type="float" office:value="1919" calcext:value-type="float">
            <text:p>1919</text:p>
          </table:table-cell>
          <table:table-cell office:value-type="float" office:value="1.52686788420759E+018" calcext:value-type="float">
            <text:p>152686788420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94481643848" calcext:value-type="float">
            <text:p>0.0019448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23469E+018" calcext:value-type="float">
            <text:p>1526867884234690000</text:p>
          </table:table-cell>
          <table:table-cell office:value-type="float" office:value="1920" calcext:value-type="float">
            <text:p>1920</text:p>
          </table:table-cell>
          <table:table-cell office:value-type="float" office:value="1.52686788422842E+018" calcext:value-type="float">
            <text:p>152686788422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40658060648" calcext:value-type="float">
            <text:p>-0.0002406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25512E+018" calcext:value-type="float">
            <text:p>1526867884255120000</text:p>
          </table:table-cell>
          <table:table-cell office:value-type="float" office:value="1921" calcext:value-type="float">
            <text:p>1921</text:p>
          </table:table-cell>
          <table:table-cell office:value-type="float" office:value="1.52686788424825E+018" calcext:value-type="float">
            <text:p>152686788424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4296114296" calcext:value-type="float">
            <text:p>0.0010429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27447E+018" calcext:value-type="float">
            <text:p>1526867884274470000</text:p>
          </table:table-cell>
          <table:table-cell office:value-type="float" office:value="1922" calcext:value-type="float">
            <text:p>1922</text:p>
          </table:table-cell>
          <table:table-cell office:value-type="float" office:value="1.52686788426794E+018" calcext:value-type="float">
            <text:p>152686788426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81551745906" calcext:value-type="float">
            <text:p>-0.0004815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29487E+018" calcext:value-type="float">
            <text:p>1526867884294870000</text:p>
          </table:table-cell>
          <table:table-cell office:value-type="float" office:value="1923" calcext:value-type="float">
            <text:p>1923</text:p>
          </table:table-cell>
          <table:table-cell office:value-type="float" office:value="1.52686788428786E+018" calcext:value-type="float">
            <text:p>152686788428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96052801888" calcext:value-type="float">
            <text:p>-0.0007960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31514E+018" calcext:value-type="float">
            <text:p>1526867884315140000</text:p>
          </table:table-cell>
          <table:table-cell office:value-type="float" office:value="1924" calcext:value-type="float">
            <text:p>1924</text:p>
          </table:table-cell>
          <table:table-cell office:value-type="float" office:value="1.52686788430787E+018" calcext:value-type="float">
            <text:p>152686788430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9424589351" calcext:value-type="float">
            <text:p>-0.0026942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3346E+018" calcext:value-type="float">
            <text:p>1526867884334600000</text:p>
          </table:table-cell>
          <table:table-cell office:value-type="float" office:value="1925" calcext:value-type="float">
            <text:p>1925</text:p>
          </table:table-cell>
          <table:table-cell office:value-type="float" office:value="1.52686788432782E+018" calcext:value-type="float">
            <text:p>15268678843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9121926501" calcext:value-type="float">
            <text:p>-0.0025912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35478E+018" calcext:value-type="float">
            <text:p>1526867884354780000</text:p>
          </table:table-cell>
          <table:table-cell office:value-type="float" office:value="1926" calcext:value-type="float">
            <text:p>1926</text:p>
          </table:table-cell>
          <table:table-cell office:value-type="float" office:value="1.5268678843478E+018" calcext:value-type="float">
            <text:p>152686788434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8055016547" calcext:value-type="float">
            <text:p>0.0016805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37518E+018" calcext:value-type="float">
            <text:p>1526867884375180000</text:p>
          </table:table-cell>
          <table:table-cell office:value-type="float" office:value="1927" calcext:value-type="float">
            <text:p>1927</text:p>
          </table:table-cell>
          <table:table-cell office:value-type="float" office:value="1.52686788436762E+018" calcext:value-type="float">
            <text:p>152686788436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24751839414" calcext:value-type="float">
            <text:p>0.0022475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39471E+018" calcext:value-type="float">
            <text:p>1526867884394710000</text:p>
          </table:table-cell>
          <table:table-cell office:value-type="float" office:value="1928" calcext:value-type="float">
            <text:p>1928</text:p>
          </table:table-cell>
          <table:table-cell office:value-type="float" office:value="1.52686788438838E+018" calcext:value-type="float">
            <text:p>152686788438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04607737437" calcext:value-type="float">
            <text:p>0.0004046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41514E+018" calcext:value-type="float">
            <text:p>1526867884415140000</text:p>
          </table:table-cell>
          <table:table-cell office:value-type="float" office:value="1929" calcext:value-type="float">
            <text:p>1929</text:p>
          </table:table-cell>
          <table:table-cell office:value-type="float" office:value="1.52686788440818E+018" calcext:value-type="float">
            <text:p>152686788440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8000851348" calcext:value-type="float">
            <text:p>-0.0022800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43455E+018" calcext:value-type="float">
            <text:p>1526867884434550000</text:p>
          </table:table-cell>
          <table:table-cell office:value-type="float" office:value="1930" calcext:value-type="float">
            <text:p>1930</text:p>
          </table:table-cell>
          <table:table-cell office:value-type="float" office:value="1.52686788442808E+018" calcext:value-type="float">
            <text:p>152686788442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78251327574" calcext:value-type="float">
            <text:p>0.0007782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45476E+018" calcext:value-type="float">
            <text:p>1526867884454760000</text:p>
          </table:table-cell>
          <table:table-cell office:value-type="float" office:value="1931" calcext:value-type="float">
            <text:p>1931</text:p>
          </table:table-cell>
          <table:table-cell office:value-type="float" office:value="1.52686788444808E+018" calcext:value-type="float">
            <text:p>152686788444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2738915272" calcext:value-type="float">
            <text:p>-0.0013273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4752E+018" calcext:value-type="float">
            <text:p>1526867884475200000</text:p>
          </table:table-cell>
          <table:table-cell office:value-type="float" office:value="1932" calcext:value-type="float">
            <text:p>1932</text:p>
          </table:table-cell>
          <table:table-cell office:value-type="float" office:value="1.52686788446805E+018" calcext:value-type="float">
            <text:p>152686788446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30928077549" calcext:value-type="float">
            <text:p>-0.0004309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49447E+018" calcext:value-type="float">
            <text:p>1526867884494470000</text:p>
          </table:table-cell>
          <table:table-cell office:value-type="float" office:value="1933" calcext:value-type="float">
            <text:p>1933</text:p>
          </table:table-cell>
          <table:table-cell office:value-type="float" office:value="1.52686788448783E+018" calcext:value-type="float">
            <text:p>152686788448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16054632701" calcext:value-type="float">
            <text:p>0.0006160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51486E+018" calcext:value-type="float">
            <text:p>1526867884514860000</text:p>
          </table:table-cell>
          <table:table-cell office:value-type="float" office:value="1934" calcext:value-type="float">
            <text:p>1934</text:p>
          </table:table-cell>
          <table:table-cell office:value-type="float" office:value="1.52686788450757E+018" calcext:value-type="float">
            <text:p>152686788450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46294269245" calcext:value-type="float">
            <text:p>-0.0006462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53509E+018" calcext:value-type="float">
            <text:p>1526867884535090000</text:p>
          </table:table-cell>
          <table:table-cell office:value-type="float" office:value="1935" calcext:value-type="float">
            <text:p>1935</text:p>
          </table:table-cell>
          <table:table-cell office:value-type="float" office:value="1.52686788452835E+018" calcext:value-type="float">
            <text:p>152686788452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1888558008" calcext:value-type="float">
            <text:p>-0.0022188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55454E+018" calcext:value-type="float">
            <text:p>1526867884554540000</text:p>
          </table:table-cell>
          <table:table-cell office:value-type="float" office:value="1936" calcext:value-type="float">
            <text:p>1936</text:p>
          </table:table-cell>
          <table:table-cell office:value-type="float" office:value="1.52686788454813E+018" calcext:value-type="float">
            <text:p>152686788454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6819815058" calcext:value-type="float">
            <text:p>0.0016681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575E+018" calcext:value-type="float">
            <text:p>1526867884575000000</text:p>
          </table:table-cell>
          <table:table-cell office:value-type="float" office:value="1937" calcext:value-type="float">
            <text:p>1937</text:p>
          </table:table-cell>
          <table:table-cell office:value-type="float" office:value="1.52686788456803E+018" calcext:value-type="float">
            <text:p>152686788456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7195419706" calcext:value-type="float">
            <text:p>0.0033719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59433E+018" calcext:value-type="float">
            <text:p>1526867884594330000</text:p>
          </table:table-cell>
          <table:table-cell office:value-type="float" office:value="1938" calcext:value-type="float">
            <text:p>1938</text:p>
          </table:table-cell>
          <table:table-cell office:value-type="float" office:value="1.52686788458787E+018" calcext:value-type="float">
            <text:p>152686788458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2887153197" calcext:value-type="float">
            <text:p>-0.0014288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61468E+018" calcext:value-type="float">
            <text:p>1526867884614680000</text:p>
          </table:table-cell>
          <table:table-cell office:value-type="float" office:value="1939" calcext:value-type="float">
            <text:p>1939</text:p>
          </table:table-cell>
          <table:table-cell office:value-type="float" office:value="1.52686788460781E+018" calcext:value-type="float">
            <text:p>152686788460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51177807897" calcext:value-type="float">
            <text:p>-0.0035117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63514E+018" calcext:value-type="float">
            <text:p>1526867884635140000</text:p>
          </table:table-cell>
          <table:table-cell office:value-type="float" office:value="1940" calcext:value-type="float">
            <text:p>1940</text:p>
          </table:table-cell>
          <table:table-cell office:value-type="float" office:value="1.52686788462754E+018" calcext:value-type="float">
            <text:p>1526867884627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07958479971" calcext:value-type="float">
            <text:p>0.0030795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65455E+018" calcext:value-type="float">
            <text:p>1526867884654550000</text:p>
          </table:table-cell>
          <table:table-cell office:value-type="float" office:value="1941" calcext:value-type="float">
            <text:p>1941</text:p>
          </table:table-cell>
          <table:table-cell office:value-type="float" office:value="1.52686788464759E+018" calcext:value-type="float">
            <text:p>152686788464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82041514665" calcext:value-type="float">
            <text:p>-0.0006820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67485E+018" calcext:value-type="float">
            <text:p>1526867884674850000</text:p>
          </table:table-cell>
          <table:table-cell office:value-type="float" office:value="1942" calcext:value-type="float">
            <text:p>1942</text:p>
          </table:table-cell>
          <table:table-cell office:value-type="float" office:value="1.52686788466829E+018" calcext:value-type="float">
            <text:p>152686788466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45118779782" calcext:value-type="float">
            <text:p>-0.0009451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69498E+018" calcext:value-type="float">
            <text:p>1526867884694980000</text:p>
          </table:table-cell>
          <table:table-cell office:value-type="float" office:value="1943" calcext:value-type="float">
            <text:p>1943</text:p>
          </table:table-cell>
          <table:table-cell office:value-type="float" office:value="1.52686788468804E+018" calcext:value-type="float">
            <text:p>152686788468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84634051099" calcext:value-type="float">
            <text:p>-0.0048463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71426E+018" calcext:value-type="float">
            <text:p>1526867884714260000</text:p>
          </table:table-cell>
          <table:table-cell office:value-type="float" office:value="1944" calcext:value-type="float">
            <text:p>1944</text:p>
          </table:table-cell>
          <table:table-cell office:value-type="float" office:value="1.52686788470767E+018" calcext:value-type="float">
            <text:p>1526867884707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31871183962" calcext:value-type="float">
            <text:p>-0.0073187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73468E+018" calcext:value-type="float">
            <text:p>1526867884734680000</text:p>
          </table:table-cell>
          <table:table-cell office:value-type="float" office:value="1945" calcext:value-type="float">
            <text:p>1945</text:p>
          </table:table-cell>
          <table:table-cell office:value-type="float" office:value="1.52686788472851E+018" calcext:value-type="float">
            <text:p>152686788472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0302015245" calcext:value-type="float">
            <text:p>-0.0150302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75496E+018" calcext:value-type="float">
            <text:p>1526867884754960000</text:p>
          </table:table-cell>
          <table:table-cell office:value-type="float" office:value="1946" calcext:value-type="float">
            <text:p>1946</text:p>
          </table:table-cell>
          <table:table-cell office:value-type="float" office:value="1.52686788474821E+018" calcext:value-type="float">
            <text:p>152686788474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60708539188" calcext:value-type="float">
            <text:p>-0.0160708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77437E+018" calcext:value-type="float">
            <text:p>1526867884774370000</text:p>
          </table:table-cell>
          <table:table-cell office:value-type="float" office:value="1947" calcext:value-type="float">
            <text:p>1947</text:p>
          </table:table-cell>
          <table:table-cell office:value-type="float" office:value="1.52686788476784E+018" calcext:value-type="float">
            <text:p>15268678847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0656142384" calcext:value-type="float">
            <text:p>-0.0270656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79478E+018" calcext:value-type="float">
            <text:p>1526867884794780000</text:p>
          </table:table-cell>
          <table:table-cell office:value-type="float" office:value="1948" calcext:value-type="float">
            <text:p>1948</text:p>
          </table:table-cell>
          <table:table-cell office:value-type="float" office:value="1.52686788478776E+018" calcext:value-type="float">
            <text:p>152686788478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31711918116" calcext:value-type="float">
            <text:p>-0.0331711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81506E+018" calcext:value-type="float">
            <text:p>1526867884815060000</text:p>
          </table:table-cell>
          <table:table-cell office:value-type="float" office:value="1949" calcext:value-type="float">
            <text:p>1949</text:p>
          </table:table-cell>
          <table:table-cell office:value-type="float" office:value="1.52686788480759E+018" calcext:value-type="float">
            <text:p>152686788480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27140241861" calcext:value-type="float">
            <text:p>-0.0327140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83447E+018" calcext:value-type="float">
            <text:p>1526867884834470000</text:p>
          </table:table-cell>
          <table:table-cell office:value-type="float" office:value="1950" calcext:value-type="float">
            <text:p>1950</text:p>
          </table:table-cell>
          <table:table-cell office:value-type="float" office:value="1.52686788482848E+018" calcext:value-type="float">
            <text:p>152686788482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7029633075" calcext:value-type="float">
            <text:p>-0.0470296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85481E+018" calcext:value-type="float">
            <text:p>1526867884854810000</text:p>
          </table:table-cell>
          <table:table-cell office:value-type="float" office:value="1951" calcext:value-type="float">
            <text:p>1951</text:p>
          </table:table-cell>
          <table:table-cell office:value-type="float" office:value="1.52686788484818E+018" calcext:value-type="float">
            <text:p>152686788484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80645149946" calcext:value-type="float">
            <text:p>-0.048064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87508E+018" calcext:value-type="float">
            <text:p>1526867884875080000</text:p>
          </table:table-cell>
          <table:table-cell office:value-type="float" office:value="1952" calcext:value-type="float">
            <text:p>1952</text:p>
          </table:table-cell>
          <table:table-cell office:value-type="float" office:value="1.52686788486783E+018" calcext:value-type="float">
            <text:p>152686788486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45458218455" calcext:value-type="float">
            <text:p>-0.0445458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89447E+018" calcext:value-type="float">
            <text:p>1526867884894470000</text:p>
          </table:table-cell>
          <table:table-cell office:value-type="float" office:value="1953" calcext:value-type="float">
            <text:p>1953</text:p>
          </table:table-cell>
          <table:table-cell office:value-type="float" office:value="1.52686788488772E+018" calcext:value-type="float">
            <text:p>152686788488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66996464133" calcext:value-type="float">
            <text:p>-0.0666996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9148E+018" calcext:value-type="float">
            <text:p>1526867884914800000</text:p>
          </table:table-cell>
          <table:table-cell office:value-type="float" office:value="1954" calcext:value-type="float">
            <text:p>1954</text:p>
          </table:table-cell>
          <table:table-cell office:value-type="float" office:value="1.52686788490855E+018" calcext:value-type="float">
            <text:p>152686788490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39998614788" calcext:value-type="float">
            <text:p>-0.0639998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93519E+018" calcext:value-type="float">
            <text:p>1526867884935190000</text:p>
          </table:table-cell>
          <table:table-cell office:value-type="float" office:value="1955" calcext:value-type="float">
            <text:p>1955</text:p>
          </table:table-cell>
          <table:table-cell office:value-type="float" office:value="1.52686788492835E+018" calcext:value-type="float">
            <text:p>152686788492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99024030566" calcext:value-type="float">
            <text:p>-0.0799024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95456E+018" calcext:value-type="float">
            <text:p>1526867884954560000</text:p>
          </table:table-cell>
          <table:table-cell office:value-type="float" office:value="1956" calcext:value-type="float">
            <text:p>1956</text:p>
          </table:table-cell>
          <table:table-cell office:value-type="float" office:value="1.52686788494818E+018" calcext:value-type="float">
            <text:p>152686788494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52746984363" calcext:value-type="float">
            <text:p>-0.0752746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97492E+018" calcext:value-type="float">
            <text:p>1526867884974920000</text:p>
          </table:table-cell>
          <table:table-cell office:value-type="float" office:value="1957" calcext:value-type="float">
            <text:p>1957</text:p>
          </table:table-cell>
          <table:table-cell office:value-type="float" office:value="1.52686788496786E+018" calcext:value-type="float">
            <text:p>152686788496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41276741028" calcext:value-type="float">
            <text:p>-0.0741276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49942E+018" calcext:value-type="float">
            <text:p>1526867884994200000</text:p>
          </table:table-cell>
          <table:table-cell office:value-type="float" office:value="1958" calcext:value-type="float">
            <text:p>1958</text:p>
          </table:table-cell>
          <table:table-cell office:value-type="float" office:value="1.52686788498782E+018" calcext:value-type="float">
            <text:p>152686788498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7818216085" calcext:value-type="float">
            <text:p>-0.1078182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01456E+018" calcext:value-type="float">
            <text:p>1526867885014560000</text:p>
          </table:table-cell>
          <table:table-cell office:value-type="float" office:value="1959" calcext:value-type="float">
            <text:p>1959</text:p>
          </table:table-cell>
          <table:table-cell office:value-type="float" office:value="1.5268678850077E+018" calcext:value-type="float">
            <text:p>1526867885007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0858256221" calcext:value-type="float">
            <text:p>-0.1008582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03481E+018" calcext:value-type="float">
            <text:p>1526867885034810000</text:p>
          </table:table-cell>
          <table:table-cell office:value-type="float" office:value="1960" calcext:value-type="float">
            <text:p>1960</text:p>
          </table:table-cell>
          <table:table-cell office:value-type="float" office:value="1.52686788502865E+018" calcext:value-type="float">
            <text:p>1526867885028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6750960946" calcext:value-type="float">
            <text:p>-0.126750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05518E+018" calcext:value-type="float">
            <text:p>1526867885055180000</text:p>
          </table:table-cell>
          <table:table-cell office:value-type="float" office:value="1961" calcext:value-type="float">
            <text:p>1961</text:p>
          </table:table-cell>
          <table:table-cell office:value-type="float" office:value="1.52686788504853E+018" calcext:value-type="float">
            <text:p>152686788504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3154103756" calcext:value-type="float">
            <text:p>-0.123154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07449E+018" calcext:value-type="float">
            <text:p>1526867885074490000</text:p>
          </table:table-cell>
          <table:table-cell office:value-type="float" office:value="1962" calcext:value-type="float">
            <text:p>1962</text:p>
          </table:table-cell>
          <table:table-cell office:value-type="float" office:value="1.52686788506834E+018" calcext:value-type="float">
            <text:p>152686788506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9717439413" calcext:value-type="float">
            <text:p>-0.1297174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09485E+018" calcext:value-type="float">
            <text:p>1526867885094850000</text:p>
          </table:table-cell>
          <table:table-cell office:value-type="float" office:value="1963" calcext:value-type="float">
            <text:p>1963</text:p>
          </table:table-cell>
          <table:table-cell office:value-type="float" office:value="1.52686788508827E+018" calcext:value-type="float">
            <text:p>152686788508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1320796013" calcext:value-type="float">
            <text:p>-0.171320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11525E+018" calcext:value-type="float">
            <text:p>1526867885115250000</text:p>
          </table:table-cell>
          <table:table-cell office:value-type="float" office:value="1964" calcext:value-type="float">
            <text:p>1964</text:p>
          </table:table-cell>
          <table:table-cell office:value-type="float" office:value="1.52686788510799E+018" calcext:value-type="float">
            <text:p>152686788510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67690545321" calcext:value-type="float">
            <text:p>-0.1676905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13469E+018" calcext:value-type="float">
            <text:p>1526867885134690000</text:p>
          </table:table-cell>
          <table:table-cell office:value-type="float" office:value="1965" calcext:value-type="float">
            <text:p>1965</text:p>
          </table:table-cell>
          <table:table-cell office:value-type="float" office:value="1.52686788512777E+018" calcext:value-type="float">
            <text:p>152686788512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20885753632" calcext:value-type="float">
            <text:p>-0.2208857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1551E+018" calcext:value-type="float">
            <text:p>1526867885155100000</text:p>
          </table:table-cell>
          <table:table-cell office:value-type="float" office:value="1966" calcext:value-type="float">
            <text:p>1966</text:p>
          </table:table-cell>
          <table:table-cell office:value-type="float" office:value="1.52686788514856E+018" calcext:value-type="float">
            <text:p>152686788514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07402914762" calcext:value-type="float">
            <text:p>-0.2074029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1744E+018" calcext:value-type="float">
            <text:p>1526867885174400000</text:p>
          </table:table-cell>
          <table:table-cell office:value-type="float" office:value="1967" calcext:value-type="float">
            <text:p>1967</text:p>
          </table:table-cell>
          <table:table-cell office:value-type="float" office:value="1.52686788516789E+018" calcext:value-type="float">
            <text:p>152686788516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3135510683" calcext:value-type="float">
            <text:p>-0.2131355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19479E+018" calcext:value-type="float">
            <text:p>1526867885194790000</text:p>
          </table:table-cell>
          <table:table-cell office:value-type="float" office:value="1968" calcext:value-type="float">
            <text:p>1968</text:p>
          </table:table-cell>
          <table:table-cell office:value-type="float" office:value="1.52686788518762E+018" calcext:value-type="float">
            <text:p>152686788518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79118657112" calcext:value-type="float">
            <text:p>-0.2791186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21517E+018" calcext:value-type="float">
            <text:p>1526867885215170000</text:p>
          </table:table-cell>
          <table:table-cell office:value-type="float" office:value="1969" calcext:value-type="float">
            <text:p>1969</text:p>
          </table:table-cell>
          <table:table-cell office:value-type="float" office:value="1.52686788520851E+018" calcext:value-type="float">
            <text:p>152686788520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62535154819" calcext:value-type="float">
            <text:p>-0.2625351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23444E+018" calcext:value-type="float">
            <text:p>1526867885234440000</text:p>
          </table:table-cell>
          <table:table-cell office:value-type="float" office:value="1970" calcext:value-type="float">
            <text:p>1970</text:p>
          </table:table-cell>
          <table:table-cell office:value-type="float" office:value="1.52686788522837E+018" calcext:value-type="float">
            <text:p>152686788522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39558184147" calcext:value-type="float">
            <text:p>-0.3395581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25479E+018" calcext:value-type="float">
            <text:p>1526867885254790000</text:p>
          </table:table-cell>
          <table:table-cell office:value-type="float" office:value="1971" calcext:value-type="float">
            <text:p>1971</text:p>
          </table:table-cell>
          <table:table-cell office:value-type="float" office:value="1.52686788524842E+018" calcext:value-type="float">
            <text:p>152686788524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1176763773" calcext:value-type="float">
            <text:p>-0.3117676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27505E+018" calcext:value-type="float">
            <text:p>1526867885275050000</text:p>
          </table:table-cell>
          <table:table-cell office:value-type="float" office:value="1972" calcext:value-type="float">
            <text:p>1972</text:p>
          </table:table-cell>
          <table:table-cell office:value-type="float" office:value="1.52686788526818E+018" calcext:value-type="float">
            <text:p>152686788526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97720104456" calcext:value-type="float">
            <text:p>-0.2977201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29434E+018" calcext:value-type="float">
            <text:p>1526867885294340000</text:p>
          </table:table-cell>
          <table:table-cell office:value-type="float" office:value="1973" calcext:value-type="float">
            <text:p>1973</text:p>
          </table:table-cell>
          <table:table-cell office:value-type="float" office:value="1.52686788528792E+018" calcext:value-type="float">
            <text:p>152686788528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87532651424" calcext:value-type="float">
            <text:p>-0.3875326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31467E+018" calcext:value-type="float">
            <text:p>1526867885314670000</text:p>
          </table:table-cell>
          <table:table-cell office:value-type="float" office:value="1974" calcext:value-type="float">
            <text:p>1974</text:p>
          </table:table-cell>
          <table:table-cell office:value-type="float" office:value="1.52686788530772E+018" calcext:value-type="float">
            <text:p>152686788530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5428160429" calcext:value-type="float">
            <text:p>-0.3542816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33516E+018" calcext:value-type="float">
            <text:p>1526867885335160000</text:p>
          </table:table-cell>
          <table:table-cell office:value-type="float" office:value="1975" calcext:value-type="float">
            <text:p>1975</text:p>
          </table:table-cell>
          <table:table-cell office:value-type="float" office:value="1.52686788532762E+018" calcext:value-type="float">
            <text:p>152686788532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25075471401" calcext:value-type="float">
            <text:p>-0.4250754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35447E+018" calcext:value-type="float">
            <text:p>1526867885354470000</text:p>
          </table:table-cell>
          <table:table-cell office:value-type="float" office:value="1976" calcext:value-type="float">
            <text:p>1976</text:p>
          </table:table-cell>
          <table:table-cell office:value-type="float" office:value="1.52686788534845E+018" calcext:value-type="float">
            <text:p>152686788534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1290625334" calcext:value-type="float">
            <text:p>-0.4012906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37476E+018" calcext:value-type="float">
            <text:p>1526867885374760000</text:p>
          </table:table-cell>
          <table:table-cell office:value-type="float" office:value="1977" calcext:value-type="float">
            <text:p>1977</text:p>
          </table:table-cell>
          <table:table-cell office:value-type="float" office:value="1.52686788536814E+018" calcext:value-type="float">
            <text:p>152686788536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81765007973" calcext:value-type="float">
            <text:p>-0.381765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39505E+018" calcext:value-type="float">
            <text:p>1526867885395050000</text:p>
          </table:table-cell>
          <table:table-cell office:value-type="float" office:value="1978" calcext:value-type="float">
            <text:p>1978</text:p>
          </table:table-cell>
          <table:table-cell office:value-type="float" office:value="1.52686788538802E+018" calcext:value-type="float">
            <text:p>152686788538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72180873156" calcext:value-type="float">
            <text:p>-0.4721808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4146E+018" calcext:value-type="float">
            <text:p>1526867885414600000</text:p>
          </table:table-cell>
          <table:table-cell office:value-type="float" office:value="1979" calcext:value-type="float">
            <text:p>1979</text:p>
          </table:table-cell>
          <table:table-cell office:value-type="float" office:value="1.52686788540789E+018" calcext:value-type="float">
            <text:p>152686788540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41715419292" calcext:value-type="float">
            <text:p>-0.4417154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43487E+018" calcext:value-type="float">
            <text:p>1526867885434870000</text:p>
          </table:table-cell>
          <table:table-cell office:value-type="float" office:value="1980" calcext:value-type="float">
            <text:p>1980</text:p>
          </table:table-cell>
          <table:table-cell office:value-type="float" office:value="1.52686788542776E+018" calcext:value-type="float">
            <text:p>152686788542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21307229996" calcext:value-type="float">
            <text:p>-0.52130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45537E+018" calcext:value-type="float">
            <text:p>1526867885455370000</text:p>
          </table:table-cell>
          <table:table-cell office:value-type="float" office:value="1981" calcext:value-type="float">
            <text:p>1981</text:p>
          </table:table-cell>
          <table:table-cell office:value-type="float" office:value="1.52686788544778E+018" calcext:value-type="float">
            <text:p>152686788544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68232601881" calcext:value-type="float">
            <text:p>-0.4682326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47469E+018" calcext:value-type="float">
            <text:p>1526867885474690000</text:p>
          </table:table-cell>
          <table:table-cell office:value-type="float" office:value="1982" calcext:value-type="float">
            <text:p>1982</text:p>
          </table:table-cell>
          <table:table-cell office:value-type="float" office:value="1.52686788546773E+018" calcext:value-type="float">
            <text:p>152686788546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54657673836" calcext:value-type="float">
            <text:p>-0.4546576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49507E+018" calcext:value-type="float">
            <text:p>1526867885495070000</text:p>
          </table:table-cell>
          <table:table-cell office:value-type="float" office:value="1983" calcext:value-type="float">
            <text:p>1983</text:p>
          </table:table-cell>
          <table:table-cell office:value-type="float" office:value="1.52686788548855E+018" calcext:value-type="float">
            <text:p>152686788548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51037847996" calcext:value-type="float">
            <text:p>-0.551037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51417E+018" calcext:value-type="float">
            <text:p>1526867885514170000</text:p>
          </table:table-cell>
          <table:table-cell office:value-type="float" office:value="1984" calcext:value-type="float">
            <text:p>1984</text:p>
          </table:table-cell>
          <table:table-cell office:value-type="float" office:value="1.52686788550842E+018" calcext:value-type="float">
            <text:p>152686788550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1859714985" calcext:value-type="float">
            <text:p>-0.511859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53461E+018" calcext:value-type="float">
            <text:p>1526867885534610000</text:p>
          </table:table-cell>
          <table:table-cell office:value-type="float" office:value="1985" calcext:value-type="float">
            <text:p>1985</text:p>
          </table:table-cell>
          <table:table-cell office:value-type="float" office:value="1.52686788552827E+018" calcext:value-type="float">
            <text:p>152686788552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1018037796" calcext:value-type="float">
            <text:p>-0.610180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5549E+018" calcext:value-type="float">
            <text:p>1526867885554900000</text:p>
          </table:table-cell>
          <table:table-cell office:value-type="float" office:value="1986" calcext:value-type="float">
            <text:p>1986</text:p>
          </table:table-cell>
          <table:table-cell office:value-type="float" office:value="1.52686788554788E+018" calcext:value-type="float">
            <text:p>152686788554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44072210789" calcext:value-type="float">
            <text:p>-0.5440722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5751E+018" calcext:value-type="float">
            <text:p>1526867885575100000</text:p>
          </table:table-cell>
          <table:table-cell office:value-type="float" office:value="1987" calcext:value-type="float">
            <text:p>1987</text:p>
          </table:table-cell>
          <table:table-cell office:value-type="float" office:value="1.5268678855676E+018" calcext:value-type="float">
            <text:p>152686788556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9445955753" calcext:value-type="float">
            <text:p>-0.5194459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59445E+018" calcext:value-type="float">
            <text:p>1526867885594450000</text:p>
          </table:table-cell>
          <table:table-cell office:value-type="float" office:value="1988" calcext:value-type="float">
            <text:p>1988</text:p>
          </table:table-cell>
          <table:table-cell office:value-type="float" office:value="1.52686788558848E+018" calcext:value-type="float">
            <text:p>152686788558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57512307167" calcext:value-type="float">
            <text:p>-0.6575123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61485E+018" calcext:value-type="float">
            <text:p>1526867885614850000</text:p>
          </table:table-cell>
          <table:table-cell office:value-type="float" office:value="1989" calcext:value-type="float">
            <text:p>1989</text:p>
          </table:table-cell>
          <table:table-cell office:value-type="float" office:value="1.52686788560836E+018" calcext:value-type="float">
            <text:p>152686788560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88222265244" calcext:value-type="float">
            <text:p>-0.5882222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63521E+018" calcext:value-type="float">
            <text:p>1526867885635210000</text:p>
          </table:table-cell>
          <table:table-cell office:value-type="float" office:value="1990" calcext:value-type="float">
            <text:p>1990</text:p>
          </table:table-cell>
          <table:table-cell office:value-type="float" office:value="1.52686788562827E+018" calcext:value-type="float">
            <text:p>152686788562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87037408352" calcext:value-type="float">
            <text:p>-0.6870374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65457E+018" calcext:value-type="float">
            <text:p>1526867885654570000</text:p>
          </table:table-cell>
          <table:table-cell office:value-type="float" office:value="1991" calcext:value-type="float">
            <text:p>1991</text:p>
          </table:table-cell>
          <table:table-cell office:value-type="float" office:value="1.52686788564825E+018" calcext:value-type="float">
            <text:p>152686788564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24339103699" calcext:value-type="float">
            <text:p>-0.6243391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67491E+018" calcext:value-type="float">
            <text:p>1526867885674910000</text:p>
          </table:table-cell>
          <table:table-cell office:value-type="float" office:value="1992" calcext:value-type="float">
            <text:p>1992</text:p>
          </table:table-cell>
          <table:table-cell office:value-type="float" office:value="1.52686788566796E+018" calcext:value-type="float">
            <text:p>152686788566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84319710732" calcext:value-type="float">
            <text:p>-0.5843197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69505E+018" calcext:value-type="float">
            <text:p>1526867885695050000</text:p>
          </table:table-cell>
          <table:table-cell office:value-type="float" office:value="1993" calcext:value-type="float">
            <text:p>1993</text:p>
          </table:table-cell>
          <table:table-cell office:value-type="float" office:value="1.52686788568777E+018" calcext:value-type="float">
            <text:p>152686788568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83130562305" calcext:value-type="float">
            <text:p>-0.6831305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71439E+018" calcext:value-type="float">
            <text:p>1526867885714390000</text:p>
          </table:table-cell>
          <table:table-cell office:value-type="float" office:value="1994" calcext:value-type="float">
            <text:p>1994</text:p>
          </table:table-cell>
          <table:table-cell office:value-type="float" office:value="1.52686788570838E+018" calcext:value-type="float">
            <text:p>152686788570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08506262302" calcext:value-type="float">
            <text:p>-0.6085062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73468E+018" calcext:value-type="float">
            <text:p>1526867885734680000</text:p>
          </table:table-cell>
          <table:table-cell office:value-type="float" office:value="1995" calcext:value-type="float">
            <text:p>1995</text:p>
          </table:table-cell>
          <table:table-cell office:value-type="float" office:value="1.52686788572798E+018" calcext:value-type="float">
            <text:p>152686788572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69308185577" calcext:value-type="float">
            <text:p>-0.6693081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75508E+018" calcext:value-type="float">
            <text:p>1526867885755080000</text:p>
          </table:table-cell>
          <table:table-cell office:value-type="float" office:value="1996" calcext:value-type="float">
            <text:p>1996</text:p>
          </table:table-cell>
          <table:table-cell office:value-type="float" office:value="1.52686788574762E+018" calcext:value-type="float">
            <text:p>152686788574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67808449268" calcext:value-type="float">
            <text:p>-0.5678084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77453E+018" calcext:value-type="float">
            <text:p>1526867885774530000</text:p>
          </table:table-cell>
          <table:table-cell office:value-type="float" office:value="1997" calcext:value-type="float">
            <text:p>1997</text:p>
          </table:table-cell>
          <table:table-cell office:value-type="float" office:value="1.52686788576833E+018" calcext:value-type="float">
            <text:p>152686788576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25390505791" calcext:value-type="float">
            <text:p>-0.5253905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79498E+018" calcext:value-type="float">
            <text:p>1526867885794980000</text:p>
          </table:table-cell>
          <table:table-cell office:value-type="float" office:value="1998" calcext:value-type="float">
            <text:p>1998</text:p>
          </table:table-cell>
          <table:table-cell office:value-type="float" office:value="1.52686788578806E+018" calcext:value-type="float">
            <text:p>152686788578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94768166542" calcext:value-type="float">
            <text:p>-0.5947681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81533E+018" calcext:value-type="float">
            <text:p>1526867885815330000</text:p>
          </table:table-cell>
          <table:table-cell office:value-type="float" office:value="1999" calcext:value-type="float">
            <text:p>1999</text:p>
          </table:table-cell>
          <table:table-cell office:value-type="float" office:value="1.52686788580796E+018" calcext:value-type="float">
            <text:p>152686788580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21955668926" calcext:value-type="float">
            <text:p>-0.5219556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83457E+018" calcext:value-type="float">
            <text:p>1526867885834570000</text:p>
          </table:table-cell>
          <table:table-cell office:value-type="float" office:value="2000" calcext:value-type="float">
            <text:p>2000</text:p>
          </table:table-cell>
          <table:table-cell office:value-type="float" office:value="1.52686788582795E+018" calcext:value-type="float">
            <text:p>15268678858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94032883644" calcext:value-type="float">
            <text:p>-0.5940328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8549E+018" calcext:value-type="float">
            <text:p>1526867885854900000</text:p>
          </table:table-cell>
          <table:table-cell office:value-type="float" office:value="2001" calcext:value-type="float">
            <text:p>2001</text:p>
          </table:table-cell>
          <table:table-cell office:value-type="float" office:value="1.52686788584769E+018" calcext:value-type="float">
            <text:p>1526867885847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08053481579" calcext:value-type="float">
            <text:p>-0.5080534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87526E+018" calcext:value-type="float">
            <text:p>1526867885875260000</text:p>
          </table:table-cell>
          <table:table-cell office:value-type="float" office:value="2002" calcext:value-type="float">
            <text:p>2002</text:p>
          </table:table-cell>
          <table:table-cell office:value-type="float" office:value="1.52686788586848E+018" calcext:value-type="float">
            <text:p>152686788586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52344357967" calcext:value-type="float">
            <text:p>-0.452344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89464E+018" calcext:value-type="float">
            <text:p>1526867885894640000</text:p>
          </table:table-cell>
          <table:table-cell office:value-type="float" office:value="2003" calcext:value-type="float">
            <text:p>2003</text:p>
          </table:table-cell>
          <table:table-cell office:value-type="float" office:value="1.52686788588842E+018" calcext:value-type="float">
            <text:p>152686788588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8995046616" calcext:value-type="float">
            <text:p>-0.5189950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91478E+018" calcext:value-type="float">
            <text:p>1526867885914780000</text:p>
          </table:table-cell>
          <table:table-cell office:value-type="float" office:value="2004" calcext:value-type="float">
            <text:p>2004</text:p>
          </table:table-cell>
          <table:table-cell office:value-type="float" office:value="1.5268678859083E+018" calcext:value-type="float">
            <text:p>152686788590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41461265087" calcext:value-type="float">
            <text:p>-0.4414612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93523E+018" calcext:value-type="float">
            <text:p>1526867885935230000</text:p>
          </table:table-cell>
          <table:table-cell office:value-type="float" office:value="2005" calcext:value-type="float">
            <text:p>2005</text:p>
          </table:table-cell>
          <table:table-cell office:value-type="float" office:value="1.52686788592809E+018" calcext:value-type="float">
            <text:p>152686788592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74664896727" calcext:value-type="float">
            <text:p>-0.4746648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95453E+018" calcext:value-type="float">
            <text:p>1526867885954530000</text:p>
          </table:table-cell>
          <table:table-cell office:value-type="float" office:value="2006" calcext:value-type="float">
            <text:p>2006</text:p>
          </table:table-cell>
          <table:table-cell office:value-type="float" office:value="1.52686788594821E+018" calcext:value-type="float">
            <text:p>152686788594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14377570152" calcext:value-type="float">
            <text:p>-0.4143775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97493E+018" calcext:value-type="float">
            <text:p>1526867885974930000</text:p>
          </table:table-cell>
          <table:table-cell office:value-type="float" office:value="2007" calcext:value-type="float">
            <text:p>2007</text:p>
          </table:table-cell>
          <table:table-cell office:value-type="float" office:value="1.52686788596798E+018" calcext:value-type="float">
            <text:p>152686788596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63338828087" calcext:value-type="float">
            <text:p>-0.3633388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599518E+018" calcext:value-type="float">
            <text:p>1526867885995180000</text:p>
          </table:table-cell>
          <table:table-cell office:value-type="float" office:value="2008" calcext:value-type="float">
            <text:p>2008</text:p>
          </table:table-cell>
          <table:table-cell office:value-type="float" office:value="1.52686788598788E+018" calcext:value-type="float">
            <text:p>152686788598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3400748968" calcext:value-type="float">
            <text:p>-0.403400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01446E+018" calcext:value-type="float">
            <text:p>1526867886014460000</text:p>
          </table:table-cell>
          <table:table-cell office:value-type="float" office:value="2009" calcext:value-type="float">
            <text:p>2009</text:p>
          </table:table-cell>
          <table:table-cell office:value-type="float" office:value="1.52686788600776E+018" calcext:value-type="float">
            <text:p>152686788600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49180728197" calcext:value-type="float">
            <text:p>-0.3491807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03473E+018" calcext:value-type="float">
            <text:p>1526867886034730000</text:p>
          </table:table-cell>
          <table:table-cell office:value-type="float" office:value="2010" calcext:value-type="float">
            <text:p>2010</text:p>
          </table:table-cell>
          <table:table-cell office:value-type="float" office:value="1.52686788602758E+018" calcext:value-type="float">
            <text:p>1526867886027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67826044559" calcext:value-type="float">
            <text:p>-0.3678260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0551E+018" calcext:value-type="float">
            <text:p>1526867886055100000</text:p>
          </table:table-cell>
          <table:table-cell office:value-type="float" office:value="2011" calcext:value-type="float">
            <text:p>2011</text:p>
          </table:table-cell>
          <table:table-cell office:value-type="float" office:value="1.52686788604846E+018" calcext:value-type="float">
            <text:p>152686788604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95540362597" calcext:value-type="float">
            <text:p>-0.2955403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07448E+018" calcext:value-type="float">
            <text:p>1526867886074480000</text:p>
          </table:table-cell>
          <table:table-cell office:value-type="float" office:value="2012" calcext:value-type="float">
            <text:p>2012</text:p>
          </table:table-cell>
          <table:table-cell office:value-type="float" office:value="1.52686788606844E+018" calcext:value-type="float">
            <text:p>152686788606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6307657361" calcext:value-type="float">
            <text:p>-0.2630765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09488E+018" calcext:value-type="float">
            <text:p>1526867886094880000</text:p>
          </table:table-cell>
          <table:table-cell office:value-type="float" office:value="2013" calcext:value-type="float">
            <text:p>2013</text:p>
          </table:table-cell>
          <table:table-cell office:value-type="float" office:value="1.52686788608824E+018" calcext:value-type="float">
            <text:p>1526867886088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77627527714" calcext:value-type="float">
            <text:p>-0.2776275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11512E+018" calcext:value-type="float">
            <text:p>1526867886115120000</text:p>
          </table:table-cell>
          <table:table-cell office:value-type="float" office:value="2014" calcext:value-type="float">
            <text:p>2014</text:p>
          </table:table-cell>
          <table:table-cell office:value-type="float" office:value="1.52686788610794E+018" calcext:value-type="float">
            <text:p>152686788610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33388513327" calcext:value-type="float">
            <text:p>-0.2333885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13456E+018" calcext:value-type="float">
            <text:p>1526867886134560000</text:p>
          </table:table-cell>
          <table:table-cell office:value-type="float" office:value="2015" calcext:value-type="float">
            <text:p>2015</text:p>
          </table:table-cell>
          <table:table-cell office:value-type="float" office:value="1.52686788612788E+018" calcext:value-type="float">
            <text:p>152686788612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38727271557" calcext:value-type="float">
            <text:p>-0.2387272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15479E+018" calcext:value-type="float">
            <text:p>1526867886154790000</text:p>
          </table:table-cell>
          <table:table-cell office:value-type="float" office:value="2016" calcext:value-type="float">
            <text:p>2016</text:p>
          </table:table-cell>
          <table:table-cell office:value-type="float" office:value="1.5268678861476E+018" calcext:value-type="float">
            <text:p>152686788614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87225759029" calcext:value-type="float">
            <text:p>-0.187225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17507E+018" calcext:value-type="float">
            <text:p>1526867886175070000</text:p>
          </table:table-cell>
          <table:table-cell office:value-type="float" office:value="2017" calcext:value-type="float">
            <text:p>2017</text:p>
          </table:table-cell>
          <table:table-cell office:value-type="float" office:value="1.52686788616844E+018" calcext:value-type="float">
            <text:p>152686788616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7415071726" calcext:value-type="float">
            <text:p>-0.1474150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19448E+018" calcext:value-type="float">
            <text:p>1526867886194480000</text:p>
          </table:table-cell>
          <table:table-cell office:value-type="float" office:value="2018" calcext:value-type="float">
            <text:p>2018</text:p>
          </table:table-cell>
          <table:table-cell office:value-type="float" office:value="1.5268678861884E+018" calcext:value-type="float">
            <text:p>152686788618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1795620322" calcext:value-type="float">
            <text:p>-0.1417956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21477E+018" calcext:value-type="float">
            <text:p>1526867886214770000</text:p>
          </table:table-cell>
          <table:table-cell office:value-type="float" office:value="2019" calcext:value-type="float">
            <text:p>2019</text:p>
          </table:table-cell>
          <table:table-cell office:value-type="float" office:value="1.52686788620824E+018" calcext:value-type="float">
            <text:p>1526867886208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3565484285" calcext:value-type="float">
            <text:p>-0.1035654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23512E+018" calcext:value-type="float">
            <text:p>1526867886235120000</text:p>
          </table:table-cell>
          <table:table-cell office:value-type="float" office:value="2020" calcext:value-type="float">
            <text:p>2020</text:p>
          </table:table-cell>
          <table:table-cell office:value-type="float" office:value="1.52686788622795E+018" calcext:value-type="float">
            <text:p>15268678862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34258943796" calcext:value-type="float">
            <text:p>-0.0834258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25457E+018" calcext:value-type="float">
            <text:p>1526867886254570000</text:p>
          </table:table-cell>
          <table:table-cell office:value-type="float" office:value="2021" calcext:value-type="float">
            <text:p>2021</text:p>
          </table:table-cell>
          <table:table-cell office:value-type="float" office:value="1.52686788624781E+018" calcext:value-type="float">
            <text:p>152686788624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96810823679" calcext:value-type="float">
            <text:p>-0.0496810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27491E+018" calcext:value-type="float">
            <text:p>1526867886274910000</text:p>
          </table:table-cell>
          <table:table-cell office:value-type="float" office:value="2022" calcext:value-type="float">
            <text:p>2022</text:p>
          </table:table-cell>
          <table:table-cell office:value-type="float" office:value="1.52686788626759E+018" calcext:value-type="float">
            <text:p>152686788626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1943360567" calcext:value-type="float">
            <text:p>-0.0271943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29422E+018" calcext:value-type="float">
            <text:p>1526867886294220000</text:p>
          </table:table-cell>
          <table:table-cell office:value-type="float" office:value="2023" calcext:value-type="float">
            <text:p>2023</text:p>
          </table:table-cell>
          <table:table-cell office:value-type="float" office:value="1.52686788628846E+018" calcext:value-type="float">
            <text:p>152686788628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72202727199" calcext:value-type="float">
            <text:p>-0.0005722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31452E+018" calcext:value-type="float">
            <text:p>1526867886314520000</text:p>
          </table:table-cell>
          <table:table-cell office:value-type="float" office:value="2024" calcext:value-type="float">
            <text:p>2024</text:p>
          </table:table-cell>
          <table:table-cell office:value-type="float" office:value="1.52686788630827E+018" calcext:value-type="float">
            <text:p>152686788630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6762979031" calcext:value-type="float">
            <text:p>0.0196762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33486E+018" calcext:value-type="float">
            <text:p>1526867886334860000</text:p>
          </table:table-cell>
          <table:table-cell office:value-type="float" office:value="2025" calcext:value-type="float">
            <text:p>2025</text:p>
          </table:table-cell>
          <table:table-cell office:value-type="float" office:value="1.5268678863281E+018" calcext:value-type="float">
            <text:p>152686788632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20818287134" calcext:value-type="float">
            <text:p>0.0620818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3553E+018" calcext:value-type="float">
            <text:p>1526867886355300000</text:p>
          </table:table-cell>
          <table:table-cell office:value-type="float" office:value="2026" calcext:value-type="float">
            <text:p>2026</text:p>
          </table:table-cell>
          <table:table-cell office:value-type="float" office:value="1.52686788634798E+018" calcext:value-type="float">
            <text:p>152686788634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34887176752" calcext:value-type="float">
            <text:p>0.0834887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3746E+018" calcext:value-type="float">
            <text:p>1526867886374600000</text:p>
          </table:table-cell>
          <table:table-cell office:value-type="float" office:value="2027" calcext:value-type="float">
            <text:p>2027</text:p>
          </table:table-cell>
          <table:table-cell office:value-type="float" office:value="1.52686788636788E+018" calcext:value-type="float">
            <text:p>152686788636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2618314326" calcext:value-type="float">
            <text:p>0.1026183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39505E+018" calcext:value-type="float">
            <text:p>1526867886395050000</text:p>
          </table:table-cell>
          <table:table-cell office:value-type="float" office:value="2028" calcext:value-type="float">
            <text:p>2028</text:p>
          </table:table-cell>
          <table:table-cell office:value-type="float" office:value="1.52686788638782E+018" calcext:value-type="float">
            <text:p>152686788638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6656267643" calcext:value-type="float">
            <text:p>0.1665626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41424E+018" calcext:value-type="float">
            <text:p>1526867886414240000</text:p>
          </table:table-cell>
          <table:table-cell office:value-type="float" office:value="2029" calcext:value-type="float">
            <text:p>2029</text:p>
          </table:table-cell>
          <table:table-cell office:value-type="float" office:value="1.52686788640757E+018" calcext:value-type="float">
            <text:p>152686788640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79250955582" calcext:value-type="float">
            <text:p>0.1792509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43453E+018" calcext:value-type="float">
            <text:p>1526867886434530000</text:p>
          </table:table-cell>
          <table:table-cell office:value-type="float" office:value="2030" calcext:value-type="float">
            <text:p>2030</text:p>
          </table:table-cell>
          <table:table-cell office:value-type="float" office:value="1.52686788642841E+018" calcext:value-type="float">
            <text:p>152686788642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33206957579" calcext:value-type="float">
            <text:p>0.2332069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45503E+018" calcext:value-type="float">
            <text:p>1526867886455030000</text:p>
          </table:table-cell>
          <table:table-cell office:value-type="float" office:value="2031" calcext:value-type="float">
            <text:p>2031</text:p>
          </table:table-cell>
          <table:table-cell office:value-type="float" office:value="1.52686788644816E+018" calcext:value-type="float">
            <text:p>152686788644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22490608692" calcext:value-type="float">
            <text:p>0.22249060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47435E+018" calcext:value-type="float">
            <text:p>1526867886474350000</text:p>
          </table:table-cell>
          <table:table-cell office:value-type="float" office:value="2032" calcext:value-type="float">
            <text:p>2032</text:p>
          </table:table-cell>
          <table:table-cell office:value-type="float" office:value="1.52686788646793E+018" calcext:value-type="float">
            <text:p>152686788646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31456279755" calcext:value-type="float">
            <text:p>0.2314562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49478E+018" calcext:value-type="float">
            <text:p>1526867886494780000</text:p>
          </table:table-cell>
          <table:table-cell office:value-type="float" office:value="2033" calcext:value-type="float">
            <text:p>2033</text:p>
          </table:table-cell>
          <table:table-cell office:value-type="float" office:value="1.52686788648782E+018" calcext:value-type="float">
            <text:p>152686788648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0113697052" calcext:value-type="float">
            <text:p>0.30113697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51522E+018" calcext:value-type="float">
            <text:p>1526867886515220000</text:p>
          </table:table-cell>
          <table:table-cell office:value-type="float" office:value="2034" calcext:value-type="float">
            <text:p>2034</text:p>
          </table:table-cell>
          <table:table-cell office:value-type="float" office:value="1.52686788650773E+018" calcext:value-type="float">
            <text:p>152686788650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85122722387" calcext:value-type="float">
            <text:p>0.2851227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5346E+018" calcext:value-type="float">
            <text:p>1526867886534600000</text:p>
          </table:table-cell>
          <table:table-cell office:value-type="float" office:value="2035" calcext:value-type="float">
            <text:p>2035</text:p>
          </table:table-cell>
          <table:table-cell office:value-type="float" office:value="1.52686788652854E+018" calcext:value-type="float">
            <text:p>152686788652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74904632568" calcext:value-type="float">
            <text:p>0.3749046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55494E+018" calcext:value-type="float">
            <text:p>1526867886554940000</text:p>
          </table:table-cell>
          <table:table-cell office:value-type="float" office:value="2036" calcext:value-type="float">
            <text:p>2036</text:p>
          </table:table-cell>
          <table:table-cell office:value-type="float" office:value="1.52686788654834E+018" calcext:value-type="float">
            <text:p>152686788654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45471024513" calcext:value-type="float">
            <text:p>0.3454710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57435E+018" calcext:value-type="float">
            <text:p>1526867886574350000</text:p>
          </table:table-cell>
          <table:table-cell office:value-type="float" office:value="2037" calcext:value-type="float">
            <text:p>2037</text:p>
          </table:table-cell>
          <table:table-cell office:value-type="float" office:value="1.52686788656819E+018" calcext:value-type="float">
            <text:p>152686788656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50610494614" calcext:value-type="float">
            <text:p>0.3506104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59468E+018" calcext:value-type="float">
            <text:p>1526867886594680000</text:p>
          </table:table-cell>
          <table:table-cell office:value-type="float" office:value="2038" calcext:value-type="float">
            <text:p>2038</text:p>
          </table:table-cell>
          <table:table-cell office:value-type="float" office:value="1.52686788658805E+018" calcext:value-type="float">
            <text:p>152686788658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38950359821" calcext:value-type="float">
            <text:p>0.4389503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61513E+018" calcext:value-type="float">
            <text:p>1526867886615130000</text:p>
          </table:table-cell>
          <table:table-cell office:value-type="float" office:value="2039" calcext:value-type="float">
            <text:p>2039</text:p>
          </table:table-cell>
          <table:table-cell office:value-type="float" office:value="1.52686788660788E+018" calcext:value-type="float">
            <text:p>152686788660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00129079819" calcext:value-type="float">
            <text:p>0.4001290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63448E+018" calcext:value-type="float">
            <text:p>1526867886634480000</text:p>
          </table:table-cell>
          <table:table-cell office:value-type="float" office:value="2040" calcext:value-type="float">
            <text:p>2040</text:p>
          </table:table-cell>
          <table:table-cell office:value-type="float" office:value="1.52686788662784E+018" calcext:value-type="float">
            <text:p>152686788662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00448465347" calcext:value-type="float">
            <text:p>0.5004484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65485E+018" calcext:value-type="float">
            <text:p>1526867886654850000</text:p>
          </table:table-cell>
          <table:table-cell office:value-type="float" office:value="2041" calcext:value-type="float">
            <text:p>2041</text:p>
          </table:table-cell>
          <table:table-cell office:value-type="float" office:value="1.52686788664806E+018" calcext:value-type="float">
            <text:p>152686788664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53697025776" calcext:value-type="float">
            <text:p>0.4536970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6751E+018" calcext:value-type="float">
            <text:p>1526867886675100000</text:p>
          </table:table-cell>
          <table:table-cell office:value-type="float" office:value="2042" calcext:value-type="float">
            <text:p>2042</text:p>
          </table:table-cell>
          <table:table-cell office:value-type="float" office:value="1.52686788666786E+018" calcext:value-type="float">
            <text:p>152686788666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29363191128" calcext:value-type="float">
            <text:p>0.4293631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69465E+018" calcext:value-type="float">
            <text:p>1526867886694650000</text:p>
          </table:table-cell>
          <table:table-cell office:value-type="float" office:value="2043" calcext:value-type="float">
            <text:p>2043</text:p>
          </table:table-cell>
          <table:table-cell office:value-type="float" office:value="1.52686788668762E+018" calcext:value-type="float">
            <text:p>152686788668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0570895672" calcext:value-type="float">
            <text:p>0.5605708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71469E+018" calcext:value-type="float">
            <text:p>1526867886714690000</text:p>
          </table:table-cell>
          <table:table-cell office:value-type="float" office:value="2044" calcext:value-type="float">
            <text:p>2044</text:p>
          </table:table-cell>
          <table:table-cell office:value-type="float" office:value="1.5268678867084E+018" calcext:value-type="float">
            <text:p>152686788670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1012969017" calcext:value-type="float">
            <text:p>0.5101296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7352E+018" calcext:value-type="float">
            <text:p>1526867886735200000</text:p>
          </table:table-cell>
          <table:table-cell office:value-type="float" office:value="2045" calcext:value-type="float">
            <text:p>2045</text:p>
          </table:table-cell>
          <table:table-cell office:value-type="float" office:value="1.52686788672808E+018" calcext:value-type="float">
            <text:p>152686788672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3883137703" calcext:value-type="float">
            <text:p>0.6138831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75447E+018" calcext:value-type="float">
            <text:p>1526867886754470000</text:p>
          </table:table-cell>
          <table:table-cell office:value-type="float" office:value="2046" calcext:value-type="float">
            <text:p>2046</text:p>
          </table:table-cell>
          <table:table-cell office:value-type="float" office:value="1.5268678867479E+018" calcext:value-type="float">
            <text:p>152686788674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6485404968" calcext:value-type="float">
            <text:p>0.566485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77486E+018" calcext:value-type="float">
            <text:p>1526867886774860000</text:p>
          </table:table-cell>
          <table:table-cell office:value-type="float" office:value="2047" calcext:value-type="float">
            <text:p>2047</text:p>
          </table:table-cell>
          <table:table-cell office:value-type="float" office:value="1.52686788676784E+018" calcext:value-type="float">
            <text:p>15268678867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9029717445" calcext:value-type="float">
            <text:p>0.5390297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79524E+018" calcext:value-type="float">
            <text:p>1526867886795240000</text:p>
          </table:table-cell>
          <table:table-cell office:value-type="float" office:value="2048" calcext:value-type="float">
            <text:p>2048</text:p>
          </table:table-cell>
          <table:table-cell office:value-type="float" office:value="1.52686788678754E+018" calcext:value-type="float">
            <text:p>1526867886787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48308515549" calcext:value-type="float">
            <text:p>0.6483085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8146E+018" calcext:value-type="float">
            <text:p>1526867886814600000</text:p>
          </table:table-cell>
          <table:table-cell office:value-type="float" office:value="2049" calcext:value-type="float">
            <text:p>2049</text:p>
          </table:table-cell>
          <table:table-cell office:value-type="float" office:value="1.52686788680848E+018" calcext:value-type="float">
            <text:p>152686788680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98183035851" calcext:value-type="float">
            <text:p>0.5981830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83493E+018" calcext:value-type="float">
            <text:p>1526867886834930000</text:p>
          </table:table-cell>
          <table:table-cell office:value-type="float" office:value="2050" calcext:value-type="float">
            <text:p>2050</text:p>
          </table:table-cell>
          <table:table-cell office:value-type="float" office:value="1.52686788682843E+018" calcext:value-type="float">
            <text:p>152686788682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91401004791" calcext:value-type="float">
            <text:p>0.6914010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85523E+018" calcext:value-type="float">
            <text:p>1526867886855230000</text:p>
          </table:table-cell>
          <table:table-cell office:value-type="float" office:value="2051" calcext:value-type="float">
            <text:p>2051</text:p>
          </table:table-cell>
          <table:table-cell office:value-type="float" office:value="1.52686788684814E+018" calcext:value-type="float">
            <text:p>152686788684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5144968033" calcext:value-type="float">
            <text:p>0.615144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87453E+018" calcext:value-type="float">
            <text:p>1526867886874530000</text:p>
          </table:table-cell>
          <table:table-cell office:value-type="float" office:value="2052" calcext:value-type="float">
            <text:p>2052</text:p>
          </table:table-cell>
          <table:table-cell office:value-type="float" office:value="1.52686788686806E+018" calcext:value-type="float">
            <text:p>152686788686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34742105007" calcext:value-type="float">
            <text:p>0.734742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8948E+018" calcext:value-type="float">
            <text:p>1526867886894800000</text:p>
          </table:table-cell>
          <table:table-cell office:value-type="float" office:value="2053" calcext:value-type="float">
            <text:p>2053</text:p>
          </table:table-cell>
          <table:table-cell office:value-type="float" office:value="1.52686788688789E+018" calcext:value-type="float">
            <text:p>15268678868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46333396435" calcext:value-type="float">
            <text:p>0.6463333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91529E+018" calcext:value-type="float">
            <text:p>1526867886915290000</text:p>
          </table:table-cell>
          <table:table-cell office:value-type="float" office:value="2054" calcext:value-type="float">
            <text:p>2054</text:p>
          </table:table-cell>
          <table:table-cell office:value-type="float" office:value="1.5268678869078E+018" calcext:value-type="float">
            <text:p>15268678869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94091415405" calcext:value-type="float">
            <text:p>0.5940914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93462E+018" calcext:value-type="float">
            <text:p>1526867886934620000</text:p>
          </table:table-cell>
          <table:table-cell office:value-type="float" office:value="2055" calcext:value-type="float">
            <text:p>2055</text:p>
          </table:table-cell>
          <table:table-cell office:value-type="float" office:value="1.52686788691836E+018" calcext:value-type="float">
            <text:p>152686788691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89898228645" calcext:value-type="float">
            <text:p>0.5898982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95493E+018" calcext:value-type="float">
            <text:p>1526867886954930000</text:p>
          </table:table-cell>
          <table:table-cell office:value-type="float" office:value="2056" calcext:value-type="float">
            <text:p>2056</text:p>
          </table:table-cell>
          <table:table-cell office:value-type="float" office:value="1.5268678869485E+018" calcext:value-type="float">
            <text:p>152686788694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8530545235" calcext:value-type="float">
            <text:p>0.7085305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97413E+018" calcext:value-type="float">
            <text:p>1526867886974130000</text:p>
          </table:table-cell>
          <table:table-cell office:value-type="float" office:value="2057" calcext:value-type="float">
            <text:p>2057</text:p>
          </table:table-cell>
          <table:table-cell office:value-type="float" office:value="1.52686788696839E+018" calcext:value-type="float">
            <text:p>152686788696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38151586056" calcext:value-type="float">
            <text:p>0.6381515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69946E+018" calcext:value-type="float">
            <text:p>1526867886994600000</text:p>
          </table:table-cell>
          <table:table-cell office:value-type="float" office:value="2058" calcext:value-type="float">
            <text:p>2058</text:p>
          </table:table-cell>
          <table:table-cell office:value-type="float" office:value="1.52686788698836E+018" calcext:value-type="float">
            <text:p>152686788698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27087259293" calcext:value-type="float">
            <text:p>0.7270872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01485E+018" calcext:value-type="float">
            <text:p>1526867887014850000</text:p>
          </table:table-cell>
          <table:table-cell office:value-type="float" office:value="2059" calcext:value-type="float">
            <text:p>2059</text:p>
          </table:table-cell>
          <table:table-cell office:value-type="float" office:value="1.52686788700822E+018" calcext:value-type="float">
            <text:p>152686788700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27060413361" calcext:value-type="float">
            <text:p>0.6270604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03524E+018" calcext:value-type="float">
            <text:p>1526867887035240000</text:p>
          </table:table-cell>
          <table:table-cell office:value-type="float" office:value="2060" calcext:value-type="float">
            <text:p>2060</text:p>
          </table:table-cell>
          <table:table-cell office:value-type="float" office:value="1.52686788702808E+018" calcext:value-type="float">
            <text:p>152686788702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6403255463" calcext:value-type="float">
            <text:p>0.7064032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05449E+018" calcext:value-type="float">
            <text:p>1526867887054490000</text:p>
          </table:table-cell>
          <table:table-cell office:value-type="float" office:value="2061" calcext:value-type="float">
            <text:p>2061</text:p>
          </table:table-cell>
          <table:table-cell office:value-type="float" office:value="1.52686788704829E+018" calcext:value-type="float">
            <text:p>152686788704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22635602951" calcext:value-type="float">
            <text:p>0.622635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07471E+018" calcext:value-type="float">
            <text:p>1526867887074710000</text:p>
          </table:table-cell>
          <table:table-cell office:value-type="float" office:value="2062" calcext:value-type="float">
            <text:p>2062</text:p>
          </table:table-cell>
          <table:table-cell office:value-type="float" office:value="1.52686788706825E+018" calcext:value-type="float">
            <text:p>152686788706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9592773914" calcext:value-type="float">
            <text:p>0.5695927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09494E+018" calcext:value-type="float">
            <text:p>1526867887094940000</text:p>
          </table:table-cell>
          <table:table-cell office:value-type="float" office:value="2063" calcext:value-type="float">
            <text:p>2063</text:p>
          </table:table-cell>
          <table:table-cell office:value-type="float" office:value="1.52686788708811E+018" calcext:value-type="float">
            <text:p>152686788708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69593751431" calcext:value-type="float">
            <text:p>0.6695937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11445E+018" calcext:value-type="float">
            <text:p>1526867887114450000</text:p>
          </table:table-cell>
          <table:table-cell office:value-type="float" office:value="2064" calcext:value-type="float">
            <text:p>2064</text:p>
          </table:table-cell>
          <table:table-cell office:value-type="float" office:value="1.52686788710781E+018" calcext:value-type="float">
            <text:p>152686788710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04333162308" calcext:value-type="float">
            <text:p>0.6043331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13468E+018" calcext:value-type="float">
            <text:p>1526867887134680000</text:p>
          </table:table-cell>
          <table:table-cell office:value-type="float" office:value="2065" calcext:value-type="float">
            <text:p>2065</text:p>
          </table:table-cell>
          <table:table-cell office:value-type="float" office:value="1.52686788712884E+018" calcext:value-type="float">
            <text:p>1526867887128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85761928558" calcext:value-type="float">
            <text:p>0.6857619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15512E+018" calcext:value-type="float">
            <text:p>1526867887155120000</text:p>
          </table:table-cell>
          <table:table-cell office:value-type="float" office:value="2066" calcext:value-type="float">
            <text:p>2066</text:p>
          </table:table-cell>
          <table:table-cell office:value-type="float" office:value="1.52686788714784E+018" calcext:value-type="float">
            <text:p>152686788714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01050436497" calcext:value-type="float">
            <text:p>0.6010504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17464E+018" calcext:value-type="float">
            <text:p>1526867887174640000</text:p>
          </table:table-cell>
          <table:table-cell office:value-type="float" office:value="2067" calcext:value-type="float">
            <text:p>2067</text:p>
          </table:table-cell>
          <table:table-cell office:value-type="float" office:value="1.5268678871676E+018" calcext:value-type="float">
            <text:p>152686788716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3286542892" calcext:value-type="float">
            <text:p>0.5632865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19474E+018" calcext:value-type="float">
            <text:p>1526867887194740000</text:p>
          </table:table-cell>
          <table:table-cell office:value-type="float" office:value="2068" calcext:value-type="float">
            <text:p>2068</text:p>
          </table:table-cell>
          <table:table-cell office:value-type="float" office:value="1.52686788718854E+018" calcext:value-type="float">
            <text:p>152686788718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55921220779" calcext:value-type="float">
            <text:p>0.6559212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21494E+018" calcext:value-type="float">
            <text:p>1526867887214940000</text:p>
          </table:table-cell>
          <table:table-cell office:value-type="float" office:value="2069" calcext:value-type="float">
            <text:p>2069</text:p>
          </table:table-cell>
          <table:table-cell office:value-type="float" office:value="1.52686788720844E+018" calcext:value-type="float">
            <text:p>152686788720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6827476025" calcext:value-type="float">
            <text:p>0.566827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23414E+018" calcext:value-type="float">
            <text:p>1526867887234140000</text:p>
          </table:table-cell>
          <table:table-cell office:value-type="float" office:value="2070" calcext:value-type="float">
            <text:p>2070</text:p>
          </table:table-cell>
          <table:table-cell office:value-type="float" office:value="1.5268678872283E+018" calcext:value-type="float">
            <text:p>152686788722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61289572716" calcext:value-type="float">
            <text:p>0.6612895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25452E+018" calcext:value-type="float">
            <text:p>1526867887254520000</text:p>
          </table:table-cell>
          <table:table-cell office:value-type="float" office:value="2071" calcext:value-type="float">
            <text:p>2071</text:p>
          </table:table-cell>
          <table:table-cell office:value-type="float" office:value="1.52686788724788E+018" calcext:value-type="float">
            <text:p>152686788724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5341553688" calcext:value-type="float">
            <text:p>0.5534155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27486E+018" calcext:value-type="float">
            <text:p>1526867887274860000</text:p>
          </table:table-cell>
          <table:table-cell office:value-type="float" office:value="2072" calcext:value-type="float">
            <text:p>2072</text:p>
          </table:table-cell>
          <table:table-cell office:value-type="float" office:value="1.52686788726755E+018" calcext:value-type="float">
            <text:p>1526867887267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95097011328" calcext:value-type="float">
            <text:p>0.495097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29509E+018" calcext:value-type="float">
            <text:p>1526867887295090000</text:p>
          </table:table-cell>
          <table:table-cell office:value-type="float" office:value="2073" calcext:value-type="float">
            <text:p>2073</text:p>
          </table:table-cell>
          <table:table-cell office:value-type="float" office:value="1.52686788728845E+018" calcext:value-type="float">
            <text:p>152686788728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69307982922" calcext:value-type="float">
            <text:p>0.5693079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31443E+018" calcext:value-type="float">
            <text:p>1526867887314430000</text:p>
          </table:table-cell>
          <table:table-cell office:value-type="float" office:value="2074" calcext:value-type="float">
            <text:p>2074</text:p>
          </table:table-cell>
          <table:table-cell office:value-type="float" office:value="1.52686788730821E+018" calcext:value-type="float">
            <text:p>152686788730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03712058067" calcext:value-type="float">
            <text:p>0.5037120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33469E+018" calcext:value-type="float">
            <text:p>1526867887334690000</text:p>
          </table:table-cell>
          <table:table-cell office:value-type="float" office:value="2075" calcext:value-type="float">
            <text:p>2075</text:p>
          </table:table-cell>
          <table:table-cell office:value-type="float" office:value="1.52686788732791E+018" calcext:value-type="float">
            <text:p>152686788732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52033007145" calcext:value-type="float">
            <text:p>0.5520330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35501E+018" calcext:value-type="float">
            <text:p>1526867887355010000</text:p>
          </table:table-cell>
          <table:table-cell office:value-type="float" office:value="2076" calcext:value-type="float">
            <text:p>2076</text:p>
          </table:table-cell>
          <table:table-cell office:value-type="float" office:value="1.52686788734749E+018" calcext:value-type="float">
            <text:p>1526867887347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71951216459" calcext:value-type="float">
            <text:p>0.4719512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37424E+018" calcext:value-type="float">
            <text:p>1526867887374240000</text:p>
          </table:table-cell>
          <table:table-cell office:value-type="float" office:value="2077" calcext:value-type="float">
            <text:p>2077</text:p>
          </table:table-cell>
          <table:table-cell office:value-type="float" office:value="1.52686788736831E+018" calcext:value-type="float">
            <text:p>15268678873683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2517131567" calcext:value-type="float">
            <text:p>0.4251713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39458E+018" calcext:value-type="float">
            <text:p>1526867887394580000</text:p>
          </table:table-cell>
          <table:table-cell office:value-type="float" office:value="2078" calcext:value-type="float">
            <text:p>2078</text:p>
          </table:table-cell>
          <table:table-cell office:value-type="float" office:value="1.52686788738787E+018" calcext:value-type="float">
            <text:p>152686788738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74595755339" calcext:value-type="float">
            <text:p>0.4745957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41507E+018" calcext:value-type="float">
            <text:p>1526867887415070000</text:p>
          </table:table-cell>
          <table:table-cell office:value-type="float" office:value="2079" calcext:value-type="float">
            <text:p>2079</text:p>
          </table:table-cell>
          <table:table-cell office:value-type="float" office:value="1.52686788740861E+018" calcext:value-type="float">
            <text:p>152686788740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00950372219" calcext:value-type="float">
            <text:p>0.4009503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43413E+018" calcext:value-type="float">
            <text:p>1526867887434130000</text:p>
          </table:table-cell>
          <table:table-cell office:value-type="float" office:value="2080" calcext:value-type="float">
            <text:p>2080</text:p>
          </table:table-cell>
          <table:table-cell office:value-type="float" office:value="1.52686788742855E+018" calcext:value-type="float">
            <text:p>152686788742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41090166569" calcext:value-type="float">
            <text:p>0.4410901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45438E+018" calcext:value-type="float">
            <text:p>1526867887454380000</text:p>
          </table:table-cell>
          <table:table-cell office:value-type="float" office:value="2081" calcext:value-type="float">
            <text:p>2081</text:p>
          </table:table-cell>
          <table:table-cell office:value-type="float" office:value="1.5268678874483E+018" calcext:value-type="float">
            <text:p>152686788744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66600990295" calcext:value-type="float">
            <text:p>0.3666009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47469E+018" calcext:value-type="float">
            <text:p>1526867887474690000</text:p>
          </table:table-cell>
          <table:table-cell office:value-type="float" office:value="2082" calcext:value-type="float">
            <text:p>2082</text:p>
          </table:table-cell>
          <table:table-cell office:value-type="float" office:value="1.52686788746784E+018" calcext:value-type="float">
            <text:p>15268678874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17565232515" calcext:value-type="float">
            <text:p>0.3175652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49519E+018" calcext:value-type="float">
            <text:p>1526867887495190000</text:p>
          </table:table-cell>
          <table:table-cell office:value-type="float" office:value="2083" calcext:value-type="float">
            <text:p>2083</text:p>
          </table:table-cell>
          <table:table-cell office:value-type="float" office:value="1.52686788748759E+018" calcext:value-type="float">
            <text:p>152686788748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46902817488" calcext:value-type="float">
            <text:p>0.3469028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51444E+018" calcext:value-type="float">
            <text:p>1526867887514440000</text:p>
          </table:table-cell>
          <table:table-cell office:value-type="float" office:value="2084" calcext:value-type="float">
            <text:p>2084</text:p>
          </table:table-cell>
          <table:table-cell office:value-type="float" office:value="1.52686788750842E+018" calcext:value-type="float">
            <text:p>152686788750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93576151133" calcext:value-type="float">
            <text:p>0.2935761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53474E+018" calcext:value-type="float">
            <text:p>1526867887534740000</text:p>
          </table:table-cell>
          <table:table-cell office:value-type="float" office:value="2085" calcext:value-type="float">
            <text:p>2085</text:p>
          </table:table-cell>
          <table:table-cell office:value-type="float" office:value="1.52686788752827E+018" calcext:value-type="float">
            <text:p>152686788752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0699595809" calcext:value-type="float">
            <text:p>0.3069959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55507E+018" calcext:value-type="float">
            <text:p>1526867887555070000</text:p>
          </table:table-cell>
          <table:table-cell office:value-type="float" office:value="2086" calcext:value-type="float">
            <text:p>2086</text:p>
          </table:table-cell>
          <table:table-cell office:value-type="float" office:value="1.52686788754805E+018" calcext:value-type="float">
            <text:p>152686788754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45849221945" calcext:value-type="float">
            <text:p>0.2458492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57448E+018" calcext:value-type="float">
            <text:p>1526867887574480000</text:p>
          </table:table-cell>
          <table:table-cell office:value-type="float" office:value="2087" calcext:value-type="float">
            <text:p>2087</text:p>
          </table:table-cell>
          <table:table-cell office:value-type="float" office:value="1.52686788756793E+018" calcext:value-type="float">
            <text:p>152686788756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16159343719" calcext:value-type="float">
            <text:p>0.2161593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59475E+018" calcext:value-type="float">
            <text:p>1526867887594750000</text:p>
          </table:table-cell>
          <table:table-cell office:value-type="float" office:value="2088" calcext:value-type="float">
            <text:p>2088</text:p>
          </table:table-cell>
          <table:table-cell office:value-type="float" office:value="1.5268678875878E+018" calcext:value-type="float">
            <text:p>152686788758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24404796958" calcext:value-type="float">
            <text:p>0.224404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61505E+018" calcext:value-type="float">
            <text:p>1526867887615050000</text:p>
          </table:table-cell>
          <table:table-cell office:value-type="float" office:value="2089" calcext:value-type="float">
            <text:p>2089</text:p>
          </table:table-cell>
          <table:table-cell office:value-type="float" office:value="1.52686788760756E+018" calcext:value-type="float">
            <text:p>1526867887607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81354522705" calcext:value-type="float">
            <text:p>0.1813545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63466E+018" calcext:value-type="float">
            <text:p>1526867887634660000</text:p>
          </table:table-cell>
          <table:table-cell office:value-type="float" office:value="2090" calcext:value-type="float">
            <text:p>2090</text:p>
          </table:table-cell>
          <table:table-cell office:value-type="float" office:value="1.52686788762843E+018" calcext:value-type="float">
            <text:p>152686788762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82424455881" calcext:value-type="float">
            <text:p>0.1824244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65542E+018" calcext:value-type="float">
            <text:p>1526867887655420000</text:p>
          </table:table-cell>
          <table:table-cell office:value-type="float" office:value="2091" calcext:value-type="float">
            <text:p>2091</text:p>
          </table:table-cell>
          <table:table-cell office:value-type="float" office:value="1.52686788764762E+018" calcext:value-type="float">
            <text:p>152686788764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31447717547" calcext:value-type="float">
            <text:p>0.1314477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67481E+018" calcext:value-type="float">
            <text:p>1526867887674810000</text:p>
          </table:table-cell>
          <table:table-cell office:value-type="float" office:value="2092" calcext:value-type="float">
            <text:p>2092</text:p>
          </table:table-cell>
          <table:table-cell office:value-type="float" office:value="1.52686788766846E+018" calcext:value-type="float">
            <text:p>152686788766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18701964617" calcext:value-type="float">
            <text:p>0.1187019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69516E+018" calcext:value-type="float">
            <text:p>1526867887695160000</text:p>
          </table:table-cell>
          <table:table-cell office:value-type="float" office:value="2093" calcext:value-type="float">
            <text:p>2093</text:p>
          </table:table-cell>
          <table:table-cell office:value-type="float" office:value="1.52686788768764E+018" calcext:value-type="float">
            <text:p>152686788768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1055771112" calcext:value-type="float">
            <text:p>0.1010557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71418E+018" calcext:value-type="float">
            <text:p>1526867887714180000</text:p>
          </table:table-cell>
          <table:table-cell office:value-type="float" office:value="2094" calcext:value-type="float">
            <text:p>2094</text:p>
          </table:table-cell>
          <table:table-cell office:value-type="float" office:value="1.52686788770825E+018" calcext:value-type="float">
            <text:p>152686788770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20040926337" calcext:value-type="float">
            <text:p>0.0820040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73455E+018" calcext:value-type="float">
            <text:p>1526867887734550000</text:p>
          </table:table-cell>
          <table:table-cell office:value-type="float" office:value="2095" calcext:value-type="float">
            <text:p>2095</text:p>
          </table:table-cell>
          <table:table-cell office:value-type="float" office:value="1.52686788772778E+018" calcext:value-type="float">
            <text:p>152686788772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75723329186" calcext:value-type="float">
            <text:p>0.0675723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75484E+018" calcext:value-type="float">
            <text:p>1526867887754840000</text:p>
          </table:table-cell>
          <table:table-cell office:value-type="float" office:value="2096" calcext:value-type="float">
            <text:p>2096</text:p>
          </table:table-cell>
          <table:table-cell office:value-type="float" office:value="1.52686788774844E+018" calcext:value-type="float">
            <text:p>152686788774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22099307179" calcext:value-type="float">
            <text:p>0.0422099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77529E+018" calcext:value-type="float">
            <text:p>1526867887775290000</text:p>
          </table:table-cell>
          <table:table-cell office:value-type="float" office:value="2097" calcext:value-type="float">
            <text:p>2097</text:p>
          </table:table-cell>
          <table:table-cell office:value-type="float" office:value="1.52686788776819E+018" calcext:value-type="float">
            <text:p>152686788776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63353977352" calcext:value-type="float">
            <text:p>0.0263353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79474E+018" calcext:value-type="float">
            <text:p>1526867887794740000</text:p>
          </table:table-cell>
          <table:table-cell office:value-type="float" office:value="2098" calcext:value-type="float">
            <text:p>2098</text:p>
          </table:table-cell>
          <table:table-cell office:value-type="float" office:value="1.5268678877881E+018" calcext:value-type="float">
            <text:p>152686788778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91751793399" calcext:value-type="float">
            <text:p>0.0059175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81507E+018" calcext:value-type="float">
            <text:p>1526867887815070000</text:p>
          </table:table-cell>
          <table:table-cell office:value-type="float" office:value="2099" calcext:value-type="float">
            <text:p>2099</text:p>
          </table:table-cell>
          <table:table-cell office:value-type="float" office:value="1.52686788780795E+018" calcext:value-type="float">
            <text:p>152686788780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69976044446" calcext:value-type="float">
            <text:p>-0.0066997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83452E+018" calcext:value-type="float">
            <text:p>1526867887834520000</text:p>
          </table:table-cell>
          <table:table-cell office:value-type="float" office:value="2100" calcext:value-type="float">
            <text:p>2100</text:p>
          </table:table-cell>
          <table:table-cell office:value-type="float" office:value="1.52686788782769E+018" calcext:value-type="float">
            <text:p>1526867887827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3456685245" calcext:value-type="float">
            <text:p>-0.0273456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85472E+018" calcext:value-type="float">
            <text:p>1526867887854720000</text:p>
          </table:table-cell>
          <table:table-cell office:value-type="float" office:value="2101" calcext:value-type="float">
            <text:p>2101</text:p>
          </table:table-cell>
          <table:table-cell office:value-type="float" office:value="1.5268678878485E+018" calcext:value-type="float">
            <text:p>152686788784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66133376956" calcext:value-type="float">
            <text:p>-0.0366133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87503E+018" calcext:value-type="float">
            <text:p>1526867887875030000</text:p>
          </table:table-cell>
          <table:table-cell office:value-type="float" office:value="2102" calcext:value-type="float">
            <text:p>2102</text:p>
          </table:table-cell>
          <table:table-cell office:value-type="float" office:value="1.52686788786827E+018" calcext:value-type="float">
            <text:p>152686788786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83674912155" calcext:value-type="float">
            <text:p>-0.0383674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89436E+018" calcext:value-type="float">
            <text:p>1526867887894360000</text:p>
          </table:table-cell>
          <table:table-cell office:value-type="float" office:value="2103" calcext:value-type="float">
            <text:p>2103</text:p>
          </table:table-cell>
          <table:table-cell office:value-type="float" office:value="1.5268678878881E+018" calcext:value-type="float">
            <text:p>152686788788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77813738585" calcext:value-type="float">
            <text:p>-0.0677813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91467E+018" calcext:value-type="float">
            <text:p>1526867887914670000</text:p>
          </table:table-cell>
          <table:table-cell office:value-type="float" office:value="2104" calcext:value-type="float">
            <text:p>2104</text:p>
          </table:table-cell>
          <table:table-cell office:value-type="float" office:value="1.52686788790803E+018" calcext:value-type="float">
            <text:p>152686788790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9920206666" calcext:value-type="float">
            <text:p>-0.05992020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93497E+018" calcext:value-type="float">
            <text:p>1526867887934970000</text:p>
          </table:table-cell>
          <table:table-cell office:value-type="float" office:value="2105" calcext:value-type="float">
            <text:p>2105</text:p>
          </table:table-cell>
          <table:table-cell office:value-type="float" office:value="1.52686788792801E+018" calcext:value-type="float">
            <text:p>152686788792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74025300145" calcext:value-type="float">
            <text:p>-0.08740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95429E+018" calcext:value-type="float">
            <text:p>1526867887954290000</text:p>
          </table:table-cell>
          <table:table-cell office:value-type="float" office:value="2106" calcext:value-type="float">
            <text:p>2106</text:p>
          </table:table-cell>
          <table:table-cell office:value-type="float" office:value="1.52686788794784E+018" calcext:value-type="float">
            <text:p>152686788794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25195461512" calcext:value-type="float">
            <text:p>-0.0825195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97454E+018" calcext:value-type="float">
            <text:p>1526867887974540000</text:p>
          </table:table-cell>
          <table:table-cell office:value-type="float" office:value="2107" calcext:value-type="float">
            <text:p>2107</text:p>
          </table:table-cell>
          <table:table-cell office:value-type="float" office:value="1.52686788796775E+018" calcext:value-type="float">
            <text:p>152686788796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926939100027" calcext:value-type="float">
            <text:p>-0.09269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799488E+018" calcext:value-type="float">
            <text:p>1526867887994880000</text:p>
          </table:table-cell>
          <table:table-cell office:value-type="float" office:value="2108" calcext:value-type="float">
            <text:p>2108</text:p>
          </table:table-cell>
          <table:table-cell office:value-type="float" office:value="1.52686788798861E+018" calcext:value-type="float">
            <text:p>152686788798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1866856217" calcext:value-type="float">
            <text:p>-0.1018668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01519E+018" calcext:value-type="float">
            <text:p>1526867888015190000</text:p>
          </table:table-cell>
          <table:table-cell office:value-type="float" office:value="2109" calcext:value-type="float">
            <text:p>2109</text:p>
          </table:table-cell>
          <table:table-cell office:value-type="float" office:value="1.52686788800841E+018" calcext:value-type="float">
            <text:p>152686788800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1598627865" calcext:value-type="float">
            <text:p>-0.1015986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03467E+018" calcext:value-type="float">
            <text:p>1526867888034670000</text:p>
          </table:table-cell>
          <table:table-cell office:value-type="float" office:value="2110" calcext:value-type="float">
            <text:p>2110</text:p>
          </table:table-cell>
          <table:table-cell office:value-type="float" office:value="1.52686788802834E+018" calcext:value-type="float">
            <text:p>152686788802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2896000743" calcext:value-type="float">
            <text:p>-0.1228960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05511E+018" calcext:value-type="float">
            <text:p>1526867888055110000</text:p>
          </table:table-cell>
          <table:table-cell office:value-type="float" office:value="2111" calcext:value-type="float">
            <text:p>2111</text:p>
          </table:table-cell>
          <table:table-cell office:value-type="float" office:value="1.52686788804819E+018" calcext:value-type="float">
            <text:p>152686788804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579144001" calcext:value-type="float">
            <text:p>-0.11579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07463E+018" calcext:value-type="float">
            <text:p>1526867888074630000</text:p>
          </table:table-cell>
          <table:table-cell office:value-type="float" office:value="2112" calcext:value-type="float">
            <text:p>2112</text:p>
          </table:table-cell>
          <table:table-cell office:value-type="float" office:value="1.52686788806797E+018" calcext:value-type="float">
            <text:p>152686788806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1881310344" calcext:value-type="float">
            <text:p>-0.1018813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09478E+018" calcext:value-type="float">
            <text:p>1526867888094780000</text:p>
          </table:table-cell>
          <table:table-cell office:value-type="float" office:value="2113" calcext:value-type="float">
            <text:p>2113</text:p>
          </table:table-cell>
          <table:table-cell office:value-type="float" office:value="1.52686788808793E+018" calcext:value-type="float">
            <text:p>152686788808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0298167467" calcext:value-type="float">
            <text:p>-0.1302981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11498E+018" calcext:value-type="float">
            <text:p>1526867888114980000</text:p>
          </table:table-cell>
          <table:table-cell office:value-type="float" office:value="2114" calcext:value-type="float">
            <text:p>2114</text:p>
          </table:table-cell>
          <table:table-cell office:value-type="float" office:value="1.5268678881078E+018" calcext:value-type="float">
            <text:p>15268678881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1085772514" calcext:value-type="float">
            <text:p>-0.1110857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13448E+018" calcext:value-type="float">
            <text:p>1526867888134480000</text:p>
          </table:table-cell>
          <table:table-cell office:value-type="float" office:value="2115" calcext:value-type="float">
            <text:p>2115</text:p>
          </table:table-cell>
          <table:table-cell office:value-type="float" office:value="1.52686788812877E+018" calcext:value-type="float">
            <text:p>1526867888128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7167215347" calcext:value-type="float">
            <text:p>-0.1371672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15464E+018" calcext:value-type="float">
            <text:p>1526867888154640000</text:p>
          </table:table-cell>
          <table:table-cell office:value-type="float" office:value="2116" calcext:value-type="float">
            <text:p>2116</text:p>
          </table:table-cell>
          <table:table-cell office:value-type="float" office:value="1.52686788814852E+018" calcext:value-type="float">
            <text:p>152686788814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0757110417" calcext:value-type="float">
            <text:p>-0.1207571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17501E+018" calcext:value-type="float">
            <text:p>1526867888175010000</text:p>
          </table:table-cell>
          <table:table-cell office:value-type="float" office:value="2117" calcext:value-type="float">
            <text:p>2117</text:p>
          </table:table-cell>
          <table:table-cell office:value-type="float" office:value="1.52686788816825E+018" calcext:value-type="float">
            <text:p>152686788816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5160703659" calcext:value-type="float">
            <text:p>-0.1151607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19417E+018" calcext:value-type="float">
            <text:p>1526867888194170000</text:p>
          </table:table-cell>
          <table:table-cell office:value-type="float" office:value="2118" calcext:value-type="float">
            <text:p>2118</text:p>
          </table:table-cell>
          <table:table-cell office:value-type="float" office:value="1.52686788818799E+018" calcext:value-type="float">
            <text:p>152686788818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50800246" calcext:value-type="float">
            <text:p>-0.1350800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21451E+018" calcext:value-type="float">
            <text:p>1526867888214510000</text:p>
          </table:table-cell>
          <table:table-cell office:value-type="float" office:value="2119" calcext:value-type="float">
            <text:p>2119</text:p>
          </table:table-cell>
          <table:table-cell office:value-type="float" office:value="1.5268678882076E+018" calcext:value-type="float">
            <text:p>152686788820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8171011806" calcext:value-type="float">
            <text:p>-0.1281710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2348E+018" calcext:value-type="float">
            <text:p>1526867888234800000</text:p>
          </table:table-cell>
          <table:table-cell office:value-type="float" office:value="2120" calcext:value-type="float">
            <text:p>2120</text:p>
          </table:table-cell>
          <table:table-cell office:value-type="float" office:value="1.5268678882286E+018" calcext:value-type="float">
            <text:p>152686788822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9486134052" calcext:value-type="float">
            <text:p>-0.1394861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25513E+018" calcext:value-type="float">
            <text:p>1526867888255130000</text:p>
          </table:table-cell>
          <table:table-cell office:value-type="float" office:value="2121" calcext:value-type="float">
            <text:p>2121</text:p>
          </table:table-cell>
          <table:table-cell office:value-type="float" office:value="1.52686788824835E+018" calcext:value-type="float">
            <text:p>152686788824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6984447241" calcext:value-type="float">
            <text:p>-0.1269844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27459E+018" calcext:value-type="float">
            <text:p>1526867888274590000</text:p>
          </table:table-cell>
          <table:table-cell office:value-type="float" office:value="2122" calcext:value-type="float">
            <text:p>2122</text:p>
          </table:table-cell>
          <table:table-cell office:value-type="float" office:value="1.52686788826829E+018" calcext:value-type="float">
            <text:p>152686788826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2032368779" calcext:value-type="float">
            <text:p>-0.1120323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29497E+018" calcext:value-type="float">
            <text:p>1526867888294970000</text:p>
          </table:table-cell>
          <table:table-cell office:value-type="float" office:value="2123" calcext:value-type="float">
            <text:p>2123</text:p>
          </table:table-cell>
          <table:table-cell office:value-type="float" office:value="1.52686788828812E+018" calcext:value-type="float">
            <text:p>1526867888288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4313106537" calcext:value-type="float">
            <text:p>-0.1343131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31533E+018" calcext:value-type="float">
            <text:p>1526867888315330000</text:p>
          </table:table-cell>
          <table:table-cell office:value-type="float" office:value="2124" calcext:value-type="float">
            <text:p>2124</text:p>
          </table:table-cell>
          <table:table-cell office:value-type="float" office:value="1.52686788830799E+018" calcext:value-type="float">
            <text:p>152686788830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2209461629" calcext:value-type="float">
            <text:p>-0.1122094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33458E+018" calcext:value-type="float">
            <text:p>1526867888334580000</text:p>
          </table:table-cell>
          <table:table-cell office:value-type="float" office:value="2125" calcext:value-type="float">
            <text:p>2125</text:p>
          </table:table-cell>
          <table:table-cell office:value-type="float" office:value="1.52686788832796E+018" calcext:value-type="float">
            <text:p>15268678883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4035840631" calcext:value-type="float">
            <text:p>-0.1340358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35523E+018" calcext:value-type="float">
            <text:p>1526867888355230000</text:p>
          </table:table-cell>
          <table:table-cell office:value-type="float" office:value="2126" calcext:value-type="float">
            <text:p>2126</text:p>
          </table:table-cell>
          <table:table-cell office:value-type="float" office:value="1.52686788834798E+018" calcext:value-type="float">
            <text:p>152686788834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1229464412" calcext:value-type="float">
            <text:p>-0.1112294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37429E+018" calcext:value-type="float">
            <text:p>1526867888374290000</text:p>
          </table:table-cell>
          <table:table-cell office:value-type="float" office:value="2127" calcext:value-type="float">
            <text:p>2127</text:p>
          </table:table-cell>
          <table:table-cell office:value-type="float" office:value="1.52686788836784E+018" calcext:value-type="float">
            <text:p>15268678883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998980924487" calcext:value-type="float">
            <text:p>-0.0998980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39489E+018" calcext:value-type="float">
            <text:p>1526867888394890000</text:p>
          </table:table-cell>
          <table:table-cell office:value-type="float" office:value="2128" calcext:value-type="float">
            <text:p>2128</text:p>
          </table:table-cell>
          <table:table-cell office:value-type="float" office:value="1.52686788838867E+018" calcext:value-type="float">
            <text:p>1526867888388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3462686539" calcext:value-type="float">
            <text:p>-0.1134626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41494E+018" calcext:value-type="float">
            <text:p>1526867888414940000</text:p>
          </table:table-cell>
          <table:table-cell office:value-type="float" office:value="2129" calcext:value-type="float">
            <text:p>2129</text:p>
          </table:table-cell>
          <table:table-cell office:value-type="float" office:value="1.52686788840864E+018" calcext:value-type="float">
            <text:p>1526867888408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3165924549" calcext:value-type="float">
            <text:p>-0.1031659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43425E+018" calcext:value-type="float">
            <text:p>1526867888434250000</text:p>
          </table:table-cell>
          <table:table-cell office:value-type="float" office:value="2130" calcext:value-type="float">
            <text:p>2130</text:p>
          </table:table-cell>
          <table:table-cell office:value-type="float" office:value="1.52686788842851E+018" calcext:value-type="float">
            <text:p>152686788842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93806219101" calcext:value-type="float">
            <text:p>-0.0893806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45456E+018" calcext:value-type="float">
            <text:p>1526867888454560000</text:p>
          </table:table-cell>
          <table:table-cell office:value-type="float" office:value="2131" calcext:value-type="float">
            <text:p>2131</text:p>
          </table:table-cell>
          <table:table-cell office:value-type="float" office:value="1.5268678884483E+018" calcext:value-type="float">
            <text:p>152686788844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2078586817" calcext:value-type="float">
            <text:p>-0.1020785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47485E+018" calcext:value-type="float">
            <text:p>1526867888474850000</text:p>
          </table:table-cell>
          <table:table-cell office:value-type="float" office:value="2132" calcext:value-type="float">
            <text:p>2132</text:p>
          </table:table-cell>
          <table:table-cell office:value-type="float" office:value="1.52686788846797E+018" calcext:value-type="float">
            <text:p>152686788846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89032429457" calcext:value-type="float">
            <text:p>-0.0789032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49528E+018" calcext:value-type="float">
            <text:p>1526867888495280000</text:p>
          </table:table-cell>
          <table:table-cell office:value-type="float" office:value="2133" calcext:value-type="float">
            <text:p>2133</text:p>
          </table:table-cell>
          <table:table-cell office:value-type="float" office:value="1.52686788848783E+018" calcext:value-type="float">
            <text:p>152686788848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913318842649" calcext:value-type="float">
            <text:p>-0.0913318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51457E+018" calcext:value-type="float">
            <text:p>1526867888514570000</text:p>
          </table:table-cell>
          <table:table-cell office:value-type="float" office:value="2134" calcext:value-type="float">
            <text:p>2134</text:p>
          </table:table-cell>
          <table:table-cell office:value-type="float" office:value="1.52686788850782E+018" calcext:value-type="float">
            <text:p>15268678885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70243853331" calcext:value-type="float">
            <text:p>-0.0770243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53487E+018" calcext:value-type="float">
            <text:p>1526867888534870000</text:p>
          </table:table-cell>
          <table:table-cell office:value-type="float" office:value="2135" calcext:value-type="float">
            <text:p>2135</text:p>
          </table:table-cell>
          <table:table-cell office:value-type="float" office:value="1.52686788852762E+018" calcext:value-type="float">
            <text:p>1526867888527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23243935406" calcext:value-type="float">
            <text:p>-0.0623243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55532E+018" calcext:value-type="float">
            <text:p>1526867888555320000</text:p>
          </table:table-cell>
          <table:table-cell office:value-type="float" office:value="2136" calcext:value-type="float">
            <text:p>2136</text:p>
          </table:table-cell>
          <table:table-cell office:value-type="float" office:value="1.52686788854795E+018" calcext:value-type="float">
            <text:p>152686788854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85982629657" calcext:value-type="float">
            <text:p>-0.068598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57452E+018" calcext:value-type="float">
            <text:p>1526867888574520000</text:p>
          </table:table-cell>
          <table:table-cell office:value-type="float" office:value="2137" calcext:value-type="float">
            <text:p>2137</text:p>
          </table:table-cell>
          <table:table-cell office:value-type="float" office:value="1.52686788856786E+018" calcext:value-type="float">
            <text:p>152686788856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78370951116" calcext:value-type="float">
            <text:p>-0.0578370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59508E+018" calcext:value-type="float">
            <text:p>1526867888595080000</text:p>
          </table:table-cell>
          <table:table-cell office:value-type="float" office:value="2138" calcext:value-type="float">
            <text:p>2138</text:p>
          </table:table-cell>
          <table:table-cell office:value-type="float" office:value="1.52686788858785E+018" calcext:value-type="float">
            <text:p>152686788858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33825957775" calcext:value-type="float">
            <text:p>-0.0633825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61534E+018" calcext:value-type="float">
            <text:p>1526867888615340000</text:p>
          </table:table-cell>
          <table:table-cell office:value-type="float" office:value="2139" calcext:value-type="float">
            <text:p>2139</text:p>
          </table:table-cell>
          <table:table-cell office:value-type="float" office:value="1.52686788860787E+018" calcext:value-type="float">
            <text:p>152686788860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76395562291" calcext:value-type="float">
            <text:p>-0.0476395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63468E+018" calcext:value-type="float">
            <text:p>1526867888634680000</text:p>
          </table:table-cell>
          <table:table-cell office:value-type="float" office:value="2140" calcext:value-type="float">
            <text:p>2140</text:p>
          </table:table-cell>
          <table:table-cell office:value-type="float" office:value="1.52686788862809E+018" calcext:value-type="float">
            <text:p>152686788862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5047608912" calcext:value-type="float">
            <text:p>-0.0550476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655E+018" calcext:value-type="float">
            <text:p>1526867888655000000</text:p>
          </table:table-cell>
          <table:table-cell office:value-type="float" office:value="2141" calcext:value-type="float">
            <text:p>2141</text:p>
          </table:table-cell>
          <table:table-cell office:value-type="float" office:value="1.52686788864843E+018" calcext:value-type="float">
            <text:p>152686788864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46797758341" calcext:value-type="float">
            <text:p>-0.0446797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67444E+018" calcext:value-type="float">
            <text:p>1526867888674440000</text:p>
          </table:table-cell>
          <table:table-cell office:value-type="float" office:value="2142" calcext:value-type="float">
            <text:p>2142</text:p>
          </table:table-cell>
          <table:table-cell office:value-type="float" office:value="1.5268678886682E+018" calcext:value-type="float">
            <text:p>152686788866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20681610703" calcext:value-type="float">
            <text:p>-0.0420681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69474E+018" calcext:value-type="float">
            <text:p>1526867888694740000</text:p>
          </table:table-cell>
          <table:table-cell office:value-type="float" office:value="2143" calcext:value-type="float">
            <text:p>2143</text:p>
          </table:table-cell>
          <table:table-cell office:value-type="float" office:value="1.52686788868815E+018" calcext:value-type="float">
            <text:p>1526867888688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96250858903" calcext:value-type="float">
            <text:p>-0.0396250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71484E+018" calcext:value-type="float">
            <text:p>1526867888714840000</text:p>
          </table:table-cell>
          <table:table-cell office:value-type="float" office:value="2144" calcext:value-type="float">
            <text:p>2144</text:p>
          </table:table-cell>
          <table:table-cell office:value-type="float" office:value="1.52686788870788E+018" calcext:value-type="float">
            <text:p>152686788870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98183763027" calcext:value-type="float">
            <text:p>-0.0398183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73405E+018" calcext:value-type="float">
            <text:p>1526867888734050000</text:p>
          </table:table-cell>
          <table:table-cell office:value-type="float" office:value="2145" calcext:value-type="float">
            <text:p>2145</text:p>
          </table:table-cell>
          <table:table-cell office:value-type="float" office:value="1.52686788872852E+018" calcext:value-type="float">
            <text:p>152686788872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90777029097" calcext:value-type="float">
            <text:p>-0.0390777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75477E+018" calcext:value-type="float">
            <text:p>1526867888754770000</text:p>
          </table:table-cell>
          <table:table-cell office:value-type="float" office:value="2146" calcext:value-type="float">
            <text:p>2146</text:p>
          </table:table-cell>
          <table:table-cell office:value-type="float" office:value="1.52686788874853E+018" calcext:value-type="float">
            <text:p>152686788874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48638482392" calcext:value-type="float">
            <text:p>-0.0348638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77514E+018" calcext:value-type="float">
            <text:p>1526867888775140000</text:p>
          </table:table-cell>
          <table:table-cell office:value-type="float" office:value="2147" calcext:value-type="float">
            <text:p>2147</text:p>
          </table:table-cell>
          <table:table-cell office:value-type="float" office:value="1.5268678887686E+018" calcext:value-type="float">
            <text:p>152686788876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12879048288" calcext:value-type="float">
            <text:p>-0.0312879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79446E+018" calcext:value-type="float">
            <text:p>1526867888794460000</text:p>
          </table:table-cell>
          <table:table-cell office:value-type="float" office:value="2148" calcext:value-type="float">
            <text:p>2148</text:p>
          </table:table-cell>
          <table:table-cell office:value-type="float" office:value="1.52686788878863E+018" calcext:value-type="float">
            <text:p>1526867888788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46984565258" calcext:value-type="float">
            <text:p>-0.0346984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8148E+018" calcext:value-type="float">
            <text:p>1526867888814800000</text:p>
          </table:table-cell>
          <table:table-cell office:value-type="float" office:value="2149" calcext:value-type="float">
            <text:p>2149</text:p>
          </table:table-cell>
          <table:table-cell office:value-type="float" office:value="1.52686788880844E+018" calcext:value-type="float">
            <text:p>152686788880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01498307288" calcext:value-type="float">
            <text:p>-0.0201498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83508E+018" calcext:value-type="float">
            <text:p>1526867888835080000</text:p>
          </table:table-cell>
          <table:table-cell office:value-type="float" office:value="2150" calcext:value-type="float">
            <text:p>2150</text:p>
          </table:table-cell>
          <table:table-cell office:value-type="float" office:value="1.52686788882823E+018" calcext:value-type="float">
            <text:p>152686788882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71924340725" calcext:value-type="float">
            <text:p>-0.0371924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85441E+018" calcext:value-type="float">
            <text:p>1526867888854410000</text:p>
          </table:table-cell>
          <table:table-cell office:value-type="float" office:value="2151" calcext:value-type="float">
            <text:p>2151</text:p>
          </table:table-cell>
          <table:table-cell office:value-type="float" office:value="1.52686788884807E+018" calcext:value-type="float">
            <text:p>152686788884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5731312111" calcext:value-type="float">
            <text:p>-0.0257313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8747E+018" calcext:value-type="float">
            <text:p>1526867888874700000</text:p>
          </table:table-cell>
          <table:table-cell office:value-type="float" office:value="2152" calcext:value-type="float">
            <text:p>2152</text:p>
          </table:table-cell>
          <table:table-cell office:value-type="float" office:value="1.52686788886795E+018" calcext:value-type="float">
            <text:p>152686788886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09562443197" calcext:value-type="float">
            <text:p>-0.020956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89492E+018" calcext:value-type="float">
            <text:p>1526867888894920000</text:p>
          </table:table-cell>
          <table:table-cell office:value-type="float" office:value="2153" calcext:value-type="float">
            <text:p>2153</text:p>
          </table:table-cell>
          <table:table-cell office:value-type="float" office:value="1.52686788888809E+018" calcext:value-type="float">
            <text:p>152686788888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27935351431" calcext:value-type="float">
            <text:p>-0.0227935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91418E+018" calcext:value-type="float">
            <text:p>1526867888914180000</text:p>
          </table:table-cell>
          <table:table-cell office:value-type="float" office:value="2154" calcext:value-type="float">
            <text:p>2154</text:p>
          </table:table-cell>
          <table:table-cell office:value-type="float" office:value="1.52686788890806E+018" calcext:value-type="float">
            <text:p>152686788890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50539109111" calcext:value-type="float">
            <text:p>-0.0250539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93456E+018" calcext:value-type="float">
            <text:p>1526867888934560000</text:p>
          </table:table-cell>
          <table:table-cell office:value-type="float" office:value="2155" calcext:value-type="float">
            <text:p>2155</text:p>
          </table:table-cell>
          <table:table-cell office:value-type="float" office:value="1.52686788892811E+018" calcext:value-type="float">
            <text:p>152686788892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064840585" calcext:value-type="float">
            <text:p>-0.0230648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95495E+018" calcext:value-type="float">
            <text:p>1526867888954950000</text:p>
          </table:table-cell>
          <table:table-cell office:value-type="float" office:value="2156" calcext:value-type="float">
            <text:p>2156</text:p>
          </table:table-cell>
          <table:table-cell office:value-type="float" office:value="1.52686788894796E+018" calcext:value-type="float">
            <text:p>152686788894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9694220424" calcext:value-type="float">
            <text:p>-0.017969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97424E+018" calcext:value-type="float">
            <text:p>1526867888974240000</text:p>
          </table:table-cell>
          <table:table-cell office:value-type="float" office:value="2157" calcext:value-type="float">
            <text:p>2157</text:p>
          </table:table-cell>
          <table:table-cell office:value-type="float" office:value="1.52686788896786E+018" calcext:value-type="float">
            <text:p>152686788896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09917332977" calcext:value-type="float">
            <text:p>-0.0209917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899454E+018" calcext:value-type="float">
            <text:p>1526867888994540000</text:p>
          </table:table-cell>
          <table:table-cell office:value-type="float" office:value="2158" calcext:value-type="float">
            <text:p>2158</text:p>
          </table:table-cell>
          <table:table-cell office:value-type="float" office:value="1.52686788898792E+018" calcext:value-type="float">
            <text:p>152686788898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89625290781" calcext:value-type="float">
            <text:p>-0.0078962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01492E+018" calcext:value-type="float">
            <text:p>1526867889014920000</text:p>
          </table:table-cell>
          <table:table-cell office:value-type="float" office:value="2159" calcext:value-type="float">
            <text:p>2159</text:p>
          </table:table-cell>
          <table:table-cell office:value-type="float" office:value="1.52686788900782E+018" calcext:value-type="float">
            <text:p>15268678890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1664263532" calcext:value-type="float">
            <text:p>-0.0111664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0353E+018" calcext:value-type="float">
            <text:p>1526867889035300000</text:p>
          </table:table-cell>
          <table:table-cell office:value-type="float" office:value="2160" calcext:value-type="float">
            <text:p>2160</text:p>
          </table:table-cell>
          <table:table-cell office:value-type="float" office:value="1.52686788902797E+018" calcext:value-type="float">
            <text:p>152686788902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23501700163" calcext:value-type="float">
            <text:p>-0.009235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05461E+018" calcext:value-type="float">
            <text:p>1526867889054610000</text:p>
          </table:table-cell>
          <table:table-cell office:value-type="float" office:value="2161" calcext:value-type="float">
            <text:p>2161</text:p>
          </table:table-cell>
          <table:table-cell office:value-type="float" office:value="1.52686788904781E+018" calcext:value-type="float">
            <text:p>152686788904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6505494118" calcext:value-type="float">
            <text:p>-0.0126505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0751E+018" calcext:value-type="float">
            <text:p>1526867889075100000</text:p>
          </table:table-cell>
          <table:table-cell office:value-type="float" office:value="2162" calcext:value-type="float">
            <text:p>2162</text:p>
          </table:table-cell>
          <table:table-cell office:value-type="float" office:value="1.52686788906757E+018" calcext:value-type="float">
            <text:p>152686788906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91244532168" calcext:value-type="float">
            <text:p>-0.0049124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09513E+018" calcext:value-type="float">
            <text:p>1526867889095130000</text:p>
          </table:table-cell>
          <table:table-cell office:value-type="float" office:value="2163" calcext:value-type="float">
            <text:p>2163</text:p>
          </table:table-cell>
          <table:table-cell office:value-type="float" office:value="1.52686788908847E+018" calcext:value-type="float">
            <text:p>152686788908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3332512081" calcext:value-type="float">
            <text:p>-0.0103332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11451E+018" calcext:value-type="float">
            <text:p>1526867889114510000</text:p>
          </table:table-cell>
          <table:table-cell office:value-type="float" office:value="2164" calcext:value-type="float">
            <text:p>2164</text:p>
          </table:table-cell>
          <table:table-cell office:value-type="float" office:value="1.5268678891083E+018" calcext:value-type="float">
            <text:p>152686788910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4628371224" calcext:value-type="float">
            <text:p>-0.0026462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13474E+018" calcext:value-type="float">
            <text:p>1526867889134740000</text:p>
          </table:table-cell>
          <table:table-cell office:value-type="float" office:value="2165" calcext:value-type="float">
            <text:p>2165</text:p>
          </table:table-cell>
          <table:table-cell office:value-type="float" office:value="1.52686788912805E+018" calcext:value-type="float">
            <text:p>15268678891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93695044518" calcext:value-type="float">
            <text:p>-0.0059369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15503E+018" calcext:value-type="float">
            <text:p>1526867889155030000</text:p>
          </table:table-cell>
          <table:table-cell office:value-type="float" office:value="2166" calcext:value-type="float">
            <text:p>2166</text:p>
          </table:table-cell>
          <table:table-cell office:value-type="float" office:value="1.52686788914787E+018" calcext:value-type="float">
            <text:p>152686788914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07396306098" calcext:value-type="float">
            <text:p>-0.0070739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17423E+018" calcext:value-type="float">
            <text:p>1526867889174230000</text:p>
          </table:table-cell>
          <table:table-cell office:value-type="float" office:value="2167" calcext:value-type="float">
            <text:p>2167</text:p>
          </table:table-cell>
          <table:table-cell office:value-type="float" office:value="1.52686788916775E+018" calcext:value-type="float">
            <text:p>152686788916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81641714275" calcext:value-type="float">
            <text:p>-0.0078164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19446E+018" calcext:value-type="float">
            <text:p>1526867889194460000</text:p>
          </table:table-cell>
          <table:table-cell office:value-type="float" office:value="2168" calcext:value-type="float">
            <text:p>2168</text:p>
          </table:table-cell>
          <table:table-cell office:value-type="float" office:value="1.52686788918833E+018" calcext:value-type="float">
            <text:p>152686788918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2223549038" calcext:value-type="float">
            <text:p>-0.0102223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21484E+018" calcext:value-type="float">
            <text:p>1526867889214840000</text:p>
          </table:table-cell>
          <table:table-cell office:value-type="float" office:value="2169" calcext:value-type="float">
            <text:p>2169</text:p>
          </table:table-cell>
          <table:table-cell office:value-type="float" office:value="1.52686788920773E+018" calcext:value-type="float">
            <text:p>152686788920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0037641823" calcext:value-type="float">
            <text:p>-0.0100037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23516E+018" calcext:value-type="float">
            <text:p>1526867889235160000</text:p>
          </table:table-cell>
          <table:table-cell office:value-type="float" office:value="2170" calcext:value-type="float">
            <text:p>2170</text:p>
          </table:table-cell>
          <table:table-cell office:value-type="float" office:value="1.52686788922838E+018" calcext:value-type="float">
            <text:p>152686788922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4817147627" calcext:value-type="float">
            <text:p>-0.0134817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25464E+018" calcext:value-type="float">
            <text:p>1526867889254640000</text:p>
          </table:table-cell>
          <table:table-cell office:value-type="float" office:value="2171" calcext:value-type="float">
            <text:p>2171</text:p>
          </table:table-cell>
          <table:table-cell office:value-type="float" office:value="1.52686788924805E+018" calcext:value-type="float">
            <text:p>152686788924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3062998801" calcext:value-type="float">
            <text:p>-0.0173062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27494E+018" calcext:value-type="float">
            <text:p>1526867889274940000</text:p>
          </table:table-cell>
          <table:table-cell office:value-type="float" office:value="2172" calcext:value-type="float">
            <text:p>2172</text:p>
          </table:table-cell>
          <table:table-cell office:value-type="float" office:value="1.52686788926782E+018" calcext:value-type="float">
            <text:p>152686788926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6649004072" calcext:value-type="float">
            <text:p>-0.016649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29531E+018" calcext:value-type="float">
            <text:p>1526867889295310000</text:p>
          </table:table-cell>
          <table:table-cell office:value-type="float" office:value="2173" calcext:value-type="float">
            <text:p>2173</text:p>
          </table:table-cell>
          <table:table-cell office:value-type="float" office:value="1.52686788928858E+018" calcext:value-type="float">
            <text:p>1526867889288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5973810256" calcext:value-type="float">
            <text:p>-0.017597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31458E+018" calcext:value-type="float">
            <text:p>1526867889314580000</text:p>
          </table:table-cell>
          <table:table-cell office:value-type="float" office:value="2174" calcext:value-type="float">
            <text:p>2174</text:p>
          </table:table-cell>
          <table:table-cell office:value-type="float" office:value="1.52686788930859E+018" calcext:value-type="float">
            <text:p>1526867889308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21097283065" calcext:value-type="float">
            <text:p>-0.0221097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33485E+018" calcext:value-type="float">
            <text:p>1526867889334850000</text:p>
          </table:table-cell>
          <table:table-cell office:value-type="float" office:value="2175" calcext:value-type="float">
            <text:p>2175</text:p>
          </table:table-cell>
          <table:table-cell office:value-type="float" office:value="1.52686788932851E+018" calcext:value-type="float">
            <text:p>152686788932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03887782991" calcext:value-type="float">
            <text:p>-0.0203887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35525E+018" calcext:value-type="float">
            <text:p>1526867889355250000</text:p>
          </table:table-cell>
          <table:table-cell office:value-type="float" office:value="2176" calcext:value-type="float">
            <text:p>2176</text:p>
          </table:table-cell>
          <table:table-cell office:value-type="float" office:value="1.52686788934829E+018" calcext:value-type="float">
            <text:p>152686788934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7916665301" calcext:value-type="float">
            <text:p>-0.0147916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37463E+018" calcext:value-type="float">
            <text:p>1526867889374630000</text:p>
          </table:table-cell>
          <table:table-cell office:value-type="float" office:value="2177" calcext:value-type="float">
            <text:p>2177</text:p>
          </table:table-cell>
          <table:table-cell office:value-type="float" office:value="1.52686788936797E+018" calcext:value-type="float">
            <text:p>152686788936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056375742" calcext:value-type="float">
            <text:p>-0.0170563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39505E+018" calcext:value-type="float">
            <text:p>1526867889395050000</text:p>
          </table:table-cell>
          <table:table-cell office:value-type="float" office:value="2178" calcext:value-type="float">
            <text:p>2178</text:p>
          </table:table-cell>
          <table:table-cell office:value-type="float" office:value="1.52686788938789E+018" calcext:value-type="float">
            <text:p>15268678893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9479007125" calcext:value-type="float">
            <text:p>-0.0159479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41424E+018" calcext:value-type="float">
            <text:p>1526867889414240000</text:p>
          </table:table-cell>
          <table:table-cell office:value-type="float" office:value="2179" calcext:value-type="float">
            <text:p>2179</text:p>
          </table:table-cell>
          <table:table-cell office:value-type="float" office:value="1.52686788940793E+018" calcext:value-type="float">
            <text:p>152686788940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5337938294" calcext:value-type="float">
            <text:p>-0.0105337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43471E+018" calcext:value-type="float">
            <text:p>1526867889434710000</text:p>
          </table:table-cell>
          <table:table-cell office:value-type="float" office:value="2180" calcext:value-type="float">
            <text:p>2180</text:p>
          </table:table-cell>
          <table:table-cell office:value-type="float" office:value="1.52686788942784E+018" calcext:value-type="float">
            <text:p>152686788942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1817891747" calcext:value-type="float">
            <text:p>-0.0151817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45488E+018" calcext:value-type="float">
            <text:p>1526867889454880000</text:p>
          </table:table-cell>
          <table:table-cell office:value-type="float" office:value="2181" calcext:value-type="float">
            <text:p>2181</text:p>
          </table:table-cell>
          <table:table-cell office:value-type="float" office:value="1.52686788944764E+018" calcext:value-type="float">
            <text:p>152686788944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19159501791" calcext:value-type="float">
            <text:p>-0.009191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47511E+018" calcext:value-type="float">
            <text:p>1526867889475110000</text:p>
          </table:table-cell>
          <table:table-cell office:value-type="float" office:value="2182" calcext:value-type="float">
            <text:p>2182</text:p>
          </table:table-cell>
          <table:table-cell office:value-type="float" office:value="1.52686788946844E+018" calcext:value-type="float">
            <text:p>152686788946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07566179335" calcext:value-type="float">
            <text:p>-0.0070756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49453E+018" calcext:value-type="float">
            <text:p>1526867889494530000</text:p>
          </table:table-cell>
          <table:table-cell office:value-type="float" office:value="2183" calcext:value-type="float">
            <text:p>2183</text:p>
          </table:table-cell>
          <table:table-cell office:value-type="float" office:value="1.52686788948828E+018" calcext:value-type="float">
            <text:p>152686788948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4441386834" calcext:value-type="float">
            <text:p>-0.0030444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51509E+018" calcext:value-type="float">
            <text:p>1526867889515090000</text:p>
          </table:table-cell>
          <table:table-cell office:value-type="float" office:value="2184" calcext:value-type="float">
            <text:p>2184</text:p>
          </table:table-cell>
          <table:table-cell office:value-type="float" office:value="1.52686788950803E+018" calcext:value-type="float">
            <text:p>152686788950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5322195496" calcext:value-type="float">
            <text:p>-0.001553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53518E+018" calcext:value-type="float">
            <text:p>1526867889535180000</text:p>
          </table:table-cell>
          <table:table-cell office:value-type="float" office:value="2185" calcext:value-type="float">
            <text:p>2185</text:p>
          </table:table-cell>
          <table:table-cell office:value-type="float" office:value="1.52686788952805E+018" calcext:value-type="float">
            <text:p>15268678895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8119287901" calcext:value-type="float">
            <text:p>-0.0025811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5546E+018" calcext:value-type="float">
            <text:p>1526867889554600000</text:p>
          </table:table-cell>
          <table:table-cell office:value-type="float" office:value="2186" calcext:value-type="float">
            <text:p>2186</text:p>
          </table:table-cell>
          <table:table-cell office:value-type="float" office:value="1.52686788954771E+018" calcext:value-type="float">
            <text:p>1526867889547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8834046144" calcext:value-type="float">
            <text:p>0.0007883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57488E+018" calcext:value-type="float">
            <text:p>1526867889574880000</text:p>
          </table:table-cell>
          <table:table-cell office:value-type="float" office:value="2187" calcext:value-type="float">
            <text:p>2187</text:p>
          </table:table-cell>
          <table:table-cell office:value-type="float" office:value="1.52686788956848E+018" calcext:value-type="float">
            <text:p>152686788956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4740616791" calcext:value-type="float">
            <text:p>-0.00247406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59507E+018" calcext:value-type="float">
            <text:p>1526867889595070000</text:p>
          </table:table-cell>
          <table:table-cell office:value-type="float" office:value="2188" calcext:value-type="float">
            <text:p>2188</text:p>
          </table:table-cell>
          <table:table-cell office:value-type="float" office:value="1.52686788958819E+018" calcext:value-type="float">
            <text:p>152686788958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05017286539" calcext:value-type="float">
            <text:p>0.0040501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61442E+018" calcext:value-type="float">
            <text:p>1526867889614420000</text:p>
          </table:table-cell>
          <table:table-cell office:value-type="float" office:value="2189" calcext:value-type="float">
            <text:p>2189</text:p>
          </table:table-cell>
          <table:table-cell office:value-type="float" office:value="1.52686788960809E+018" calcext:value-type="float">
            <text:p>152686788960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5731919929" calcext:value-type="float">
            <text:p>0.0041573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63504E+018" calcext:value-type="float">
            <text:p>1526867889635040000</text:p>
          </table:table-cell>
          <table:table-cell office:value-type="float" office:value="2190" calcext:value-type="float">
            <text:p>2190</text:p>
          </table:table-cell>
          <table:table-cell office:value-type="float" office:value="1.52686788962791E+018" calcext:value-type="float">
            <text:p>152686788962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24332730472" calcext:value-type="float">
            <text:p>0.0042433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65523E+018" calcext:value-type="float">
            <text:p>1526867889655230000</text:p>
          </table:table-cell>
          <table:table-cell office:value-type="float" office:value="2191" calcext:value-type="float">
            <text:p>2191</text:p>
          </table:table-cell>
          <table:table-cell office:value-type="float" office:value="1.52686788964794E+018" calcext:value-type="float">
            <text:p>152686788964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02970086038" calcext:value-type="float">
            <text:p>0.0060297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67457E+018" calcext:value-type="float">
            <text:p>1526867889674570000</text:p>
          </table:table-cell>
          <table:table-cell office:value-type="float" office:value="2192" calcext:value-type="float">
            <text:p>2192</text:p>
          </table:table-cell>
          <table:table-cell office:value-type="float" office:value="1.52686788966761E+018" calcext:value-type="float">
            <text:p>152686788966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90577787161" calcext:value-type="float">
            <text:p>0.0099057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69486E+018" calcext:value-type="float">
            <text:p>1526867889694860000</text:p>
          </table:table-cell>
          <table:table-cell office:value-type="float" office:value="2193" calcext:value-type="float">
            <text:p>2193</text:p>
          </table:table-cell>
          <table:table-cell office:value-type="float" office:value="1.52686788968855E+018" calcext:value-type="float">
            <text:p>152686788968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11721384525" calcext:value-type="float">
            <text:p>0.0081172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71496E+018" calcext:value-type="float">
            <text:p>1526867889714960000</text:p>
          </table:table-cell>
          <table:table-cell office:value-type="float" office:value="2194" calcext:value-type="float">
            <text:p>2194</text:p>
          </table:table-cell>
          <table:table-cell office:value-type="float" office:value="1.52686788970817E+018" calcext:value-type="float">
            <text:p>152686788970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233225137" calcext:value-type="float">
            <text:p>0.0092332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73414E+018" calcext:value-type="float">
            <text:p>1526867889734140000</text:p>
          </table:table-cell>
          <table:table-cell office:value-type="float" office:value="2195" calcext:value-type="float">
            <text:p>2195</text:p>
          </table:table-cell>
          <table:table-cell office:value-type="float" office:value="1.52686788972775E+018" calcext:value-type="float">
            <text:p>152686788972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9196444973" calcext:value-type="float">
            <text:p>0.0109196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75447E+018" calcext:value-type="float">
            <text:p>1526867889754470000</text:p>
          </table:table-cell>
          <table:table-cell office:value-type="float" office:value="2196" calcext:value-type="float">
            <text:p>2196</text:p>
          </table:table-cell>
          <table:table-cell office:value-type="float" office:value="1.52686788974847E+018" calcext:value-type="float">
            <text:p>152686788974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14974119142" calcext:value-type="float">
            <text:p>0.0051497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77479E+018" calcext:value-type="float">
            <text:p>1526867889774790000</text:p>
          </table:table-cell>
          <table:table-cell office:value-type="float" office:value="2197" calcext:value-type="float">
            <text:p>2197</text:p>
          </table:table-cell>
          <table:table-cell office:value-type="float" office:value="1.52686788976806E+018" calcext:value-type="float">
            <text:p>152686788976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60294979066" calcext:value-type="float">
            <text:p>0.0086029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79533E+018" calcext:value-type="float">
            <text:p>1526867889795330000</text:p>
          </table:table-cell>
          <table:table-cell office:value-type="float" office:value="2198" calcext:value-type="float">
            <text:p>2198</text:p>
          </table:table-cell>
          <table:table-cell office:value-type="float" office:value="1.52686788978772E+018" calcext:value-type="float">
            <text:p>152686788978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715123266" calcext:value-type="float">
            <text:p>0.0107151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81462E+018" calcext:value-type="float">
            <text:p>1526867889814620000</text:p>
          </table:table-cell>
          <table:table-cell office:value-type="float" office:value="2199" calcext:value-type="float">
            <text:p>2199</text:p>
          </table:table-cell>
          <table:table-cell office:value-type="float" office:value="1.52686788980763E+018" calcext:value-type="float">
            <text:p>1526867889807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7411728166" calcext:value-type="float">
            <text:p>0.0027741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83493E+018" calcext:value-type="float">
            <text:p>1526867889834930000</text:p>
          </table:table-cell>
          <table:table-cell office:value-type="float" office:value="2200" calcext:value-type="float">
            <text:p>2200</text:p>
          </table:table-cell>
          <table:table-cell office:value-type="float" office:value="1.52686788982861E+018" calcext:value-type="float">
            <text:p>152686788982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68732446805" calcext:value-type="float">
            <text:p>-0.0036873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85522E+018" calcext:value-type="float">
            <text:p>1526867889855220000</text:p>
          </table:table-cell>
          <table:table-cell office:value-type="float" office:value="2201" calcext:value-type="float">
            <text:p>2201</text:p>
          </table:table-cell>
          <table:table-cell office:value-type="float" office:value="1.52686788984852E+018" calcext:value-type="float">
            <text:p>152686788984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30453822203" calcext:value-type="float">
            <text:p>0.0013045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87474E+018" calcext:value-type="float">
            <text:p>1526867889874740000</text:p>
          </table:table-cell>
          <table:table-cell office:value-type="float" office:value="2202" calcext:value-type="float">
            <text:p>2202</text:p>
          </table:table-cell>
          <table:table-cell office:value-type="float" office:value="1.52686788986835E+018" calcext:value-type="float">
            <text:p>152686788986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7366709411" calcext:value-type="float">
            <text:p>-0.0025736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89493E+018" calcext:value-type="float">
            <text:p>1526867889894930000</text:p>
          </table:table-cell>
          <table:table-cell office:value-type="float" office:value="2203" calcext:value-type="float">
            <text:p>2203</text:p>
          </table:table-cell>
          <table:table-cell office:value-type="float" office:value="1.52686788988822E+018" calcext:value-type="float">
            <text:p>152686788988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74957879446" calcext:value-type="float">
            <text:p>-0.0027495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91436E+018" calcext:value-type="float">
            <text:p>1526867889914360000</text:p>
          </table:table-cell>
          <table:table-cell office:value-type="float" office:value="2204" calcext:value-type="float">
            <text:p>2204</text:p>
          </table:table-cell>
          <table:table-cell office:value-type="float" office:value="1.52686788990795E+018" calcext:value-type="float">
            <text:p>152686788990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7938362099" calcext:value-type="float">
            <text:p>-0.0015793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93461E+018" calcext:value-type="float">
            <text:p>1526867889934610000</text:p>
          </table:table-cell>
          <table:table-cell office:value-type="float" office:value="2205" calcext:value-type="float">
            <text:p>2205</text:p>
          </table:table-cell>
          <table:table-cell office:value-type="float" office:value="1.52686788992786E+018" calcext:value-type="float">
            <text:p>152686788992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6269899011" calcext:value-type="float">
            <text:p>-0.003062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9549E+018" calcext:value-type="float">
            <text:p>1526867889954900000</text:p>
          </table:table-cell>
          <table:table-cell office:value-type="float" office:value="2206" calcext:value-type="float">
            <text:p>2206</text:p>
          </table:table-cell>
          <table:table-cell office:value-type="float" office:value="1.52686788994782E+018" calcext:value-type="float">
            <text:p>152686788994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1792500876" calcext:value-type="float">
            <text:p>-0.001617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97541E+018" calcext:value-type="float">
            <text:p>1526867889975410000</text:p>
          </table:table-cell>
          <table:table-cell office:value-type="float" office:value="2207" calcext:value-type="float">
            <text:p>2207</text:p>
          </table:table-cell>
          <table:table-cell office:value-type="float" office:value="1.52686788996861E+018" calcext:value-type="float">
            <text:p>152686788996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29009955749" calcext:value-type="float">
            <text:p>-0.0032900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8999466E+018" calcext:value-type="float">
            <text:p>1526867889994660000</text:p>
          </table:table-cell>
          <table:table-cell office:value-type="float" office:value="2208" calcext:value-type="float">
            <text:p>2208</text:p>
          </table:table-cell>
          <table:table-cell office:value-type="float" office:value="1.5268678899884E+018" calcext:value-type="float">
            <text:p>152686788998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86323083937" calcext:value-type="float">
            <text:p>-0.0068632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01499E+018" calcext:value-type="float">
            <text:p>1526867890014990000</text:p>
          </table:table-cell>
          <table:table-cell office:value-type="float" office:value="2209" calcext:value-type="float">
            <text:p>2209</text:p>
          </table:table-cell>
          <table:table-cell office:value-type="float" office:value="1.52686789000817E+018" calcext:value-type="float">
            <text:p>152686789000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89306296408" calcext:value-type="float">
            <text:p>-0.0006893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0344E+018" calcext:value-type="float">
            <text:p>1526867890034400000</text:p>
          </table:table-cell>
          <table:table-cell office:value-type="float" office:value="2210" calcext:value-type="float">
            <text:p>2210</text:p>
          </table:table-cell>
          <table:table-cell office:value-type="float" office:value="1.52686789002818E+018" calcext:value-type="float">
            <text:p>152686789002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00763938949" calcext:value-type="float">
            <text:p>-0.0070076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0546E+018" calcext:value-type="float">
            <text:p>1526867890054600000</text:p>
          </table:table-cell>
          <table:table-cell office:value-type="float" office:value="2211" calcext:value-type="float">
            <text:p>2211</text:p>
          </table:table-cell>
          <table:table-cell office:value-type="float" office:value="1.52686789004806E+018" calcext:value-type="float">
            <text:p>152686789004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36969490349" calcext:value-type="float">
            <text:p>-0.0053696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0748E+018" calcext:value-type="float">
            <text:p>1526867890074800000</text:p>
          </table:table-cell>
          <table:table-cell office:value-type="float" office:value="2212" calcext:value-type="float">
            <text:p>2212</text:p>
          </table:table-cell>
          <table:table-cell office:value-type="float" office:value="1.52686789006802E+018" calcext:value-type="float">
            <text:p>152686789006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0068604853" calcext:value-type="float">
            <text:p>-0.001500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09518E+018" calcext:value-type="float">
            <text:p>1526867890095180000</text:p>
          </table:table-cell>
          <table:table-cell office:value-type="float" office:value="2213" calcext:value-type="float">
            <text:p>2213</text:p>
          </table:table-cell>
          <table:table-cell office:value-type="float" office:value="1.52686789008772E+018" calcext:value-type="float">
            <text:p>152686789008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25427909754" calcext:value-type="float">
            <text:p>-0.0002254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11467E+018" calcext:value-type="float">
            <text:p>1526867890114670000</text:p>
          </table:table-cell>
          <table:table-cell office:value-type="float" office:value="2214" calcext:value-type="float">
            <text:p>2214</text:p>
          </table:table-cell>
          <table:table-cell office:value-type="float" office:value="1.52686789010846E+018" calcext:value-type="float">
            <text:p>152686789010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8434427008" calcext:value-type="float">
            <text:p>-0.0048434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13496E+018" calcext:value-type="float">
            <text:p>1526867890134960000</text:p>
          </table:table-cell>
          <table:table-cell office:value-type="float" office:value="2215" calcext:value-type="float">
            <text:p>2215</text:p>
          </table:table-cell>
          <table:table-cell office:value-type="float" office:value="1.5268678901282E+018" calcext:value-type="float">
            <text:p>152686789012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205250673" calcext:value-type="float">
            <text:p>-0.0072052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15428E+018" calcext:value-type="float">
            <text:p>1526867890154280000</text:p>
          </table:table-cell>
          <table:table-cell office:value-type="float" office:value="2216" calcext:value-type="float">
            <text:p>2216</text:p>
          </table:table-cell>
          <table:table-cell office:value-type="float" office:value="1.52686789014808E+018" calcext:value-type="float">
            <text:p>152686789014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45149855316" calcext:value-type="float">
            <text:p>-0.0054514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1744E+018" calcext:value-type="float">
            <text:p>1526867890174400000</text:p>
          </table:table-cell>
          <table:table-cell office:value-type="float" office:value="2217" calcext:value-type="float">
            <text:p>2217</text:p>
          </table:table-cell>
          <table:table-cell office:value-type="float" office:value="1.52686789016807E+018" calcext:value-type="float">
            <text:p>152686789016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2195697315" calcext:value-type="float">
            <text:p>-0.0042195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19485E+018" calcext:value-type="float">
            <text:p>1526867890194850000</text:p>
          </table:table-cell>
          <table:table-cell office:value-type="float" office:value="2218" calcext:value-type="float">
            <text:p>2218</text:p>
          </table:table-cell>
          <table:table-cell office:value-type="float" office:value="1.5268678901879E+018" calcext:value-type="float">
            <text:p>152686789018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78206963837" calcext:value-type="float">
            <text:p>-5.7820696383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21502E+018" calcext:value-type="float">
            <text:p>1526867890215020000</text:p>
          </table:table-cell>
          <table:table-cell office:value-type="float" office:value="2219" calcext:value-type="float">
            <text:p>2219</text:p>
          </table:table-cell>
          <table:table-cell office:value-type="float" office:value="1.52686789020757E+018" calcext:value-type="float">
            <text:p>152686789020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35270664841" calcext:value-type="float">
            <text:p>-0.0053527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23426E+018" calcext:value-type="float">
            <text:p>1526867890234260000</text:p>
          </table:table-cell>
          <table:table-cell office:value-type="float" office:value="2220" calcext:value-type="float">
            <text:p>2220</text:p>
          </table:table-cell>
          <table:table-cell office:value-type="float" office:value="1.52686789022833E+018" calcext:value-type="float">
            <text:p>152686789022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73639215529" calcext:value-type="float">
            <text:p>-0.0067363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25441E+018" calcext:value-type="float">
            <text:p>1526867890254410000</text:p>
          </table:table-cell>
          <table:table-cell office:value-type="float" office:value="2221" calcext:value-type="float">
            <text:p>2221</text:p>
          </table:table-cell>
          <table:table-cell office:value-type="float" office:value="1.5268678902479E+018" calcext:value-type="float">
            <text:p>152686789024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21661354974" calcext:value-type="float">
            <text:p>0.0032166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27467E+018" calcext:value-type="float">
            <text:p>1526867890274670000</text:p>
          </table:table-cell>
          <table:table-cell office:value-type="float" office:value="2222" calcext:value-type="float">
            <text:p>2222</text:p>
          </table:table-cell>
          <table:table-cell office:value-type="float" office:value="1.52686789026862E+018" calcext:value-type="float">
            <text:p>1526867890268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94726314396" calcext:value-type="float">
            <text:p>-0.0069472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29487E+018" calcext:value-type="float">
            <text:p>1526867890294870000</text:p>
          </table:table-cell>
          <table:table-cell office:value-type="float" office:value="2223" calcext:value-type="float">
            <text:p>2223</text:p>
          </table:table-cell>
          <table:table-cell office:value-type="float" office:value="1.52686789028825E+018" calcext:value-type="float">
            <text:p>152686789028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11683756486" calcext:value-type="float">
            <text:p>0.0051168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31513E+018" calcext:value-type="float">
            <text:p>1526867890315130000</text:p>
          </table:table-cell>
          <table:table-cell office:value-type="float" office:value="2224" calcext:value-type="float">
            <text:p>2224</text:p>
          </table:table-cell>
          <table:table-cell office:value-type="float" office:value="1.52686789030788E+018" calcext:value-type="float">
            <text:p>152686789030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82790265232" calcext:value-type="float">
            <text:p>-0.0048279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33446E+018" calcext:value-type="float">
            <text:p>1526867890334460000</text:p>
          </table:table-cell>
          <table:table-cell office:value-type="float" office:value="2225" calcext:value-type="float">
            <text:p>2225</text:p>
          </table:table-cell>
          <table:table-cell office:value-type="float" office:value="1.52686789032777E+018" calcext:value-type="float">
            <text:p>152686789032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9267242998" calcext:value-type="float">
            <text:p>0.0015926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35455E+018" calcext:value-type="float">
            <text:p>1526867890354550000</text:p>
          </table:table-cell>
          <table:table-cell office:value-type="float" office:value="2226" calcext:value-type="float">
            <text:p>2226</text:p>
          </table:table-cell>
          <table:table-cell office:value-type="float" office:value="1.52686789034846E+018" calcext:value-type="float">
            <text:p>152686789034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96788925678" calcext:value-type="float">
            <text:p>0.0019678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37484E+018" calcext:value-type="float">
            <text:p>1526867890374840000</text:p>
          </table:table-cell>
          <table:table-cell office:value-type="float" office:value="2227" calcext:value-type="float">
            <text:p>2227</text:p>
          </table:table-cell>
          <table:table-cell office:value-type="float" office:value="1.52686789036821E+018" calcext:value-type="float">
            <text:p>15268678903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33949457854" calcext:value-type="float">
            <text:p>-0.0003339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39516E+018" calcext:value-type="float">
            <text:p>1526867890395160000</text:p>
          </table:table-cell>
          <table:table-cell office:value-type="float" office:value="2228" calcext:value-type="float">
            <text:p>2228</text:p>
          </table:table-cell>
          <table:table-cell office:value-type="float" office:value="1.52686789038798E+018" calcext:value-type="float">
            <text:p>152686789038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6076695789" calcext:value-type="float">
            <text:p>-0.001760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41457E+018" calcext:value-type="float">
            <text:p>1526867890414570000</text:p>
          </table:table-cell>
          <table:table-cell office:value-type="float" office:value="2229" calcext:value-type="float">
            <text:p>2229</text:p>
          </table:table-cell>
          <table:table-cell office:value-type="float" office:value="1.52686789040786E+018" calcext:value-type="float">
            <text:p>152686789040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22469197959" calcext:value-type="float">
            <text:p>-0.001224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43492E+018" calcext:value-type="float">
            <text:p>1526867890434920000</text:p>
          </table:table-cell>
          <table:table-cell office:value-type="float" office:value="2230" calcext:value-type="float">
            <text:p>2230</text:p>
          </table:table-cell>
          <table:table-cell office:value-type="float" office:value="1.52686789042774E+018" calcext:value-type="float">
            <text:p>1526867890427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2774626743" calcext:value-type="float">
            <text:p>-0.0003277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45529E+018" calcext:value-type="float">
            <text:p>1526867890455290000</text:p>
          </table:table-cell>
          <table:table-cell office:value-type="float" office:value="2231" calcext:value-type="float">
            <text:p>2231</text:p>
          </table:table-cell>
          <table:table-cell office:value-type="float" office:value="1.52686789044854E+018" calcext:value-type="float">
            <text:p>152686789044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09292484215" calcext:value-type="float">
            <text:p>-2.0929248421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47482E+018" calcext:value-type="float">
            <text:p>1526867890474820000</text:p>
          </table:table-cell>
          <table:table-cell office:value-type="float" office:value="2232" calcext:value-type="float">
            <text:p>2232</text:p>
          </table:table-cell>
          <table:table-cell office:value-type="float" office:value="1.52686789046833E+018" calcext:value-type="float">
            <text:p>152686789046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15212388523" calcext:value-type="float">
            <text:p>0.0031521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49506E+018" calcext:value-type="float">
            <text:p>1526867890495060000</text:p>
          </table:table-cell>
          <table:table-cell office:value-type="float" office:value="2233" calcext:value-type="float">
            <text:p>2233</text:p>
          </table:table-cell>
          <table:table-cell office:value-type="float" office:value="1.52686789048813E+018" calcext:value-type="float">
            <text:p>152686789048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04599867761" calcext:value-type="float">
            <text:p>-0.0040459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51425E+018" calcext:value-type="float">
            <text:p>1526867890514250000</text:p>
          </table:table-cell>
          <table:table-cell office:value-type="float" office:value="2234" calcext:value-type="float">
            <text:p>2234</text:p>
          </table:table-cell>
          <table:table-cell office:value-type="float" office:value="1.526867890508E+018" calcext:value-type="float">
            <text:p>152686789050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21761718765" calcext:value-type="float">
            <text:p>0.0012176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53454E+018" calcext:value-type="float">
            <text:p>1526867890534540000</text:p>
          </table:table-cell>
          <table:table-cell office:value-type="float" office:value="2235" calcext:value-type="float">
            <text:p>2235</text:p>
          </table:table-cell>
          <table:table-cell office:value-type="float" office:value="1.52686789052787E+018" calcext:value-type="float">
            <text:p>152686789052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2458314076" calcext:value-type="float">
            <text:p>-0.0014245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5548E+018" calcext:value-type="float">
            <text:p>1526867890554800000</text:p>
          </table:table-cell>
          <table:table-cell office:value-type="float" office:value="2236" calcext:value-type="float">
            <text:p>2236</text:p>
          </table:table-cell>
          <table:table-cell office:value-type="float" office:value="1.52686789054776E+018" calcext:value-type="float">
            <text:p>152686789054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44627629966" calcext:value-type="float">
            <text:p>-0.0034462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57508E+018" calcext:value-type="float">
            <text:p>1526867890575080000</text:p>
          </table:table-cell>
          <table:table-cell office:value-type="float" office:value="2237" calcext:value-type="float">
            <text:p>2237</text:p>
          </table:table-cell>
          <table:table-cell office:value-type="float" office:value="1.52686789056861E+018" calcext:value-type="float">
            <text:p>152686789056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1314305104" calcext:value-type="float">
            <text:p>0.0011131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5945E+018" calcext:value-type="float">
            <text:p>1526867890594500000</text:p>
          </table:table-cell>
          <table:table-cell office:value-type="float" office:value="2238" calcext:value-type="float">
            <text:p>2238</text:p>
          </table:table-cell>
          <table:table-cell office:value-type="float" office:value="1.52686789058845E+018" calcext:value-type="float">
            <text:p>152686789058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1978445249" calcext:value-type="float">
            <text:p>0.0001619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61474E+018" calcext:value-type="float">
            <text:p>1526867890614740000</text:p>
          </table:table-cell>
          <table:table-cell office:value-type="float" office:value="2239" calcext:value-type="float">
            <text:p>2239</text:p>
          </table:table-cell>
          <table:table-cell office:value-type="float" office:value="1.52686789060837E+018" calcext:value-type="float">
            <text:p>15268678906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55536775291" calcext:value-type="float">
            <text:p>-0.0095553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63522E+018" calcext:value-type="float">
            <text:p>1526867890635220000</text:p>
          </table:table-cell>
          <table:table-cell office:value-type="float" office:value="2240" calcext:value-type="float">
            <text:p>2240</text:p>
          </table:table-cell>
          <table:table-cell office:value-type="float" office:value="1.52686789062827E+018" calcext:value-type="float">
            <text:p>152686789062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05115623027" calcext:value-type="float">
            <text:p>-0.0090511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65454E+018" calcext:value-type="float">
            <text:p>1526867890654540000</text:p>
          </table:table-cell>
          <table:table-cell office:value-type="float" office:value="2241" calcext:value-type="float">
            <text:p>2241</text:p>
          </table:table-cell>
          <table:table-cell office:value-type="float" office:value="1.52686789064856E+018" calcext:value-type="float">
            <text:p>152686789064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84817135334" calcext:value-type="float">
            <text:p>-0.006848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67489E+018" calcext:value-type="float">
            <text:p>1526867890674890000</text:p>
          </table:table-cell>
          <table:table-cell office:value-type="float" office:value="2242" calcext:value-type="float">
            <text:p>2242</text:p>
          </table:table-cell>
          <table:table-cell office:value-type="float" office:value="1.52686789066851E+018" calcext:value-type="float">
            <text:p>152686789066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32956812903" calcext:value-type="float">
            <text:p>-0.0009329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69526E+018" calcext:value-type="float">
            <text:p>1526867890695260000</text:p>
          </table:table-cell>
          <table:table-cell office:value-type="float" office:value="2243" calcext:value-type="float">
            <text:p>2243</text:p>
          </table:table-cell>
          <table:table-cell office:value-type="float" office:value="1.52686789068844E+018" calcext:value-type="float">
            <text:p>152686789068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29494092613" calcext:value-type="float">
            <text:p>-0.0082949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71429E+018" calcext:value-type="float">
            <text:p>1526867890714290000</text:p>
          </table:table-cell>
          <table:table-cell office:value-type="float" office:value="2244" calcext:value-type="float">
            <text:p>2244</text:p>
          </table:table-cell>
          <table:table-cell office:value-type="float" office:value="1.52686789070826E+018" calcext:value-type="float">
            <text:p>152686789070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6938916296" calcext:value-type="float">
            <text:p>-0.0146938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73475E+018" calcext:value-type="float">
            <text:p>1526867890734750000</text:p>
          </table:table-cell>
          <table:table-cell office:value-type="float" office:value="2245" calcext:value-type="float">
            <text:p>2245</text:p>
          </table:table-cell>
          <table:table-cell office:value-type="float" office:value="1.52686789072807E+018" calcext:value-type="float">
            <text:p>152686789072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90839675069" calcext:value-type="float">
            <text:p>-0.0099083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75512E+018" calcext:value-type="float">
            <text:p>1526867890755120000</text:p>
          </table:table-cell>
          <table:table-cell office:value-type="float" office:value="2246" calcext:value-type="float">
            <text:p>2246</text:p>
          </table:table-cell>
          <table:table-cell office:value-type="float" office:value="1.52686789074793E+018" calcext:value-type="float">
            <text:p>15268678907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4881914556" calcext:value-type="float">
            <text:p>-0.0094881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77467E+018" calcext:value-type="float">
            <text:p>1526867890774670000</text:p>
          </table:table-cell>
          <table:table-cell office:value-type="float" office:value="2247" calcext:value-type="float">
            <text:p>2247</text:p>
          </table:table-cell>
          <table:table-cell office:value-type="float" office:value="1.52686789076782E+018" calcext:value-type="float">
            <text:p>152686789076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25951259583" calcext:value-type="float">
            <text:p>0.0003259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79496E+018" calcext:value-type="float">
            <text:p>1526867890794960000</text:p>
          </table:table-cell>
          <table:table-cell office:value-type="float" office:value="2248" calcext:value-type="float">
            <text:p>2248</text:p>
          </table:table-cell>
          <table:table-cell office:value-type="float" office:value="1.52686789078799E+018" calcext:value-type="float">
            <text:p>152686789078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1239703149" calcext:value-type="float">
            <text:p>-0.0121239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81429E+018" calcext:value-type="float">
            <text:p>1526867890814290000</text:p>
          </table:table-cell>
          <table:table-cell office:value-type="float" office:value="2249" calcext:value-type="float">
            <text:p>2249</text:p>
          </table:table-cell>
          <table:table-cell office:value-type="float" office:value="1.52686789080792E+018" calcext:value-type="float">
            <text:p>152686789080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16757714003" calcext:value-type="float">
            <text:p>-0.0091675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83458E+018" calcext:value-type="float">
            <text:p>1526867890834580000</text:p>
          </table:table-cell>
          <table:table-cell office:value-type="float" office:value="2250" calcext:value-type="float">
            <text:p>2250</text:p>
          </table:table-cell>
          <table:table-cell office:value-type="float" office:value="1.52686789082783E+018" calcext:value-type="float">
            <text:p>152686789082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69251445308" calcext:value-type="float">
            <text:p>-0.0076925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85499E+018" calcext:value-type="float">
            <text:p>1526867890854990000</text:p>
          </table:table-cell>
          <table:table-cell office:value-type="float" office:value="2251" calcext:value-type="float">
            <text:p>2251</text:p>
          </table:table-cell>
          <table:table-cell office:value-type="float" office:value="1.52686789084775E+018" calcext:value-type="float">
            <text:p>152686789084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3930434287" calcext:value-type="float">
            <text:p>-0.0018393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87439E+018" calcext:value-type="float">
            <text:p>1526867890874390000</text:p>
          </table:table-cell>
          <table:table-cell office:value-type="float" office:value="2252" calcext:value-type="float">
            <text:p>2252</text:p>
          </table:table-cell>
          <table:table-cell office:value-type="float" office:value="1.52686789086866E+018" calcext:value-type="float">
            <text:p>1526867890868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19004666805" calcext:value-type="float">
            <text:p>0.0061900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89476E+018" calcext:value-type="float">
            <text:p>1526867890894760000</text:p>
          </table:table-cell>
          <table:table-cell office:value-type="float" office:value="2253" calcext:value-type="float">
            <text:p>2253</text:p>
          </table:table-cell>
          <table:table-cell office:value-type="float" office:value="1.52686789088858E+018" calcext:value-type="float">
            <text:p>1526867890888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0029636249" calcext:value-type="float">
            <text:p>-0.0018002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91501E+018" calcext:value-type="float">
            <text:p>1526867890915010000</text:p>
          </table:table-cell>
          <table:table-cell office:value-type="float" office:value="2254" calcext:value-type="float">
            <text:p>2254</text:p>
          </table:table-cell>
          <table:table-cell office:value-type="float" office:value="1.52686789090845E+018" calcext:value-type="float">
            <text:p>152686789090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97310452536" calcext:value-type="float">
            <text:p>-0.0039731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93514E+018" calcext:value-type="float">
            <text:p>1526867890935140000</text:p>
          </table:table-cell>
          <table:table-cell office:value-type="float" office:value="2255" calcext:value-type="float">
            <text:p>2255</text:p>
          </table:table-cell>
          <table:table-cell office:value-type="float" office:value="1.5268678909284E+018" calcext:value-type="float">
            <text:p>152686789092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69173940271" calcext:value-type="float">
            <text:p>-0.0003691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95485E+018" calcext:value-type="float">
            <text:p>1526867890954850000</text:p>
          </table:table-cell>
          <table:table-cell office:value-type="float" office:value="2256" calcext:value-type="float">
            <text:p>2256</text:p>
          </table:table-cell>
          <table:table-cell office:value-type="float" office:value="1.5268678909483E+018" calcext:value-type="float">
            <text:p>152686789094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47852942348" calcext:value-type="float">
            <text:p>0.0064785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97501E+018" calcext:value-type="float">
            <text:p>1526867890975010000</text:p>
          </table:table-cell>
          <table:table-cell office:value-type="float" office:value="2257" calcext:value-type="float">
            <text:p>2257</text:p>
          </table:table-cell>
          <table:table-cell office:value-type="float" office:value="1.52686789096839E+018" calcext:value-type="float">
            <text:p>152686789096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3740187753" calcext:value-type="float">
            <text:p>0.0023740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099413E+018" calcext:value-type="float">
            <text:p>1526867890994130000</text:p>
          </table:table-cell>
          <table:table-cell office:value-type="float" office:value="2258" calcext:value-type="float">
            <text:p>2258</text:p>
          </table:table-cell>
          <table:table-cell office:value-type="float" office:value="1.52686789098835E+018" calcext:value-type="float">
            <text:p>152686789098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55093276873" calcext:value-type="float">
            <text:p>0.0065509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01461E+018" calcext:value-type="float">
            <text:p>1526867891014610000</text:p>
          </table:table-cell>
          <table:table-cell office:value-type="float" office:value="2259" calcext:value-type="float">
            <text:p>2259</text:p>
          </table:table-cell>
          <table:table-cell office:value-type="float" office:value="1.52686789100826E+018" calcext:value-type="float">
            <text:p>152686789100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945945669" calcext:value-type="float">
            <text:p>0.0028945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03476E+018" calcext:value-type="float">
            <text:p>1526867891034760000</text:p>
          </table:table-cell>
          <table:table-cell office:value-type="float" office:value="2260" calcext:value-type="float">
            <text:p>2260</text:p>
          </table:table-cell>
          <table:table-cell office:value-type="float" office:value="1.52686789102819E+018" calcext:value-type="float">
            <text:p>152686789102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1882815361" calcext:value-type="float">
            <text:p>0.0101882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05523E+018" calcext:value-type="float">
            <text:p>1526867891055230000</text:p>
          </table:table-cell>
          <table:table-cell office:value-type="float" office:value="2261" calcext:value-type="float">
            <text:p>2261</text:p>
          </table:table-cell>
          <table:table-cell office:value-type="float" office:value="1.52686789104805E+018" calcext:value-type="float">
            <text:p>152686789104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88068114221" calcext:value-type="float">
            <text:p>0.0018806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07456E+018" calcext:value-type="float">
            <text:p>1526867891074560000</text:p>
          </table:table-cell>
          <table:table-cell office:value-type="float" office:value="2262" calcext:value-type="float">
            <text:p>2262</text:p>
          </table:table-cell>
          <table:table-cell office:value-type="float" office:value="1.52686789106803E+018" calcext:value-type="float">
            <text:p>152686789106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1453652605" calcext:value-type="float">
            <text:p>0.0101453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09518E+018" calcext:value-type="float">
            <text:p>1526867891095180000</text:p>
          </table:table-cell>
          <table:table-cell office:value-type="float" office:value="2263" calcext:value-type="float">
            <text:p>2263</text:p>
          </table:table-cell>
          <table:table-cell office:value-type="float" office:value="1.52686789108787E+018" calcext:value-type="float">
            <text:p>152686789108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4780412987" calcext:value-type="float">
            <text:p>0.0114780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1144E+018" calcext:value-type="float">
            <text:p>1526867891114400000</text:p>
          </table:table-cell>
          <table:table-cell office:value-type="float" office:value="2264" calcext:value-type="float">
            <text:p>2264</text:p>
          </table:table-cell>
          <table:table-cell office:value-type="float" office:value="1.52686789110789E+018" calcext:value-type="float">
            <text:p>152686789110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6287333965" calcext:value-type="float">
            <text:p>0.0196287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13451E+018" calcext:value-type="float">
            <text:p>1526867891134510000</text:p>
          </table:table-cell>
          <table:table-cell office:value-type="float" office:value="2265" calcext:value-type="float">
            <text:p>2265</text:p>
          </table:table-cell>
          <table:table-cell office:value-type="float" office:value="1.52686789112766E+018" calcext:value-type="float">
            <text:p>1526867891127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1017146632" calcext:value-type="float">
            <text:p>0.0131017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15487E+018" calcext:value-type="float">
            <text:p>1526867891154870000</text:p>
          </table:table-cell>
          <table:table-cell office:value-type="float" office:value="2266" calcext:value-type="float">
            <text:p>2266</text:p>
          </table:table-cell>
          <table:table-cell office:value-type="float" office:value="1.52686789114852E+018" calcext:value-type="float">
            <text:p>152686789114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0589427948" calcext:value-type="float">
            <text:p>0.0190589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17438E+018" calcext:value-type="float">
            <text:p>1526867891174380000</text:p>
          </table:table-cell>
          <table:table-cell office:value-type="float" office:value="2267" calcext:value-type="float">
            <text:p>2267</text:p>
          </table:table-cell>
          <table:table-cell office:value-type="float" office:value="1.52686789116832E+018" calcext:value-type="float">
            <text:p>152686789116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8742811978" calcext:value-type="float">
            <text:p>0.0138742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19468E+018" calcext:value-type="float">
            <text:p>1526867891194680000</text:p>
          </table:table-cell>
          <table:table-cell office:value-type="float" office:value="2268" calcext:value-type="float">
            <text:p>2268</text:p>
          </table:table-cell>
          <table:table-cell office:value-type="float" office:value="1.52686789118826E+018" calcext:value-type="float">
            <text:p>152686789118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3985895067" calcext:value-type="float">
            <text:p>0.0243985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215E+018" calcext:value-type="float">
            <text:p>1526867891215000000</text:p>
          </table:table-cell>
          <table:table-cell office:value-type="float" office:value="2269" calcext:value-type="float">
            <text:p>2269</text:p>
          </table:table-cell>
          <table:table-cell office:value-type="float" office:value="1.52686789120801E+018" calcext:value-type="float">
            <text:p>152686789120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91462527215" calcext:value-type="float">
            <text:p>0.0089146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23418E+018" calcext:value-type="float">
            <text:p>1526867891234180000</text:p>
          </table:table-cell>
          <table:table-cell office:value-type="float" office:value="2270" calcext:value-type="float">
            <text:p>2270</text:p>
          </table:table-cell>
          <table:table-cell office:value-type="float" office:value="1.52686789122782E+018" calcext:value-type="float">
            <text:p>15268678912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5449278951" calcext:value-type="float">
            <text:p>0.0225449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25443E+018" calcext:value-type="float">
            <text:p>1526867891254430000</text:p>
          </table:table-cell>
          <table:table-cell office:value-type="float" office:value="2271" calcext:value-type="float">
            <text:p>2271</text:p>
          </table:table-cell>
          <table:table-cell office:value-type="float" office:value="1.52686789124778E+018" calcext:value-type="float">
            <text:p>152686789124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574444361" calcext:value-type="float">
            <text:p>0.01157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27484E+018" calcext:value-type="float">
            <text:p>1526867891274840000</text:p>
          </table:table-cell>
          <table:table-cell office:value-type="float" office:value="2272" calcext:value-type="float">
            <text:p>2272</text:p>
          </table:table-cell>
          <table:table-cell office:value-type="float" office:value="1.52686789126851E+018" calcext:value-type="float">
            <text:p>152686789126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2849854678" calcext:value-type="float">
            <text:p>0.0162849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29537E+018" calcext:value-type="float">
            <text:p>1526867891295370000</text:p>
          </table:table-cell>
          <table:table-cell office:value-type="float" office:value="2273" calcext:value-type="float">
            <text:p>2273</text:p>
          </table:table-cell>
          <table:table-cell office:value-type="float" office:value="1.52686789128826E+018" calcext:value-type="float">
            <text:p>152686789128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7854834795" calcext:value-type="float">
            <text:p>0.0147854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31472E+018" calcext:value-type="float">
            <text:p>1526867891314720000</text:p>
          </table:table-cell>
          <table:table-cell office:value-type="float" office:value="2274" calcext:value-type="float">
            <text:p>2274</text:p>
          </table:table-cell>
          <table:table-cell office:value-type="float" office:value="1.52686789130802E+018" calcext:value-type="float">
            <text:p>15268678913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2820675224" calcext:value-type="float">
            <text:p>0.0212820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33494E+018" calcext:value-type="float">
            <text:p>1526867891334940000</text:p>
          </table:table-cell>
          <table:table-cell office:value-type="float" office:value="2275" calcext:value-type="float">
            <text:p>2275</text:p>
          </table:table-cell>
          <table:table-cell office:value-type="float" office:value="1.5268678913279E+018" calcext:value-type="float">
            <text:p>152686789132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6399966478" calcext:value-type="float">
            <text:p>0.0186399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35418E+018" calcext:value-type="float">
            <text:p>1526867891354180000</text:p>
          </table:table-cell>
          <table:table-cell office:value-type="float" office:value="2276" calcext:value-type="float">
            <text:p>2276</text:p>
          </table:table-cell>
          <table:table-cell office:value-type="float" office:value="1.52686789134849E+018" calcext:value-type="float">
            <text:p>1526867891348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0506895259" calcext:value-type="float">
            <text:p>0.0140506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37454E+018" calcext:value-type="float">
            <text:p>1526867891374540000</text:p>
          </table:table-cell>
          <table:table-cell office:value-type="float" office:value="2277" calcext:value-type="float">
            <text:p>2277</text:p>
          </table:table-cell>
          <table:table-cell office:value-type="float" office:value="1.52686789136822E+018" calcext:value-type="float">
            <text:p>152686789136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8962685168" calcext:value-type="float">
            <text:p>0.0178962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39486E+018" calcext:value-type="float">
            <text:p>1526867891394860000</text:p>
          </table:table-cell>
          <table:table-cell office:value-type="float" office:value="2278" calcext:value-type="float">
            <text:p>2278</text:p>
          </table:table-cell>
          <table:table-cell office:value-type="float" office:value="1.52686789138806E+018" calcext:value-type="float">
            <text:p>152686789138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6584740877" calcext:value-type="float">
            <text:p>0.0186584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41517E+018" calcext:value-type="float">
            <text:p>1526867891415170000</text:p>
          </table:table-cell>
          <table:table-cell office:value-type="float" office:value="2279" calcext:value-type="float">
            <text:p>2279</text:p>
          </table:table-cell>
          <table:table-cell office:value-type="float" office:value="1.526867891408E+018" calcext:value-type="float">
            <text:p>152686789140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3337872624" calcext:value-type="float">
            <text:p>0.0193337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43455E+018" calcext:value-type="float">
            <text:p>1526867891434550000</text:p>
          </table:table-cell>
          <table:table-cell office:value-type="float" office:value="2280" calcext:value-type="float">
            <text:p>2280</text:p>
          </table:table-cell>
          <table:table-cell office:value-type="float" office:value="1.52686789142776E+018" calcext:value-type="float">
            <text:p>152686789142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02434191108" calcext:value-type="float">
            <text:p>0.0302434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45488E+018" calcext:value-type="float">
            <text:p>1526867891454880000</text:p>
          </table:table-cell>
          <table:table-cell office:value-type="float" office:value="2281" calcext:value-type="float">
            <text:p>2281</text:p>
          </table:table-cell>
          <table:table-cell office:value-type="float" office:value="1.52686789144756E+018" calcext:value-type="float">
            <text:p>1526867891447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1737689525" calcext:value-type="float">
            <text:p>0.017173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47422E+018" calcext:value-type="float">
            <text:p>1526867891474220000</text:p>
          </table:table-cell>
          <table:table-cell office:value-type="float" office:value="2282" calcext:value-type="float">
            <text:p>2282</text:p>
          </table:table-cell>
          <table:table-cell office:value-type="float" office:value="1.52686789146825E+018" calcext:value-type="float">
            <text:p>152686789146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562221244" calcext:value-type="float">
            <text:p>0.0145622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49473E+018" calcext:value-type="float">
            <text:p>1526867891494730000</text:p>
          </table:table-cell>
          <table:table-cell office:value-type="float" office:value="2283" calcext:value-type="float">
            <text:p>2283</text:p>
          </table:table-cell>
          <table:table-cell office:value-type="float" office:value="1.52686789148795E+018" calcext:value-type="float">
            <text:p>152686789148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9586654305" calcext:value-type="float">
            <text:p>0.0189586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51492E+018" calcext:value-type="float">
            <text:p>1526867891514920000</text:p>
          </table:table-cell>
          <table:table-cell office:value-type="float" office:value="2284" calcext:value-type="float">
            <text:p>2284</text:p>
          </table:table-cell>
          <table:table-cell office:value-type="float" office:value="1.52686789150816E+018" calcext:value-type="float">
            <text:p>152686789150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1458939761" calcext:value-type="float">
            <text:p>0.014145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53522E+018" calcext:value-type="float">
            <text:p>1526867891535220000</text:p>
          </table:table-cell>
          <table:table-cell office:value-type="float" office:value="2285" calcext:value-type="float">
            <text:p>2285</text:p>
          </table:table-cell>
          <table:table-cell office:value-type="float" office:value="1.52686789152791E+018" calcext:value-type="float">
            <text:p>152686789152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1852558851" calcext:value-type="float">
            <text:p>0.0171852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55451E+018" calcext:value-type="float">
            <text:p>1526867891554510000</text:p>
          </table:table-cell>
          <table:table-cell office:value-type="float" office:value="2286" calcext:value-type="float">
            <text:p>2286</text:p>
          </table:table-cell>
          <table:table-cell office:value-type="float" office:value="1.52686789154779E+018" calcext:value-type="float">
            <text:p>152686789154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28484452143" calcext:value-type="float">
            <text:p>0.0128484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57496E+018" calcext:value-type="float">
            <text:p>1526867891574960000</text:p>
          </table:table-cell>
          <table:table-cell office:value-type="float" office:value="2287" calcext:value-type="float">
            <text:p>2287</text:p>
          </table:table-cell>
          <table:table-cell office:value-type="float" office:value="1.52686789156798E+018" calcext:value-type="float">
            <text:p>152686789156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9650815874" calcext:value-type="float">
            <text:p>0.0149650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59535E+018" calcext:value-type="float">
            <text:p>1526867891595350000</text:p>
          </table:table-cell>
          <table:table-cell office:value-type="float" office:value="2288" calcext:value-type="float">
            <text:p>2288</text:p>
          </table:table-cell>
          <table:table-cell office:value-type="float" office:value="1.52686789158793E+018" calcext:value-type="float">
            <text:p>152686789158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73289101198" calcext:value-type="float">
            <text:p>0.007732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61464E+018" calcext:value-type="float">
            <text:p>1526867891614640000</text:p>
          </table:table-cell>
          <table:table-cell office:value-type="float" office:value="2289" calcext:value-type="float">
            <text:p>2289</text:p>
          </table:table-cell>
          <table:table-cell office:value-type="float" office:value="1.52686789160781E+018" calcext:value-type="float">
            <text:p>152686789160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97876852751" calcext:value-type="float">
            <text:p>0.0049787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63507E+018" calcext:value-type="float">
            <text:p>1526867891635070000</text:p>
          </table:table-cell>
          <table:table-cell office:value-type="float" office:value="2290" calcext:value-type="float">
            <text:p>2290</text:p>
          </table:table-cell>
          <table:table-cell office:value-type="float" office:value="1.52686789162873E+018" calcext:value-type="float">
            <text:p>1526867891628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8510574102" calcext:value-type="float">
            <text:p>0.0118510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65447E+018" calcext:value-type="float">
            <text:p>1526867891654470000</text:p>
          </table:table-cell>
          <table:table-cell office:value-type="float" office:value="2291" calcext:value-type="float">
            <text:p>2291</text:p>
          </table:table-cell>
          <table:table-cell office:value-type="float" office:value="1.52686789164805E+018" calcext:value-type="float">
            <text:p>152686789164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95822199062" calcext:value-type="float">
            <text:p>0.003958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67474E+018" calcext:value-type="float">
            <text:p>1526867891674740000</text:p>
          </table:table-cell>
          <table:table-cell office:value-type="float" office:value="2292" calcext:value-type="float">
            <text:p>2292</text:p>
          </table:table-cell>
          <table:table-cell office:value-type="float" office:value="1.52686789166789E+018" calcext:value-type="float">
            <text:p>152686789166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84784200974" calcext:value-type="float">
            <text:p>0.001847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69515E+018" calcext:value-type="float">
            <text:p>1526867891695150000</text:p>
          </table:table-cell>
          <table:table-cell office:value-type="float" office:value="2293" calcext:value-type="float">
            <text:p>2293</text:p>
          </table:table-cell>
          <table:table-cell office:value-type="float" office:value="1.52686789168782E+018" calcext:value-type="float">
            <text:p>152686789168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5759263635" calcext:value-type="float">
            <text:p>0.0024575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71433E+018" calcext:value-type="float">
            <text:p>1526867891714330000</text:p>
          </table:table-cell>
          <table:table-cell office:value-type="float" office:value="2294" calcext:value-type="float">
            <text:p>2294</text:p>
          </table:table-cell>
          <table:table-cell office:value-type="float" office:value="1.52686789170852E+018" calcext:value-type="float">
            <text:p>152686789170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02857300267" calcext:value-type="float">
            <text:p>0.003028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73476E+018" calcext:value-type="float">
            <text:p>1526867891734760000</text:p>
          </table:table-cell>
          <table:table-cell office:value-type="float" office:value="2295" calcext:value-type="float">
            <text:p>2295</text:p>
          </table:table-cell>
          <table:table-cell office:value-type="float" office:value="1.5268678917284E+018" calcext:value-type="float">
            <text:p>152686789172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3301424365" calcext:value-type="float">
            <text:p>0.0017330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75503E+018" calcext:value-type="float">
            <text:p>1526867891755030000</text:p>
          </table:table-cell>
          <table:table-cell office:value-type="float" office:value="2296" calcext:value-type="float">
            <text:p>2296</text:p>
          </table:table-cell>
          <table:table-cell office:value-type="float" office:value="1.52686789174802E+018" calcext:value-type="float">
            <text:p>152686789174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17086309567" calcext:value-type="float">
            <text:p>0.0021708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77452E+018" calcext:value-type="float">
            <text:p>1526867891774520000</text:p>
          </table:table-cell>
          <table:table-cell office:value-type="float" office:value="2297" calcext:value-type="float">
            <text:p>2297</text:p>
          </table:table-cell>
          <table:table-cell office:value-type="float" office:value="1.52686789176763E+018" calcext:value-type="float">
            <text:p>1526867891767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3294287324" calcext:value-type="float">
            <text:p>-0.0083294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79478E+018" calcext:value-type="float">
            <text:p>1526867891794780000</text:p>
          </table:table-cell>
          <table:table-cell office:value-type="float" office:value="2298" calcext:value-type="float">
            <text:p>2298</text:p>
          </table:table-cell>
          <table:table-cell office:value-type="float" office:value="1.5268678917885E+018" calcext:value-type="float">
            <text:p>152686789178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95650046691" calcext:value-type="float">
            <text:p>-0.0069565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81513E+018" calcext:value-type="float">
            <text:p>1526867891815130000</text:p>
          </table:table-cell>
          <table:table-cell office:value-type="float" office:value="2299" calcext:value-type="float">
            <text:p>2299</text:p>
          </table:table-cell>
          <table:table-cell office:value-type="float" office:value="1.52686789180835E+018" calcext:value-type="float">
            <text:p>152686789180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6191647723" calcext:value-type="float">
            <text:p>-0.000126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83458E+018" calcext:value-type="float">
            <text:p>1526867891834580000</text:p>
          </table:table-cell>
          <table:table-cell office:value-type="float" office:value="2300" calcext:value-type="float">
            <text:p>2300</text:p>
          </table:table-cell>
          <table:table-cell office:value-type="float" office:value="1.52686789182829E+018" calcext:value-type="float">
            <text:p>152686789182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2656446397" calcext:value-type="float">
            <text:p>-0.010265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85501E+018" calcext:value-type="float">
            <text:p>1526867891855010000</text:p>
          </table:table-cell>
          <table:table-cell office:value-type="float" office:value="2301" calcext:value-type="float">
            <text:p>2301</text:p>
          </table:table-cell>
          <table:table-cell office:value-type="float" office:value="1.52686789184807E+018" calcext:value-type="float">
            <text:p>152686789184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94513912499" calcext:value-type="float">
            <text:p>-0.0089451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87435E+018" calcext:value-type="float">
            <text:p>1526867891874350000</text:p>
          </table:table-cell>
          <table:table-cell office:value-type="float" office:value="2302" calcext:value-type="float">
            <text:p>2302</text:p>
          </table:table-cell>
          <table:table-cell office:value-type="float" office:value="1.52686789186809E+018" calcext:value-type="float">
            <text:p>152686789186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93476961553" calcext:value-type="float">
            <text:p>-0.0079347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89458E+018" calcext:value-type="float">
            <text:p>1526867891894580000</text:p>
          </table:table-cell>
          <table:table-cell office:value-type="float" office:value="2303" calcext:value-type="float">
            <text:p>2303</text:p>
          </table:table-cell>
          <table:table-cell office:value-type="float" office:value="1.52686789188789E+018" calcext:value-type="float">
            <text:p>15268678918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0466928929" calcext:value-type="float">
            <text:p>-0.0120466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91478E+018" calcext:value-type="float">
            <text:p>1526867891914780000</text:p>
          </table:table-cell>
          <table:table-cell office:value-type="float" office:value="2304" calcext:value-type="float">
            <text:p>2304</text:p>
          </table:table-cell>
          <table:table-cell office:value-type="float" office:value="1.52686789190757E+018" calcext:value-type="float">
            <text:p>152686789190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71006054431" calcext:value-type="float">
            <text:p>-0.0047100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93523E+018" calcext:value-type="float">
            <text:p>1526867891935230000</text:p>
          </table:table-cell>
          <table:table-cell office:value-type="float" office:value="2305" calcext:value-type="float">
            <text:p>2305</text:p>
          </table:table-cell>
          <table:table-cell office:value-type="float" office:value="1.52686789192826E+018" calcext:value-type="float">
            <text:p>152686789192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2757496536" calcext:value-type="float">
            <text:p>-0.0112757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95454E+018" calcext:value-type="float">
            <text:p>1526867891954540000</text:p>
          </table:table-cell>
          <table:table-cell office:value-type="float" office:value="2306" calcext:value-type="float">
            <text:p>2306</text:p>
          </table:table-cell>
          <table:table-cell office:value-type="float" office:value="1.52686789194793E+018" calcext:value-type="float">
            <text:p>15268678919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2513592467" calcext:value-type="float">
            <text:p>-0.0112513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97507E+018" calcext:value-type="float">
            <text:p>1526867891975070000</text:p>
          </table:table-cell>
          <table:table-cell office:value-type="float" office:value="2307" calcext:value-type="float">
            <text:p>2307</text:p>
          </table:table-cell>
          <table:table-cell office:value-type="float" office:value="1.52686789196767E+018" calcext:value-type="float">
            <text:p>1526867891967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7850202322" calcext:value-type="float">
            <text:p>-0.0067850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199456E+018" calcext:value-type="float">
            <text:p>1526867891994560000</text:p>
          </table:table-cell>
          <table:table-cell office:value-type="float" office:value="2308" calcext:value-type="float">
            <text:p>2308</text:p>
          </table:table-cell>
          <table:table-cell office:value-type="float" office:value="1.52686789198837E+018" calcext:value-type="float">
            <text:p>152686789198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3984223679" calcext:value-type="float">
            <text:p>-0.0103984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01481E+018" calcext:value-type="float">
            <text:p>1526867892014810000</text:p>
          </table:table-cell>
          <table:table-cell office:value-type="float" office:value="2309" calcext:value-type="float">
            <text:p>2309</text:p>
          </table:table-cell>
          <table:table-cell office:value-type="float" office:value="1.52686789200813E+018" calcext:value-type="float">
            <text:p>152686789200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2458880544" calcext:value-type="float">
            <text:p>-0.0132458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03522E+018" calcext:value-type="float">
            <text:p>1526867892035220000</text:p>
          </table:table-cell>
          <table:table-cell office:value-type="float" office:value="2310" calcext:value-type="float">
            <text:p>2310</text:p>
          </table:table-cell>
          <table:table-cell office:value-type="float" office:value="1.52686789202796E+018" calcext:value-type="float">
            <text:p>15268678920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20528715849" calcext:value-type="float">
            <text:p>-0.0082052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05463E+018" calcext:value-type="float">
            <text:p>1526867892054630000</text:p>
          </table:table-cell>
          <table:table-cell office:value-type="float" office:value="2311" calcext:value-type="float">
            <text:p>2311</text:p>
          </table:table-cell>
          <table:table-cell office:value-type="float" office:value="1.52686789204764E+018" calcext:value-type="float">
            <text:p>152686789204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8066196814" calcext:value-type="float">
            <text:p>-0.0138066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0748E+018" calcext:value-type="float">
            <text:p>1526867892074800000</text:p>
          </table:table-cell>
          <table:table-cell office:value-type="float" office:value="2312" calcext:value-type="float">
            <text:p>2312</text:p>
          </table:table-cell>
          <table:table-cell office:value-type="float" office:value="1.52686789206832E+018" calcext:value-type="float">
            <text:p>152686789206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8065100014" calcext:value-type="float">
            <text:p>-0.002080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09504E+018" calcext:value-type="float">
            <text:p>1526867892095040000</text:p>
          </table:table-cell>
          <table:table-cell office:value-type="float" office:value="2313" calcext:value-type="float">
            <text:p>2313</text:p>
          </table:table-cell>
          <table:table-cell office:value-type="float" office:value="1.52686789208789E+018" calcext:value-type="float">
            <text:p>15268678920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2784790844" calcext:value-type="float">
            <text:p>-0.0152784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11434E+018" calcext:value-type="float">
            <text:p>1526867892114340000</text:p>
          </table:table-cell>
          <table:table-cell office:value-type="float" office:value="2314" calcext:value-type="float">
            <text:p>2314</text:p>
          </table:table-cell>
          <table:table-cell office:value-type="float" office:value="1.52686789210851E+018" calcext:value-type="float">
            <text:p>152686789210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93334326893" calcext:value-type="float">
            <text:p>-0.0049333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13471E+018" calcext:value-type="float">
            <text:p>1526867892134710000</text:p>
          </table:table-cell>
          <table:table-cell office:value-type="float" office:value="2315" calcext:value-type="float">
            <text:p>2315</text:p>
          </table:table-cell>
          <table:table-cell office:value-type="float" office:value="1.52686789212838E+018" calcext:value-type="float">
            <text:p>152686789212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2884586453" calcext:value-type="float">
            <text:p>-0.0122884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15507E+018" calcext:value-type="float">
            <text:p>1526867892155070000</text:p>
          </table:table-cell>
          <table:table-cell office:value-type="float" office:value="2316" calcext:value-type="float">
            <text:p>2316</text:p>
          </table:table-cell>
          <table:table-cell office:value-type="float" office:value="1.52686789214828E+018" calcext:value-type="float">
            <text:p>152686789214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2049680427" calcext:value-type="float">
            <text:p>-0.010204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17426E+018" calcext:value-type="float">
            <text:p>1526867892174260000</text:p>
          </table:table-cell>
          <table:table-cell office:value-type="float" office:value="2317" calcext:value-type="float">
            <text:p>2317</text:p>
          </table:table-cell>
          <table:table-cell office:value-type="float" office:value="1.52686789216817E+018" calcext:value-type="float">
            <text:p>152686789216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92536618561" calcext:value-type="float">
            <text:p>-0.0192536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19461E+018" calcext:value-type="float">
            <text:p>1526867892194610000</text:p>
          </table:table-cell>
          <table:table-cell office:value-type="float" office:value="2318" calcext:value-type="float">
            <text:p>2318</text:p>
          </table:table-cell>
          <table:table-cell office:value-type="float" office:value="1.52686789218801E+018" calcext:value-type="float">
            <text:p>152686789218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11387675256" calcext:value-type="float">
            <text:p>-0.0071138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21476E+018" calcext:value-type="float">
            <text:p>1526867892214760000</text:p>
          </table:table-cell>
          <table:table-cell office:value-type="float" office:value="2319" calcext:value-type="float">
            <text:p>2319</text:p>
          </table:table-cell>
          <table:table-cell office:value-type="float" office:value="1.5268678922084E+018" calcext:value-type="float">
            <text:p>152686789220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08073081821" calcext:value-type="float">
            <text:p>-0.0060807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23522E+018" calcext:value-type="float">
            <text:p>1526867892235220000</text:p>
          </table:table-cell>
          <table:table-cell office:value-type="float" office:value="2320" calcext:value-type="float">
            <text:p>2320</text:p>
          </table:table-cell>
          <table:table-cell office:value-type="float" office:value="1.52686789222847E+018" calcext:value-type="float">
            <text:p>152686789222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82824712992" calcext:value-type="float">
            <text:p>-9.8282471299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25461E+018" calcext:value-type="float">
            <text:p>1526867892254610000</text:p>
          </table:table-cell>
          <table:table-cell office:value-type="float" office:value="2321" calcext:value-type="float">
            <text:p>2321</text:p>
          </table:table-cell>
          <table:table-cell office:value-type="float" office:value="1.52686789224841E+018" calcext:value-type="float">
            <text:p>152686789224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76406224072" calcext:value-type="float">
            <text:p>-0.0097640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27496E+018" calcext:value-type="float">
            <text:p>1526867892274960000</text:p>
          </table:table-cell>
          <table:table-cell office:value-type="float" office:value="2322" calcext:value-type="float">
            <text:p>2322</text:p>
          </table:table-cell>
          <table:table-cell office:value-type="float" office:value="1.52686789226853E+018" calcext:value-type="float">
            <text:p>152686789226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48770853877" calcext:value-type="float">
            <text:p>-0.0064877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29438E+018" calcext:value-type="float">
            <text:p>1526867892294380000</text:p>
          </table:table-cell>
          <table:table-cell office:value-type="float" office:value="2323" calcext:value-type="float">
            <text:p>2323</text:p>
          </table:table-cell>
          <table:table-cell office:value-type="float" office:value="1.52686789228787E+018" calcext:value-type="float">
            <text:p>152686789228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46506906115" calcext:value-type="float">
            <text:p>-0.0024650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31457E+018" calcext:value-type="float">
            <text:p>1526867892314570000</text:p>
          </table:table-cell>
          <table:table-cell office:value-type="float" office:value="2324" calcext:value-type="float">
            <text:p>2324</text:p>
          </table:table-cell>
          <table:table-cell office:value-type="float" office:value="1.52686789230818E+018" calcext:value-type="float">
            <text:p>1526867892308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4430249333" calcext:value-type="float">
            <text:p>0.0025443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33506E+018" calcext:value-type="float">
            <text:p>1526867892335060000</text:p>
          </table:table-cell>
          <table:table-cell office:value-type="float" office:value="2325" calcext:value-type="float">
            <text:p>2325</text:p>
          </table:table-cell>
          <table:table-cell office:value-type="float" office:value="1.52686789232795E+018" calcext:value-type="float">
            <text:p>15268678923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50259593688" calcext:value-type="float">
            <text:p>0.0035025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35424E+018" calcext:value-type="float">
            <text:p>1526867892354240000</text:p>
          </table:table-cell>
          <table:table-cell office:value-type="float" office:value="2326" calcext:value-type="float">
            <text:p>2326</text:p>
          </table:table-cell>
          <table:table-cell office:value-type="float" office:value="1.52686789234795E+018" calcext:value-type="float">
            <text:p>152686789234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754126813263" calcext:value-type="float">
            <text:p>-7.54126813263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37489E+018" calcext:value-type="float">
            <text:p>1526867892374890000</text:p>
          </table:table-cell>
          <table:table-cell office:value-type="float" office:value="2327" calcext:value-type="float">
            <text:p>2327</text:p>
          </table:table-cell>
          <table:table-cell office:value-type="float" office:value="1.52686789236783E+018" calcext:value-type="float">
            <text:p>152686789236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18830087781" calcext:value-type="float">
            <text:p>0.0031883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39497E+018" calcext:value-type="float">
            <text:p>1526867892394970000</text:p>
          </table:table-cell>
          <table:table-cell office:value-type="float" office:value="2328" calcext:value-type="float">
            <text:p>2328</text:p>
          </table:table-cell>
          <table:table-cell office:value-type="float" office:value="1.52686789238782E+018" calcext:value-type="float">
            <text:p>152686789238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6742586419" calcext:value-type="float">
            <text:p>0.0046742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41416E+018" calcext:value-type="float">
            <text:p>1526867892414160000</text:p>
          </table:table-cell>
          <table:table-cell office:value-type="float" office:value="2329" calcext:value-type="float">
            <text:p>2329</text:p>
          </table:table-cell>
          <table:table-cell office:value-type="float" office:value="1.52686789240775E+018" calcext:value-type="float">
            <text:p>152686789240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12946040928" calcext:value-type="float">
            <text:p>0.0061294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43461E+018" calcext:value-type="float">
            <text:p>1526867892434610000</text:p>
          </table:table-cell>
          <table:table-cell office:value-type="float" office:value="2330" calcext:value-type="float">
            <text:p>2330</text:p>
          </table:table-cell>
          <table:table-cell office:value-type="float" office:value="1.52686789242761E+018" calcext:value-type="float">
            <text:p>152686789242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51074929535" calcext:value-type="float">
            <text:p>0.0055107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45509E+018" calcext:value-type="float">
            <text:p>1526867892455090000</text:p>
          </table:table-cell>
          <table:table-cell office:value-type="float" office:value="2331" calcext:value-type="float">
            <text:p>2331</text:p>
          </table:table-cell>
          <table:table-cell office:value-type="float" office:value="1.52686789244838E+018" calcext:value-type="float">
            <text:p>152686789244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2126888707" calcext:value-type="float">
            <text:p>0.0112126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47429E+018" calcext:value-type="float">
            <text:p>1526867892474290000</text:p>
          </table:table-cell>
          <table:table-cell office:value-type="float" office:value="2332" calcext:value-type="float">
            <text:p>2332</text:p>
          </table:table-cell>
          <table:table-cell office:value-type="float" office:value="1.52686789246835E+018" calcext:value-type="float">
            <text:p>152686789246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0188768059" calcext:value-type="float">
            <text:p>0.0160188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4946E+018" calcext:value-type="float">
            <text:p>1526867892494600000</text:p>
          </table:table-cell>
          <table:table-cell office:value-type="float" office:value="2333" calcext:value-type="float">
            <text:p>2333</text:p>
          </table:table-cell>
          <table:table-cell office:value-type="float" office:value="1.52686789248813E+018" calcext:value-type="float">
            <text:p>152686789248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6239374727" calcext:value-type="float">
            <text:p>0.0106239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51491E+018" calcext:value-type="float">
            <text:p>1526867892514910000</text:p>
          </table:table-cell>
          <table:table-cell office:value-type="float" office:value="2334" calcext:value-type="float">
            <text:p>2334</text:p>
          </table:table-cell>
          <table:table-cell office:value-type="float" office:value="1.5268678925079E+018" calcext:value-type="float">
            <text:p>152686789250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99158401787" calcext:value-type="float">
            <text:p>0.007991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53529E+018" calcext:value-type="float">
            <text:p>1526867892535290000</text:p>
          </table:table-cell>
          <table:table-cell office:value-type="float" office:value="2335" calcext:value-type="float">
            <text:p>2335</text:p>
          </table:table-cell>
          <table:table-cell office:value-type="float" office:value="1.52686789252775E+018" calcext:value-type="float">
            <text:p>152686789252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80057381094" calcext:value-type="float">
            <text:p>0.0098005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55463E+018" calcext:value-type="float">
            <text:p>1526867892554630000</text:p>
          </table:table-cell>
          <table:table-cell office:value-type="float" office:value="2336" calcext:value-type="float">
            <text:p>2336</text:p>
          </table:table-cell>
          <table:table-cell office:value-type="float" office:value="1.52686789254754E+018" calcext:value-type="float">
            <text:p>1526867892547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306155283" calcext:value-type="float">
            <text:p>0.0073061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57498E+018" calcext:value-type="float">
            <text:p>1526867892574980000</text:p>
          </table:table-cell>
          <table:table-cell office:value-type="float" office:value="2337" calcext:value-type="float">
            <text:p>2337</text:p>
          </table:table-cell>
          <table:table-cell office:value-type="float" office:value="1.52686789256844E+018" calcext:value-type="float">
            <text:p>152686789256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0343328714" calcext:value-type="float">
            <text:p>0.0150343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59525E+018" calcext:value-type="float">
            <text:p>1526867892595250000</text:p>
          </table:table-cell>
          <table:table-cell office:value-type="float" office:value="2338" calcext:value-type="float">
            <text:p>2338</text:p>
          </table:table-cell>
          <table:table-cell office:value-type="float" office:value="1.52686789258825E+018" calcext:value-type="float">
            <text:p>152686789258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6236739531" calcext:value-type="float">
            <text:p>0.0033623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6147E+018" calcext:value-type="float">
            <text:p>1526867892614700000</text:p>
          </table:table-cell>
          <table:table-cell office:value-type="float" office:value="2339" calcext:value-type="float">
            <text:p>2339</text:p>
          </table:table-cell>
          <table:table-cell office:value-type="float" office:value="1.52686789260801E+018" calcext:value-type="float">
            <text:p>152686789260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11214931309" calcext:value-type="float">
            <text:p>0.0081121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63507E+018" calcext:value-type="float">
            <text:p>1526867892635070000</text:p>
          </table:table-cell>
          <table:table-cell office:value-type="float" office:value="2340" calcext:value-type="float">
            <text:p>2340</text:p>
          </table:table-cell>
          <table:table-cell office:value-type="float" office:value="1.52686789262796E+018" calcext:value-type="float">
            <text:p>15268678926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20576510765" calcext:value-type="float">
            <text:p>0.0022057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65446E+018" calcext:value-type="float">
            <text:p>1526867892654460000</text:p>
          </table:table-cell>
          <table:table-cell office:value-type="float" office:value="2341" calcext:value-type="float">
            <text:p>2341</text:p>
          </table:table-cell>
          <table:table-cell office:value-type="float" office:value="1.5268678926481E+018" calcext:value-type="float">
            <text:p>152686789264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37163924612" calcext:value-type="float">
            <text:p>0.0023716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67472E+018" calcext:value-type="float">
            <text:p>1526867892674720000</text:p>
          </table:table-cell>
          <table:table-cell office:value-type="float" office:value="2342" calcext:value-type="float">
            <text:p>2342</text:p>
          </table:table-cell>
          <table:table-cell office:value-type="float" office:value="1.52686789266792E+018" calcext:value-type="float">
            <text:p>152686789266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8160893172" calcext:value-type="float">
            <text:p>0.0078160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69495E+018" calcext:value-type="float">
            <text:p>1526867892694950000</text:p>
          </table:table-cell>
          <table:table-cell office:value-type="float" office:value="2343" calcext:value-type="float">
            <text:p>2343</text:p>
          </table:table-cell>
          <table:table-cell office:value-type="float" office:value="1.52686789268808E+018" calcext:value-type="float">
            <text:p>152686789268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56440171972" calcext:value-type="float">
            <text:p>0.0075644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71409E+018" calcext:value-type="float">
            <text:p>1526867892714090000</text:p>
          </table:table-cell>
          <table:table-cell office:value-type="float" office:value="2344" calcext:value-type="float">
            <text:p>2344</text:p>
          </table:table-cell>
          <table:table-cell office:value-type="float" office:value="1.52686789270784E+018" calcext:value-type="float">
            <text:p>152686789270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71532920003" calcext:value-type="float">
            <text:p>-0.0057153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73428E+018" calcext:value-type="float">
            <text:p>1526867892734280000</text:p>
          </table:table-cell>
          <table:table-cell office:value-type="float" office:value="2345" calcext:value-type="float">
            <text:p>2345</text:p>
          </table:table-cell>
          <table:table-cell office:value-type="float" office:value="1.52686789272847E+018" calcext:value-type="float">
            <text:p>152686789272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430804342" calcext:value-type="float">
            <text:p>0.000154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75452E+018" calcext:value-type="float">
            <text:p>1526867892754520000</text:p>
          </table:table-cell>
          <table:table-cell office:value-type="float" office:value="2346" calcext:value-type="float">
            <text:p>2346</text:p>
          </table:table-cell>
          <table:table-cell office:value-type="float" office:value="1.52686789274794E+018" calcext:value-type="float">
            <text:p>152686789274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0887459889" calcext:value-type="float">
            <text:p>-0.0030088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77472E+018" calcext:value-type="float">
            <text:p>1526867892774720000</text:p>
          </table:table-cell>
          <table:table-cell office:value-type="float" office:value="2347" calcext:value-type="float">
            <text:p>2347</text:p>
          </table:table-cell>
          <table:table-cell office:value-type="float" office:value="1.5268678927686E+018" calcext:value-type="float">
            <text:p>152686789276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3480679467" calcext:value-type="float">
            <text:p>-0.0123480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79512E+018" calcext:value-type="float">
            <text:p>1526867892795120000</text:p>
          </table:table-cell>
          <table:table-cell office:value-type="float" office:value="2348" calcext:value-type="float">
            <text:p>2348</text:p>
          </table:table-cell>
          <table:table-cell office:value-type="float" office:value="1.52686789278808E+018" calcext:value-type="float">
            <text:p>152686789278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2959687188" calcext:value-type="float">
            <text:p>0.0017295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81434E+018" calcext:value-type="float">
            <text:p>1526867892814340000</text:p>
          </table:table-cell>
          <table:table-cell office:value-type="float" office:value="2349" calcext:value-type="float">
            <text:p>2349</text:p>
          </table:table-cell>
          <table:table-cell office:value-type="float" office:value="1.52686789280766E+018" calcext:value-type="float">
            <text:p>1526867892807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5892812796" calcext:value-type="float">
            <text:p>-0.0031589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83475E+018" calcext:value-type="float">
            <text:p>1526867892834750000</text:p>
          </table:table-cell>
          <table:table-cell office:value-type="float" office:value="2350" calcext:value-type="float">
            <text:p>2350</text:p>
          </table:table-cell>
          <table:table-cell office:value-type="float" office:value="1.52686789282832E+018" calcext:value-type="float">
            <text:p>152686789282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02516375855" calcext:value-type="float">
            <text:p>-0.0050251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8551E+018" calcext:value-type="float">
            <text:p>1526867892855100000</text:p>
          </table:table-cell>
          <table:table-cell office:value-type="float" office:value="2351" calcext:value-type="float">
            <text:p>2351</text:p>
          </table:table-cell>
          <table:table-cell office:value-type="float" office:value="1.52686789284804E+018" calcext:value-type="float">
            <text:p>152686789284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5306003429" calcext:value-type="float">
            <text:p>-0.00305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87454E+018" calcext:value-type="float">
            <text:p>1526867892874540000</text:p>
          </table:table-cell>
          <table:table-cell office:value-type="float" office:value="2352" calcext:value-type="float">
            <text:p>2352</text:p>
          </table:table-cell>
          <table:table-cell office:value-type="float" office:value="1.52686789286798E+018" calcext:value-type="float">
            <text:p>152686789286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2102027833" calcext:value-type="float">
            <text:p>-0.0020210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89475E+018" calcext:value-type="float">
            <text:p>1526867892894750000</text:p>
          </table:table-cell>
          <table:table-cell office:value-type="float" office:value="2353" calcext:value-type="float">
            <text:p>2353</text:p>
          </table:table-cell>
          <table:table-cell office:value-type="float" office:value="1.52686789288804E+018" calcext:value-type="float">
            <text:p>152686789288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8224796131" calcext:value-type="float">
            <text:p>-0.0108224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91511E+018" calcext:value-type="float">
            <text:p>1526867892915110000</text:p>
          </table:table-cell>
          <table:table-cell office:value-type="float" office:value="2354" calcext:value-type="float">
            <text:p>2354</text:p>
          </table:table-cell>
          <table:table-cell office:value-type="float" office:value="1.52686789290783E+018" calcext:value-type="float">
            <text:p>152686789290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3395007104" calcext:value-type="float">
            <text:p>-0.0123395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93457E+018" calcext:value-type="float">
            <text:p>1526867892934570000</text:p>
          </table:table-cell>
          <table:table-cell office:value-type="float" office:value="2355" calcext:value-type="float">
            <text:p>2355</text:p>
          </table:table-cell>
          <table:table-cell office:value-type="float" office:value="1.52686789292861E+018" calcext:value-type="float">
            <text:p>152686789292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663085781" calcext:value-type="float">
            <text:p>-0.0116630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95493E+018" calcext:value-type="float">
            <text:p>1526867892954930000</text:p>
          </table:table-cell>
          <table:table-cell office:value-type="float" office:value="2356" calcext:value-type="float">
            <text:p>2356</text:p>
          </table:table-cell>
          <table:table-cell office:value-type="float" office:value="1.52686789294837E+018" calcext:value-type="float">
            <text:p>152686789294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6526542008" calcext:value-type="float">
            <text:p>-0.0126526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97523E+018" calcext:value-type="float">
            <text:p>1526867892975230000</text:p>
          </table:table-cell>
          <table:table-cell office:value-type="float" office:value="2357" calcext:value-type="float">
            <text:p>2357</text:p>
          </table:table-cell>
          <table:table-cell office:value-type="float" office:value="1.52686789296821E+018" calcext:value-type="float">
            <text:p>15268678929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93634694815" calcext:value-type="float">
            <text:p>-0.0059363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299465E+018" calcext:value-type="float">
            <text:p>1526867892994650000</text:p>
          </table:table-cell>
          <table:table-cell office:value-type="float" office:value="2358" calcext:value-type="float">
            <text:p>2358</text:p>
          </table:table-cell>
          <table:table-cell office:value-type="float" office:value="1.52686789298813E+018" calcext:value-type="float">
            <text:p>152686789298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204973191" calcext:value-type="float">
            <text:p>-0.0132049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01492E+018" calcext:value-type="float">
            <text:p>1526867893014920000</text:p>
          </table:table-cell>
          <table:table-cell office:value-type="float" office:value="2359" calcext:value-type="float">
            <text:p>2359</text:p>
          </table:table-cell>
          <table:table-cell office:value-type="float" office:value="1.52686789300792E+018" calcext:value-type="float">
            <text:p>152686789300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20454598963" calcext:value-type="float">
            <text:p>-0.009204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03518E+018" calcext:value-type="float">
            <text:p>1526867893035180000</text:p>
          </table:table-cell>
          <table:table-cell office:value-type="float" office:value="2360" calcext:value-type="float">
            <text:p>2360</text:p>
          </table:table-cell>
          <table:table-cell office:value-type="float" office:value="1.52686789302817E+018" calcext:value-type="float">
            <text:p>152686789302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682030797" calcext:value-type="float">
            <text:p>-0.0176820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05459E+018" calcext:value-type="float">
            <text:p>1526867893054590000</text:p>
          </table:table-cell>
          <table:table-cell office:value-type="float" office:value="2361" calcext:value-type="float">
            <text:p>2361</text:p>
          </table:table-cell>
          <table:table-cell office:value-type="float" office:value="1.52686789304789E+018" calcext:value-type="float">
            <text:p>152686789304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88135206699" calcext:value-type="float">
            <text:p>-0.0188135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07493E+018" calcext:value-type="float">
            <text:p>1526867893074930000</text:p>
          </table:table-cell>
          <table:table-cell office:value-type="float" office:value="2362" calcext:value-type="float">
            <text:p>2362</text:p>
          </table:table-cell>
          <table:table-cell office:value-type="float" office:value="1.52686789306821E+018" calcext:value-type="float">
            <text:p>15268678930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94459632039" calcext:value-type="float">
            <text:p>-0.0194459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09531E+018" calcext:value-type="float">
            <text:p>1526867893095310000</text:p>
          </table:table-cell>
          <table:table-cell office:value-type="float" office:value="2363" calcext:value-type="float">
            <text:p>2363</text:p>
          </table:table-cell>
          <table:table-cell office:value-type="float" office:value="1.52686789308809E+018" calcext:value-type="float">
            <text:p>152686789308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7215430364" calcext:value-type="float">
            <text:p>-0.011721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1146E+018" calcext:value-type="float">
            <text:p>1526867893114600000</text:p>
          </table:table-cell>
          <table:table-cell office:value-type="float" office:value="2364" calcext:value-type="float">
            <text:p>2364</text:p>
          </table:table-cell>
          <table:table-cell office:value-type="float" office:value="1.52686789310802E+018" calcext:value-type="float">
            <text:p>15268678931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74616296217" calcext:value-type="float">
            <text:p>-0.005746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13498E+018" calcext:value-type="float">
            <text:p>1526867893134980000</text:p>
          </table:table-cell>
          <table:table-cell office:value-type="float" office:value="2365" calcext:value-type="float">
            <text:p>2365</text:p>
          </table:table-cell>
          <table:table-cell office:value-type="float" office:value="1.52686789312798E+018" calcext:value-type="float">
            <text:p>152686789312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8657453507" calcext:value-type="float">
            <text:p>-0.0178657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15427E+018" calcext:value-type="float">
            <text:p>1526867893154270000</text:p>
          </table:table-cell>
          <table:table-cell office:value-type="float" office:value="2366" calcext:value-type="float">
            <text:p>2366</text:p>
          </table:table-cell>
          <table:table-cell office:value-type="float" office:value="1.52686789314815E+018" calcext:value-type="float">
            <text:p>1526867893148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1026671827" calcext:value-type="float">
            <text:p>-0.0231026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17462E+018" calcext:value-type="float">
            <text:p>1526867893174620000</text:p>
          </table:table-cell>
          <table:table-cell office:value-type="float" office:value="2367" calcext:value-type="float">
            <text:p>2367</text:p>
          </table:table-cell>
          <table:table-cell office:value-type="float" office:value="1.52686789316788E+018" calcext:value-type="float">
            <text:p>152686789316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83720551431" calcext:value-type="float">
            <text:p>-0.0183720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19506E+018" calcext:value-type="float">
            <text:p>1526867893195060000</text:p>
          </table:table-cell>
          <table:table-cell office:value-type="float" office:value="2368" calcext:value-type="float">
            <text:p>2368</text:p>
          </table:table-cell>
          <table:table-cell office:value-type="float" office:value="1.52686789318757E+018" calcext:value-type="float">
            <text:p>152686789318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5751320049" calcext:value-type="float">
            <text:p>-0.013575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21413E+018" calcext:value-type="float">
            <text:p>1526867893214130000</text:p>
          </table:table-cell>
          <table:table-cell office:value-type="float" office:value="2369" calcext:value-type="float">
            <text:p>2369</text:p>
          </table:table-cell>
          <table:table-cell office:value-type="float" office:value="1.52686789320837E+018" calcext:value-type="float">
            <text:p>15268678932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0845821574" calcext:value-type="float">
            <text:p>-0.0025084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23458E+018" calcext:value-type="float">
            <text:p>1526867893234580000</text:p>
          </table:table-cell>
          <table:table-cell office:value-type="float" office:value="2370" calcext:value-type="float">
            <text:p>2370</text:p>
          </table:table-cell>
          <table:table-cell office:value-type="float" office:value="1.52686789322826E+018" calcext:value-type="float">
            <text:p>152686789322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4396370053" calcext:value-type="float">
            <text:p>-0.015439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255E+018" calcext:value-type="float">
            <text:p>15268678932550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.52686789324829E+018" calcext:value-type="float">
            <text:p>152686789324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0609759837" calcext:value-type="float">
            <text:p>-0.014060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27527E+018" calcext:value-type="float">
            <text:p>1526867893275270000</text:p>
          </table:table-cell>
          <table:table-cell office:value-type="float" office:value="2372" calcext:value-type="float">
            <text:p>2372</text:p>
          </table:table-cell>
          <table:table-cell office:value-type="float" office:value="1.5268678932683E+018" calcext:value-type="float">
            <text:p>152686789326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9251932055" calcext:value-type="float">
            <text:p>-0.0159251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29466E+018" calcext:value-type="float">
            <text:p>1526867893294660000</text:p>
          </table:table-cell>
          <table:table-cell office:value-type="float" office:value="2373" calcext:value-type="float">
            <text:p>2373</text:p>
          </table:table-cell>
          <table:table-cell office:value-type="float" office:value="1.52686789328799E+018" calcext:value-type="float">
            <text:p>152686789328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34919101" calcext:value-type="float">
            <text:p>-0.017349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31509E+018" calcext:value-type="float">
            <text:p>1526867893315090000</text:p>
          </table:table-cell>
          <table:table-cell office:value-type="float" office:value="2374" calcext:value-type="float">
            <text:p>2374</text:p>
          </table:table-cell>
          <table:table-cell office:value-type="float" office:value="1.52686789330789E+018" calcext:value-type="float">
            <text:p>152686789330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5911331624" calcext:value-type="float">
            <text:p>-0.0025591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3346E+018" calcext:value-type="float">
            <text:p>1526867893334600000</text:p>
          </table:table-cell>
          <table:table-cell office:value-type="float" office:value="2375" calcext:value-type="float">
            <text:p>2375</text:p>
          </table:table-cell>
          <table:table-cell office:value-type="float" office:value="1.52686789332788E+018" calcext:value-type="float">
            <text:p>152686789332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2576057911" calcext:value-type="float">
            <text:p>-0.0122576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35472E+018" calcext:value-type="float">
            <text:p>1526867893354720000</text:p>
          </table:table-cell>
          <table:table-cell office:value-type="float" office:value="2376" calcext:value-type="float">
            <text:p>2376</text:p>
          </table:table-cell>
          <table:table-cell office:value-type="float" office:value="1.52686789334797E+018" calcext:value-type="float">
            <text:p>152686789334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66278593242" calcext:value-type="float">
            <text:p>-0.0166278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37502E+018" calcext:value-type="float">
            <text:p>1526867893375020000</text:p>
          </table:table-cell>
          <table:table-cell office:value-type="float" office:value="2377" calcext:value-type="float">
            <text:p>2377</text:p>
          </table:table-cell>
          <table:table-cell office:value-type="float" office:value="1.5268678933676E+018" calcext:value-type="float">
            <text:p>152686789336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38401184976" calcext:value-type="float">
            <text:p>-0.0093840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39416E+018" calcext:value-type="float">
            <text:p>1526867893394160000</text:p>
          </table:table-cell>
          <table:table-cell office:value-type="float" office:value="2378" calcext:value-type="float">
            <text:p>2378</text:p>
          </table:table-cell>
          <table:table-cell office:value-type="float" office:value="1.52686789338834E+018" calcext:value-type="float">
            <text:p>152686789338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04721204937" calcext:value-type="float">
            <text:p>-0.0204721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41442E+018" calcext:value-type="float">
            <text:p>1526867893414420000</text:p>
          </table:table-cell>
          <table:table-cell office:value-type="float" office:value="2379" calcext:value-type="float">
            <text:p>2379</text:p>
          </table:table-cell>
          <table:table-cell office:value-type="float" office:value="1.5268678934081E+018" calcext:value-type="float">
            <text:p>152686789340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38051081821" calcext:value-type="float">
            <text:p>-0.0053805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43487E+018" calcext:value-type="float">
            <text:p>1526867893434870000</text:p>
          </table:table-cell>
          <table:table-cell office:value-type="float" office:value="2380" calcext:value-type="float">
            <text:p>2380</text:p>
          </table:table-cell>
          <table:table-cell office:value-type="float" office:value="1.52686789342778E+018" calcext:value-type="float">
            <text:p>152686789342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2901741415" calcext:value-type="float">
            <text:p>-0.0122901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45507E+018" calcext:value-type="float">
            <text:p>1526867893455070000</text:p>
          </table:table-cell>
          <table:table-cell office:value-type="float" office:value="2381" calcext:value-type="float">
            <text:p>2381</text:p>
          </table:table-cell>
          <table:table-cell office:value-type="float" office:value="1.52686789344845E+018" calcext:value-type="float">
            <text:p>152686789344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040482834" calcext:value-type="float">
            <text:p>-0.0120404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47448E+018" calcext:value-type="float">
            <text:p>1526867893474480000</text:p>
          </table:table-cell>
          <table:table-cell office:value-type="float" office:value="2382" calcext:value-type="float">
            <text:p>2382</text:p>
          </table:table-cell>
          <table:table-cell office:value-type="float" office:value="1.5268678934682E+018" calcext:value-type="float">
            <text:p>152686789346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382943511" calcext:value-type="float">
            <text:p>-0.0143829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49481E+018" calcext:value-type="float">
            <text:p>1526867893494810000</text:p>
          </table:table-cell>
          <table:table-cell office:value-type="float" office:value="2383" calcext:value-type="float">
            <text:p>2383</text:p>
          </table:table-cell>
          <table:table-cell office:value-type="float" office:value="1.52686789348788E+018" calcext:value-type="float">
            <text:p>152686789348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00337749347" calcext:value-type="float">
            <text:p>-0.0060033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51522E+018" calcext:value-type="float">
            <text:p>1526867893515220000</text:p>
          </table:table-cell>
          <table:table-cell office:value-type="float" office:value="2384" calcext:value-type="float">
            <text:p>2384</text:p>
          </table:table-cell>
          <table:table-cell office:value-type="float" office:value="1.52686789350832E+018" calcext:value-type="float">
            <text:p>152686789350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8479989134" calcext:value-type="float">
            <text:p>-0.0025847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53465E+018" calcext:value-type="float">
            <text:p>1526867893534650000</text:p>
          </table:table-cell>
          <table:table-cell office:value-type="float" office:value="2385" calcext:value-type="float">
            <text:p>2385</text:p>
          </table:table-cell>
          <table:table-cell office:value-type="float" office:value="1.52686789352808E+018" calcext:value-type="float">
            <text:p>1526867893528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2864272669" calcext:value-type="float">
            <text:p>-0.0112864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55478E+018" calcext:value-type="float">
            <text:p>1526867893554780000</text:p>
          </table:table-cell>
          <table:table-cell office:value-type="float" office:value="2386" calcext:value-type="float">
            <text:p>2386</text:p>
          </table:table-cell>
          <table:table-cell office:value-type="float" office:value="1.52686789354789E+018" calcext:value-type="float">
            <text:p>152686789354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88161826879" calcext:value-type="float">
            <text:p>-0.0008881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5751E+018" calcext:value-type="float">
            <text:p>1526867893575100000</text:p>
          </table:table-cell>
          <table:table-cell office:value-type="float" office:value="2387" calcext:value-type="float">
            <text:p>2387</text:p>
          </table:table-cell>
          <table:table-cell office:value-type="float" office:value="1.5268678935679E+018" calcext:value-type="float">
            <text:p>152686789356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34149511158" calcext:value-type="float">
            <text:p>-0.0093414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59456E+018" calcext:value-type="float">
            <text:p>1526867893594560000</text:p>
          </table:table-cell>
          <table:table-cell office:value-type="float" office:value="2388" calcext:value-type="float">
            <text:p>2388</text:p>
          </table:table-cell>
          <table:table-cell office:value-type="float" office:value="1.5268678935879E+018" calcext:value-type="float">
            <text:p>152686789358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1607085243" calcext:value-type="float">
            <text:p>-0.0141607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61528E+018" calcext:value-type="float">
            <text:p>1526867893615280000</text:p>
          </table:table-cell>
          <table:table-cell office:value-type="float" office:value="2389" calcext:value-type="float">
            <text:p>2389</text:p>
          </table:table-cell>
          <table:table-cell office:value-type="float" office:value="1.52686789360788E+018" calcext:value-type="float">
            <text:p>152686789360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01460847631" calcext:value-type="float">
            <text:p>-0.0070146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63437E+018" calcext:value-type="float">
            <text:p>1526867893634370000</text:p>
          </table:table-cell>
          <table:table-cell office:value-type="float" office:value="2390" calcext:value-type="float">
            <text:p>2390</text:p>
          </table:table-cell>
          <table:table-cell office:value-type="float" office:value="1.52686789362777E+018" calcext:value-type="float">
            <text:p>1526867893627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50057695061" calcext:value-type="float">
            <text:p>-0.0085005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65465E+018" calcext:value-type="float">
            <text:p>1526867893654650000</text:p>
          </table:table-cell>
          <table:table-cell office:value-type="float" office:value="2391" calcext:value-type="float">
            <text:p>2391</text:p>
          </table:table-cell>
          <table:table-cell office:value-type="float" office:value="1.5268678936478E+018" calcext:value-type="float">
            <text:p>152686789364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58649378642" calcext:value-type="float">
            <text:p>-0.0008586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67498E+018" calcext:value-type="float">
            <text:p>1526867893674980000</text:p>
          </table:table-cell>
          <table:table-cell office:value-type="float" office:value="2392" calcext:value-type="float">
            <text:p>2392</text:p>
          </table:table-cell>
          <table:table-cell office:value-type="float" office:value="1.52686789366847E+018" calcext:value-type="float">
            <text:p>152686789366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02515041828" calcext:value-type="float">
            <text:p>-0.0060251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69414E+018" calcext:value-type="float">
            <text:p>1526867893694140000</text:p>
          </table:table-cell>
          <table:table-cell office:value-type="float" office:value="2393" calcext:value-type="float">
            <text:p>2393</text:p>
          </table:table-cell>
          <table:table-cell office:value-type="float" office:value="1.52686789368817E+018" calcext:value-type="float">
            <text:p>152686789368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3753274307" calcext:value-type="float">
            <text:p>-0.0103753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7144E+018" calcext:value-type="float">
            <text:p>1526867893714400000</text:p>
          </table:table-cell>
          <table:table-cell office:value-type="float" office:value="2394" calcext:value-type="float">
            <text:p>2394</text:p>
          </table:table-cell>
          <table:table-cell office:value-type="float" office:value="1.52686789370793E+018" calcext:value-type="float">
            <text:p>152686789370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931721665" calcext:value-type="float">
            <text:p>-0.0020931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73467E+018" calcext:value-type="float">
            <text:p>1526867893734670000</text:p>
          </table:table-cell>
          <table:table-cell office:value-type="float" office:value="2395" calcext:value-type="float">
            <text:p>2395</text:p>
          </table:table-cell>
          <table:table-cell office:value-type="float" office:value="1.52686789372752E+018" calcext:value-type="float">
            <text:p>1526867893727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34036914259" calcext:value-type="float">
            <text:p>-0.0093403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75497E+018" calcext:value-type="float">
            <text:p>1526867893754970000</text:p>
          </table:table-cell>
          <table:table-cell office:value-type="float" office:value="2396" calcext:value-type="float">
            <text:p>2396</text:p>
          </table:table-cell>
          <table:table-cell office:value-type="float" office:value="1.52686789374829E+018" calcext:value-type="float">
            <text:p>152686789374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27639380097" calcext:value-type="float">
            <text:p>-0.0092763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77436E+018" calcext:value-type="float">
            <text:p>1526867893774360000</text:p>
          </table:table-cell>
          <table:table-cell office:value-type="float" office:value="2397" calcext:value-type="float">
            <text:p>2397</text:p>
          </table:table-cell>
          <table:table-cell office:value-type="float" office:value="1.52686789376791E+018" calcext:value-type="float">
            <text:p>152686789376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6642439328" calcext:value-type="float">
            <text:p>-0.0017664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7947E+018" calcext:value-type="float">
            <text:p>1526867893794700000</text:p>
          </table:table-cell>
          <table:table-cell office:value-type="float" office:value="2398" calcext:value-type="float">
            <text:p>2398</text:p>
          </table:table-cell>
          <table:table-cell office:value-type="float" office:value="1.52686789378861E+018" calcext:value-type="float">
            <text:p>152686789378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3169128094" calcext:value-type="float">
            <text:p>-0.0013316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81509E+018" calcext:value-type="float">
            <text:p>1526867893815090000</text:p>
          </table:table-cell>
          <table:table-cell office:value-type="float" office:value="2399" calcext:value-type="float">
            <text:p>2399</text:p>
          </table:table-cell>
          <table:table-cell office:value-type="float" office:value="1.52686789380832E+018" calcext:value-type="float">
            <text:p>152686789380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0826957971" calcext:value-type="float">
            <text:p>-0.0110826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83438E+018" calcext:value-type="float">
            <text:p>1526867893834380000</text:p>
          </table:table-cell>
          <table:table-cell office:value-type="float" office:value="2400" calcext:value-type="float">
            <text:p>2400</text:p>
          </table:table-cell>
          <table:table-cell office:value-type="float" office:value="1.5268678938284E+018" calcext:value-type="float">
            <text:p>152686789382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89907218516" calcext:value-type="float">
            <text:p>-0.0088990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85474E+018" calcext:value-type="float">
            <text:p>1526867893854740000</text:p>
          </table:table-cell>
          <table:table-cell office:value-type="float" office:value="2401" calcext:value-type="float">
            <text:p>2401</text:p>
          </table:table-cell>
          <table:table-cell office:value-type="float" office:value="1.52686789384821E+018" calcext:value-type="float">
            <text:p>152686789384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9895562008" calcext:value-type="float">
            <text:p>-0.0059895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87513E+018" calcext:value-type="float">
            <text:p>1526867893875130000</text:p>
          </table:table-cell>
          <table:table-cell office:value-type="float" office:value="2402" calcext:value-type="float">
            <text:p>2402</text:p>
          </table:table-cell>
          <table:table-cell office:value-type="float" office:value="1.52686789386799E+018" calcext:value-type="float">
            <text:p>152686789386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71707110107" calcext:value-type="float">
            <text:p>-0.0077170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89449E+018" calcext:value-type="float">
            <text:p>1526867893894490000</text:p>
          </table:table-cell>
          <table:table-cell office:value-type="float" office:value="2403" calcext:value-type="float">
            <text:p>2403</text:p>
          </table:table-cell>
          <table:table-cell office:value-type="float" office:value="1.52686789388796E+018" calcext:value-type="float">
            <text:p>152686789388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12596543133" calcext:value-type="float">
            <text:p>0.0021259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9148E+018" calcext:value-type="float">
            <text:p>1526867893914800000</text:p>
          </table:table-cell>
          <table:table-cell office:value-type="float" office:value="2404" calcext:value-type="float">
            <text:p>2404</text:p>
          </table:table-cell>
          <table:table-cell office:value-type="float" office:value="1.52686789390759E+018" calcext:value-type="float">
            <text:p>152686789390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35207362473" calcext:value-type="float">
            <text:p>0.0013520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93538E+018" calcext:value-type="float">
            <text:p>1526867893935380000</text:p>
          </table:table-cell>
          <table:table-cell office:value-type="float" office:value="2405" calcext:value-type="float">
            <text:p>2405</text:p>
          </table:table-cell>
          <table:table-cell office:value-type="float" office:value="1.52686789392845E+018" calcext:value-type="float">
            <text:p>152686789392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56970450655" calcext:value-type="float">
            <text:p>0.0065697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95468E+018" calcext:value-type="float">
            <text:p>1526867893954680000</text:p>
          </table:table-cell>
          <table:table-cell office:value-type="float" office:value="2406" calcext:value-type="float">
            <text:p>2406</text:p>
          </table:table-cell>
          <table:table-cell office:value-type="float" office:value="1.52686789394834E+018" calcext:value-type="float">
            <text:p>152686789394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4497943372" calcext:value-type="float">
            <text:p>0.0174497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97503E+018" calcext:value-type="float">
            <text:p>1526867893975030000</text:p>
          </table:table-cell>
          <table:table-cell office:value-type="float" office:value="2407" calcext:value-type="float">
            <text:p>2407</text:p>
          </table:table-cell>
          <table:table-cell office:value-type="float" office:value="1.52686789396805E+018" calcext:value-type="float">
            <text:p>152686789396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2680172101" calcext:value-type="float">
            <text:p>0.0132680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399427E+018" calcext:value-type="float">
            <text:p>1526867893994270000</text:p>
          </table:table-cell>
          <table:table-cell office:value-type="float" office:value="2408" calcext:value-type="float">
            <text:p>2408</text:p>
          </table:table-cell>
          <table:table-cell office:value-type="float" office:value="1.52686789398785E+018" calcext:value-type="float">
            <text:p>152686789398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6655439734" calcext:value-type="float">
            <text:p>0.025665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01471E+018" calcext:value-type="float">
            <text:p>1526867894014710000</text:p>
          </table:table-cell>
          <table:table-cell office:value-type="float" office:value="2409" calcext:value-type="float">
            <text:p>2409</text:p>
          </table:table-cell>
          <table:table-cell office:value-type="float" office:value="1.5268678940086E+018" calcext:value-type="float">
            <text:p>152686789400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6707929075" calcext:value-type="float">
            <text:p>0.0256707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03511E+018" calcext:value-type="float">
            <text:p>1526867894035110000</text:p>
          </table:table-cell>
          <table:table-cell office:value-type="float" office:value="2410" calcext:value-type="float">
            <text:p>2410</text:p>
          </table:table-cell>
          <table:table-cell office:value-type="float" office:value="1.52686789402854E+018" calcext:value-type="float">
            <text:p>152686789402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67415452003" calcext:value-type="float">
            <text:p>0.0467415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05453E+018" calcext:value-type="float">
            <text:p>1526867894054530000</text:p>
          </table:table-cell>
          <table:table-cell office:value-type="float" office:value="2411" calcext:value-type="float">
            <text:p>2411</text:p>
          </table:table-cell>
          <table:table-cell office:value-type="float" office:value="1.52686789404833E+018" calcext:value-type="float">
            <text:p>15268678940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23587113619" calcext:value-type="float">
            <text:p>0.0423587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07487E+018" calcext:value-type="float">
            <text:p>1526867894074870000</text:p>
          </table:table-cell>
          <table:table-cell office:value-type="float" office:value="2412" calcext:value-type="float">
            <text:p>2412</text:p>
          </table:table-cell>
          <table:table-cell office:value-type="float" office:value="1.52686789406807E+018" calcext:value-type="float">
            <text:p>152686789406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68768663704" calcext:value-type="float">
            <text:p>0.0468768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09523E+018" calcext:value-type="float">
            <text:p>1526867894095230000</text:p>
          </table:table-cell>
          <table:table-cell office:value-type="float" office:value="2413" calcext:value-type="float">
            <text:p>2413</text:p>
          </table:table-cell>
          <table:table-cell office:value-type="float" office:value="1.52686789408799E+018" calcext:value-type="float">
            <text:p>152686789408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79543465376" calcext:value-type="float">
            <text:p>0.0679543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11459E+018" calcext:value-type="float">
            <text:p>1526867894114590000</text:p>
          </table:table-cell>
          <table:table-cell office:value-type="float" office:value="2414" calcext:value-type="float">
            <text:p>2414</text:p>
          </table:table-cell>
          <table:table-cell office:value-type="float" office:value="1.52686789410783E+018" calcext:value-type="float">
            <text:p>152686789410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54608160257" calcext:value-type="float">
            <text:p>0.065460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13493E+018" calcext:value-type="float">
            <text:p>1526867894134930000</text:p>
          </table:table-cell>
          <table:table-cell office:value-type="float" office:value="2415" calcext:value-type="float">
            <text:p>2415</text:p>
          </table:table-cell>
          <table:table-cell office:value-type="float" office:value="1.52686789412757E+018" calcext:value-type="float">
            <text:p>152686789412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01279246807" calcext:value-type="float">
            <text:p>0.0801279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15427E+018" calcext:value-type="float">
            <text:p>1526867894154270000</text:p>
          </table:table-cell>
          <table:table-cell office:value-type="float" office:value="2416" calcext:value-type="float">
            <text:p>2416</text:p>
          </table:table-cell>
          <table:table-cell office:value-type="float" office:value="1.52686789414838E+018" calcext:value-type="float">
            <text:p>152686789414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20699632168" calcext:value-type="float">
            <text:p>0.0820699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17474E+018" calcext:value-type="float">
            <text:p>1526867894174740000</text:p>
          </table:table-cell>
          <table:table-cell office:value-type="float" office:value="2417" calcext:value-type="float">
            <text:p>2417</text:p>
          </table:table-cell>
          <table:table-cell office:value-type="float" office:value="1.52686789416829E+018" calcext:value-type="float">
            <text:p>152686789416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39149302244" calcext:value-type="float">
            <text:p>0.0739149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19499E+018" calcext:value-type="float">
            <text:p>1526867894194990000</text:p>
          </table:table-cell>
          <table:table-cell office:value-type="float" office:value="2418" calcext:value-type="float">
            <text:p>2418</text:p>
          </table:table-cell>
          <table:table-cell office:value-type="float" office:value="1.52686789418798E+018" calcext:value-type="float">
            <text:p>152686789418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975943923" calcext:value-type="float">
            <text:p>0.0897594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21426E+018" calcext:value-type="float">
            <text:p>1526867894214260000</text:p>
          </table:table-cell>
          <table:table-cell office:value-type="float" office:value="2419" calcext:value-type="float">
            <text:p>2419</text:p>
          </table:table-cell>
          <table:table-cell office:value-type="float" office:value="1.52686789420782E+018" calcext:value-type="float">
            <text:p>15268678942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9986423254" calcext:value-type="float">
            <text:p>0.0799864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23475E+018" calcext:value-type="float">
            <text:p>1526867894234750000</text:p>
          </table:table-cell>
          <table:table-cell office:value-type="float" office:value="2420" calcext:value-type="float">
            <text:p>2420</text:p>
          </table:table-cell>
          <table:table-cell office:value-type="float" office:value="1.52686789422759E+018" calcext:value-type="float">
            <text:p>152686789422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08780118823" calcext:value-type="float">
            <text:p>0.0808780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25514E+018" calcext:value-type="float">
            <text:p>1526867894255140000</text:p>
          </table:table-cell>
          <table:table-cell office:value-type="float" office:value="2421" calcext:value-type="float">
            <text:p>2421</text:p>
          </table:table-cell>
          <table:table-cell office:value-type="float" office:value="1.52686789424843E+018" calcext:value-type="float">
            <text:p>152686789424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01006373763" calcext:value-type="float">
            <text:p>0.0601006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27461E+018" calcext:value-type="float">
            <text:p>1526867894274610000</text:p>
          </table:table-cell>
          <table:table-cell office:value-type="float" office:value="2422" calcext:value-type="float">
            <text:p>2422</text:p>
          </table:table-cell>
          <table:table-cell office:value-type="float" office:value="1.52686789426831E+018" calcext:value-type="float">
            <text:p>15268678942683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33729365468" calcext:value-type="float">
            <text:p>0.0433729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295E+018" calcext:value-type="float">
            <text:p>1526867894295000000</text:p>
          </table:table-cell>
          <table:table-cell office:value-type="float" office:value="2423" calcext:value-type="float">
            <text:p>2423</text:p>
          </table:table-cell>
          <table:table-cell office:value-type="float" office:value="1.52686789428821E+018" calcext:value-type="float">
            <text:p>152686789428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3318399191" calcext:value-type="float">
            <text:p>0.0253318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31421E+018" calcext:value-type="float">
            <text:p>1526867894314210000</text:p>
          </table:table-cell>
          <table:table-cell office:value-type="float" office:value="2424" calcext:value-type="float">
            <text:p>2424</text:p>
          </table:table-cell>
          <table:table-cell office:value-type="float" office:value="1.52686789430798E+018" calcext:value-type="float">
            <text:p>152686789430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07289034128" calcext:value-type="float">
            <text:p>0.0080728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33479E+018" calcext:value-type="float">
            <text:p>1526867894334790000</text:p>
          </table:table-cell>
          <table:table-cell office:value-type="float" office:value="2425" calcext:value-type="float">
            <text:p>2425</text:p>
          </table:table-cell>
          <table:table-cell office:value-type="float" office:value="1.52686789432782E+018" calcext:value-type="float">
            <text:p>15268678943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3262783885" calcext:value-type="float">
            <text:p>-0.0273262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3552E+018" calcext:value-type="float">
            <text:p>1526867894355200000</text:p>
          </table:table-cell>
          <table:table-cell office:value-type="float" office:value="2426" calcext:value-type="float">
            <text:p>2426</text:p>
          </table:table-cell>
          <table:table-cell office:value-type="float" office:value="1.52686789434853E+018" calcext:value-type="float">
            <text:p>152686789434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79298254848" calcext:value-type="float">
            <text:p>-0.0379298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37452E+018" calcext:value-type="float">
            <text:p>1526867894374520000</text:p>
          </table:table-cell>
          <table:table-cell office:value-type="float" office:value="2427" calcext:value-type="float">
            <text:p>2427</text:p>
          </table:table-cell>
          <table:table-cell office:value-type="float" office:value="1.5268678943685E+018" calcext:value-type="float">
            <text:p>152686789436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2688395381" calcext:value-type="float">
            <text:p>-0.0626883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39495E+018" calcext:value-type="float">
            <text:p>1526867894394950000</text:p>
          </table:table-cell>
          <table:table-cell office:value-type="float" office:value="2428" calcext:value-type="float">
            <text:p>2428</text:p>
          </table:table-cell>
          <table:table-cell office:value-type="float" office:value="1.52686789438837E+018" calcext:value-type="float">
            <text:p>152686789438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9837315977" calcext:value-type="float">
            <text:p>-0.109837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41533E+018" calcext:value-type="float">
            <text:p>1526867894415330000</text:p>
          </table:table-cell>
          <table:table-cell office:value-type="float" office:value="2429" calcext:value-type="float">
            <text:p>2429</text:p>
          </table:table-cell>
          <table:table-cell office:value-type="float" office:value="1.52686789440819E+018" calcext:value-type="float">
            <text:p>152686789440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1851632595" calcext:value-type="float">
            <text:p>-0.1118516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43472E+018" calcext:value-type="float">
            <text:p>1526867894434720000</text:p>
          </table:table-cell>
          <table:table-cell office:value-type="float" office:value="2430" calcext:value-type="float">
            <text:p>2430</text:p>
          </table:table-cell>
          <table:table-cell office:value-type="float" office:value="1.52686789442816E+018" calcext:value-type="float">
            <text:p>152686789442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1557798982" calcext:value-type="float">
            <text:p>-0.171557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45507E+018" calcext:value-type="float">
            <text:p>1526867894455070000</text:p>
          </table:table-cell>
          <table:table-cell office:value-type="float" office:value="2431" calcext:value-type="float">
            <text:p>2431</text:p>
          </table:table-cell>
          <table:table-cell office:value-type="float" office:value="1.52686789444791E+018" calcext:value-type="float">
            <text:p>152686789444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6052291393" calcext:value-type="float">
            <text:p>-0.1560522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47438E+018" calcext:value-type="float">
            <text:p>1526867894474380000</text:p>
          </table:table-cell>
          <table:table-cell office:value-type="float" office:value="2432" calcext:value-type="float">
            <text:p>2432</text:p>
          </table:table-cell>
          <table:table-cell office:value-type="float" office:value="1.52686789446773E+018" calcext:value-type="float">
            <text:p>152686789446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67642861605" calcext:value-type="float">
            <text:p>-0.1676428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49479E+018" calcext:value-type="float">
            <text:p>1526867894494790000</text:p>
          </table:table-cell>
          <table:table-cell office:value-type="float" office:value="2433" calcext:value-type="float">
            <text:p>2433</text:p>
          </table:table-cell>
          <table:table-cell office:value-type="float" office:value="1.52686789448853E+018" calcext:value-type="float">
            <text:p>152686789448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00872316957" calcext:value-type="float">
            <text:p>-0.20087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51518E+018" calcext:value-type="float">
            <text:p>1526867894515180000</text:p>
          </table:table-cell>
          <table:table-cell office:value-type="float" office:value="2434" calcext:value-type="float">
            <text:p>2434</text:p>
          </table:table-cell>
          <table:table-cell office:value-type="float" office:value="1.52686789450837E+018" calcext:value-type="float">
            <text:p>15268678945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9679468274" calcext:value-type="float">
            <text:p>-0.1796794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5345E+018" calcext:value-type="float">
            <text:p>1526867894534500000</text:p>
          </table:table-cell>
          <table:table-cell office:value-type="float" office:value="2435" calcext:value-type="float">
            <text:p>2435</text:p>
          </table:table-cell>
          <table:table-cell office:value-type="float" office:value="1.52686789452817E+018" calcext:value-type="float">
            <text:p>152686789452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1401820183" calcext:value-type="float">
            <text:p>-0.2114018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55499E+018" calcext:value-type="float">
            <text:p>1526867894554990000</text:p>
          </table:table-cell>
          <table:table-cell office:value-type="float" office:value="2436" calcext:value-type="float">
            <text:p>2436</text:p>
          </table:table-cell>
          <table:table-cell office:value-type="float" office:value="1.52686789454793E+018" calcext:value-type="float">
            <text:p>15268678945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9689571261" calcext:value-type="float">
            <text:p>-0.1796895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57533E+018" calcext:value-type="float">
            <text:p>1526867894575330000</text:p>
          </table:table-cell>
          <table:table-cell office:value-type="float" office:value="2437" calcext:value-type="float">
            <text:p>2437</text:p>
          </table:table-cell>
          <table:table-cell office:value-type="float" office:value="1.52686789456751E+018" calcext:value-type="float">
            <text:p>1526867894567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8758178353" calcext:value-type="float">
            <text:p>-0.1587581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5947E+018" calcext:value-type="float">
            <text:p>1526867894594700000</text:p>
          </table:table-cell>
          <table:table-cell office:value-type="float" office:value="2438" calcext:value-type="float">
            <text:p>2438</text:p>
          </table:table-cell>
          <table:table-cell office:value-type="float" office:value="1.52686789458839E+018" calcext:value-type="float">
            <text:p>152686789458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7727907896" calcext:value-type="float">
            <text:p>-0.1777279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61514E+018" calcext:value-type="float">
            <text:p>1526867894615140000</text:p>
          </table:table-cell>
          <table:table-cell office:value-type="float" office:value="2439" calcext:value-type="float">
            <text:p>2439</text:p>
          </table:table-cell>
          <table:table-cell office:value-type="float" office:value="1.5268678946082E+018" calcext:value-type="float">
            <text:p>152686789460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5726263523" calcext:value-type="float">
            <text:p>-0.1457262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63457E+018" calcext:value-type="float">
            <text:p>1526867894634570000</text:p>
          </table:table-cell>
          <table:table-cell office:value-type="float" office:value="2440" calcext:value-type="float">
            <text:p>2440</text:p>
          </table:table-cell>
          <table:table-cell office:value-type="float" office:value="1.52686789462821E+018" calcext:value-type="float">
            <text:p>152686789462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99799788" calcext:value-type="float">
            <text:p>-0.1499799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65496E+018" calcext:value-type="float">
            <text:p>1526867894654960000</text:p>
          </table:table-cell>
          <table:table-cell office:value-type="float" office:value="2441" calcext:value-type="float">
            <text:p>2441</text:p>
          </table:table-cell>
          <table:table-cell office:value-type="float" office:value="1.52686789464836E+018" calcext:value-type="float">
            <text:p>152686789464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7574483156" calcext:value-type="float">
            <text:p>-0.1175744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67423E+018" calcext:value-type="float">
            <text:p>1526867894674230000</text:p>
          </table:table-cell>
          <table:table-cell office:value-type="float" office:value="2442" calcext:value-type="float">
            <text:p>2442</text:p>
          </table:table-cell>
          <table:table-cell office:value-type="float" office:value="1.52686789466821E+018" calcext:value-type="float">
            <text:p>15268678946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2760804594" calcext:value-type="float">
            <text:p>-0.1127608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69533E+018" calcext:value-type="float">
            <text:p>1526867894695330000</text:p>
          </table:table-cell>
          <table:table-cell office:value-type="float" office:value="2443" calcext:value-type="float">
            <text:p>2443</text:p>
          </table:table-cell>
          <table:table-cell office:value-type="float" office:value="1.52686789468801E+018" calcext:value-type="float">
            <text:p>152686789468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33223983645" calcext:value-type="float">
            <text:p>-0.083322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71476E+018" calcext:value-type="float">
            <text:p>1526867894714760000</text:p>
          </table:table-cell>
          <table:table-cell office:value-type="float" office:value="2444" calcext:value-type="float">
            <text:p>2444</text:p>
          </table:table-cell>
          <table:table-cell office:value-type="float" office:value="1.5268678947079E+018" calcext:value-type="float">
            <text:p>152686789470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34152442217" calcext:value-type="float">
            <text:p>-0.0634152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73513E+018" calcext:value-type="float">
            <text:p>1526867894735130000</text:p>
          </table:table-cell>
          <table:table-cell office:value-type="float" office:value="2445" calcext:value-type="float">
            <text:p>2445</text:p>
          </table:table-cell>
          <table:table-cell office:value-type="float" office:value="1.52686789472751E+018" calcext:value-type="float">
            <text:p>1526867894727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79925216734" calcext:value-type="float">
            <text:p>-0.0579925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75456E+018" calcext:value-type="float">
            <text:p>1526867894754560000</text:p>
          </table:table-cell>
          <table:table-cell office:value-type="float" office:value="2446" calcext:value-type="float">
            <text:p>2446</text:p>
          </table:table-cell>
          <table:table-cell office:value-type="float" office:value="1.52686789474821E+018" calcext:value-type="float">
            <text:p>152686789474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9398919791" calcext:value-type="float">
            <text:p>-0.0393989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77497E+018" calcext:value-type="float">
            <text:p>1526867894774970000</text:p>
          </table:table-cell>
          <table:table-cell office:value-type="float" office:value="2447" calcext:value-type="float">
            <text:p>2447</text:p>
          </table:table-cell>
          <table:table-cell office:value-type="float" office:value="1.52686789476803E+018" calcext:value-type="float">
            <text:p>152686789476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04431747645" calcext:value-type="float">
            <text:p>-0.0304431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79434E+018" calcext:value-type="float">
            <text:p>1526867894794340000</text:p>
          </table:table-cell>
          <table:table-cell office:value-type="float" office:value="2448" calcext:value-type="float">
            <text:p>2448</text:p>
          </table:table-cell>
          <table:table-cell office:value-type="float" office:value="1.52686789478788E+018" calcext:value-type="float">
            <text:p>152686789478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4864230305" calcext:value-type="float">
            <text:p>-0.0248642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81462E+018" calcext:value-type="float">
            <text:p>1526867894814620000</text:p>
          </table:table-cell>
          <table:table-cell office:value-type="float" office:value="2449" calcext:value-type="float">
            <text:p>2449</text:p>
          </table:table-cell>
          <table:table-cell office:value-type="float" office:value="1.52686789480759E+018" calcext:value-type="float">
            <text:p>152686789480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5988014042" calcext:value-type="float">
            <text:p>-0.0125988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83508E+018" calcext:value-type="float">
            <text:p>1526867894835080000</text:p>
          </table:table-cell>
          <table:table-cell office:value-type="float" office:value="2450" calcext:value-type="float">
            <text:p>2450</text:p>
          </table:table-cell>
          <table:table-cell office:value-type="float" office:value="1.52686789482837E+018" calcext:value-type="float">
            <text:p>152686789482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2022226676" calcext:value-type="float">
            <text:p>-0.0112022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85444E+018" calcext:value-type="float">
            <text:p>1526867894854440000</text:p>
          </table:table-cell>
          <table:table-cell office:value-type="float" office:value="2451" calcext:value-type="float">
            <text:p>2451</text:p>
          </table:table-cell>
          <table:table-cell office:value-type="float" office:value="1.52686789484815E+018" calcext:value-type="float">
            <text:p>1526867894848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67621504888" calcext:value-type="float">
            <text:p>-0.005676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87487E+018" calcext:value-type="float">
            <text:p>1526867894874870000</text:p>
          </table:table-cell>
          <table:table-cell office:value-type="float" office:value="2452" calcext:value-type="float">
            <text:p>2452</text:p>
          </table:table-cell>
          <table:table-cell office:value-type="float" office:value="1.52686789486793E+018" calcext:value-type="float">
            <text:p>152686789486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66348789632" calcext:value-type="float">
            <text:p>-0.0046634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89513E+018" calcext:value-type="float">
            <text:p>1526867894895130000</text:p>
          </table:table-cell>
          <table:table-cell office:value-type="float" office:value="2453" calcext:value-type="float">
            <text:p>2453</text:p>
          </table:table-cell>
          <table:table-cell office:value-type="float" office:value="1.5268678948886E+018" calcext:value-type="float">
            <text:p>15268678948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60193122551" calcext:value-type="float">
            <text:p>-0.0076019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9146E+018" calcext:value-type="float">
            <text:p>1526867894914600000</text:p>
          </table:table-cell>
          <table:table-cell office:value-type="float" office:value="2454" calcext:value-type="float">
            <text:p>2454</text:p>
          </table:table-cell>
          <table:table-cell office:value-type="float" office:value="1.52686789490839E+018" calcext:value-type="float">
            <text:p>1526867894908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28318933398" calcext:value-type="float">
            <text:p>-0.0072831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93489E+018" calcext:value-type="float">
            <text:p>1526867894934890000</text:p>
          </table:table-cell>
          <table:table-cell office:value-type="float" office:value="2455" calcext:value-type="float">
            <text:p>2455</text:p>
          </table:table-cell>
          <table:table-cell office:value-type="float" office:value="1.52686789492817E+018" calcext:value-type="float">
            <text:p>152686789492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6962677091" calcext:value-type="float">
            <text:p>-0.0106962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95541E+018" calcext:value-type="float">
            <text:p>1526867894955410000</text:p>
          </table:table-cell>
          <table:table-cell office:value-type="float" office:value="2456" calcext:value-type="float">
            <text:p>2456</text:p>
          </table:table-cell>
          <table:table-cell office:value-type="float" office:value="1.52686789494798E+018" calcext:value-type="float">
            <text:p>152686789494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18451882154" calcext:value-type="float">
            <text:p>-0.0118451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97471E+018" calcext:value-type="float">
            <text:p>1526867894974710000</text:p>
          </table:table-cell>
          <table:table-cell office:value-type="float" office:value="2457" calcext:value-type="float">
            <text:p>2457</text:p>
          </table:table-cell>
          <table:table-cell office:value-type="float" office:value="1.52686789496774E+018" calcext:value-type="float">
            <text:p>1526867894967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85746755451" calcext:value-type="float">
            <text:p>-0.0185746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499507E+018" calcext:value-type="float">
            <text:p>1526867894995070000</text:p>
          </table:table-cell>
          <table:table-cell office:value-type="float" office:value="2458" calcext:value-type="float">
            <text:p>2458</text:p>
          </table:table-cell>
          <table:table-cell office:value-type="float" office:value="1.5268678949886E+018" calcext:value-type="float">
            <text:p>15268678949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3248695731" calcext:value-type="float">
            <text:p>-0.0233248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01457E+018" calcext:value-type="float">
            <text:p>1526867895014570000</text:p>
          </table:table-cell>
          <table:table-cell office:value-type="float" office:value="2459" calcext:value-type="float">
            <text:p>2459</text:p>
          </table:table-cell>
          <table:table-cell office:value-type="float" office:value="1.52686789500838E+018" calcext:value-type="float">
            <text:p>152686789500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0909315348" calcext:value-type="float">
            <text:p>-0.0170909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03491E+018" calcext:value-type="float">
            <text:p>1526867895034910000</text:p>
          </table:table-cell>
          <table:table-cell office:value-type="float" office:value="2460" calcext:value-type="float">
            <text:p>2460</text:p>
          </table:table-cell>
          <table:table-cell office:value-type="float" office:value="1.52686789502812E+018" calcext:value-type="float">
            <text:p>1526867895028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8054401278" calcext:value-type="float">
            <text:p>-0.0278054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0542E+018" calcext:value-type="float">
            <text:p>1526867895054200000</text:p>
          </table:table-cell>
          <table:table-cell office:value-type="float" office:value="2461" calcext:value-type="float">
            <text:p>2461</text:p>
          </table:table-cell>
          <table:table-cell office:value-type="float" office:value="1.52686789504799E+018" calcext:value-type="float">
            <text:p>152686789504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8105542958" calcext:value-type="float">
            <text:p>-0.0238105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07453E+018" calcext:value-type="float">
            <text:p>1526867895074530000</text:p>
          </table:table-cell>
          <table:table-cell office:value-type="float" office:value="2462" calcext:value-type="float">
            <text:p>2462</text:p>
          </table:table-cell>
          <table:table-cell office:value-type="float" office:value="1.52686789506793E+018" calcext:value-type="float">
            <text:p>152686789506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82306652516" calcext:value-type="float">
            <text:p>-0.0282306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09497E+018" calcext:value-type="float">
            <text:p>1526867895094970000</text:p>
          </table:table-cell>
          <table:table-cell office:value-type="float" office:value="2463" calcext:value-type="float">
            <text:p>2463</text:p>
          </table:table-cell>
          <table:table-cell office:value-type="float" office:value="1.52686789508779E+018" calcext:value-type="float">
            <text:p>152686789508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0581805855" calcext:value-type="float">
            <text:p>-0.0305818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11424E+018" calcext:value-type="float">
            <text:p>1526867895114240000</text:p>
          </table:table-cell>
          <table:table-cell office:value-type="float" office:value="2464" calcext:value-type="float">
            <text:p>2464</text:p>
          </table:table-cell>
          <table:table-cell office:value-type="float" office:value="1.52686789510855E+018" calcext:value-type="float">
            <text:p>152686789510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44835801423" calcext:value-type="float">
            <text:p>-0.0244835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13469E+018" calcext:value-type="float">
            <text:p>1526867895134690000</text:p>
          </table:table-cell>
          <table:table-cell office:value-type="float" office:value="2465" calcext:value-type="float">
            <text:p>2465</text:p>
          </table:table-cell>
          <table:table-cell office:value-type="float" office:value="1.52686789512864E+018" calcext:value-type="float">
            <text:p>1526867895128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9914606363" calcext:value-type="float">
            <text:p>-0.0279914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15516E+018" calcext:value-type="float">
            <text:p>1526867895155160000</text:p>
          </table:table-cell>
          <table:table-cell office:value-type="float" office:value="2466" calcext:value-type="float">
            <text:p>2466</text:p>
          </table:table-cell>
          <table:table-cell office:value-type="float" office:value="1.52686789514834E+018" calcext:value-type="float">
            <text:p>152686789514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60980501771" calcext:value-type="float">
            <text:p>-0.0260980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17456E+018" calcext:value-type="float">
            <text:p>1526867895174560000</text:p>
          </table:table-cell>
          <table:table-cell office:value-type="float" office:value="2467" calcext:value-type="float">
            <text:p>2467</text:p>
          </table:table-cell>
          <table:table-cell office:value-type="float" office:value="1.52686789516816E+018" calcext:value-type="float">
            <text:p>152686789516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16025710106" calcext:value-type="float">
            <text:p>-0.021602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19485E+018" calcext:value-type="float">
            <text:p>1526867895194850000</text:p>
          </table:table-cell>
          <table:table-cell office:value-type="float" office:value="2468" calcext:value-type="float">
            <text:p>2468</text:p>
          </table:table-cell>
          <table:table-cell office:value-type="float" office:value="1.52686789518803E+018" calcext:value-type="float">
            <text:p>152686789518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4563843757" calcext:value-type="float">
            <text:p>-0.01745638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21517E+018" calcext:value-type="float">
            <text:p>1526867895215170000</text:p>
          </table:table-cell>
          <table:table-cell office:value-type="float" office:value="2469" calcext:value-type="float">
            <text:p>2469</text:p>
          </table:table-cell>
          <table:table-cell office:value-type="float" office:value="1.5268678952078E+018" calcext:value-type="float">
            <text:p>15268678952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7254724503" calcext:value-type="float">
            <text:p>-0.0127254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23454E+018" calcext:value-type="float">
            <text:p>1526867895234540000</text:p>
          </table:table-cell>
          <table:table-cell office:value-type="float" office:value="2470" calcext:value-type="float">
            <text:p>2470</text:p>
          </table:table-cell>
          <table:table-cell office:value-type="float" office:value="1.52686789522778E+018" calcext:value-type="float">
            <text:p>152686789522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54061171412" calcext:value-type="float">
            <text:p>-0.0085406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25485E+018" calcext:value-type="float">
            <text:p>1526867895254850000</text:p>
          </table:table-cell>
          <table:table-cell office:value-type="float" office:value="2471" calcext:value-type="float">
            <text:p>2471</text:p>
          </table:table-cell>
          <table:table-cell office:value-type="float" office:value="1.52686789524753E+018" calcext:value-type="float">
            <text:p>1526867895247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45045021176" calcext:value-type="float">
            <text:p>-0.0074504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27515E+018" calcext:value-type="float">
            <text:p>1526867895275150000</text:p>
          </table:table-cell>
          <table:table-cell office:value-type="float" office:value="2472" calcext:value-type="float">
            <text:p>2472</text:p>
          </table:table-cell>
          <table:table-cell office:value-type="float" office:value="1.52686789526847E+018" calcext:value-type="float">
            <text:p>152686789526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69368866086" calcext:value-type="float">
            <text:p>-0.0036936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29462E+018" calcext:value-type="float">
            <text:p>1526867895294620000</text:p>
          </table:table-cell>
          <table:table-cell office:value-type="float" office:value="2473" calcext:value-type="float">
            <text:p>2473</text:p>
          </table:table-cell>
          <table:table-cell office:value-type="float" office:value="1.52686789528817E+018" calcext:value-type="float">
            <text:p>152686789528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8782558851" calcext:value-type="float">
            <text:p>-0.0026878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31494E+018" calcext:value-type="float">
            <text:p>1526867895314940000</text:p>
          </table:table-cell>
          <table:table-cell office:value-type="float" office:value="2474" calcext:value-type="float">
            <text:p>2474</text:p>
          </table:table-cell>
          <table:table-cell office:value-type="float" office:value="1.52686789530796E+018" calcext:value-type="float">
            <text:p>152686789530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55727335066" calcext:value-type="float">
            <text:p>0.0045572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33422E+018" calcext:value-type="float">
            <text:p>1526867895334220000</text:p>
          </table:table-cell>
          <table:table-cell office:value-type="float" office:value="2475" calcext:value-type="float">
            <text:p>2475</text:p>
          </table:table-cell>
          <table:table-cell office:value-type="float" office:value="1.52686789532779E+018" calcext:value-type="float">
            <text:p>152686789532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17653553188" calcext:value-type="float">
            <text:p>0.0091765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35457E+018" calcext:value-type="float">
            <text:p>1526867895354570000</text:p>
          </table:table-cell>
          <table:table-cell office:value-type="float" office:value="2476" calcext:value-type="float">
            <text:p>2476</text:p>
          </table:table-cell>
          <table:table-cell office:value-type="float" office:value="1.52686789534862E+018" calcext:value-type="float">
            <text:p>1526867895348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1266008094" calcext:value-type="float">
            <text:p>0.0091266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37491E+018" calcext:value-type="float">
            <text:p>1526867895374910000</text:p>
          </table:table-cell>
          <table:table-cell office:value-type="float" office:value="2477" calcext:value-type="float">
            <text:p>2477</text:p>
          </table:table-cell>
          <table:table-cell office:value-type="float" office:value="1.52686789536853E+018" calcext:value-type="float">
            <text:p>152686789536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0610828102" calcext:value-type="float">
            <text:p>0.0180610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3953E+018" calcext:value-type="float">
            <text:p>1526867895395300000</text:p>
          </table:table-cell>
          <table:table-cell office:value-type="float" office:value="2478" calcext:value-type="float">
            <text:p>2478</text:p>
          </table:table-cell>
          <table:table-cell office:value-type="float" office:value="1.5268678953883E+018" calcext:value-type="float">
            <text:p>152686789538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6774036586" calcext:value-type="float">
            <text:p>0.0156774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41477E+018" calcext:value-type="float">
            <text:p>1526867895414770000</text:p>
          </table:table-cell>
          <table:table-cell office:value-type="float" office:value="2479" calcext:value-type="float">
            <text:p>2479</text:p>
          </table:table-cell>
          <table:table-cell office:value-type="float" office:value="1.52686789540821E+018" calcext:value-type="float">
            <text:p>152686789540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6589153707" calcext:value-type="float">
            <text:p>0.0176589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43511E+018" calcext:value-type="float">
            <text:p>1526867895435110000</text:p>
          </table:table-cell>
          <table:table-cell office:value-type="float" office:value="2480" calcext:value-type="float">
            <text:p>2480</text:p>
          </table:table-cell>
          <table:table-cell office:value-type="float" office:value="1.52686789542795E+018" calcext:value-type="float">
            <text:p>15268678954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3659429252" calcext:value-type="float">
            <text:p>0.0243659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45455E+018" calcext:value-type="float">
            <text:p>1526867895454550000</text:p>
          </table:table-cell>
          <table:table-cell office:value-type="float" office:value="2481" calcext:value-type="float">
            <text:p>2481</text:p>
          </table:table-cell>
          <table:table-cell office:value-type="float" office:value="1.52686789544758E+018" calcext:value-type="float">
            <text:p>1526867895447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7739758343" calcext:value-type="float">
            <text:p>0.0247739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47495E+018" calcext:value-type="float">
            <text:p>1526867895474950000</text:p>
          </table:table-cell>
          <table:table-cell office:value-type="float" office:value="2482" calcext:value-type="float">
            <text:p>2482</text:p>
          </table:table-cell>
          <table:table-cell office:value-type="float" office:value="1.52686789546853E+018" calcext:value-type="float">
            <text:p>152686789546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3793116212" calcext:value-type="float">
            <text:p>0.0273793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49536E+018" calcext:value-type="float">
            <text:p>1526867895495360000</text:p>
          </table:table-cell>
          <table:table-cell office:value-type="float" office:value="2483" calcext:value-type="float">
            <text:p>2483</text:p>
          </table:table-cell>
          <table:table-cell office:value-type="float" office:value="1.52686789548831E+018" calcext:value-type="float">
            <text:p>15268678954883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69886162132" calcext:value-type="float">
            <text:p>0.0269886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51478E+018" calcext:value-type="float">
            <text:p>1526867895514780000</text:p>
          </table:table-cell>
          <table:table-cell office:value-type="float" office:value="2484" calcext:value-type="float">
            <text:p>2484</text:p>
          </table:table-cell>
          <table:table-cell office:value-type="float" office:value="1.52686789550819E+018" calcext:value-type="float">
            <text:p>152686789550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17914299667" calcext:value-type="float">
            <text:p>0.03179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53516E+018" calcext:value-type="float">
            <text:p>1526867895535160000</text:p>
          </table:table-cell>
          <table:table-cell office:value-type="float" office:value="2485" calcext:value-type="float">
            <text:p>2485</text:p>
          </table:table-cell>
          <table:table-cell office:value-type="float" office:value="1.52686789552793E+018" calcext:value-type="float">
            <text:p>152686789552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65352518857" calcext:value-type="float">
            <text:p>0.0365352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55456E+018" calcext:value-type="float">
            <text:p>1526867895554560000</text:p>
          </table:table-cell>
          <table:table-cell office:value-type="float" office:value="2486" calcext:value-type="float">
            <text:p>2486</text:p>
          </table:table-cell>
          <table:table-cell office:value-type="float" office:value="1.52686789554754E+018" calcext:value-type="float">
            <text:p>1526867895547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49728167057" calcext:value-type="float">
            <text:p>0.0349728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57486E+018" calcext:value-type="float">
            <text:p>1526867895574860000</text:p>
          </table:table-cell>
          <table:table-cell office:value-type="float" office:value="2487" calcext:value-type="float">
            <text:p>2487</text:p>
          </table:table-cell>
          <table:table-cell office:value-type="float" office:value="1.52686789556816E+018" calcext:value-type="float">
            <text:p>152686789556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63455675542" calcext:value-type="float">
            <text:p>0.0363455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59523E+018" calcext:value-type="float">
            <text:p>1526867895595230000</text:p>
          </table:table-cell>
          <table:table-cell office:value-type="float" office:value="2488" calcext:value-type="float">
            <text:p>2488</text:p>
          </table:table-cell>
          <table:table-cell office:value-type="float" office:value="1.5268678955879E+018" calcext:value-type="float">
            <text:p>152686789558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8722477257" calcext:value-type="float">
            <text:p>0.0398722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61463E+018" calcext:value-type="float">
            <text:p>1526867895614630000</text:p>
          </table:table-cell>
          <table:table-cell office:value-type="float" office:value="2489" calcext:value-type="float">
            <text:p>2489</text:p>
          </table:table-cell>
          <table:table-cell office:value-type="float" office:value="1.52686789560782E+018" calcext:value-type="float">
            <text:p>15268678956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79908531904" calcext:value-type="float">
            <text:p>0.0379908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63501E+018" calcext:value-type="float">
            <text:p>1526867895635010000</text:p>
          </table:table-cell>
          <table:table-cell office:value-type="float" office:value="2490" calcext:value-type="float">
            <text:p>2490</text:p>
          </table:table-cell>
          <table:table-cell office:value-type="float" office:value="1.52686789562854E+018" calcext:value-type="float">
            <text:p>1526867895628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48956638575" calcext:value-type="float">
            <text:p>0.0448956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65438E+018" calcext:value-type="float">
            <text:p>1526867895654380000</text:p>
          </table:table-cell>
          <table:table-cell office:value-type="float" office:value="2491" calcext:value-type="float">
            <text:p>2491</text:p>
          </table:table-cell>
          <table:table-cell office:value-type="float" office:value="1.52686789564774E+018" calcext:value-type="float">
            <text:p>1526867895647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84405329823" calcext:value-type="float">
            <text:p>0.038440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67459E+018" calcext:value-type="float">
            <text:p>1526867895674590000</text:p>
          </table:table-cell>
          <table:table-cell office:value-type="float" office:value="2492" calcext:value-type="float">
            <text:p>2492</text:p>
          </table:table-cell>
          <table:table-cell office:value-type="float" office:value="1.52686789566761E+018" calcext:value-type="float">
            <text:p>152686789566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79440933466" calcext:value-type="float">
            <text:p>0.0379440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69488E+018" calcext:value-type="float">
            <text:p>1526867895694880000</text:p>
          </table:table-cell>
          <table:table-cell office:value-type="float" office:value="2493" calcext:value-type="float">
            <text:p>2493</text:p>
          </table:table-cell>
          <table:table-cell office:value-type="float" office:value="1.52686789568842E+018" calcext:value-type="float">
            <text:p>152686789568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38570976257" calcext:value-type="float">
            <text:p>0.0438570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71509E+018" calcext:value-type="float">
            <text:p>1526867895715090000</text:p>
          </table:table-cell>
          <table:table-cell office:value-type="float" office:value="2494" calcext:value-type="float">
            <text:p>2494</text:p>
          </table:table-cell>
          <table:table-cell office:value-type="float" office:value="1.5268678957082E+018" calcext:value-type="float">
            <text:p>1526867895708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133541286" calcext:value-type="float">
            <text:p>0.0391335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73434E+018" calcext:value-type="float">
            <text:p>1526867895734340000</text:p>
          </table:table-cell>
          <table:table-cell office:value-type="float" office:value="2495" calcext:value-type="float">
            <text:p>2495</text:p>
          </table:table-cell>
          <table:table-cell office:value-type="float" office:value="1.52686789572784E+018" calcext:value-type="float">
            <text:p>152686789572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5301245153" calcext:value-type="float">
            <text:p>0.0395301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75483E+018" calcext:value-type="float">
            <text:p>1526867895754830000</text:p>
          </table:table-cell>
          <table:table-cell office:value-type="float" office:value="2496" calcext:value-type="float">
            <text:p>2496</text:p>
          </table:table-cell>
          <table:table-cell office:value-type="float" office:value="1.52686789574861E+018" calcext:value-type="float">
            <text:p>152686789574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9104729295" calcext:value-type="float">
            <text:p>0.0399104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77526E+018" calcext:value-type="float">
            <text:p>1526867895775260000</text:p>
          </table:table-cell>
          <table:table-cell office:value-type="float" office:value="2497" calcext:value-type="float">
            <text:p>2497</text:p>
          </table:table-cell>
          <table:table-cell office:value-type="float" office:value="1.52686789576837E+018" calcext:value-type="float">
            <text:p>152686789576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57865989208" calcext:value-type="float">
            <text:p>0.0357865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79471E+018" calcext:value-type="float">
            <text:p>1526867895794710000</text:p>
          </table:table-cell>
          <table:table-cell office:value-type="float" office:value="2498" calcext:value-type="float">
            <text:p>2498</text:p>
          </table:table-cell>
          <table:table-cell office:value-type="float" office:value="1.52686789578836E+018" calcext:value-type="float">
            <text:p>152686789578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26378324628" calcext:value-type="float">
            <text:p>0.0426378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81511E+018" calcext:value-type="float">
            <text:p>1526867895815110000</text:p>
          </table:table-cell>
          <table:table-cell office:value-type="float" office:value="2499" calcext:value-type="float">
            <text:p>2499</text:p>
          </table:table-cell>
          <table:table-cell office:value-type="float" office:value="1.52686789580834E+018" calcext:value-type="float">
            <text:p>152686789580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53857204318" calcext:value-type="float">
            <text:p>0.0353857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83445E+018" calcext:value-type="float">
            <text:p>1526867895834450000</text:p>
          </table:table-cell>
          <table:table-cell office:value-type="float" office:value="2500" calcext:value-type="float">
            <text:p>2500</text:p>
          </table:table-cell>
          <table:table-cell office:value-type="float" office:value="1.52686789582824E+018" calcext:value-type="float">
            <text:p>1526867895828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552655071" calcext:value-type="float">
            <text:p>0.0395526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85478E+018" calcext:value-type="float">
            <text:p>1526867895854780000</text:p>
          </table:table-cell>
          <table:table-cell office:value-type="float" office:value="2501" calcext:value-type="float">
            <text:p>2501</text:p>
          </table:table-cell>
          <table:table-cell office:value-type="float" office:value="1.52686789584803E+018" calcext:value-type="float">
            <text:p>152686789584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39803397655" calcext:value-type="float">
            <text:p>0.0339803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87518E+018" calcext:value-type="float">
            <text:p>1526867895875180000</text:p>
          </table:table-cell>
          <table:table-cell office:value-type="float" office:value="2502" calcext:value-type="float">
            <text:p>2502</text:p>
          </table:table-cell>
          <table:table-cell office:value-type="float" office:value="1.52686789586789E+018" calcext:value-type="float">
            <text:p>152686789586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8538949788" calcext:value-type="float">
            <text:p>0.027853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89446E+018" calcext:value-type="float">
            <text:p>1526867895894460000</text:p>
          </table:table-cell>
          <table:table-cell office:value-type="float" office:value="2503" calcext:value-type="float">
            <text:p>2503</text:p>
          </table:table-cell>
          <table:table-cell office:value-type="float" office:value="1.52686789588856E+018" calcext:value-type="float">
            <text:p>152686789588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1885523349" calcext:value-type="float">
            <text:p>0.0318855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91482E+018" calcext:value-type="float">
            <text:p>1526867895914820000</text:p>
          </table:table-cell>
          <table:table-cell office:value-type="float" office:value="2504" calcext:value-type="float">
            <text:p>2504</text:p>
          </table:table-cell>
          <table:table-cell office:value-type="float" office:value="1.5268678959083E+018" calcext:value-type="float">
            <text:p>152686789590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6995328665" calcext:value-type="float">
            <text:p>0.0216995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9352E+018" calcext:value-type="float">
            <text:p>1526867895935200000</text:p>
          </table:table-cell>
          <table:table-cell office:value-type="float" office:value="2505" calcext:value-type="float">
            <text:p>2505</text:p>
          </table:table-cell>
          <table:table-cell office:value-type="float" office:value="1.52686789592797E+018" calcext:value-type="float">
            <text:p>152686789592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7618574649" calcext:value-type="float">
            <text:p>0.0247618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95467E+018" calcext:value-type="float">
            <text:p>1526867895954670000</text:p>
          </table:table-cell>
          <table:table-cell office:value-type="float" office:value="2506" calcext:value-type="float">
            <text:p>2506</text:p>
          </table:table-cell>
          <table:table-cell office:value-type="float" office:value="1.52686789594787E+018" calcext:value-type="float">
            <text:p>152686789594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07214429975" calcext:value-type="float">
            <text:p>0.020721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97503E+018" calcext:value-type="float">
            <text:p>1526867895975030000</text:p>
          </table:table-cell>
          <table:table-cell office:value-type="float" office:value="2507" calcext:value-type="float">
            <text:p>2507</text:p>
          </table:table-cell>
          <table:table-cell office:value-type="float" office:value="1.52686789596761E+018" calcext:value-type="float">
            <text:p>152686789596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00078971684" calcext:value-type="float">
            <text:p>0.0200078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599439E+018" calcext:value-type="float">
            <text:p>1526867895994390000</text:p>
          </table:table-cell>
          <table:table-cell office:value-type="float" office:value="2508" calcext:value-type="float">
            <text:p>2508</text:p>
          </table:table-cell>
          <table:table-cell office:value-type="float" office:value="1.52686789598845E+018" calcext:value-type="float">
            <text:p>152686789598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6754820645" calcext:value-type="float">
            <text:p>0.0196754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01474E+018" calcext:value-type="float">
            <text:p>1526867896014740000</text:p>
          </table:table-cell>
          <table:table-cell office:value-type="float" office:value="2509" calcext:value-type="float">
            <text:p>2509</text:p>
          </table:table-cell>
          <table:table-cell office:value-type="float" office:value="1.52686789600835E+018" calcext:value-type="float">
            <text:p>152686789600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6817156821" calcext:value-type="float">
            <text:p>0.0156817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03502E+018" calcext:value-type="float">
            <text:p>1526867896035020000</text:p>
          </table:table-cell>
          <table:table-cell office:value-type="float" office:value="2510" calcext:value-type="float">
            <text:p>2510</text:p>
          </table:table-cell>
          <table:table-cell office:value-type="float" office:value="1.5268678960281E+018" calcext:value-type="float">
            <text:p>1526867896028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9011688083" calcext:value-type="float">
            <text:p>0.0159011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05447E+018" calcext:value-type="float">
            <text:p>1526867896054470000</text:p>
          </table:table-cell>
          <table:table-cell office:value-type="float" office:value="2511" calcext:value-type="float">
            <text:p>2511</text:p>
          </table:table-cell>
          <table:table-cell office:value-type="float" office:value="1.52686789604794E+018" calcext:value-type="float">
            <text:p>152686789604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66666638851" calcext:value-type="float">
            <text:p>0.0096666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07485E+018" calcext:value-type="float">
            <text:p>1526867896074850000</text:p>
          </table:table-cell>
          <table:table-cell office:value-type="float" office:value="2512" calcext:value-type="float">
            <text:p>2512</text:p>
          </table:table-cell>
          <table:table-cell office:value-type="float" office:value="1.52686789606782E+018" calcext:value-type="float">
            <text:p>152686789606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5842464715" calcext:value-type="float">
            <text:p>0.0225842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09528E+018" calcext:value-type="float">
            <text:p>1526867896095280000</text:p>
          </table:table-cell>
          <table:table-cell office:value-type="float" office:value="2513" calcext:value-type="float">
            <text:p>2513</text:p>
          </table:table-cell>
          <table:table-cell office:value-type="float" office:value="1.52686789608853E+018" calcext:value-type="float">
            <text:p>152686789608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2285630405" calcext:value-type="float">
            <text:p>0.021228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11464E+018" calcext:value-type="float">
            <text:p>1526867896114640000</text:p>
          </table:table-cell>
          <table:table-cell office:value-type="float" office:value="2514" calcext:value-type="float">
            <text:p>2514</text:p>
          </table:table-cell>
          <table:table-cell office:value-type="float" office:value="1.5268678961083E+018" calcext:value-type="float">
            <text:p>152686789610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2793883309" calcext:value-type="float">
            <text:p>0.0112793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13496E+018" calcext:value-type="float">
            <text:p>1526867896134960000</text:p>
          </table:table-cell>
          <table:table-cell office:value-type="float" office:value="2515" calcext:value-type="float">
            <text:p>2515</text:p>
          </table:table-cell>
          <table:table-cell office:value-type="float" office:value="1.52686789612809E+018" calcext:value-type="float">
            <text:p>152686789612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934073478" calcext:value-type="float">
            <text:p>0.0109340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15528E+018" calcext:value-type="float">
            <text:p>1526867896155280000</text:p>
          </table:table-cell>
          <table:table-cell office:value-type="float" office:value="2516" calcext:value-type="float">
            <text:p>2516</text:p>
          </table:table-cell>
          <table:table-cell office:value-type="float" office:value="1.52686789614786E+018" calcext:value-type="float">
            <text:p>152686789614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30666082725" calcext:value-type="float">
            <text:p>0.0063066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17473E+018" calcext:value-type="float">
            <text:p>1526867896174730000</text:p>
          </table:table-cell>
          <table:table-cell office:value-type="float" office:value="2517" calcext:value-type="float">
            <text:p>2517</text:p>
          </table:table-cell>
          <table:table-cell office:value-type="float" office:value="1.5268678961685E+018" calcext:value-type="float">
            <text:p>152686789616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04847429693" calcext:value-type="float">
            <text:p>0.00504847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19494E+018" calcext:value-type="float">
            <text:p>1526867896194940000</text:p>
          </table:table-cell>
          <table:table-cell office:value-type="float" office:value="2518" calcext:value-type="float">
            <text:p>2518</text:p>
          </table:table-cell>
          <table:table-cell office:value-type="float" office:value="1.52686789618828E+018" calcext:value-type="float">
            <text:p>152686789618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7776795924" calcext:value-type="float">
            <text:p>-0.002977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21422E+018" calcext:value-type="float">
            <text:p>1526867896214220000</text:p>
          </table:table-cell>
          <table:table-cell office:value-type="float" office:value="2519" calcext:value-type="float">
            <text:p>2519</text:p>
          </table:table-cell>
          <table:table-cell office:value-type="float" office:value="1.52686789620802E+018" calcext:value-type="float">
            <text:p>15268678962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06119273975" calcext:value-type="float">
            <text:p>0.0040611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23464E+018" calcext:value-type="float">
            <text:p>1526867896234640000</text:p>
          </table:table-cell>
          <table:table-cell office:value-type="float" office:value="2520" calcext:value-type="float">
            <text:p>2520</text:p>
          </table:table-cell>
          <table:table-cell office:value-type="float" office:value="1.52686789622799E+018" calcext:value-type="float">
            <text:p>152686789622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1475308798" calcext:value-type="float">
            <text:p>-0.0026147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25505E+018" calcext:value-type="float">
            <text:p>1526867896255050000</text:p>
          </table:table-cell>
          <table:table-cell office:value-type="float" office:value="2521" calcext:value-type="float">
            <text:p>2521</text:p>
          </table:table-cell>
          <table:table-cell office:value-type="float" office:value="1.52686789624789E+018" calcext:value-type="float">
            <text:p>152686789624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3193912916" calcext:value-type="float">
            <text:p>0.0001331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27435E+018" calcext:value-type="float">
            <text:p>1526867896274350000</text:p>
          </table:table-cell>
          <table:table-cell office:value-type="float" office:value="2522" calcext:value-type="float">
            <text:p>2522</text:p>
          </table:table-cell>
          <table:table-cell office:value-type="float" office:value="1.52686789626766E+018" calcext:value-type="float">
            <text:p>1526867896267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5096221715" calcext:value-type="float">
            <text:p>0.0015509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29475E+018" calcext:value-type="float">
            <text:p>1526867896294750000</text:p>
          </table:table-cell>
          <table:table-cell office:value-type="float" office:value="2523" calcext:value-type="float">
            <text:p>2523</text:p>
          </table:table-cell>
          <table:table-cell office:value-type="float" office:value="1.52686789628856E+018" calcext:value-type="float">
            <text:p>152686789628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39015217125" calcext:value-type="float">
            <text:p>0.0043901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315E+018" calcext:value-type="float">
            <text:p>1526867896315000000</text:p>
          </table:table-cell>
          <table:table-cell office:value-type="float" office:value="2524" calcext:value-type="float">
            <text:p>2524</text:p>
          </table:table-cell>
          <table:table-cell office:value-type="float" office:value="1.52686789630837E+018" calcext:value-type="float">
            <text:p>15268678963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53700527921" calcext:value-type="float">
            <text:p>-0.0035370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33438E+018" calcext:value-type="float">
            <text:p>1526867896334380000</text:p>
          </table:table-cell>
          <table:table-cell office:value-type="float" office:value="2525" calcext:value-type="float">
            <text:p>2525</text:p>
          </table:table-cell>
          <table:table-cell office:value-type="float" office:value="1.52686789632832E+018" calcext:value-type="float">
            <text:p>152686789632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02221616544" calcext:value-type="float">
            <text:p>-0.0010222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35468E+018" calcext:value-type="float">
            <text:p>1526867896354680000</text:p>
          </table:table-cell>
          <table:table-cell office:value-type="float" office:value="2526" calcext:value-type="float">
            <text:p>2526</text:p>
          </table:table-cell>
          <table:table-cell office:value-type="float" office:value="1.52686789634807E+018" calcext:value-type="float">
            <text:p>152686789634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15713097714" calcext:value-type="float">
            <text:p>-0.002157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37508E+018" calcext:value-type="float">
            <text:p>1526867896375080000</text:p>
          </table:table-cell>
          <table:table-cell office:value-type="float" office:value="2527" calcext:value-type="float">
            <text:p>2527</text:p>
          </table:table-cell>
          <table:table-cell office:value-type="float" office:value="1.52686789636784E+018" calcext:value-type="float">
            <text:p>15268678963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10488091782" calcext:value-type="float">
            <text:p>0.0031048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3943E+018" calcext:value-type="float">
            <text:p>1526867896394300000</text:p>
          </table:table-cell>
          <table:table-cell office:value-type="float" office:value="2528" calcext:value-type="float">
            <text:p>2528</text:p>
          </table:table-cell>
          <table:table-cell office:value-type="float" office:value="1.5268678963886E+018" calcext:value-type="float">
            <text:p>15268678963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029359445" calcext:value-type="float">
            <text:p>-0.0014029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41461E+018" calcext:value-type="float">
            <text:p>1526867896414610000</text:p>
          </table:table-cell>
          <table:table-cell office:value-type="float" office:value="2529" calcext:value-type="float">
            <text:p>2529</text:p>
          </table:table-cell>
          <table:table-cell office:value-type="float" office:value="1.52686789640852E+018" calcext:value-type="float">
            <text:p>152686789640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43111343682" calcext:value-type="float">
            <text:p>-0.0034311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43496E+018" calcext:value-type="float">
            <text:p>1526867896434960000</text:p>
          </table:table-cell>
          <table:table-cell office:value-type="float" office:value="2530" calcext:value-type="float">
            <text:p>2530</text:p>
          </table:table-cell>
          <table:table-cell office:value-type="float" office:value="1.52686789642856E+018" calcext:value-type="float">
            <text:p>152686789642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1016639322" calcext:value-type="float">
            <text:p>0.0016101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45534E+018" calcext:value-type="float">
            <text:p>1526867896455340000</text:p>
          </table:table-cell>
          <table:table-cell office:value-type="float" office:value="2531" calcext:value-type="float">
            <text:p>2531</text:p>
          </table:table-cell>
          <table:table-cell office:value-type="float" office:value="1.52686789644841E+018" calcext:value-type="float">
            <text:p>152686789644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631779287" calcext:value-type="float">
            <text:p>-0.0001963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47466E+018" calcext:value-type="float">
            <text:p>1526867896474660000</text:p>
          </table:table-cell>
          <table:table-cell office:value-type="float" office:value="2532" calcext:value-type="float">
            <text:p>2532</text:p>
          </table:table-cell>
          <table:table-cell office:value-type="float" office:value="1.5268678964684E+018" calcext:value-type="float">
            <text:p>152686789646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71046753228" calcext:value-type="float">
            <text:p>-0.0047104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49511E+018" calcext:value-type="float">
            <text:p>1526867896495110000</text:p>
          </table:table-cell>
          <table:table-cell office:value-type="float" office:value="2533" calcext:value-type="float">
            <text:p>2533</text:p>
          </table:table-cell>
          <table:table-cell office:value-type="float" office:value="1.52686789648821E+018" calcext:value-type="float">
            <text:p>152686789648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16184731573" calcext:value-type="float">
            <text:p>0.0007161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5146E+018" calcext:value-type="float">
            <text:p>1526867896514600000</text:p>
          </table:table-cell>
          <table:table-cell office:value-type="float" office:value="2534" calcext:value-type="float">
            <text:p>2534</text:p>
          </table:table-cell>
          <table:table-cell office:value-type="float" office:value="1.52686789650812E+018" calcext:value-type="float">
            <text:p>1526867896508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6652101204" calcext:value-type="float">
            <text:p>0.002866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53492E+018" calcext:value-type="float">
            <text:p>1526867896534920000</text:p>
          </table:table-cell>
          <table:table-cell office:value-type="float" office:value="2535" calcext:value-type="float">
            <text:p>2535</text:p>
          </table:table-cell>
          <table:table-cell office:value-type="float" office:value="1.52686789652792E+018" calcext:value-type="float">
            <text:p>152686789652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18141100556" calcext:value-type="float">
            <text:p>-0.0009181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55513E+018" calcext:value-type="float">
            <text:p>1526867896555130000</text:p>
          </table:table-cell>
          <table:table-cell office:value-type="float" office:value="2536" calcext:value-type="float">
            <text:p>2536</text:p>
          </table:table-cell>
          <table:table-cell office:value-type="float" office:value="1.52686789654753E+018" calcext:value-type="float">
            <text:p>1526867896547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7195681408" calcext:value-type="float">
            <text:p>0.0008719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57444E+018" calcext:value-type="float">
            <text:p>1526867896574440000</text:p>
          </table:table-cell>
          <table:table-cell office:value-type="float" office:value="2537" calcext:value-type="float">
            <text:p>2537</text:p>
          </table:table-cell>
          <table:table-cell office:value-type="float" office:value="1.52686789656848E+018" calcext:value-type="float">
            <text:p>152686789656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9092934337" calcext:value-type="float">
            <text:p>0.0015909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59482E+018" calcext:value-type="float">
            <text:p>1526867896594820000</text:p>
          </table:table-cell>
          <table:table-cell office:value-type="float" office:value="2538" calcext:value-type="float">
            <text:p>2538</text:p>
          </table:table-cell>
          <table:table-cell office:value-type="float" office:value="1.52686789658848E+018" calcext:value-type="float">
            <text:p>152686789658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6886024848" calcext:value-type="float">
            <text:p>-0.0013688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61494E+018" calcext:value-type="float">
            <text:p>1526867896614940000</text:p>
          </table:table-cell>
          <table:table-cell office:value-type="float" office:value="2539" calcext:value-type="float">
            <text:p>2539</text:p>
          </table:table-cell>
          <table:table-cell office:value-type="float" office:value="1.52686789660834E+018" calcext:value-type="float">
            <text:p>152686789660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1047992222" calcext:value-type="float">
            <text:p>0.0033104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63433E+018" calcext:value-type="float">
            <text:p>1526867896634330000</text:p>
          </table:table-cell>
          <table:table-cell office:value-type="float" office:value="2540" calcext:value-type="float">
            <text:p>2540</text:p>
          </table:table-cell>
          <table:table-cell office:value-type="float" office:value="1.52686789662828E+018" calcext:value-type="float">
            <text:p>152686789662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1486657988" calcext:value-type="float">
            <text:p>-0.0011148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65468E+018" calcext:value-type="float">
            <text:p>1526867896654680000</text:p>
          </table:table-cell>
          <table:table-cell office:value-type="float" office:value="2541" calcext:value-type="float">
            <text:p>2541</text:p>
          </table:table-cell>
          <table:table-cell office:value-type="float" office:value="1.52686789664844E+018" calcext:value-type="float">
            <text:p>152686789664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5802037474" calcext:value-type="float">
            <text:p>0.000305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6749E+018" calcext:value-type="float">
            <text:p>1526867896674900000</text:p>
          </table:table-cell>
          <table:table-cell office:value-type="float" office:value="2542" calcext:value-type="float">
            <text:p>2542</text:p>
          </table:table-cell>
          <table:table-cell office:value-type="float" office:value="1.52686789666836E+018" calcext:value-type="float">
            <text:p>152686789666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22393025272" calcext:value-type="float">
            <text:p>0.00032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69543E+018" calcext:value-type="float">
            <text:p>1526867896695430000</text:p>
          </table:table-cell>
          <table:table-cell office:value-type="float" office:value="2543" calcext:value-type="float">
            <text:p>2543</text:p>
          </table:table-cell>
          <table:table-cell office:value-type="float" office:value="1.52686789668809E+018" calcext:value-type="float">
            <text:p>152686789668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0193887576" calcext:value-type="float">
            <text:p>-0.0020019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71451E+018" calcext:value-type="float">
            <text:p>1526867896714510000</text:p>
          </table:table-cell>
          <table:table-cell office:value-type="float" office:value="2544" calcext:value-type="float">
            <text:p>2544</text:p>
          </table:table-cell>
          <table:table-cell office:value-type="float" office:value="1.52686789670787E+018" calcext:value-type="float">
            <text:p>152686789670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24698777311" calcext:value-type="float">
            <text:p>0.0022469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73511E+018" calcext:value-type="float">
            <text:p>1526867896735110000</text:p>
          </table:table-cell>
          <table:table-cell office:value-type="float" office:value="2545" calcext:value-type="float">
            <text:p>2545</text:p>
          </table:table-cell>
          <table:table-cell office:value-type="float" office:value="1.52686789672853E+018" calcext:value-type="float">
            <text:p>152686789672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1887335293" calcext:value-type="float">
            <text:p>0.0009188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75521E+018" calcext:value-type="float">
            <text:p>1526867896755210000</text:p>
          </table:table-cell>
          <table:table-cell office:value-type="float" office:value="2546" calcext:value-type="float">
            <text:p>2546</text:p>
          </table:table-cell>
          <table:table-cell office:value-type="float" office:value="1.5268678967483E+018" calcext:value-type="float">
            <text:p>15268678967483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52918449789" calcext:value-type="float">
            <text:p>-0.0035291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77457E+018" calcext:value-type="float">
            <text:p>1526867896774570000</text:p>
          </table:table-cell>
          <table:table-cell office:value-type="float" office:value="2547" calcext:value-type="float">
            <text:p>2547</text:p>
          </table:table-cell>
          <table:table-cell office:value-type="float" office:value="1.52686789676816E+018" calcext:value-type="float">
            <text:p>152686789676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61963082105" calcext:value-type="float">
            <text:p>0.0036196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79485E+018" calcext:value-type="float">
            <text:p>1526867896794850000</text:p>
          </table:table-cell>
          <table:table-cell office:value-type="float" office:value="2548" calcext:value-type="float">
            <text:p>2548</text:p>
          </table:table-cell>
          <table:table-cell office:value-type="float" office:value="1.52686789678864E+018" calcext:value-type="float">
            <text:p>1526867896788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89444292523" calcext:value-type="float">
            <text:p>0.0003894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81516E+018" calcext:value-type="float">
            <text:p>1526867896815160000</text:p>
          </table:table-cell>
          <table:table-cell office:value-type="float" office:value="2549" calcext:value-type="float">
            <text:p>2549</text:p>
          </table:table-cell>
          <table:table-cell office:value-type="float" office:value="1.52686789680858E+018" calcext:value-type="float">
            <text:p>1526867896808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24852764606" calcext:value-type="float">
            <text:p>-0.0032485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83468E+018" calcext:value-type="float">
            <text:p>1526867896834680000</text:p>
          </table:table-cell>
          <table:table-cell office:value-type="float" office:value="2550" calcext:value-type="float">
            <text:p>2550</text:p>
          </table:table-cell>
          <table:table-cell office:value-type="float" office:value="1.52686789682841E+018" calcext:value-type="float">
            <text:p>152686789682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4513657466" calcext:value-type="float">
            <text:p>-0.0030451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85512E+018" calcext:value-type="float">
            <text:p>1526867896855120000</text:p>
          </table:table-cell>
          <table:table-cell office:value-type="float" office:value="2551" calcext:value-type="float">
            <text:p>2551</text:p>
          </table:table-cell>
          <table:table-cell office:value-type="float" office:value="1.52686789684816E+018" calcext:value-type="float">
            <text:p>1526867896848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09051317163" calcext:value-type="float">
            <text:p>0.0030905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87454E+018" calcext:value-type="float">
            <text:p>1526867896874540000</text:p>
          </table:table-cell>
          <table:table-cell office:value-type="float" office:value="2552" calcext:value-type="float">
            <text:p>2552</text:p>
          </table:table-cell>
          <table:table-cell office:value-type="float" office:value="1.52686789686795E+018" calcext:value-type="float">
            <text:p>152686789686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28766962513" calcext:value-type="float">
            <text:p>0.000828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89501E+018" calcext:value-type="float">
            <text:p>1526867896895010000</text:p>
          </table:table-cell>
          <table:table-cell office:value-type="float" office:value="2553" calcext:value-type="float">
            <text:p>2553</text:p>
          </table:table-cell>
          <table:table-cell office:value-type="float" office:value="1.52686789688756E+018" calcext:value-type="float">
            <text:p>1526867896887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1521055624" calcext:value-type="float">
            <text:p>-0.0029152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9153E+018" calcext:value-type="float">
            <text:p>1526867896915300000</text:p>
          </table:table-cell>
          <table:table-cell office:value-type="float" office:value="2554" calcext:value-type="float">
            <text:p>2554</text:p>
          </table:table-cell>
          <table:table-cell office:value-type="float" office:value="1.52686789690832E+018" calcext:value-type="float">
            <text:p>152686789690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9677991532" calcext:value-type="float">
            <text:p>0.0028967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93464E+018" calcext:value-type="float">
            <text:p>1526867896934640000</text:p>
          </table:table-cell>
          <table:table-cell office:value-type="float" office:value="2555" calcext:value-type="float">
            <text:p>2555</text:p>
          </table:table-cell>
          <table:table-cell office:value-type="float" office:value="1.52686789692802E+018" calcext:value-type="float">
            <text:p>152686789692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27061722055" calcext:value-type="float">
            <text:p>-0.0032706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95501E+018" calcext:value-type="float">
            <text:p>1526867896955010000</text:p>
          </table:table-cell>
          <table:table-cell office:value-type="float" office:value="2556" calcext:value-type="float">
            <text:p>2556</text:p>
          </table:table-cell>
          <table:table-cell office:value-type="float" office:value="1.52686789694781E+018" calcext:value-type="float">
            <text:p>152686789694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7342144474" calcext:value-type="float">
            <text:p>0.0010734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97435E+018" calcext:value-type="float">
            <text:p>1526867896974350000</text:p>
          </table:table-cell>
          <table:table-cell office:value-type="float" office:value="2557" calcext:value-type="float">
            <text:p>2557</text:p>
          </table:table-cell>
          <table:table-cell office:value-type="float" office:value="1.52686789696865E+018" calcext:value-type="float">
            <text:p>1526867896968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513264617" calcext:value-type="float">
            <text:p>0.0011513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699471E+018" calcext:value-type="float">
            <text:p>1526867896994710000</text:p>
          </table:table-cell>
          <table:table-cell office:value-type="float" office:value="2558" calcext:value-type="float">
            <text:p>2558</text:p>
          </table:table-cell>
          <table:table-cell office:value-type="float" office:value="1.5268678969884E+018" calcext:value-type="float">
            <text:p>152686789698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3306818195" calcext:value-type="float">
            <text:p>-0.0025330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01504E+018" calcext:value-type="float">
            <text:p>1526867897015040000</text:p>
          </table:table-cell>
          <table:table-cell office:value-type="float" office:value="2559" calcext:value-type="float">
            <text:p>2559</text:p>
          </table:table-cell>
          <table:table-cell office:value-type="float" office:value="1.52686789700815E+018" calcext:value-type="float">
            <text:p>1526867897008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8010131195" calcext:value-type="float">
            <text:p>-0.0001380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03453E+018" calcext:value-type="float">
            <text:p>1526867897034530000</text:p>
          </table:table-cell>
          <table:table-cell office:value-type="float" office:value="2560" calcext:value-type="float">
            <text:p>2560</text:p>
          </table:table-cell>
          <table:table-cell office:value-type="float" office:value="1.52686789702804E+018" calcext:value-type="float">
            <text:p>152686789702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51881082356" calcext:value-type="float">
            <text:p>0.0055188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05502E+018" calcext:value-type="float">
            <text:p>1526867897055020000</text:p>
          </table:table-cell>
          <table:table-cell office:value-type="float" office:value="2561" calcext:value-type="float">
            <text:p>2561</text:p>
          </table:table-cell>
          <table:table-cell office:value-type="float" office:value="1.52686789704778E+018" calcext:value-type="float">
            <text:p>152686789704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1787768118" calcext:value-type="float">
            <text:p>0.0015178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07552E+018" calcext:value-type="float">
            <text:p>1526867897075520000</text:p>
          </table:table-cell>
          <table:table-cell office:value-type="float" office:value="2562" calcext:value-type="float">
            <text:p>2562</text:p>
          </table:table-cell>
          <table:table-cell office:value-type="float" office:value="1.52686789706868E+018" calcext:value-type="float">
            <text:p>1526867897068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62636847422" calcext:value-type="float">
            <text:p>-0.0036263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09505E+018" calcext:value-type="float">
            <text:p>1526867897095050000</text:p>
          </table:table-cell>
          <table:table-cell office:value-type="float" office:value="2563" calcext:value-type="float">
            <text:p>2563</text:p>
          </table:table-cell>
          <table:table-cell office:value-type="float" office:value="1.52686789708842E+018" calcext:value-type="float">
            <text:p>152686789708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76081576198" calcext:value-type="float">
            <text:p>-0.0047608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11435E+018" calcext:value-type="float">
            <text:p>1526867897114350000</text:p>
          </table:table-cell>
          <table:table-cell office:value-type="float" office:value="2564" calcext:value-type="float">
            <text:p>2564</text:p>
          </table:table-cell>
          <table:table-cell office:value-type="float" office:value="1.52686789710821E+018" calcext:value-type="float">
            <text:p>152686789710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2773235813" calcext:value-type="float">
            <text:p>0.0028277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13464E+018" calcext:value-type="float">
            <text:p>1526867897134640000</text:p>
          </table:table-cell>
          <table:table-cell office:value-type="float" office:value="2565" calcext:value-type="float">
            <text:p>2565</text:p>
          </table:table-cell>
          <table:table-cell office:value-type="float" office:value="1.52686789712807E+018" calcext:value-type="float">
            <text:p>152686789712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23712655902" calcext:value-type="float">
            <text:p>0.0042371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15503E+018" calcext:value-type="float">
            <text:p>1526867897155030000</text:p>
          </table:table-cell>
          <table:table-cell office:value-type="float" office:value="2566" calcext:value-type="float">
            <text:p>2566</text:p>
          </table:table-cell>
          <table:table-cell office:value-type="float" office:value="1.52686789714784E+018" calcext:value-type="float">
            <text:p>152686789714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1338906512" calcext:value-type="float">
            <text:p>-0.0001713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17419E+018" calcext:value-type="float">
            <text:p>1526867897174190000</text:p>
          </table:table-cell>
          <table:table-cell office:value-type="float" office:value="2567" calcext:value-type="float">
            <text:p>2567</text:p>
          </table:table-cell>
          <table:table-cell office:value-type="float" office:value="1.52686789716765E+018" calcext:value-type="float">
            <text:p>1526867897167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60255954042" calcext:value-type="float">
            <text:p>-0.0056025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19461E+018" calcext:value-type="float">
            <text:p>1526867897194610000</text:p>
          </table:table-cell>
          <table:table-cell office:value-type="float" office:value="2568" calcext:value-type="float">
            <text:p>2568</text:p>
          </table:table-cell>
          <table:table-cell office:value-type="float" office:value="1.52686789718851E+018" calcext:value-type="float">
            <text:p>152686789718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14090017229" calcext:value-type="float">
            <text:p>-0.00081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21501E+018" calcext:value-type="float">
            <text:p>1526867897215010000</text:p>
          </table:table-cell>
          <table:table-cell office:value-type="float" office:value="2569" calcext:value-type="float">
            <text:p>2569</text:p>
          </table:table-cell>
          <table:table-cell office:value-type="float" office:value="1.52686789720822E+018" calcext:value-type="float">
            <text:p>152686789720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25542700011" calcext:value-type="float">
            <text:p>-0.0003255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23434E+018" calcext:value-type="float">
            <text:p>1526867897234340000</text:p>
          </table:table-cell>
          <table:table-cell office:value-type="float" office:value="2570" calcext:value-type="float">
            <text:p>2570</text:p>
          </table:table-cell>
          <table:table-cell office:value-type="float" office:value="1.52686789722797E+018" calcext:value-type="float">
            <text:p>1526867897227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9963272624" calcext:value-type="float">
            <text:p>0.0027996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25465E+018" calcext:value-type="float">
            <text:p>1526867897254650000</text:p>
          </table:table-cell>
          <table:table-cell office:value-type="float" office:value="2571" calcext:value-type="float">
            <text:p>2571</text:p>
          </table:table-cell>
          <table:table-cell office:value-type="float" office:value="1.52686789724778E+018" calcext:value-type="float">
            <text:p>152686789724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08361102827" calcext:value-type="float">
            <text:p>-0.0008083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27497E+018" calcext:value-type="float">
            <text:p>1526867897274970000</text:p>
          </table:table-cell>
          <table:table-cell office:value-type="float" office:value="2572" calcext:value-type="float">
            <text:p>2572</text:p>
          </table:table-cell>
          <table:table-cell office:value-type="float" office:value="1.52686789726772E+018" calcext:value-type="float">
            <text:p>1526867897267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76409991179" calcext:value-type="float">
            <text:p>0.00087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29535E+018" calcext:value-type="float">
            <text:p>1526867897295350000</text:p>
          </table:table-cell>
          <table:table-cell office:value-type="float" office:value="2573" calcext:value-type="float">
            <text:p>2573</text:p>
          </table:table-cell>
          <table:table-cell office:value-type="float" office:value="1.5268678972886E+018" calcext:value-type="float">
            <text:p>15268678972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8381991908" calcext:value-type="float">
            <text:p>0.0003838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3146E+018" calcext:value-type="float">
            <text:p>1526867897314600000</text:p>
          </table:table-cell>
          <table:table-cell office:value-type="float" office:value="2574" calcext:value-type="float">
            <text:p>2574</text:p>
          </table:table-cell>
          <table:table-cell office:value-type="float" office:value="1.52686789730837E+018" calcext:value-type="float">
            <text:p>15268678973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9536286406" calcext:value-type="float">
            <text:p>-0.0031953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33475E+018" calcext:value-type="float">
            <text:p>1526867897334750000</text:p>
          </table:table-cell>
          <table:table-cell office:value-type="float" office:value="2575" calcext:value-type="float">
            <text:p>2575</text:p>
          </table:table-cell>
          <table:table-cell office:value-type="float" office:value="1.52686789732829E+018" calcext:value-type="float">
            <text:p>152686789732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62198280729" calcext:value-type="float">
            <text:p>-0.0004621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35511E+018" calcext:value-type="float">
            <text:p>1526867897355110000</text:p>
          </table:table-cell>
          <table:table-cell office:value-type="float" office:value="2576" calcext:value-type="float">
            <text:p>2576</text:p>
          </table:table-cell>
          <table:table-cell office:value-type="float" office:value="1.52686789734799E+018" calcext:value-type="float">
            <text:p>1526867897347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6347324587" calcext:value-type="float">
            <text:p>-0.0013634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37447E+018" calcext:value-type="float">
            <text:p>1526867897374470000</text:p>
          </table:table-cell>
          <table:table-cell office:value-type="float" office:value="2577" calcext:value-type="float">
            <text:p>2577</text:p>
          </table:table-cell>
          <table:table-cell office:value-type="float" office:value="1.52686789736785E+018" calcext:value-type="float">
            <text:p>152686789736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6863245219" calcext:value-type="float">
            <text:p>-0.0019686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39487E+018" calcext:value-type="float">
            <text:p>1526867897394870000</text:p>
          </table:table-cell>
          <table:table-cell office:value-type="float" office:value="2578" calcext:value-type="float">
            <text:p>2578</text:p>
          </table:table-cell>
          <table:table-cell office:value-type="float" office:value="1.52686789738753E+018" calcext:value-type="float">
            <text:p>1526867897387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1581865288" calcext:value-type="float">
            <text:p>0.0017158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41529E+018" calcext:value-type="float">
            <text:p>1526867897415290000</text:p>
          </table:table-cell>
          <table:table-cell office:value-type="float" office:value="2579" calcext:value-type="float">
            <text:p>2579</text:p>
          </table:table-cell>
          <table:table-cell office:value-type="float" office:value="1.52686789740846E+018" calcext:value-type="float">
            <text:p>152686789740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0288784597" calcext:value-type="float">
            <text:p>0.0010028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43452E+018" calcext:value-type="float">
            <text:p>1526867897434520000</text:p>
          </table:table-cell>
          <table:table-cell office:value-type="float" office:value="2580" calcext:value-type="float">
            <text:p>2580</text:p>
          </table:table-cell>
          <table:table-cell office:value-type="float" office:value="1.52686789742837E+018" calcext:value-type="float">
            <text:p>152686789742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01701389719" calcext:value-type="float">
            <text:p>-0.0008017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4549E+018" calcext:value-type="float">
            <text:p>1526867897454900000</text:p>
          </table:table-cell>
          <table:table-cell office:value-type="float" office:value="2581" calcext:value-type="float">
            <text:p>2581</text:p>
          </table:table-cell>
          <table:table-cell office:value-type="float" office:value="1.52686789744823E+018" calcext:value-type="float">
            <text:p>152686789744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1519961562" calcext:value-type="float">
            <text:p>-0.0005151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47518E+018" calcext:value-type="float">
            <text:p>1526867897475180000</text:p>
          </table:table-cell>
          <table:table-cell office:value-type="float" office:value="2582" calcext:value-type="float">
            <text:p>2582</text:p>
          </table:table-cell>
          <table:table-cell office:value-type="float" office:value="1.52686789746807E+018" calcext:value-type="float">
            <text:p>152686789746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3271432929" calcext:value-type="float">
            <text:p>-0.0011327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49459E+018" calcext:value-type="float">
            <text:p>1526867897494590000</text:p>
          </table:table-cell>
          <table:table-cell office:value-type="float" office:value="2583" calcext:value-type="float">
            <text:p>2583</text:p>
          </table:table-cell>
          <table:table-cell office:value-type="float" office:value="1.52686789748789E+018" calcext:value-type="float">
            <text:p>15268678974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444925271" calcext:value-type="float">
            <text:p>-0.0022444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51485E+018" calcext:value-type="float">
            <text:p>1526867897514850000</text:p>
          </table:table-cell>
          <table:table-cell office:value-type="float" office:value="2584" calcext:value-type="float">
            <text:p>2584</text:p>
          </table:table-cell>
          <table:table-cell office:value-type="float" office:value="1.52686789750786E+018" calcext:value-type="float">
            <text:p>152686789750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7211274169" calcext:value-type="float">
            <text:p>-0.0018721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53507E+018" calcext:value-type="float">
            <text:p>1526867897535070000</text:p>
          </table:table-cell>
          <table:table-cell office:value-type="float" office:value="2585" calcext:value-type="float">
            <text:p>2585</text:p>
          </table:table-cell>
          <table:table-cell office:value-type="float" office:value="1.52686789752782E+018" calcext:value-type="float">
            <text:p>15268678975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3973451294" calcext:value-type="float">
            <text:p>-0.0009397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55461E+018" calcext:value-type="float">
            <text:p>1526867897554610000</text:p>
          </table:table-cell>
          <table:table-cell office:value-type="float" office:value="2586" calcext:value-type="float">
            <text:p>2586</text:p>
          </table:table-cell>
          <table:table-cell office:value-type="float" office:value="1.52686789754859E+018" calcext:value-type="float">
            <text:p>1526867897548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1959057702" calcext:value-type="float">
            <text:p>-0.0001919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57482E+018" calcext:value-type="float">
            <text:p>1526867897574820000</text:p>
          </table:table-cell>
          <table:table-cell office:value-type="float" office:value="2587" calcext:value-type="float">
            <text:p>2587</text:p>
          </table:table-cell>
          <table:table-cell office:value-type="float" office:value="1.52686789756843E+018" calcext:value-type="float">
            <text:p>1526867897568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99732841086" calcext:value-type="float">
            <text:p>-0.000299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59503E+018" calcext:value-type="float">
            <text:p>1526867897595030000</text:p>
          </table:table-cell>
          <table:table-cell office:value-type="float" office:value="2588" calcext:value-type="float">
            <text:p>2588</text:p>
          </table:table-cell>
          <table:table-cell office:value-type="float" office:value="1.52686789758813E+018" calcext:value-type="float">
            <text:p>152686789758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5789354621" calcext:value-type="float">
            <text:p>-0.0001957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61447E+018" calcext:value-type="float">
            <text:p>1526867897614470000</text:p>
          </table:table-cell>
          <table:table-cell office:value-type="float" office:value="2589" calcext:value-type="float">
            <text:p>2589</text:p>
          </table:table-cell>
          <table:table-cell office:value-type="float" office:value="1.52686789760792E+018" calcext:value-type="float">
            <text:p>152686789760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6531793992" calcext:value-type="float">
            <text:p>-2.653179399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63481E+018" calcext:value-type="float">
            <text:p>1526867897634810000</text:p>
          </table:table-cell>
          <table:table-cell office:value-type="float" office:value="2590" calcext:value-type="float">
            <text:p>2590</text:p>
          </table:table-cell>
          <table:table-cell office:value-type="float" office:value="1.52686789762787E+018" calcext:value-type="float">
            <text:p>152686789762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923633342609" calcext:value-type="float">
            <text:p>-9.23633342609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65516E+018" calcext:value-type="float">
            <text:p>1526867897655160000</text:p>
          </table:table-cell>
          <table:table-cell office:value-type="float" office:value="2591" calcext:value-type="float">
            <text:p>2591</text:p>
          </table:table-cell>
          <table:table-cell office:value-type="float" office:value="1.526867897648E+018" calcext:value-type="float">
            <text:p>152686789764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0717258849" calcext:value-type="float">
            <text:p>-0.0002007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67463E+018" calcext:value-type="float">
            <text:p>1526867897674630000</text:p>
          </table:table-cell>
          <table:table-cell office:value-type="float" office:value="2592" calcext:value-type="float">
            <text:p>2592</text:p>
          </table:table-cell>
          <table:table-cell office:value-type="float" office:value="1.52686789766788E+018" calcext:value-type="float">
            <text:p>1526867897667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1444740216" calcext:value-type="float">
            <text:p>-0.0001214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69498E+018" calcext:value-type="float">
            <text:p>1526867897694980000</text:p>
          </table:table-cell>
          <table:table-cell office:value-type="float" office:value="2593" calcext:value-type="float">
            <text:p>2593</text:p>
          </table:table-cell>
          <table:table-cell office:value-type="float" office:value="1.52686789768773E+018" calcext:value-type="float">
            <text:p>1526867897687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9657397186" calcext:value-type="float">
            <text:p>-0.0002796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71519E+018" calcext:value-type="float">
            <text:p>1526867897715190000</text:p>
          </table:table-cell>
          <table:table-cell office:value-type="float" office:value="2594" calcext:value-type="float">
            <text:p>2594</text:p>
          </table:table-cell>
          <table:table-cell office:value-type="float" office:value="1.52686789770853E+018" calcext:value-type="float">
            <text:p>152686789770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16975404834" calcext:value-type="float">
            <text:p>9.1697540483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73457E+018" calcext:value-type="float">
            <text:p>1526867897734570000</text:p>
          </table:table-cell>
          <table:table-cell office:value-type="float" office:value="2595" calcext:value-type="float">
            <text:p>2595</text:p>
          </table:table-cell>
          <table:table-cell office:value-type="float" office:value="1.52686789772826E+018" calcext:value-type="float">
            <text:p>152686789772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6039549266" calcext:value-type="float">
            <text:p>0.0002603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75499E+018" calcext:value-type="float">
            <text:p>1526867897754990000</text:p>
          </table:table-cell>
          <table:table-cell office:value-type="float" office:value="2596" calcext:value-type="float">
            <text:p>2596</text:p>
          </table:table-cell>
          <table:table-cell office:value-type="float" office:value="1.52686789774793E+018" calcext:value-type="float">
            <text:p>15268678977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70457476797" calcext:value-type="float">
            <text:p>-9.7045747679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77419E+018" calcext:value-type="float">
            <text:p>1526867897774190000</text:p>
          </table:table-cell>
          <table:table-cell office:value-type="float" office:value="2597" calcext:value-type="float">
            <text:p>2597</text:p>
          </table:table-cell>
          <table:table-cell office:value-type="float" office:value="1.5268678977679E+018" calcext:value-type="float">
            <text:p>152686789776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0785049452" calcext:value-type="float">
            <text:p>-0.000180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79475E+018" calcext:value-type="float">
            <text:p>1526867897794750000</text:p>
          </table:table-cell>
          <table:table-cell office:value-type="float" office:value="2598" calcext:value-type="float">
            <text:p>2598</text:p>
          </table:table-cell>
          <table:table-cell office:value-type="float" office:value="1.52686789778761E+018" calcext:value-type="float">
            <text:p>152686789778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05874059349" calcext:value-type="float">
            <text:p>-0.0007058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81507E+018" calcext:value-type="float">
            <text:p>1526867897815070000</text:p>
          </table:table-cell>
          <table:table-cell office:value-type="float" office:value="2599" calcext:value-type="float">
            <text:p>2599</text:p>
          </table:table-cell>
          <table:table-cell office:value-type="float" office:value="1.52686789780837E+018" calcext:value-type="float">
            <text:p>15268678978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24832338467" calcext:value-type="float">
            <text:p>0.0004248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83447E+018" calcext:value-type="float">
            <text:p>1526867897834470000</text:p>
          </table:table-cell>
          <table:table-cell office:value-type="float" office:value="2600" calcext:value-type="float">
            <text:p>2600</text:p>
          </table:table-cell>
          <table:table-cell office:value-type="float" office:value="1.52686789782805E+018" calcext:value-type="float">
            <text:p>15268678978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8567060074" calcext:value-type="float">
            <text:p>0.0002185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85483E+018" calcext:value-type="float">
            <text:p>1526867897854830000</text:p>
          </table:table-cell>
          <table:table-cell office:value-type="float" office:value="2601" calcext:value-type="float">
            <text:p>2601</text:p>
          </table:table-cell>
          <table:table-cell office:value-type="float" office:value="1.52686789784779E+018" calcext:value-type="float">
            <text:p>152686789784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0767550268" calcext:value-type="float">
            <text:p>-0.0002007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87518E+018" calcext:value-type="float">
            <text:p>1526867897875180000</text:p>
          </table:table-cell>
          <table:table-cell office:value-type="float" office:value="2602" calcext:value-type="float">
            <text:p>2602</text:p>
          </table:table-cell>
          <table:table-cell office:value-type="float" office:value="1.5268678978676E+018" calcext:value-type="float">
            <text:p>1526867897867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38239425421" calcext:value-type="float">
            <text:p>0.0004382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89448E+018" calcext:value-type="float">
            <text:p>1526867897894480000</text:p>
          </table:table-cell>
          <table:table-cell office:value-type="float" office:value="2603" calcext:value-type="float">
            <text:p>2603</text:p>
          </table:table-cell>
          <table:table-cell office:value-type="float" office:value="1.52686789788838E+018" calcext:value-type="float">
            <text:p>152686789788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4580061361" calcext:value-type="float">
            <text:p>0.0001945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91491E+018" calcext:value-type="float">
            <text:p>1526867897914910000</text:p>
          </table:table-cell>
          <table:table-cell office:value-type="float" office:value="2604" calcext:value-type="float">
            <text:p>2604</text:p>
          </table:table-cell>
          <table:table-cell office:value-type="float" office:value="1.52686789790829E+018" calcext:value-type="float">
            <text:p>152686789790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44530339539" calcext:value-type="float">
            <text:p>-0.0005445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93527E+018" calcext:value-type="float">
            <text:p>1526867897935270000</text:p>
          </table:table-cell>
          <table:table-cell office:value-type="float" office:value="2605" calcext:value-type="float">
            <text:p>2605</text:p>
          </table:table-cell>
          <table:table-cell office:value-type="float" office:value="1.52686789792825E+018" calcext:value-type="float">
            <text:p>152686789792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2795119225" calcext:value-type="float">
            <text:p>-0.0004279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95462E+018" calcext:value-type="float">
            <text:p>1526867897954620000</text:p>
          </table:table-cell>
          <table:table-cell office:value-type="float" office:value="2606" calcext:value-type="float">
            <text:p>2606</text:p>
          </table:table-cell>
          <table:table-cell office:value-type="float" office:value="1.52686789794794E+018" calcext:value-type="float">
            <text:p>152686789794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62514755782" calcext:value-type="float">
            <text:p>0.0004625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97487E+018" calcext:value-type="float">
            <text:p>1526867897974870000</text:p>
          </table:table-cell>
          <table:table-cell office:value-type="float" office:value="2607" calcext:value-type="float">
            <text:p>2607</text:p>
          </table:table-cell>
          <table:table-cell office:value-type="float" office:value="1.52686789796798E+018" calcext:value-type="float">
            <text:p>152686789796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21630728245" calcext:value-type="float">
            <text:p>1.2163072824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799524E+018" calcext:value-type="float">
            <text:p>1526867897995240000</text:p>
          </table:table-cell>
          <table:table-cell office:value-type="float" office:value="2608" calcext:value-type="float">
            <text:p>2608</text:p>
          </table:table-cell>
          <table:table-cell office:value-type="float" office:value="1.52686789798798E+018" calcext:value-type="float">
            <text:p>152686789798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54069379682" calcext:value-type="float">
            <text:p>-3.540693796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01444E+018" calcext:value-type="float">
            <text:p>1526867898014440000</text:p>
          </table:table-cell>
          <table:table-cell office:value-type="float" office:value="2609" calcext:value-type="float">
            <text:p>2609</text:p>
          </table:table-cell>
          <table:table-cell office:value-type="float" office:value="1.5268678980078E+018" calcext:value-type="float">
            <text:p>152686789800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68599862163" calcext:value-type="float">
            <text:p>-0.00005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03482E+018" calcext:value-type="float">
            <text:p>1526867898034820000</text:p>
          </table:table-cell>
          <table:table-cell office:value-type="float" office:value="2610" calcext:value-type="float">
            <text:p>2610</text:p>
          </table:table-cell>
          <table:table-cell office:value-type="float" office:value="1.52686789802776E+018" calcext:value-type="float">
            <text:p>152686789802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99893459771" calcext:value-type="float">
            <text:p>7.9989345977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05522E+018" calcext:value-type="float">
            <text:p>1526867898055220000</text:p>
          </table:table-cell>
          <table:table-cell office:value-type="float" office:value="2611" calcext:value-type="float">
            <text:p>2611</text:p>
          </table:table-cell>
          <table:table-cell office:value-type="float" office:value="1.52686789804844E+018" calcext:value-type="float">
            <text:p>152686789804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2978904983" calcext:value-type="float">
            <text:p>-0.0001229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07451E+018" calcext:value-type="float">
            <text:p>1526867898074510000</text:p>
          </table:table-cell>
          <table:table-cell office:value-type="float" office:value="2612" calcext:value-type="float">
            <text:p>2612</text:p>
          </table:table-cell>
          <table:table-cell office:value-type="float" office:value="1.52686789806827E+018" calcext:value-type="float">
            <text:p>152686789806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3706232039" calcext:value-type="float">
            <text:p>0.0001037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09488E+018" calcext:value-type="float">
            <text:p>1526867898094880000</text:p>
          </table:table-cell>
          <table:table-cell office:value-type="float" office:value="2613" calcext:value-type="float">
            <text:p>2613</text:p>
          </table:table-cell>
          <table:table-cell office:value-type="float" office:value="1.52686789808794E+018" calcext:value-type="float">
            <text:p>152686789808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3601598362" calcext:value-type="float">
            <text:p>-0.0001736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11513E+018" calcext:value-type="float">
            <text:p>1526867898115130000</text:p>
          </table:table-cell>
          <table:table-cell office:value-type="float" office:value="2614" calcext:value-type="float">
            <text:p>2614</text:p>
          </table:table-cell>
          <table:table-cell office:value-type="float" office:value="1.52686789810778E+018" calcext:value-type="float">
            <text:p>152686789810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27248305641" calcext:value-type="float">
            <text:p>-0.0004272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13458E+018" calcext:value-type="float">
            <text:p>1526867898134580000</text:p>
          </table:table-cell>
          <table:table-cell office:value-type="float" office:value="2615" calcext:value-type="float">
            <text:p>2615</text:p>
          </table:table-cell>
          <table:table-cell office:value-type="float" office:value="1.52686789812764E+018" calcext:value-type="float">
            <text:p>152686789812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87209113594" calcext:value-type="float">
            <text:p>2.8720911359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1548E+018" calcext:value-type="float">
            <text:p>1526867898154800000</text:p>
          </table:table-cell>
          <table:table-cell office:value-type="float" office:value="2616" calcext:value-type="float">
            <text:p>2616</text:p>
          </table:table-cell>
          <table:table-cell office:value-type="float" office:value="1.52686789814846E+018" calcext:value-type="float">
            <text:p>152686789814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96578652726" calcext:value-type="float">
            <text:p>3.9657865272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17517E+018" calcext:value-type="float">
            <text:p>1526867898175170000</text:p>
          </table:table-cell>
          <table:table-cell office:value-type="float" office:value="2617" calcext:value-type="float">
            <text:p>2617</text:p>
          </table:table-cell>
          <table:table-cell office:value-type="float" office:value="1.52686789816828E+018" calcext:value-type="float">
            <text:p>1526867898168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28512103099" calcext:value-type="float">
            <text:p>4.2851210309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19451E+018" calcext:value-type="float">
            <text:p>1526867898194510000</text:p>
          </table:table-cell>
          <table:table-cell office:value-type="float" office:value="2618" calcext:value-type="float">
            <text:p>2618</text:p>
          </table:table-cell>
          <table:table-cell office:value-type="float" office:value="1.52686789818823E+018" calcext:value-type="float">
            <text:p>152686789818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57034029346" calcext:value-type="float">
            <text:p>-0.000257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21489E+018" calcext:value-type="float">
            <text:p>1526867898214890000</text:p>
          </table:table-cell>
          <table:table-cell office:value-type="float" office:value="2619" calcext:value-type="float">
            <text:p>2619</text:p>
          </table:table-cell>
          <table:table-cell office:value-type="float" office:value="1.52686789820802E+018" calcext:value-type="float">
            <text:p>15268678982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99244566122" calcext:value-type="float">
            <text:p>-2.9924456612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23537E+018" calcext:value-type="float">
            <text:p>1526867898235370000</text:p>
          </table:table-cell>
          <table:table-cell office:value-type="float" office:value="2620" calcext:value-type="float">
            <text:p>2620</text:p>
          </table:table-cell>
          <table:table-cell office:value-type="float" office:value="1.52686789822804E+018" calcext:value-type="float">
            <text:p>152686789822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7471571583" calcext:value-type="float">
            <text:p>-0.0001574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25469E+018" calcext:value-type="float">
            <text:p>1526867898254690000</text:p>
          </table:table-cell>
          <table:table-cell office:value-type="float" office:value="2621" calcext:value-type="float">
            <text:p>2621</text:p>
          </table:table-cell>
          <table:table-cell office:value-type="float" office:value="1.52686789824791E+018" calcext:value-type="float">
            <text:p>152686789824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0209332029" calcext:value-type="float">
            <text:p>-0.0001802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27493E+018" calcext:value-type="float">
            <text:p>1526867898274930000</text:p>
          </table:table-cell>
          <table:table-cell office:value-type="float" office:value="2622" calcext:value-type="float">
            <text:p>2622</text:p>
          </table:table-cell>
          <table:table-cell office:value-type="float" office:value="1.52686789826793E+018" calcext:value-type="float">
            <text:p>152686789826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63678389881" calcext:value-type="float">
            <text:p>-0.0005636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29422E+018" calcext:value-type="float">
            <text:p>1526867898294220000</text:p>
          </table:table-cell>
          <table:table-cell office:value-type="float" office:value="2623" calcext:value-type="float">
            <text:p>2623</text:p>
          </table:table-cell>
          <table:table-cell office:value-type="float" office:value="1.52686789828767E+018" calcext:value-type="float">
            <text:p>1526867898287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50591760455" calcext:value-type="float">
            <text:p>0.000450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31453E+018" calcext:value-type="float">
            <text:p>1526867898314530000</text:p>
          </table:table-cell>
          <table:table-cell office:value-type="float" office:value="2624" calcext:value-type="float">
            <text:p>2624</text:p>
          </table:table-cell>
          <table:table-cell office:value-type="float" office:value="1.52686789830861E+018" calcext:value-type="float">
            <text:p>152686789830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56113130692" calcext:value-type="float">
            <text:p>-0.0003561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33496E+018" calcext:value-type="float">
            <text:p>1526867898334960000</text:p>
          </table:table-cell>
          <table:table-cell office:value-type="float" office:value="2625" calcext:value-type="float">
            <text:p>2625</text:p>
          </table:table-cell>
          <table:table-cell office:value-type="float" office:value="1.52686789832856E+018" calcext:value-type="float">
            <text:p>1526867898328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31687129801" calcext:value-type="float">
            <text:p>0.0003316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35428E+018" calcext:value-type="float">
            <text:p>1526867898354280000</text:p>
          </table:table-cell>
          <table:table-cell office:value-type="float" office:value="2626" calcext:value-type="float">
            <text:p>2626</text:p>
          </table:table-cell>
          <table:table-cell office:value-type="float" office:value="1.52686789834849E+018" calcext:value-type="float">
            <text:p>1526867898348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17146958271" calcext:value-type="float">
            <text:p>-1.714695827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37455E+018" calcext:value-type="float">
            <text:p>1526867898374550000</text:p>
          </table:table-cell>
          <table:table-cell office:value-type="float" office:value="2627" calcext:value-type="float">
            <text:p>2627</text:p>
          </table:table-cell>
          <table:table-cell office:value-type="float" office:value="1.52686789836842E+018" calcext:value-type="float">
            <text:p>152686789836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1441105623" calcext:value-type="float">
            <text:p>0.0001314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39493E+018" calcext:value-type="float">
            <text:p>1526867898394930000</text:p>
          </table:table-cell>
          <table:table-cell office:value-type="float" office:value="2628" calcext:value-type="float">
            <text:p>2628</text:p>
          </table:table-cell>
          <table:table-cell office:value-type="float" office:value="1.52686789838836E+018" calcext:value-type="float">
            <text:p>152686789838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70454717288" calcext:value-type="float">
            <text:p>-0.0004704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41536E+018" calcext:value-type="float">
            <text:p>1526867898415360000</text:p>
          </table:table-cell>
          <table:table-cell office:value-type="float" office:value="2629" calcext:value-type="float">
            <text:p>2629</text:p>
          </table:table-cell>
          <table:table-cell office:value-type="float" office:value="1.52686789840822E+018" calcext:value-type="float">
            <text:p>1526867898408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72689047456" calcext:value-type="float">
            <text:p>0.000472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43463E+018" calcext:value-type="float">
            <text:p>1526867898434630000</text:p>
          </table:table-cell>
          <table:table-cell office:value-type="float" office:value="2630" calcext:value-type="float">
            <text:p>2630</text:p>
          </table:table-cell>
          <table:table-cell office:value-type="float" office:value="1.52686789842811E+018" calcext:value-type="float">
            <text:p>152686789842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08011032455" calcext:value-type="float">
            <text:p>-0.000608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4552E+018" calcext:value-type="float">
            <text:p>1526867898455200000</text:p>
          </table:table-cell>
          <table:table-cell office:value-type="float" office:value="2631" calcext:value-type="float">
            <text:p>2631</text:p>
          </table:table-cell>
          <table:table-cell office:value-type="float" office:value="1.52686789844784E+018" calcext:value-type="float">
            <text:p>152686789844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01637133816" calcext:value-type="float">
            <text:p>-0.0003016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47456E+018" calcext:value-type="float">
            <text:p>1526867898474560000</text:p>
          </table:table-cell>
          <table:table-cell office:value-type="float" office:value="2632" calcext:value-type="float">
            <text:p>2632</text:p>
          </table:table-cell>
          <table:table-cell office:value-type="float" office:value="1.52686789846776E+018" calcext:value-type="float">
            <text:p>152686789846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0292182853" calcext:value-type="float">
            <text:p>-0.0002002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49483E+018" calcext:value-type="float">
            <text:p>1526867898494830000</text:p>
          </table:table-cell>
          <table:table-cell office:value-type="float" office:value="2633" calcext:value-type="float">
            <text:p>2633</text:p>
          </table:table-cell>
          <table:table-cell office:value-type="float" office:value="1.52686789848803E+018" calcext:value-type="float">
            <text:p>152686789848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24659184925" calcext:value-type="float">
            <text:p>-7.2465918492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51516E+018" calcext:value-type="float">
            <text:p>1526867898515160000</text:p>
          </table:table-cell>
          <table:table-cell office:value-type="float" office:value="2634" calcext:value-type="float">
            <text:p>2634</text:p>
          </table:table-cell>
          <table:table-cell office:value-type="float" office:value="1.52686789850796E+018" calcext:value-type="float">
            <text:p>152686789850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70586349163" calcext:value-type="float">
            <text:p>3.705863491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53461E+018" calcext:value-type="float">
            <text:p>1526867898534610000</text:p>
          </table:table-cell>
          <table:table-cell office:value-type="float" office:value="2635" calcext:value-type="float">
            <text:p>2635</text:p>
          </table:table-cell>
          <table:table-cell office:value-type="float" office:value="1.52686789852798E+018" calcext:value-type="float">
            <text:p>1526867898527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43332819082" calcext:value-type="float">
            <text:p>0.0002433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55495E+018" calcext:value-type="float">
            <text:p>1526867898554950000</text:p>
          </table:table-cell>
          <table:table-cell office:value-type="float" office:value="2636" calcext:value-type="float">
            <text:p>2636</text:p>
          </table:table-cell>
          <table:table-cell office:value-type="float" office:value="1.52686789854785E+018" calcext:value-type="float">
            <text:p>152686789854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95603507059" calcext:value-type="float">
            <text:p>0.0003956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57528E+018" calcext:value-type="float">
            <text:p>1526867898575280000</text:p>
          </table:table-cell>
          <table:table-cell office:value-type="float" office:value="2637" calcext:value-type="float">
            <text:p>2637</text:p>
          </table:table-cell>
          <table:table-cell office:value-type="float" office:value="1.52686789856758E+018" calcext:value-type="float">
            <text:p>1526867898567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7417856068" calcext:value-type="float">
            <text:p>-0.0001874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59468E+018" calcext:value-type="float">
            <text:p>1526867898594680000</text:p>
          </table:table-cell>
          <table:table-cell office:value-type="float" office:value="2638" calcext:value-type="float">
            <text:p>2638</text:p>
          </table:table-cell>
          <table:table-cell office:value-type="float" office:value="1.5268678985884E+018" calcext:value-type="float">
            <text:p>152686789858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35832914466" calcext:value-type="float">
            <text:p>-5.3583291446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61508E+018" calcext:value-type="float">
            <text:p>1526867898615080000</text:p>
          </table:table-cell>
          <table:table-cell office:value-type="float" office:value="2639" calcext:value-type="float">
            <text:p>2639</text:p>
          </table:table-cell>
          <table:table-cell office:value-type="float" office:value="1.52686789860832E+018" calcext:value-type="float">
            <text:p>1526867898608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2716406723" calcext:value-type="float">
            <text:p>-0.0002627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63442E+018" calcext:value-type="float">
            <text:p>1526867898634420000</text:p>
          </table:table-cell>
          <table:table-cell office:value-type="float" office:value="2640" calcext:value-type="float">
            <text:p>2640</text:p>
          </table:table-cell>
          <table:table-cell office:value-type="float" office:value="1.52686789862835E+018" calcext:value-type="float">
            <text:p>152686789862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95174434036" calcext:value-type="float">
            <text:p>0.000495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65471E+018" calcext:value-type="float">
            <text:p>1526867898654710000</text:p>
          </table:table-cell>
          <table:table-cell office:value-type="float" office:value="2641" calcext:value-type="float">
            <text:p>2641</text:p>
          </table:table-cell>
          <table:table-cell office:value-type="float" office:value="1.52686789864759E+018" calcext:value-type="float">
            <text:p>152686789864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1187463426" calcext:value-type="float">
            <text:p>-0.0002118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675E+018" calcext:value-type="float">
            <text:p>1526867898675000000</text:p>
          </table:table-cell>
          <table:table-cell office:value-type="float" office:value="2642" calcext:value-type="float">
            <text:p>2642</text:p>
          </table:table-cell>
          <table:table-cell office:value-type="float" office:value="1.52686789866869E+018" calcext:value-type="float">
            <text:p>1526867898668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97960999887" calcext:value-type="float">
            <text:p>0.000297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69426E+018" calcext:value-type="float">
            <text:p>1526867898694260000</text:p>
          </table:table-cell>
          <table:table-cell office:value-type="float" office:value="2643" calcext:value-type="float">
            <text:p>2643</text:p>
          </table:table-cell>
          <table:table-cell office:value-type="float" office:value="1.5268678986886E+018" calcext:value-type="float">
            <text:p>1526867898688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34374660067" calcext:value-type="float">
            <text:p>0.0002343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71445E+018" calcext:value-type="float">
            <text:p>1526867898714450000</text:p>
          </table:table-cell>
          <table:table-cell office:value-type="float" office:value="2644" calcext:value-type="float">
            <text:p>2644</text:p>
          </table:table-cell>
          <table:table-cell office:value-type="float" office:value="1.52686789870845E+018" calcext:value-type="float">
            <text:p>152686789870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21691007027" calcext:value-type="float">
            <text:p>-0.000221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73467E+018" calcext:value-type="float">
            <text:p>1526867898734670000</text:p>
          </table:table-cell>
          <table:table-cell office:value-type="float" office:value="2645" calcext:value-type="float">
            <text:p>2645</text:p>
          </table:table-cell>
          <table:table-cell office:value-type="float" office:value="1.52686789872823E+018" calcext:value-type="float">
            <text:p>152686789872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49060802162" calcext:value-type="float">
            <text:p>0.0002490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75511E+018" calcext:value-type="float">
            <text:p>1526867898755110000</text:p>
          </table:table-cell>
          <table:table-cell office:value-type="float" office:value="2646" calcext:value-type="float">
            <text:p>2646</text:p>
          </table:table-cell>
          <table:table-cell office:value-type="float" office:value="1.52686789874785E+018" calcext:value-type="float">
            <text:p>152686789874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3261452094" calcext:value-type="float">
            <text:p>-0.0002732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77459E+018" calcext:value-type="float">
            <text:p>1526867898774590000</text:p>
          </table:table-cell>
          <table:table-cell office:value-type="float" office:value="2647" calcext:value-type="float">
            <text:p>2647</text:p>
          </table:table-cell>
          <table:table-cell office:value-type="float" office:value="1.52686789876859E+018" calcext:value-type="float">
            <text:p>1526867898768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661034864606" calcext:value-type="float">
            <text:p>6.6103486460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79484E+018" calcext:value-type="float">
            <text:p>1526867898794840000</text:p>
          </table:table-cell>
          <table:table-cell office:value-type="float" office:value="2648" calcext:value-type="float">
            <text:p>2648</text:p>
          </table:table-cell>
          <table:table-cell office:value-type="float" office:value="1.52686789878841E+018" calcext:value-type="float">
            <text:p>1526867898788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45042732079" calcext:value-type="float">
            <text:p>0.0003450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81536E+018" calcext:value-type="float">
            <text:p>1526867898815360000</text:p>
          </table:table-cell>
          <table:table-cell office:value-type="float" office:value="2649" calcext:value-type="float">
            <text:p>2649</text:p>
          </table:table-cell>
          <table:table-cell office:value-type="float" office:value="1.52686789880825E+018" calcext:value-type="float">
            <text:p>1526867898808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0549946839" calcext:value-type="float">
            <text:p>0.0001105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83468E+018" calcext:value-type="float">
            <text:p>1526867898834680000</text:p>
          </table:table-cell>
          <table:table-cell office:value-type="float" office:value="2650" calcext:value-type="float">
            <text:p>2650</text:p>
          </table:table-cell>
          <table:table-cell office:value-type="float" office:value="1.52686789882805E+018" calcext:value-type="float">
            <text:p>152686789882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94918257371" calcext:value-type="float">
            <text:p>-0.0003949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85513E+018" calcext:value-type="float">
            <text:p>1526867898855130000</text:p>
          </table:table-cell>
          <table:table-cell office:value-type="float" office:value="2651" calcext:value-type="float">
            <text:p>2651</text:p>
          </table:table-cell>
          <table:table-cell office:value-type="float" office:value="1.52686789884786E+018" calcext:value-type="float">
            <text:p>152686789884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9560418474" calcext:value-type="float">
            <text:p>0.0001795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87461E+018" calcext:value-type="float">
            <text:p>1526867898874610000</text:p>
          </table:table-cell>
          <table:table-cell office:value-type="float" office:value="2652" calcext:value-type="float">
            <text:p>2652</text:p>
          </table:table-cell>
          <table:table-cell office:value-type="float" office:value="1.52686789886842E+018" calcext:value-type="float">
            <text:p>1526867898868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6480272785" calcext:value-type="float">
            <text:p>0.0001764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89482E+018" calcext:value-type="float">
            <text:p>1526867898894820000</text:p>
          </table:table-cell>
          <table:table-cell office:value-type="float" office:value="2653" calcext:value-type="float">
            <text:p>2653</text:p>
          </table:table-cell>
          <table:table-cell office:value-type="float" office:value="1.52686789888813E+018" calcext:value-type="float">
            <text:p>1526867898888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94516969007" calcext:value-type="float">
            <text:p>-0.000294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91517E+018" calcext:value-type="float">
            <text:p>1526867898915170000</text:p>
          </table:table-cell>
          <table:table-cell office:value-type="float" office:value="2654" calcext:value-type="float">
            <text:p>2654</text:p>
          </table:table-cell>
          <table:table-cell office:value-type="float" office:value="1.526867898908E+018" calcext:value-type="float">
            <text:p>152686789890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77433573501" calcext:value-type="float">
            <text:p>-2.7743357350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93458E+018" calcext:value-type="float">
            <text:p>1526867898934580000</text:p>
          </table:table-cell>
          <table:table-cell office:value-type="float" office:value="2655" calcext:value-type="float">
            <text:p>2655</text:p>
          </table:table-cell>
          <table:table-cell office:value-type="float" office:value="1.52686789892795E+018" calcext:value-type="float">
            <text:p>1526867898927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37529305" calcext:value-type="float">
            <text:p>0.0001937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95496E+018" calcext:value-type="float">
            <text:p>1526867898954960000</text:p>
          </table:table-cell>
          <table:table-cell office:value-type="float" office:value="2656" calcext:value-type="float">
            <text:p>2656</text:p>
          </table:table-cell>
          <table:table-cell office:value-type="float" office:value="1.52686789894789E+018" calcext:value-type="float">
            <text:p>152686789894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1696299175" calcext:value-type="float">
            <text:p>0.0001216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9753E+018" calcext:value-type="float">
            <text:p>1526867898975300000</text:p>
          </table:table-cell>
          <table:table-cell office:value-type="float" office:value="2657" calcext:value-type="float">
            <text:p>2657</text:p>
          </table:table-cell>
          <table:table-cell office:value-type="float" office:value="1.52686789896778E+018" calcext:value-type="float">
            <text:p>152686789896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2517866455" calcext:value-type="float">
            <text:p>2.251786645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899459E+018" calcext:value-type="float">
            <text:p>1526867898994590000</text:p>
          </table:table-cell>
          <table:table-cell office:value-type="float" office:value="2658" calcext:value-type="float">
            <text:p>2658</text:p>
          </table:table-cell>
          <table:table-cell office:value-type="float" office:value="1.52686789898855E+018" calcext:value-type="float">
            <text:p>1526867898988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5878885784" calcext:value-type="float">
            <text:p>0.0001758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01492E+018" calcext:value-type="float">
            <text:p>1526867899014920000</text:p>
          </table:table-cell>
          <table:table-cell office:value-type="float" office:value="2659" calcext:value-type="float">
            <text:p>2659</text:p>
          </table:table-cell>
          <table:table-cell office:value-type="float" office:value="1.52686789900851E+018" calcext:value-type="float">
            <text:p>152686789900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1217126525" calcext:value-type="float">
            <text:p>-0.0003121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03534E+018" calcext:value-type="float">
            <text:p>1526867899035340000</text:p>
          </table:table-cell>
          <table:table-cell office:value-type="float" office:value="2660" calcext:value-type="float">
            <text:p>2660</text:p>
          </table:table-cell>
          <table:table-cell office:value-type="float" office:value="1.52686789902845E+018" calcext:value-type="float">
            <text:p>152686789902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059386366047" calcext:value-type="float">
            <text:p>-5.9386366047E-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05493E+018" calcext:value-type="float">
            <text:p>1526867899054930000</text:p>
          </table:table-cell>
          <table:table-cell office:value-type="float" office:value="2661" calcext:value-type="float">
            <text:p>2661</text:p>
          </table:table-cell>
          <table:table-cell office:value-type="float" office:value="1.52686789904834E+018" calcext:value-type="float">
            <text:p>152686789904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4683518708" calcext:value-type="float">
            <text:p>-0.0001746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07515E+018" calcext:value-type="float">
            <text:p>1526867899075150000</text:p>
          </table:table-cell>
          <table:table-cell office:value-type="float" office:value="2662" calcext:value-type="float">
            <text:p>2662</text:p>
          </table:table-cell>
          <table:table-cell office:value-type="float" office:value="1.52686789906834E+018" calcext:value-type="float">
            <text:p>152686789906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9809173308" calcext:value-type="float">
            <text:p>0.0001498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09435E+018" calcext:value-type="float">
            <text:p>1526867899094350000</text:p>
          </table:table-cell>
          <table:table-cell office:value-type="float" office:value="2663" calcext:value-type="float">
            <text:p>2663</text:p>
          </table:table-cell>
          <table:table-cell office:value-type="float" office:value="1.52686789908831E+018" calcext:value-type="float">
            <text:p>15268678990883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9980235468" calcext:value-type="float">
            <text:p>0.0001199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11462E+018" calcext:value-type="float">
            <text:p>1526867899114620000</text:p>
          </table:table-cell>
          <table:table-cell office:value-type="float" office:value="2664" calcext:value-type="float">
            <text:p>2664</text:p>
          </table:table-cell>
          <table:table-cell office:value-type="float" office:value="1.52686789910809E+018" calcext:value-type="float">
            <text:p>152686789910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04041017848" calcext:value-type="float">
            <text:p>-5.0404101784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13502E+018" calcext:value-type="float">
            <text:p>1526867899135020000</text:p>
          </table:table-cell>
          <table:table-cell office:value-type="float" office:value="2665" calcext:value-type="float">
            <text:p>2665</text:p>
          </table:table-cell>
          <table:table-cell office:value-type="float" office:value="1.52686789912803E+018" calcext:value-type="float">
            <text:p>1526867899128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2995989285" calcext:value-type="float">
            <text:p>0.000252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15413E+018" calcext:value-type="float">
            <text:p>1526867899154130000</text:p>
          </table:table-cell>
          <table:table-cell office:value-type="float" office:value="2666" calcext:value-type="float">
            <text:p>2666</text:p>
          </table:table-cell>
          <table:table-cell office:value-type="float" office:value="1.5268678991478E+018" calcext:value-type="float">
            <text:p>152686789914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8162413603" calcext:value-type="float">
            <text:p>-0.0001281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17455E+018" calcext:value-type="float">
            <text:p>1526867899174550000</text:p>
          </table:table-cell>
          <table:table-cell office:value-type="float" office:value="2667" calcext:value-type="float">
            <text:p>2667</text:p>
          </table:table-cell>
          <table:table-cell office:value-type="float" office:value="1.5268678991677E+018" calcext:value-type="float">
            <text:p>1526867899167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7000530483" calcext:value-type="float">
            <text:p>0.000127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19491E+018" calcext:value-type="float">
            <text:p>1526867899194910000</text:p>
          </table:table-cell>
          <table:table-cell office:value-type="float" office:value="2668" calcext:value-type="float">
            <text:p>2668</text:p>
          </table:table-cell>
          <table:table-cell office:value-type="float" office:value="1.52686789918849E+018" calcext:value-type="float">
            <text:p>1526867899188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81102897134" calcext:value-type="float">
            <text:p>-0.0002811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21522E+018" calcext:value-type="float">
            <text:p>1526867899215220000</text:p>
          </table:table-cell>
          <table:table-cell office:value-type="float" office:value="2669" calcext:value-type="float">
            <text:p>2669</text:p>
          </table:table-cell>
          <table:table-cell office:value-type="float" office:value="1.52686789920835E+018" calcext:value-type="float">
            <text:p>1526867899208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45160394115" calcext:value-type="float">
            <text:p>0.0002451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23456E+018" calcext:value-type="float">
            <text:p>1526867899234560000</text:p>
          </table:table-cell>
          <table:table-cell office:value-type="float" office:value="2670" calcext:value-type="float">
            <text:p>2670</text:p>
          </table:table-cell>
          <table:table-cell office:value-type="float" office:value="1.52686789922833E+018" calcext:value-type="float">
            <text:p>152686789922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5223921007" calcext:value-type="float">
            <text:p>0.0002252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25489E+018" calcext:value-type="float">
            <text:p>1526867899254890000</text:p>
          </table:table-cell>
          <table:table-cell office:value-type="float" office:value="2671" calcext:value-type="float">
            <text:p>2671</text:p>
          </table:table-cell>
          <table:table-cell office:value-type="float" office:value="1.52686789924809E+018" calcext:value-type="float">
            <text:p>1526867899248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8448855523" calcext:value-type="float">
            <text:p>4.844885552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27518E+018" calcext:value-type="float">
            <text:p>1526867899275180000</text:p>
          </table:table-cell>
          <table:table-cell office:value-type="float" office:value="2672" calcext:value-type="float">
            <text:p>2672</text:p>
          </table:table-cell>
          <table:table-cell office:value-type="float" office:value="1.52686789926804E+018" calcext:value-type="float">
            <text:p>1526867899268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2234432385" calcext:value-type="float">
            <text:p>-0.0001322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29452E+018" calcext:value-type="float">
            <text:p>1526867899294520000</text:p>
          </table:table-cell>
          <table:table-cell office:value-type="float" office:value="2673" calcext:value-type="float">
            <text:p>2673</text:p>
          </table:table-cell>
          <table:table-cell office:value-type="float" office:value="1.52686789928789E+018" calcext:value-type="float">
            <text:p>1526867899287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49393517151" calcext:value-type="float">
            <text:p>0.0002493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31487E+018" calcext:value-type="float">
            <text:p>1526867899314870000</text:p>
          </table:table-cell>
          <table:table-cell office:value-type="float" office:value="2674" calcext:value-type="float">
            <text:p>2674</text:p>
          </table:table-cell>
          <table:table-cell office:value-type="float" office:value="1.52686789930776E+018" calcext:value-type="float">
            <text:p>152686789930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67541972082" calcext:value-type="float">
            <text:p>-0.000367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33517E+018" calcext:value-type="float">
            <text:p>1526867899335170000</text:p>
          </table:table-cell>
          <table:table-cell office:value-type="float" office:value="2675" calcext:value-type="float">
            <text:p>2675</text:p>
          </table:table-cell>
          <table:table-cell office:value-type="float" office:value="1.52686789932759E+018" calcext:value-type="float">
            <text:p>152686789932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94248195132" calcext:value-type="float">
            <text:p>0.0002942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35456E+018" calcext:value-type="float">
            <text:p>1526867899354560000</text:p>
          </table:table-cell>
          <table:table-cell office:value-type="float" office:value="2676" calcext:value-type="float">
            <text:p>2676</text:p>
          </table:table-cell>
          <table:table-cell office:value-type="float" office:value="1.52686789934852E+018" calcext:value-type="float">
            <text:p>152686789934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65084875841" calcext:value-type="float">
            <text:p>-8.6508487584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37458E+018" calcext:value-type="float">
            <text:p>1526867899374580000</text:p>
          </table:table-cell>
          <table:table-cell office:value-type="float" office:value="2677" calcext:value-type="float">
            <text:p>2677</text:p>
          </table:table-cell>
          <table:table-cell office:value-type="float" office:value="1.52686789936827E+018" calcext:value-type="float">
            <text:p>152686789936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87350885628" calcext:value-type="float">
            <text:p>-2.8735088562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39496E+018" calcext:value-type="float">
            <text:p>1526867899394960000</text:p>
          </table:table-cell>
          <table:table-cell office:value-type="float" office:value="2678" calcext:value-type="float">
            <text:p>2678</text:p>
          </table:table-cell>
          <table:table-cell office:value-type="float" office:value="1.52686789938796E+018" calcext:value-type="float">
            <text:p>152686789938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2847388159" calcext:value-type="float">
            <text:p>0.0001328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41517E+018" calcext:value-type="float">
            <text:p>1526867899415170000</text:p>
          </table:table-cell>
          <table:table-cell office:value-type="float" office:value="2679" calcext:value-type="float">
            <text:p>2679</text:p>
          </table:table-cell>
          <table:table-cell office:value-type="float" office:value="1.52686789940776E+018" calcext:value-type="float">
            <text:p>152686789940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9795078414" calcext:value-type="float">
            <text:p>-5.979507841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43446E+018" calcext:value-type="float">
            <text:p>1526867899434460000</text:p>
          </table:table-cell>
          <table:table-cell office:value-type="float" office:value="2680" calcext:value-type="float">
            <text:p>2680</text:p>
          </table:table-cell>
          <table:table-cell office:value-type="float" office:value="1.52686789942755E+018" calcext:value-type="float">
            <text:p>1526867899427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771103689" calcext:value-type="float">
            <text:p>0.000197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45473E+018" calcext:value-type="float">
            <text:p>1526867899454730000</text:p>
          </table:table-cell>
          <table:table-cell office:value-type="float" office:value="2681" calcext:value-type="float">
            <text:p>2681</text:p>
          </table:table-cell>
          <table:table-cell office:value-type="float" office:value="1.52686789944826E+018" calcext:value-type="float">
            <text:p>1526867899448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467027712148" calcext:value-type="float">
            <text:p>4.67027712148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47497E+018" calcext:value-type="float">
            <text:p>1526867899474970000</text:p>
          </table:table-cell>
          <table:table-cell office:value-type="float" office:value="2682" calcext:value-type="float">
            <text:p>2682</text:p>
          </table:table-cell>
          <table:table-cell office:value-type="float" office:value="1.52686789946787E+018" calcext:value-type="float">
            <text:p>152686789946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02145194635" calcext:value-type="float">
            <text:p>0.0002021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49424E+018" calcext:value-type="float">
            <text:p>1526867899494240000</text:p>
          </table:table-cell>
          <table:table-cell office:value-type="float" office:value="2683" calcext:value-type="float">
            <text:p>2683</text:p>
          </table:table-cell>
          <table:table-cell office:value-type="float" office:value="1.52686789948845E+018" calcext:value-type="float">
            <text:p>152686789948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1396733448" calcext:value-type="float">
            <text:p>0.0001213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51468E+018" calcext:value-type="float">
            <text:p>1526867899514680000</text:p>
          </table:table-cell>
          <table:table-cell office:value-type="float" office:value="2684" calcext:value-type="float">
            <text:p>2684</text:p>
          </table:table-cell>
          <table:table-cell office:value-type="float" office:value="1.52686789950807E+018" calcext:value-type="float">
            <text:p>152686789950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15132841328" calcext:value-type="float">
            <text:p>9.1513284132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53502E+018" calcext:value-type="float">
            <text:p>1526867899535020000</text:p>
          </table:table-cell>
          <table:table-cell office:value-type="float" office:value="2685" calcext:value-type="float">
            <text:p>2685</text:p>
          </table:table-cell>
          <table:table-cell office:value-type="float" office:value="1.52686789952796E+018" calcext:value-type="float">
            <text:p>15268678995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82858366822" calcext:value-type="float">
            <text:p>-8.8285836682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55436E+018" calcext:value-type="float">
            <text:p>1526867899554360000</text:p>
          </table:table-cell>
          <table:table-cell office:value-type="float" office:value="2686" calcext:value-type="float">
            <text:p>2686</text:p>
          </table:table-cell>
          <table:table-cell office:value-type="float" office:value="1.52686789954784E+018" calcext:value-type="float">
            <text:p>152686789954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34213167662" calcext:value-type="float">
            <text:p>0.0003342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57456E+018" calcext:value-type="float">
            <text:p>1526867899574560000</text:p>
          </table:table-cell>
          <table:table-cell office:value-type="float" office:value="2687" calcext:value-type="float">
            <text:p>2687</text:p>
          </table:table-cell>
          <table:table-cell office:value-type="float" office:value="1.52686789956791E+018" calcext:value-type="float">
            <text:p>1526867899567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48480277555" calcext:value-type="float">
            <text:p>-0.000044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59482E+018" calcext:value-type="float">
            <text:p>1526867899594820000</text:p>
          </table:table-cell>
          <table:table-cell office:value-type="float" office:value="2688" calcext:value-type="float">
            <text:p>2688</text:p>
          </table:table-cell>
          <table:table-cell office:value-type="float" office:value="1.52686789958755E+018" calcext:value-type="float">
            <text:p>1526867899587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921172431845" calcext:value-type="float">
            <text:p>-9.21172431845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61513E+018" calcext:value-type="float">
            <text:p>1526867899615130000</text:p>
          </table:table-cell>
          <table:table-cell office:value-type="float" office:value="2689" calcext:value-type="float">
            <text:p>2689</text:p>
          </table:table-cell>
          <table:table-cell office:value-type="float" office:value="1.52686789960836E+018" calcext:value-type="float">
            <text:p>152686789960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27028018748" calcext:value-type="float">
            <text:p>0.000427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63456E+018" calcext:value-type="float">
            <text:p>1526867899634560000</text:p>
          </table:table-cell>
          <table:table-cell office:value-type="float" office:value="2690" calcext:value-type="float">
            <text:p>2690</text:p>
          </table:table-cell>
          <table:table-cell office:value-type="float" office:value="1.52686789962829E+018" calcext:value-type="float">
            <text:p>152686789962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714247325" calcext:value-type="float">
            <text:p>0.0001371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65478E+018" calcext:value-type="float">
            <text:p>1526867899654780000</text:p>
          </table:table-cell>
          <table:table-cell office:value-type="float" office:value="2691" calcext:value-type="float">
            <text:p>2691</text:p>
          </table:table-cell>
          <table:table-cell office:value-type="float" office:value="1.52686789964866E+018" calcext:value-type="float">
            <text:p>1526867899648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4580182172" calcext:value-type="float">
            <text:p>-0.0001645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67515E+018" calcext:value-type="float">
            <text:p>1526867899675150000</text:p>
          </table:table-cell>
          <table:table-cell office:value-type="float" office:value="2692" calcext:value-type="float">
            <text:p>2692</text:p>
          </table:table-cell>
          <table:table-cell office:value-type="float" office:value="1.52686789966865E+018" calcext:value-type="float">
            <text:p>1526867899668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40248841187" calcext:value-type="float">
            <text:p>-0.0004402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69455E+018" calcext:value-type="float">
            <text:p>1526867899694550000</text:p>
          </table:table-cell>
          <table:table-cell office:value-type="float" office:value="2693" calcext:value-type="float">
            <text:p>2693</text:p>
          </table:table-cell>
          <table:table-cell office:value-type="float" office:value="1.52686789968852E+018" calcext:value-type="float">
            <text:p>1526867899688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71352832392" calcext:value-type="float">
            <text:p>0.0004713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71464E+018" calcext:value-type="float">
            <text:p>1526867899714640000</text:p>
          </table:table-cell>
          <table:table-cell office:value-type="float" office:value="2694" calcext:value-type="float">
            <text:p>2694</text:p>
          </table:table-cell>
          <table:table-cell office:value-type="float" office:value="1.5268678997084E+018" calcext:value-type="float">
            <text:p>152686789970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5489233667" calcext:value-type="float">
            <text:p>-0.0002548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73508E+018" calcext:value-type="float">
            <text:p>1526867899735080000</text:p>
          </table:table-cell>
          <table:table-cell office:value-type="float" office:value="2695" calcext:value-type="float">
            <text:p>2695</text:p>
          </table:table-cell>
          <table:table-cell office:value-type="float" office:value="1.52686789972824E+018" calcext:value-type="float">
            <text:p>1526867899728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17845231621" calcext:value-type="float">
            <text:p>0.0003178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7544E+018" calcext:value-type="float">
            <text:p>1526867899754400000</text:p>
          </table:table-cell>
          <table:table-cell office:value-type="float" office:value="2696" calcext:value-type="float">
            <text:p>2696</text:p>
          </table:table-cell>
          <table:table-cell office:value-type="float" office:value="1.52686789974787E+018" calcext:value-type="float">
            <text:p>1526867899747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70359993819" calcext:value-type="float">
            <text:p>0.00067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77487E+018" calcext:value-type="float">
            <text:p>1526867899774870000</text:p>
          </table:table-cell>
          <table:table-cell office:value-type="float" office:value="2697" calcext:value-type="float">
            <text:p>2697</text:p>
          </table:table-cell>
          <table:table-cell office:value-type="float" office:value="1.52686789976872E+018" calcext:value-type="float">
            <text:p>1526867899768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99480452668" calcext:value-type="float">
            <text:p>-0.00002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79528E+018" calcext:value-type="float">
            <text:p>1526867899795280000</text:p>
          </table:table-cell>
          <table:table-cell office:value-type="float" office:value="2698" calcext:value-type="float">
            <text:p>2698</text:p>
          </table:table-cell>
          <table:table-cell office:value-type="float" office:value="1.52686789978863E+018" calcext:value-type="float">
            <text:p>1526867899788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209015151" calcext:value-type="float">
            <text:p>0.0002220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8146E+018" calcext:value-type="float">
            <text:p>1526867899814600000</text:p>
          </table:table-cell>
          <table:table-cell office:value-type="float" office:value="2699" calcext:value-type="float">
            <text:p>2699</text:p>
          </table:table-cell>
          <table:table-cell office:value-type="float" office:value="1.52686789980846E+018" calcext:value-type="float">
            <text:p>152686789980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5088424738" calcext:value-type="float">
            <text:p>0.0002150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83495E+018" calcext:value-type="float">
            <text:p>1526867899834950000</text:p>
          </table:table-cell>
          <table:table-cell office:value-type="float" office:value="2700" calcext:value-type="float">
            <text:p>2700</text:p>
          </table:table-cell>
          <table:table-cell office:value-type="float" office:value="1.52686789982853E+018" calcext:value-type="float">
            <text:p>152686789982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4597004186" calcext:value-type="float">
            <text:p>-0.000164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85413E+018" calcext:value-type="float">
            <text:p>1526867899854130000</text:p>
          </table:table-cell>
          <table:table-cell office:value-type="float" office:value="2701" calcext:value-type="float">
            <text:p>2701</text:p>
          </table:table-cell>
          <table:table-cell office:value-type="float" office:value="1.52686789984849E+018" calcext:value-type="float">
            <text:p>1526867899848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13541061385" calcext:value-type="float">
            <text:p>2.1354106138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8746E+018" calcext:value-type="float">
            <text:p>1526867899874600000</text:p>
          </table:table-cell>
          <table:table-cell office:value-type="float" office:value="2702" calcext:value-type="float">
            <text:p>2702</text:p>
          </table:table-cell>
          <table:table-cell office:value-type="float" office:value="1.5268678998684E+018" calcext:value-type="float">
            <text:p>152686789986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86516010622" calcext:value-type="float">
            <text:p>-0.000386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89489E+018" calcext:value-type="float">
            <text:p>1526867899894890000</text:p>
          </table:table-cell>
          <table:table-cell office:value-type="float" office:value="2703" calcext:value-type="float">
            <text:p>2703</text:p>
          </table:table-cell>
          <table:table-cell office:value-type="float" office:value="1.52686789988821E+018" calcext:value-type="float">
            <text:p>152686789988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58593310416" calcext:value-type="float">
            <text:p>0.0005585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91526E+018" calcext:value-type="float">
            <text:p>1526867899915260000</text:p>
          </table:table-cell>
          <table:table-cell office:value-type="float" office:value="2704" calcext:value-type="float">
            <text:p>2704</text:p>
          </table:table-cell>
          <table:table-cell office:value-type="float" office:value="1.52686789990802E+018" calcext:value-type="float">
            <text:p>15268678999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95371520426" calcext:value-type="float">
            <text:p>-0.0003953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93471E+018" calcext:value-type="float">
            <text:p>1526867899934710000</text:p>
          </table:table-cell>
          <table:table-cell office:value-type="float" office:value="2705" calcext:value-type="float">
            <text:p>2705</text:p>
          </table:table-cell>
          <table:table-cell office:value-type="float" office:value="1.52686789992814E+018" calcext:value-type="float">
            <text:p>1526867899928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1517660217" calcext:value-type="float">
            <text:p>0.0002515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95526E+018" calcext:value-type="float">
            <text:p>1526867899955260000</text:p>
          </table:table-cell>
          <table:table-cell office:value-type="float" office:value="2706" calcext:value-type="float">
            <text:p>2706</text:p>
          </table:table-cell>
          <table:table-cell office:value-type="float" office:value="1.52686789994792E+018" calcext:value-type="float">
            <text:p>152686789994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5724584046" calcext:value-type="float">
            <text:p>-0.0001957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97449E+018" calcext:value-type="float">
            <text:p>1526867899974490000</text:p>
          </table:table-cell>
          <table:table-cell office:value-type="float" office:value="2707" calcext:value-type="float">
            <text:p>2707</text:p>
          </table:table-cell>
          <table:table-cell office:value-type="float" office:value="1.52686789996775E+018" calcext:value-type="float">
            <text:p>1526867899967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4317363417" calcext:value-type="float">
            <text:p>0.0001743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89999498E+018" calcext:value-type="float">
            <text:p>1526867899994980000</text:p>
          </table:table-cell>
          <table:table-cell office:value-type="float" office:value="2708" calcext:value-type="float">
            <text:p>2708</text:p>
          </table:table-cell>
          <table:table-cell office:value-type="float" office:value="1.52686789998869E+018" calcext:value-type="float">
            <text:p>1526867899988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3694024347" calcext:value-type="float">
            <text:p>0.000193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01427E+018" calcext:value-type="float">
            <text:p>1526867900014270000</text:p>
          </table:table-cell>
          <table:table-cell office:value-type="float" office:value="2709" calcext:value-type="float">
            <text:p>2709</text:p>
          </table:table-cell>
          <table:table-cell office:value-type="float" office:value="1.52686790000853E+018" calcext:value-type="float">
            <text:p>1526867900008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0041556349" calcext:value-type="float">
            <text:p>0.0004004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03461E+018" calcext:value-type="float">
            <text:p>1526867900034610000</text:p>
          </table:table-cell>
          <table:table-cell office:value-type="float" office:value="2710" calcext:value-type="float">
            <text:p>2710</text:p>
          </table:table-cell>
          <table:table-cell office:value-type="float" office:value="1.52686790002861E+018" calcext:value-type="float">
            <text:p>1526867900028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8404667117" calcext:value-type="float">
            <text:p>0.0001084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05509E+018" calcext:value-type="float">
            <text:p>1526867900055090000</text:p>
          </table:table-cell>
          <table:table-cell office:value-type="float" office:value="2711" calcext:value-type="float">
            <text:p>2711</text:p>
          </table:table-cell>
          <table:table-cell office:value-type="float" office:value="1.5268679000484E+018" calcext:value-type="float">
            <text:p>1526867900048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80987655465" calcext:value-type="float">
            <text:p>-0.0004809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07446E+018" calcext:value-type="float">
            <text:p>1526867900074460000</text:p>
          </table:table-cell>
          <table:table-cell office:value-type="float" office:value="2712" calcext:value-type="float">
            <text:p>2712</text:p>
          </table:table-cell>
          <table:table-cell office:value-type="float" office:value="1.52686790006838E+018" calcext:value-type="float">
            <text:p>1526867900068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5889812252" calcext:value-type="float">
            <text:p>0.0002558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09472E+018" calcext:value-type="float">
            <text:p>1526867900094720000</text:p>
          </table:table-cell>
          <table:table-cell office:value-type="float" office:value="2713" calcext:value-type="float">
            <text:p>2713</text:p>
          </table:table-cell>
          <table:table-cell office:value-type="float" office:value="1.52686790008815E+018" calcext:value-type="float">
            <text:p>1526867900088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45649755723" calcext:value-type="float">
            <text:p>0.000014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11497E+018" calcext:value-type="float">
            <text:p>1526867900114970000</text:p>
          </table:table-cell>
          <table:table-cell office:value-type="float" office:value="2714" calcext:value-type="float">
            <text:p>2714</text:p>
          </table:table-cell>
          <table:table-cell office:value-type="float" office:value="1.52686790010792E+018" calcext:value-type="float">
            <text:p>1526867900107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80013424344" calcext:value-type="float">
            <text:p>-0.0002800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1342E+018" calcext:value-type="float">
            <text:p>1526867900134200000</text:p>
          </table:table-cell>
          <table:table-cell office:value-type="float" office:value="2715" calcext:value-type="float">
            <text:p>2715</text:p>
          </table:table-cell>
          <table:table-cell office:value-type="float" office:value="1.52686790012786E+018" calcext:value-type="float">
            <text:p>152686790012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42497951351" calcext:value-type="float">
            <text:p>3.4249795135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15457E+018" calcext:value-type="float">
            <text:p>1526867900154570000</text:p>
          </table:table-cell>
          <table:table-cell office:value-type="float" office:value="2716" calcext:value-type="float">
            <text:p>2716</text:p>
          </table:table-cell>
          <table:table-cell office:value-type="float" office:value="1.52686790014764E+018" calcext:value-type="float">
            <text:p>1526867900147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8569753189" calcext:value-type="float">
            <text:p>-0.0001785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17513E+018" calcext:value-type="float">
            <text:p>1526867900175130000</text:p>
          </table:table-cell>
          <table:table-cell office:value-type="float" office:value="2717" calcext:value-type="float">
            <text:p>2717</text:p>
          </table:table-cell>
          <table:table-cell office:value-type="float" office:value="1.52686790016848E+018" calcext:value-type="float">
            <text:p>152686790016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0435581822" calcext:value-type="float">
            <text:p>0.0001704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19444E+018" calcext:value-type="float">
            <text:p>1526867900194440000</text:p>
          </table:table-cell>
          <table:table-cell office:value-type="float" office:value="2718" calcext:value-type="float">
            <text:p>2718</text:p>
          </table:table-cell>
          <table:table-cell office:value-type="float" office:value="1.52686790018817E+018" calcext:value-type="float">
            <text:p>1526867900188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58923983388" calcext:value-type="float">
            <text:p>0.000458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21477E+018" calcext:value-type="float">
            <text:p>1526867900214770000</text:p>
          </table:table-cell>
          <table:table-cell office:value-type="float" office:value="2719" calcext:value-type="float">
            <text:p>2719</text:p>
          </table:table-cell>
          <table:table-cell office:value-type="float" office:value="1.52686790020805E+018" calcext:value-type="float">
            <text:p>1526867900208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9026106" calcext:value-type="float">
            <text:p>-0.000279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23527E+018" calcext:value-type="float">
            <text:p>1526867900235270000</text:p>
          </table:table-cell>
          <table:table-cell office:value-type="float" office:value="2720" calcext:value-type="float">
            <text:p>2720</text:p>
          </table:table-cell>
          <table:table-cell office:value-type="float" office:value="1.52686790022796E+018" calcext:value-type="float">
            <text:p>152686790022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80818761187" calcext:value-type="float">
            <text:p>-0.0003808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25469E+018" calcext:value-type="float">
            <text:p>1526867900254690000</text:p>
          </table:table-cell>
          <table:table-cell office:value-type="float" office:value="2721" calcext:value-type="float">
            <text:p>2721</text:p>
          </table:table-cell>
          <table:table-cell office:value-type="float" office:value="1.52686790024782E+018" calcext:value-type="float">
            <text:p>152686790024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34622813575" calcext:value-type="float">
            <text:p>0.0005346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27499E+018" calcext:value-type="float">
            <text:p>1526867900274990000</text:p>
          </table:table-cell>
          <table:table-cell office:value-type="float" office:value="2722" calcext:value-type="float">
            <text:p>2722</text:p>
          </table:table-cell>
          <table:table-cell office:value-type="float" office:value="1.52686790026781E+018" calcext:value-type="float">
            <text:p>1526867900267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8101550783" calcext:value-type="float">
            <text:p>0.0004810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29427E+018" calcext:value-type="float">
            <text:p>1526867900294270000</text:p>
          </table:table-cell>
          <table:table-cell office:value-type="float" office:value="2723" calcext:value-type="float">
            <text:p>2723</text:p>
          </table:table-cell>
          <table:table-cell office:value-type="float" office:value="1.52686790028778E+018" calcext:value-type="float">
            <text:p>1526867900287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1347843762" calcext:value-type="float">
            <text:p>0.0002213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31462E+018" calcext:value-type="float">
            <text:p>1526867900314620000</text:p>
          </table:table-cell>
          <table:table-cell office:value-type="float" office:value="2724" calcext:value-type="float">
            <text:p>2724</text:p>
          </table:table-cell>
          <table:table-cell office:value-type="float" office:value="1.52686790030755E+018" calcext:value-type="float">
            <text:p>1526867900307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36167489877" calcext:value-type="float">
            <text:p>-0.0003361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33508E+018" calcext:value-type="float">
            <text:p>1526867900335080000</text:p>
          </table:table-cell>
          <table:table-cell office:value-type="float" office:value="2725" calcext:value-type="float">
            <text:p>2725</text:p>
          </table:table-cell>
          <table:table-cell office:value-type="float" office:value="1.5268679003285E+018" calcext:value-type="float">
            <text:p>1526867900328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68044066615" calcext:value-type="float">
            <text:p>0.0002680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35447E+018" calcext:value-type="float">
            <text:p>1526867900354470000</text:p>
          </table:table-cell>
          <table:table-cell office:value-type="float" office:value="2726" calcext:value-type="float">
            <text:p>2726</text:p>
          </table:table-cell>
          <table:table-cell office:value-type="float" office:value="1.52686790034836E+018" calcext:value-type="float">
            <text:p>152686790034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00654743519" calcext:value-type="float">
            <text:p>-0.0005006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3748E+018" calcext:value-type="float">
            <text:p>1526867900374800000</text:p>
          </table:table-cell>
          <table:table-cell office:value-type="float" office:value="2727" calcext:value-type="float">
            <text:p>2727</text:p>
          </table:table-cell>
          <table:table-cell office:value-type="float" office:value="1.52686790036819E+018" calcext:value-type="float">
            <text:p>1526867900368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44328126125" calcext:value-type="float">
            <text:p>0.0005443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39528E+018" calcext:value-type="float">
            <text:p>1526867900395280000</text:p>
          </table:table-cell>
          <table:table-cell office:value-type="float" office:value="2728" calcext:value-type="float">
            <text:p>2728</text:p>
          </table:table-cell>
          <table:table-cell office:value-type="float" office:value="1.52686790038806E+018" calcext:value-type="float">
            <text:p>1526867900388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08540654462" calcext:value-type="float">
            <text:p>4.0854065446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41466E+018" calcext:value-type="float">
            <text:p>1526867900414660000</text:p>
          </table:table-cell>
          <table:table-cell office:value-type="float" office:value="2729" calcext:value-type="float">
            <text:p>2729</text:p>
          </table:table-cell>
          <table:table-cell office:value-type="float" office:value="1.5268679004079E+018" calcext:value-type="float">
            <text:p>1526867900407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490520324092" calcext:value-type="float">
            <text:p>-4.90520324092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43511E+018" calcext:value-type="float">
            <text:p>1526867900435110000</text:p>
          </table:table-cell>
          <table:table-cell office:value-type="float" office:value="2730" calcext:value-type="float">
            <text:p>2730</text:p>
          </table:table-cell>
          <table:table-cell office:value-type="float" office:value="1.52686790042782E+018" calcext:value-type="float">
            <text:p>152686790042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86139809759" calcext:value-type="float">
            <text:p>-0.0002861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45446E+018" calcext:value-type="float">
            <text:p>1526867900454460000</text:p>
          </table:table-cell>
          <table:table-cell office:value-type="float" office:value="2731" calcext:value-type="float">
            <text:p>2731</text:p>
          </table:table-cell>
          <table:table-cell office:value-type="float" office:value="1.52686790044761E+018" calcext:value-type="float">
            <text:p>1526867900447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84044542443" calcext:value-type="float">
            <text:p>-0.0003840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47496E+018" calcext:value-type="float">
            <text:p>1526867900474960000</text:p>
          </table:table-cell>
          <table:table-cell office:value-type="float" office:value="2732" calcext:value-type="float">
            <text:p>2732</text:p>
          </table:table-cell>
          <table:table-cell office:value-type="float" office:value="1.52686790046857E+018" calcext:value-type="float">
            <text:p>1526867900468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86958718486" calcext:value-type="float">
            <text:p>0.0005869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49513E+018" calcext:value-type="float">
            <text:p>1526867900495130000</text:p>
          </table:table-cell>
          <table:table-cell office:value-type="float" office:value="2733" calcext:value-type="float">
            <text:p>2733</text:p>
          </table:table-cell>
          <table:table-cell office:value-type="float" office:value="1.52686790048834E+018" calcext:value-type="float">
            <text:p>1526867900488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31671961956" calcext:value-type="float">
            <text:p>-0.000231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51438E+018" calcext:value-type="float">
            <text:p>1526867900514380000</text:p>
          </table:table-cell>
          <table:table-cell office:value-type="float" office:value="2734" calcext:value-type="float">
            <text:p>2734</text:p>
          </table:table-cell>
          <table:table-cell office:value-type="float" office:value="1.52686790050827E+018" calcext:value-type="float">
            <text:p>1526867900508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9252777444" calcext:value-type="float">
            <text:p>-0.0001392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53471E+018" calcext:value-type="float">
            <text:p>1526867900534710000</text:p>
          </table:table-cell>
          <table:table-cell office:value-type="float" office:value="2735" calcext:value-type="float">
            <text:p>2735</text:p>
          </table:table-cell>
          <table:table-cell office:value-type="float" office:value="1.52686790052811E+018" calcext:value-type="float">
            <text:p>1526867900528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88105860213" calcext:value-type="float">
            <text:p>8.8810586021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55488E+018" calcext:value-type="float">
            <text:p>1526867900554880000</text:p>
          </table:table-cell>
          <table:table-cell office:value-type="float" office:value="2736" calcext:value-type="float">
            <text:p>2736</text:p>
          </table:table-cell>
          <table:table-cell office:value-type="float" office:value="1.52686790054801E+018" calcext:value-type="float">
            <text:p>1526867900548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66726962966" calcext:value-type="float">
            <text:p>3.6672696296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57523E+018" calcext:value-type="float">
            <text:p>1526867900575230000</text:p>
          </table:table-cell>
          <table:table-cell office:value-type="float" office:value="2737" calcext:value-type="float">
            <text:p>2737</text:p>
          </table:table-cell>
          <table:table-cell office:value-type="float" office:value="1.52686790056785E+018" calcext:value-type="float">
            <text:p>1526867900567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9922935786" calcext:value-type="float">
            <text:p>-0.0001799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5946E+018" calcext:value-type="float">
            <text:p>1526867900594600000</text:p>
          </table:table-cell>
          <table:table-cell office:value-type="float" office:value="2738" calcext:value-type="float">
            <text:p>2738</text:p>
          </table:table-cell>
          <table:table-cell office:value-type="float" office:value="1.5268679005878E+018" calcext:value-type="float">
            <text:p>1526867900587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652709568385" calcext:value-type="float">
            <text:p>0.000065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61481E+018" calcext:value-type="float">
            <text:p>1526867900614810000</text:p>
          </table:table-cell>
          <table:table-cell office:value-type="float" office:value="2739" calcext:value-type="float">
            <text:p>2739</text:p>
          </table:table-cell>
          <table:table-cell office:value-type="float" office:value="1.52686790060782E+018" calcext:value-type="float">
            <text:p>1526867900607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5896952492" calcext:value-type="float">
            <text:p>0.000155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63532E+018" calcext:value-type="float">
            <text:p>1526867900635320000</text:p>
          </table:table-cell>
          <table:table-cell office:value-type="float" office:value="2740" calcext:value-type="float">
            <text:p>2740</text:p>
          </table:table-cell>
          <table:table-cell office:value-type="float" office:value="1.52686790062783E+018" calcext:value-type="float">
            <text:p>152686790062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01093449909" calcext:value-type="float">
            <text:p>0.0004010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65466E+018" calcext:value-type="float">
            <text:p>1526867900654660000</text:p>
          </table:table-cell>
          <table:table-cell office:value-type="float" office:value="2741" calcext:value-type="float">
            <text:p>2741</text:p>
          </table:table-cell>
          <table:table-cell office:value-type="float" office:value="1.52686790064796E+018" calcext:value-type="float">
            <text:p>152686790064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6664856048" calcext:value-type="float">
            <text:p>-0.0001966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6752E+018" calcext:value-type="float">
            <text:p>1526867900675200000</text:p>
          </table:table-cell>
          <table:table-cell office:value-type="float" office:value="2742" calcext:value-type="float">
            <text:p>2742</text:p>
          </table:table-cell>
          <table:table-cell office:value-type="float" office:value="1.52686790066784E+018" calcext:value-type="float">
            <text:p>1526867900667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9331683689" calcext:value-type="float">
            <text:p>0.0001993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69454E+018" calcext:value-type="float">
            <text:p>1526867900694540000</text:p>
          </table:table-cell>
          <table:table-cell office:value-type="float" office:value="2743" calcext:value-type="float">
            <text:p>2743</text:p>
          </table:table-cell>
          <table:table-cell office:value-type="float" office:value="1.52686790068757E+018" calcext:value-type="float">
            <text:p>1526867900687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3833760628" calcext:value-type="float">
            <text:p>-0.0001338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71485E+018" calcext:value-type="float">
            <text:p>1526867900714850000</text:p>
          </table:table-cell>
          <table:table-cell office:value-type="float" office:value="2744" calcext:value-type="float">
            <text:p>2744</text:p>
          </table:table-cell>
          <table:table-cell office:value-type="float" office:value="1.52686790070837E+018" calcext:value-type="float">
            <text:p>152686790070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58569382317" calcext:value-type="float">
            <text:p>-0.0004585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73506E+018" calcext:value-type="float">
            <text:p>1526867900735060000</text:p>
          </table:table-cell>
          <table:table-cell office:value-type="float" office:value="2745" calcext:value-type="float">
            <text:p>2745</text:p>
          </table:table-cell>
          <table:table-cell office:value-type="float" office:value="1.52686790072823E+018" calcext:value-type="float">
            <text:p>1526867900728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6019923957" calcext:value-type="float">
            <text:p>0.0001360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7545E+018" calcext:value-type="float">
            <text:p>1526867900754500000</text:p>
          </table:table-cell>
          <table:table-cell office:value-type="float" office:value="2746" calcext:value-type="float">
            <text:p>2746</text:p>
          </table:table-cell>
          <table:table-cell office:value-type="float" office:value="1.52686790074802E+018" calcext:value-type="float">
            <text:p>152686790074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68459460232" calcext:value-type="float">
            <text:p>0.0007684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77509E+018" calcext:value-type="float">
            <text:p>1526867900775090000</text:p>
          </table:table-cell>
          <table:table-cell office:value-type="float" office:value="2747" calcext:value-type="float">
            <text:p>2747</text:p>
          </table:table-cell>
          <table:table-cell office:value-type="float" office:value="1.52686790076776E+018" calcext:value-type="float">
            <text:p>1526867900767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36701874807" calcext:value-type="float">
            <text:p>-0.0005367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79425E+018" calcext:value-type="float">
            <text:p>1526867900794250000</text:p>
          </table:table-cell>
          <table:table-cell office:value-type="float" office:value="2748" calcext:value-type="float">
            <text:p>2748</text:p>
          </table:table-cell>
          <table:table-cell office:value-type="float" office:value="1.52686790078759E+018" calcext:value-type="float">
            <text:p>1526867900787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49359770957" calcext:value-type="float">
            <text:p>0.0005493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81468E+018" calcext:value-type="float">
            <text:p>1526867900814680000</text:p>
          </table:table-cell>
          <table:table-cell office:value-type="float" office:value="2749" calcext:value-type="float">
            <text:p>2749</text:p>
          </table:table-cell>
          <table:table-cell office:value-type="float" office:value="1.52686790080864E+018" calcext:value-type="float">
            <text:p>1526867900808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51278130338" calcext:value-type="float">
            <text:p>0.0007512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83508E+018" calcext:value-type="float">
            <text:p>1526867900835080000</text:p>
          </table:table-cell>
          <table:table-cell office:value-type="float" office:value="2750" calcext:value-type="float">
            <text:p>2750</text:p>
          </table:table-cell>
          <table:table-cell office:value-type="float" office:value="1.52686790082848E+018" calcext:value-type="float">
            <text:p>1526867900828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3329061009" calcext:value-type="float">
            <text:p>-0.0004332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85441E+018" calcext:value-type="float">
            <text:p>1526867900854410000</text:p>
          </table:table-cell>
          <table:table-cell office:value-type="float" office:value="2751" calcext:value-type="float">
            <text:p>2751</text:p>
          </table:table-cell>
          <table:table-cell office:value-type="float" office:value="1.52686790084844E+018" calcext:value-type="float">
            <text:p>1526867900848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69212701824" calcext:value-type="float">
            <text:p>0.0002692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87485E+018" calcext:value-type="float">
            <text:p>1526867900874850000</text:p>
          </table:table-cell>
          <table:table-cell office:value-type="float" office:value="2752" calcext:value-type="float">
            <text:p>2752</text:p>
          </table:table-cell>
          <table:table-cell office:value-type="float" office:value="1.52686790086836E+018" calcext:value-type="float">
            <text:p>1526867900868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35076566646" calcext:value-type="float">
            <text:p>0.0004350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89424E+018" calcext:value-type="float">
            <text:p>1526867900894240000</text:p>
          </table:table-cell>
          <table:table-cell office:value-type="float" office:value="2753" calcext:value-type="float">
            <text:p>2753</text:p>
          </table:table-cell>
          <table:table-cell office:value-type="float" office:value="1.52686790088829E+018" calcext:value-type="float">
            <text:p>1526867900888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73118595639" calcext:value-type="float">
            <text:p>-5.7311859563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91467E+018" calcext:value-type="float">
            <text:p>1526867900914670000</text:p>
          </table:table-cell>
          <table:table-cell office:value-type="float" office:value="2754" calcext:value-type="float">
            <text:p>2754</text:p>
          </table:table-cell>
          <table:table-cell office:value-type="float" office:value="1.52686790090845E+018" calcext:value-type="float">
            <text:p>1526867900908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2675672679" calcext:value-type="float">
            <text:p>0.0001026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93512E+018" calcext:value-type="float">
            <text:p>1526867900935120000</text:p>
          </table:table-cell>
          <table:table-cell office:value-type="float" office:value="2755" calcext:value-type="float">
            <text:p>2755</text:p>
          </table:table-cell>
          <table:table-cell office:value-type="float" office:value="1.52686790092851E+018" calcext:value-type="float">
            <text:p>1526867900928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5376612889" calcext:value-type="float">
            <text:p>0.0001353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95446E+018" calcext:value-type="float">
            <text:p>1526867900954460000</text:p>
          </table:table-cell>
          <table:table-cell office:value-type="float" office:value="2756" calcext:value-type="float">
            <text:p>2756</text:p>
          </table:table-cell>
          <table:table-cell office:value-type="float" office:value="1.52686790094837E+018" calcext:value-type="float">
            <text:p>1526867900948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81832132512" calcext:value-type="float">
            <text:p>0.0001818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97487E+018" calcext:value-type="float">
            <text:p>1526867900974870000</text:p>
          </table:table-cell>
          <table:table-cell office:value-type="float" office:value="2757" calcext:value-type="float">
            <text:p>2757</text:p>
          </table:table-cell>
          <table:table-cell office:value-type="float" office:value="1.52686790096821E+018" calcext:value-type="float">
            <text:p>15268679009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90893279575" calcext:value-type="float">
            <text:p>8.9089327957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099519E+018" calcext:value-type="float">
            <text:p>1526867900995190000</text:p>
          </table:table-cell>
          <table:table-cell office:value-type="float" office:value="2758" calcext:value-type="float">
            <text:p>2758</text:p>
          </table:table-cell>
          <table:table-cell office:value-type="float" office:value="1.52686790098807E+018" calcext:value-type="float">
            <text:p>1526867900988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84192265099" calcext:value-type="float">
            <text:p>2.8419226509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01469E+018" calcext:value-type="float">
            <text:p>1526867901014690000</text:p>
          </table:table-cell>
          <table:table-cell office:value-type="float" office:value="2759" calcext:value-type="float">
            <text:p>2759</text:p>
          </table:table-cell>
          <table:table-cell office:value-type="float" office:value="1.52686790100802E+018" calcext:value-type="float">
            <text:p>1526867901008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38007763377" calcext:value-type="float">
            <text:p>-8.3800776337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03512E+018" calcext:value-type="float">
            <text:p>1526867901035120000</text:p>
          </table:table-cell>
          <table:table-cell office:value-type="float" office:value="2760" calcext:value-type="float">
            <text:p>2760</text:p>
          </table:table-cell>
          <table:table-cell office:value-type="float" office:value="1.526867901028E+018" calcext:value-type="float">
            <text:p>1526867901028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1291398904" calcext:value-type="float">
            <text:p>0.0001412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05457E+018" calcext:value-type="float">
            <text:p>1526867901054570000</text:p>
          </table:table-cell>
          <table:table-cell office:value-type="float" office:value="2761" calcext:value-type="float">
            <text:p>2761</text:p>
          </table:table-cell>
          <table:table-cell office:value-type="float" office:value="1.52686790104793E+018" calcext:value-type="float">
            <text:p>1526867901047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23558158218" calcext:value-type="float">
            <text:p>4.2355815821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07495E+018" calcext:value-type="float">
            <text:p>1526867901074950000</text:p>
          </table:table-cell>
          <table:table-cell office:value-type="float" office:value="2762" calcext:value-type="float">
            <text:p>2762</text:p>
          </table:table-cell>
          <table:table-cell office:value-type="float" office:value="1.52686790106786E+018" calcext:value-type="float">
            <text:p>1526867901067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18391328922" calcext:value-type="float">
            <text:p>1.8391328922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09425E+018" calcext:value-type="float">
            <text:p>1526867901094250000</text:p>
          </table:table-cell>
          <table:table-cell office:value-type="float" office:value="2763" calcext:value-type="float">
            <text:p>2763</text:p>
          </table:table-cell>
          <table:table-cell office:value-type="float" office:value="1.52686790108765E+018" calcext:value-type="float">
            <text:p>1526867901087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8646239066" calcext:value-type="float">
            <text:p>-0.0001386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11466E+018" calcext:value-type="float">
            <text:p>1526867901114660000</text:p>
          </table:table-cell>
          <table:table-cell office:value-type="float" office:value="2764" calcext:value-type="float">
            <text:p>2764</text:p>
          </table:table-cell>
          <table:table-cell office:value-type="float" office:value="1.52686790110847E+018" calcext:value-type="float">
            <text:p>1526867901108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82572141057" calcext:value-type="float">
            <text:p>0.0001825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13508E+018" calcext:value-type="float">
            <text:p>1526867901135080000</text:p>
          </table:table-cell>
          <table:table-cell office:value-type="float" office:value="2765" calcext:value-type="float">
            <text:p>2765</text:p>
          </table:table-cell>
          <table:table-cell office:value-type="float" office:value="1.52686790112846E+018" calcext:value-type="float">
            <text:p>1526867901128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89181246748" calcext:value-type="float">
            <text:p>8.8918124674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15428E+018" calcext:value-type="float">
            <text:p>1526867901154280000</text:p>
          </table:table-cell>
          <table:table-cell office:value-type="float" office:value="2766" calcext:value-type="float">
            <text:p>2766</text:p>
          </table:table-cell>
          <table:table-cell office:value-type="float" office:value="1.52686790114833E+018" calcext:value-type="float">
            <text:p>1526867901148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1154782139" calcext:value-type="float">
            <text:p>-0.0001311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1748E+018" calcext:value-type="float">
            <text:p>1526867901174800000</text:p>
          </table:table-cell>
          <table:table-cell office:value-type="float" office:value="2767" calcext:value-type="float">
            <text:p>2767</text:p>
          </table:table-cell>
          <table:table-cell office:value-type="float" office:value="1.52686790116821E+018" calcext:value-type="float">
            <text:p>1526867901168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19923913898" calcext:value-type="float">
            <text:p>9.1992391389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19504E+018" calcext:value-type="float">
            <text:p>1526867901195040000</text:p>
          </table:table-cell>
          <table:table-cell office:value-type="float" office:value="2768" calcext:value-type="float">
            <text:p>2768</text:p>
          </table:table-cell>
          <table:table-cell office:value-type="float" office:value="1.52686790118796E+018" calcext:value-type="float">
            <text:p>1526867901187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69513283961" calcext:value-type="float">
            <text:p>-6.951328396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2142E+018" calcext:value-type="float">
            <text:p>1526867901214200000</text:p>
          </table:table-cell>
          <table:table-cell office:value-type="float" office:value="2769" calcext:value-type="float">
            <text:p>2769</text:p>
          </table:table-cell>
          <table:table-cell office:value-type="float" office:value="1.52686790120794E+018" calcext:value-type="float">
            <text:p>1526867901207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31631362112" calcext:value-type="float">
            <text:p>0.0002316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23459E+018" calcext:value-type="float">
            <text:p>1526867901234590000</text:p>
          </table:table-cell>
          <table:table-cell office:value-type="float" office:value="2770" calcext:value-type="float">
            <text:p>2770</text:p>
          </table:table-cell>
          <table:table-cell office:value-type="float" office:value="1.52686790122783E+018" calcext:value-type="float">
            <text:p>1526867901227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17443724978" calcext:value-type="float">
            <text:p>-0.0002174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25494E+018" calcext:value-type="float">
            <text:p>1526867901254940000</text:p>
          </table:table-cell>
          <table:table-cell office:value-type="float" office:value="2771" calcext:value-type="float">
            <text:p>2771</text:p>
          </table:table-cell>
          <table:table-cell office:value-type="float" office:value="1.52686790124779E+018" calcext:value-type="float">
            <text:p>1526867901247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34410666255" calcext:value-type="float">
            <text:p>0.0003344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6790127528E+018" calcext:value-type="float">
            <text:p>1526867901275280000</text:p>
          </table:table-cell>
          <table:table-cell office:value-type="float" office:value="2772" calcext:value-type="float">
            <text:p>2772</text:p>
          </table:table-cell>
          <table:table-cell office:value-type="float" office:value="1.52686790126767E+018" calcext:value-type="float">
            <text:p>1526867901267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66778461589" calcext:value-type="float">
            <text:p>-9.66778461589E-00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2:34:45.851590258</dc:date>
    <meta:document-statistic meta:table-count="1" meta:cell-count="1049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E2:Sheet1.E1049" svg:x="0.32cm" svg:y="0.18cm" svg:width="12.508cm" svg:height="8.64cm">
          <chartooo:coordinate-region svg:x="1.153cm" svg:y="0.379cm" svg:width="11.6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49" chart:class="chart:line">
            <chart:data-point chart:repeated="10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463705946459">
                <text:p>-0.0000463705946459</text:p>
                <draw:g>
                  <svg:desc>Sheet1.E2:Sheet1.E1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100653051049">
                <text:p>-0.00010065305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593881122768">
                <text:p>-0.000593881122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44979649223">
                <text:p>0.000644979649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5266513098">
                <text:p>0.000135266513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22384408314">
                <text:p>0.0000122384408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60659105354">
                <text:p>0.0000360659105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338957142958">
                <text:p>0.0000338957142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52695841482">
                <text:p>0.000252695841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263094494585">
                <text:p>-0.000263094494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72667001607">
                <text:p>0.00017266700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56363074691">
                <text:p>-0.00005636307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68562459294">
                <text:p>-0.000168562459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52726627473">
                <text:p>-0.000052726627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302262978948">
                <text:p>-0.0000302262978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428875591751">
                <text:p>0.00000428875591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6566995075">
                <text:p>-0.00026566995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220704547246">
                <text:p>-0.000220704547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28996087168">
                <text:p>0.0000928996087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803542789072">
                <text:p>-0.0000803542789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743736236473">
                <text:p>-0.0000743736236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286006572424">
                <text:p>-0.000286006572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88234616164">
                <text:p>0.000288234616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16207434237">
                <text:p>-0.00016207434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16086651664">
                <text:p>0.0000716086651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255145753">
                <text:p>0.00010255145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496120810567">
                <text:p>-0.0000496120810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30411741743">
                <text:p>0.000330411741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23244317365">
                <text:p>-0.00012324431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39628915349">
                <text:p>-0.000139628915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04885349376">
                <text:p>-0.00020488534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773781782">
                <text:p>0.00012773781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11943653994">
                <text:p>0.000211943653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897621139302">
                <text:p>-0.0000897621139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968197418842">
                <text:p>-0.000096819741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00245582871">
                <text:p>-0.000100245582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3381581185">
                <text:p>0.000153381581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1017594079">
                <text:p>-0.00011017594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75334457506">
                <text:p>-0.000075334457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307564150717">
                <text:p>0.0000307564150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43708724156">
                <text:p>0.000243708724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187799421838">
                <text:p>-0.000187799421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5353702768">
                <text:p>0.000205353702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01077273232">
                <text:p>0.00020107727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794425504864">
                <text:p>-0.0000794425504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85719521344">
                <text:p>0.000285719521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477877401863">
                <text:p>0.0000477877401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742361415178">
                <text:p>-0.000742361415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66635567136">
                <text:p>0.000466635567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711921020411">
                <text:p>0.0000711921020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499503366882">
                <text:p>-0.0000499503366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901587118278">
                <text:p>0.0000901587118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45675774547">
                <text:p>0.000145675774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24266851344">
                <text:p>0.000124266851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18732828903">
                <text:p>-0.00018732828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68920625583">
                <text:p>0.000168920625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648781424388">
                <text:p>-0.000648781424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1358187497">
                <text:p>0.000471358187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877957209013">
                <text:p>0.0000877957209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560031912755">
                <text:p>-0.0000560031912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14602296182">
                <text:p>0.0000214602296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137111182994">
                <text:p>-0.0000137111182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139249124913">
                <text:p>-0.000139249124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361248385161">
                <text:p>0.00000361248385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54349055467">
                <text:p>0.000254349055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532015037606">
                <text:p>0.0000532015037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108246276795">
                <text:p>-0.0000108246276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54067815654">
                <text:p>-0.00005406781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164226104971">
                <text:p>-0.000164226104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30565475754">
                <text:p>0.000030565475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291732372716">
                <text:p>-0.000291732372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658629869577">
                <text:p>0.00000658629869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18214870579">
                <text:p>-0.0000182148705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5505408505">
                <text:p>0.000125505408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120452095871">
                <text:p>-0.000120452095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06859493826">
                <text:p>0.000106859493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108750420623">
                <text:p>-0.000108750420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202124283533">
                <text:p>0.0000202124283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26375586458">
                <text:p>-0.000026375586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131463821162">
                <text:p>-0.000131463821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74860906554">
                <text:p>0.00000174860906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39868253225">
                <text:p>-0.000039868253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158482813276">
                <text:p>-0.000158482813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920592719922">
                <text:p>0.0000920592719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253611069638">
                <text:p>-0.0000253611069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33388413512">
                <text:p>0.0000433388413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55064248247">
                <text:p>0.000155064248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485844248033">
                <text:p>0.00004858442480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88522870303">
                <text:p>-0.000188522870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42368134018">
                <text:p>-0.000042368134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33618663717">
                <text:p>0.000333618663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198519119294">
                <text:p>-0.000198519119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78379535303">
                <text:p>0.000278379535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885513218236">
                <text:p>0.0000885513218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456880115962">
                <text:p>-0.0000456880115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30588043248">
                <text:p>0.000130588043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113639442134">
                <text:p>-0.000113639442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918507503229">
                <text:p>0.0000918507503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82073272299">
                <text:p>0.000182073272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23504064302">
                <text:p>-0.00023504064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350708360202">
                <text:p>-0.0000350708360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170044630067">
                <text:p>-0.000170044630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273579411441">
                <text:p>-0.000273579411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15626477054">
                <text:p>0.000115626477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52990120114">
                <text:p>0.000152990120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182947522262">
                <text:p>-0.000182947522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63923934451">
                <text:p>0.000163923934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05165856844">
                <text:p>0.000305165856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17156447575">
                <text:p>-0.00017156447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83585895179">
                <text:p>0.000383585895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88336002268">
                <text:p>0.00288336002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53673503175">
                <text:p>0.00253673503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00125255994">
                <text:p>-0.001001252559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5837908126">
                <text:p>0.00125837908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688433996402">
                <text:p>0.000688433996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10882988945">
                <text:p>0.00410882988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433724932373">
                <text:p>-0.00433724932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6011910662">
                <text:p>0.001760119106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34757356904">
                <text:p>-0.00334757356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94985219464">
                <text:p>0.00394985219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9394896701">
                <text:p>0.00293948967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144046498463">
                <text:p>-0.0000144046498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313093973091">
                <text:p>-0.000313093973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18242905289">
                <text:p>0.004182429052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538435066119">
                <text:p>-0.000538435066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240165740252">
                <text:p>-0.00240165740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185419910122">
                <text:p>-0.00185419910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25773076434">
                <text:p>0.000125773076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197583180852">
                <text:p>-0.00197583180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70634097978">
                <text:p>0.00270634097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71253839694">
                <text:p>-0.0037125383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84590132348">
                <text:p>0.000584590132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685921579134">
                <text:p>-0.000685921579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370922207367">
                <text:p>-0.0000370922207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8302542251">
                <text:p>0.0011830254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76392442174">
                <text:p>0.00276392442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92653936008">
                <text:p>0.00092653936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35874711466">
                <text:p>-0.000358747114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8100211164">
                <text:p>0.0018100211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293201347813">
                <text:p>-0.00293201347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112760055345">
                <text:p>-0.00112760055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488004239742">
                <text:p>0.000488004239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97906685248">
                <text:p>0.00397906685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251740519889">
                <text:p>-0.00251740519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154325179756">
                <text:p>-0.00154325179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87240138277">
                <text:p>0.0002872401382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0739140119">
                <text:p>0.00160739140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918546051253">
                <text:p>-0.000918546051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213864725083">
                <text:p>-0.000213864725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203765556216">
                <text:p>-0.00203765556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385659513995">
                <text:p>-0.0000385659513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56646936759">
                <text:p>0.002566469367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42026760336">
                <text:p>0.000342026760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67863303795">
                <text:p>-0.00167863303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8908613361">
                <text:p>0.00268908613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167353602592">
                <text:p>-0.001673536025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30615052674">
                <text:p>-0.00030615052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812949961983">
                <text:p>-0.000812949961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49807753041">
                <text:p>0.00149807753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942066079006">
                <text:p>-0.000942066079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80499500129">
                <text:p>-0.00180499500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49095302913">
                <text:p>-0.001490953029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95473285951">
                <text:p>0.00295473285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39882287476">
                <text:p>-0.00139882287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08154640254">
                <text:p>0.0008081546402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43680620729">
                <text:p>-0.00043680620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52856423706">
                <text:p>0.003528564237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850695418194">
                <text:p>-0.000850695418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138058164157">
                <text:p>-0.00138058164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4794699382">
                <text:p>-0.0014794699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19196739979">
                <text:p>0.00119196739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887974980287">
                <text:p>0.0008879749802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895331148058">
                <text:p>0.000895331148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57568533905">
                <text:p>-0.00157568533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63503456861">
                <text:p>0.000163503456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77778346976">
                <text:p>0.000477778346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0434837714">
                <text:p>0.00190434837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17713252641">
                <text:p>-0.002177132526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75091275014">
                <text:p>-0.00175091275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8471461236">
                <text:p>0.00248471461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71969596017">
                <text:p>0.0003719695960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800713896751">
                <text:p>-0.0008007138967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76054122858">
                <text:p>-0.00176054122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677325297147">
                <text:p>-0.0000677325297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9636266027">
                <text:p>0.00119636266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72726942785">
                <text:p>-0.00272726942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42159036174">
                <text:p>0.00442159036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347706233151">
                <text:p>-0.00347706233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18902461743">
                <text:p>-0.00189024617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92936800886">
                <text:p>0.000192936800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848406343721">
                <text:p>0.0008484063437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731544045266">
                <text:p>-0.0007315440452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0048285387">
                <text:p>0.00290048285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174747745041">
                <text:p>-0.00174747745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94481643848">
                <text:p>0.00194481643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240658060648">
                <text:p>-0.000240658060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04296114296">
                <text:p>0.001042961142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481551745906">
                <text:p>-0.0004815517459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796052801888">
                <text:p>-0.000796052801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69424589351">
                <text:p>-0.002694245893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9121926501">
                <text:p>-0.002591219265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055016547">
                <text:p>0.00168055016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24751839414">
                <text:p>0.00224751839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04607737437">
                <text:p>0.000404607737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28000851348">
                <text:p>-0.002280008513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778251327574">
                <text:p>0.0007782513275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132738915272">
                <text:p>-0.0013273891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430928077549">
                <text:p>-0.000430928077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616054632701">
                <text:p>0.0006160546327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646294269245">
                <text:p>-0.00064629426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21888558008">
                <text:p>-0.00221888558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66819815058">
                <text:p>0.00166819815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37195419706">
                <text:p>0.00337195419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42887153197">
                <text:p>-0.00142887153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351177807897">
                <text:p>-0.003511778078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07958479971">
                <text:p>0.003079584799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682041514665">
                <text:p>-0.000682041514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945118779782">
                <text:p>-0.000945118779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484634051099">
                <text:p>-0.00484634051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731871183962">
                <text:p>-0.007318711839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50302015245">
                <text:p>-0.0150302015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60708539188">
                <text:p>-0.0160708539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70656142384">
                <text:p>-0.02706561423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331711918116">
                <text:p>-0.0331711918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27140241861">
                <text:p>-0.03271402418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7029633075">
                <text:p>-0.0470296330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80645149946">
                <text:p>-0.0480645149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445458218455">
                <text:p>-0.0445458218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666996464133">
                <text:p>-0.0666996464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639998614788">
                <text:p>-0.06399986147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799024030566">
                <text:p>-0.07990240305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752746984363">
                <text:p>-0.07527469843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741276741028">
                <text:p>-0.0741276741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07818216085">
                <text:p>-0.107818216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00858256221">
                <text:p>-0.1008582562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6750960946">
                <text:p>-0.126750960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23154103756">
                <text:p>-0.1231541037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29717439413">
                <text:p>-0.129717439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71320796013">
                <text:p>-0.1713207960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67690545321">
                <text:p>-0.1676905453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20885753632">
                <text:p>-0.2208857536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07402914762">
                <text:p>-0.2074029147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13135510683">
                <text:p>-0.213135510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279118657112">
                <text:p>-0.279118657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262535154819">
                <text:p>-0.2625351548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339558184147">
                <text:p>-0.3395581841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1176763773">
                <text:p>-0.311767637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97720104456">
                <text:p>-0.29772010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87532651424">
                <text:p>-0.3875326514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5428160429">
                <text:p>-0.354281604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25075471401">
                <text:p>-0.4250754714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01290625334">
                <text:p>-0.401290625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81765007973">
                <text:p>-0.3817650079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72180873156">
                <text:p>-0.472180873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41715419292">
                <text:p>-0.4417154192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521307229996">
                <text:p>-0.521307229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68232601881">
                <text:p>-0.468232601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54657673836">
                <text:p>-0.454657673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51037847996">
                <text:p>-0.551037847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11859714985">
                <text:p>-0.511859714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1018037796">
                <text:p>-0.610180377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44072210789">
                <text:p>-0.544072210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19445955753">
                <text:p>-0.5194459557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57512307167">
                <text:p>-0.6575123071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88222265244">
                <text:p>-0.588222265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687037408352">
                <text:p>-0.687037408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24339103699">
                <text:p>-0.6243391036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84319710732">
                <text:p>-0.5843197107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83130562305">
                <text:p>-0.683130562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08506262302">
                <text:p>-0.608506262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69308185577">
                <text:p>-0.6693081855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567808449268">
                <text:p>-0.567808449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25390505791">
                <text:p>-0.5253905057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594768166542">
                <text:p>-0.5947681665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21955668926">
                <text:p>-0.5219556689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94032883644">
                <text:p>-0.5940328836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508053481579">
                <text:p>-0.5080534815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52344357967">
                <text:p>-0.452344357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518995046616">
                <text:p>-0.5189950466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41461265087">
                <text:p>-0.441461265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74664896727">
                <text:p>-0.474664896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14377570152">
                <text:p>-0.4143775701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63338828087">
                <text:p>-0.3633388280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03400748968">
                <text:p>-0.403400748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49180728197">
                <text:p>-0.3491807281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67826044559">
                <text:p>-0.3678260445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95540362597">
                <text:p>-0.2955403625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6307657361">
                <text:p>-0.263076573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77627527714">
                <text:p>-0.277627527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33388513327">
                <text:p>-0.2333885133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38727271557">
                <text:p>-0.2387272715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87225759029">
                <text:p>-0.1872257590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47415071726">
                <text:p>-0.147415071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41795620322">
                <text:p>-0.1417956203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03565484285">
                <text:p>-0.103565484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834258943796">
                <text:p>-0.0834258943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496810823679">
                <text:p>-0.0496810823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71943360567">
                <text:p>-0.027194336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572202727199">
                <text:p>-0.000572202727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96762979031">
                <text:p>0.01967629790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20818287134">
                <text:p>0.06208182871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34887176752">
                <text:p>0.0834887176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2618314326">
                <text:p>0.1026183143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656267643">
                <text:p>0.166562676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9250955582">
                <text:p>0.179250955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33206957579">
                <text:p>0.233206957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22490608692">
                <text:p>0.2224906086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1456279755">
                <text:p>0.231456279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113697052">
                <text:p>0.30113697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5122722387">
                <text:p>0.285122722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04632568">
                <text:p>0.3749046325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5471024513">
                <text:p>0.3454710245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50610494614">
                <text:p>0.3506104946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8950359821">
                <text:p>0.4389503598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0129079819">
                <text:p>0.4001290798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00448465347">
                <text:p>0.5004484653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3697025776">
                <text:p>0.4536970257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9363191128">
                <text:p>0.4293631911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60570895672">
                <text:p>0.560570895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1012969017">
                <text:p>0.51012969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3883137703">
                <text:p>0.6138831377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66485404968">
                <text:p>0.566485404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39029717445">
                <text:p>0.5390297174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8308515549">
                <text:p>0.648308515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8183035851">
                <text:p>0.5981830358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91401004791">
                <text:p>0.691401004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15144968033">
                <text:p>0.615144968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4742105007">
                <text:p>0.734742105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46333396435">
                <text:p>0.6463333964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4091415405">
                <text:p>0.594091415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9898228645">
                <text:p>0.5898982286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08530545235">
                <text:p>0.7085305452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38151586056">
                <text:p>0.638151586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27087259293">
                <text:p>0.7270872592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27060413361">
                <text:p>0.6270604133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06403255463">
                <text:p>0.7064032554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22635602951">
                <text:p>0.6226356029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69592773914">
                <text:p>0.5695927739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69593751431">
                <text:p>0.6695937514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4333162308">
                <text:p>0.6043331623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5761928558">
                <text:p>0.6857619285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1050436497">
                <text:p>0.601050436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63286542892">
                <text:p>0.5632865428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55921220779">
                <text:p>0.6559212207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66827476025">
                <text:p>0.566827476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61289572716">
                <text:p>0.661289572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5341553688">
                <text:p>0.55341553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95097011328">
                <text:p>0.495097011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69307982922">
                <text:p>0.5693079829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03712058067">
                <text:p>0.5037120580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52033007145">
                <text:p>0.5520330071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71951216459">
                <text:p>0.471951216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517131567">
                <text:p>0.42517131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74595755339">
                <text:p>0.4745957553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00950372219">
                <text:p>0.400950372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41090166569">
                <text:p>0.441090166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6600990295">
                <text:p>0.3666009902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7565232515">
                <text:p>0.3175652325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6902817488">
                <text:p>0.3469028174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93576151133">
                <text:p>0.2935761511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699595809">
                <text:p>0.306995958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5849221945">
                <text:p>0.2458492219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6159343719">
                <text:p>0.216159343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24404796958">
                <text:p>0.2244047969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1354522705">
                <text:p>0.1813545227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2424455881">
                <text:p>0.1824244558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1447717547">
                <text:p>0.131447717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8701964617">
                <text:p>0.1187019646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1055771112">
                <text:p>0.101055771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20040926337">
                <text:p>0.08200409263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75723329186">
                <text:p>0.06757233291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22099307179">
                <text:p>0.0422099307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63353977352">
                <text:p>0.02633539773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91751793399">
                <text:p>0.005917517933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669976044446">
                <text:p>-0.006699760444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273456685245">
                <text:p>-0.0273456685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366133376956">
                <text:p>-0.03661333769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383674912155">
                <text:p>-0.0383674912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677813738585">
                <text:p>-0.0677813738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59920206666">
                <text:p>-0.0599202066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874025300145">
                <text:p>-0.08740253001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825195461512">
                <text:p>-0.0825195461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926939100027">
                <text:p>-0.09269391000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01866856217">
                <text:p>-0.1018668562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01598627865">
                <text:p>-0.1015986278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22896000743">
                <text:p>-0.1228960007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1579144001">
                <text:p>-0.11579144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01881310344">
                <text:p>-0.101881310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30298167467">
                <text:p>-0.130298167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11085772514">
                <text:p>-0.1110857725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37167215347">
                <text:p>-0.1371672153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20757110417">
                <text:p>-0.1207571104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15160703659">
                <text:p>-0.115160703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350800246">
                <text:p>-0.1350800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28171011806">
                <text:p>-0.1281710118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39486134052">
                <text:p>-0.1394861340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26984447241">
                <text:p>-0.1269844472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12032368779">
                <text:p>-0.1120323687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34313106537">
                <text:p>-0.134313106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2209461629">
                <text:p>-0.112209461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34035840631">
                <text:p>-0.1340358406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11229464412">
                <text:p>-0.1112294644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998980924487">
                <text:p>-0.09989809244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13462686539">
                <text:p>-0.1134626865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03165924549">
                <text:p>-0.1031659245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893806219101">
                <text:p>-0.0893806219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02078586817">
                <text:p>-0.1020785868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789032429457">
                <text:p>-0.07890324294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913318842649">
                <text:p>-0.0913318842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70243853331">
                <text:p>-0.07702438533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623243935406">
                <text:p>-0.06232439354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685982629657">
                <text:p>-0.06859826296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578370951116">
                <text:p>-0.0578370951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633825957775">
                <text:p>-0.063382595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476395562291">
                <text:p>-0.04763955622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55047608912">
                <text:p>-0.0550476089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446797758341">
                <text:p>-0.04467977583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420681610703">
                <text:p>-0.04206816107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396250858903">
                <text:p>-0.03962508589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398183763027">
                <text:p>-0.03981837630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390777029097">
                <text:p>-0.0390777029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348638482392">
                <text:p>-0.03486384823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312879048288">
                <text:p>-0.03128790482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346984565258">
                <text:p>-0.0346984565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201498307288">
                <text:p>-0.02014983072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371924340725">
                <text:p>-0.03719243407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25731312111">
                <text:p>-0.0257313121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209562443197">
                <text:p>-0.0209562443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227935351431">
                <text:p>-0.02279353514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250539109111">
                <text:p>-0.02505391091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23064840585">
                <text:p>-0.0230648405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179694220424">
                <text:p>-0.01796942204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209917332977">
                <text:p>-0.0209917332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789625290781">
                <text:p>-0.007896252907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111664263532">
                <text:p>-0.01116642635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923501700163">
                <text:p>-0.009235017001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26505494118">
                <text:p>-0.01265054941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491244532168">
                <text:p>-0.004912445321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103332512081">
                <text:p>-0.0103332512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264628371224">
                <text:p>-0.002646283712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593695044518">
                <text:p>-0.005936950445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707396306098">
                <text:p>-0.007073963060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781641714275">
                <text:p>-0.00781641714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102223549038">
                <text:p>-0.01022235490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100037641823">
                <text:p>-0.01000376418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134817147627">
                <text:p>-0.01348171476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173062998801">
                <text:p>-0.01730629988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16649004072">
                <text:p>-0.0166490040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175973810256">
                <text:p>-0.01759738102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221097283065">
                <text:p>-0.02210972830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203887782991">
                <text:p>-0.0203887782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147916665301">
                <text:p>-0.01479166653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17056375742">
                <text:p>-0.017056375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159479007125">
                <text:p>-0.0159479007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105337938294">
                <text:p>-0.01053379382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151817891747">
                <text:p>-0.01518178917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919159501791">
                <text:p>-0.009191595017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707566179335">
                <text:p>-0.007075661793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304441386834">
                <text:p>-0.003044413868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155322195496">
                <text:p>-0.001553221954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258119287901">
                <text:p>-0.002581192879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8834046144">
                <text:p>0.00078834046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24740616791">
                <text:p>-0.00247406167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405017286539">
                <text:p>0.004050172865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415731919929">
                <text:p>0.004157319199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424332730472">
                <text:p>0.00424332730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02970086038">
                <text:p>0.00602970086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990577787161">
                <text:p>0.009905777871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11721384525">
                <text:p>0.008117213845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9233225137">
                <text:p>0.009233225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09196444973">
                <text:p>0.01091964449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4974119142">
                <text:p>0.00514974119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860294979066">
                <text:p>0.008602949790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0715123266">
                <text:p>0.0107151232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77411728166">
                <text:p>0.002774117281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368732446805">
                <text:p>-0.003687324468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30453822203">
                <text:p>0.001304538222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257366709411">
                <text:p>-0.002573667094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274957879446">
                <text:p>-0.002749578794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157938362099">
                <text:p>-0.001579383620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306269899011">
                <text:p>-0.00306269899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161792500876">
                <text:p>-0.001617925008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329009955749">
                <text:p>-0.003290099557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686323083937">
                <text:p>-0.006863230839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689306296408">
                <text:p>-0.0006893062964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700763938949">
                <text:p>-0.007007639389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536969490349">
                <text:p>-0.005369694903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150068604853">
                <text:p>-0.001500686048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225427909754">
                <text:p>-0.0002254279097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48434427008">
                <text:p>-0.00484344270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7205250673">
                <text:p>-0.0072052506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545149855316">
                <text:p>-0.005451498553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42195697315">
                <text:p>-0.00421956973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00578206963837">
                <text:p>-0.00005782069638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535270664841">
                <text:p>-0.005352706648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673639215529">
                <text:p>-0.006736392155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321661354974">
                <text:p>0.003216613549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694726314396">
                <text:p>-0.006947263143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511683756486">
                <text:p>0.005116837564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482790265232">
                <text:p>-0.00482790265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59267242998">
                <text:p>0.001592672429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96788925678">
                <text:p>0.001967889256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0333949457854">
                <text:p>-0.0003339494578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176076695789">
                <text:p>-0.001760766957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122469197959">
                <text:p>-0.001224691979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032774626743">
                <text:p>-0.000327746267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0209292484215">
                <text:p>-0.00002092924842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15212388523">
                <text:p>0.003152123885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404599867761">
                <text:p>-0.004045998677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21761718765">
                <text:p>0.001217617187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142458314076">
                <text:p>-0.001424583140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344627629966">
                <text:p>-0.003446276299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11314305104">
                <text:p>0.001113143051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161978445249">
                <text:p>0.000161978445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955536775291">
                <text:p>-0.009555367752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905115623027">
                <text:p>-0.009051156230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684817135334">
                <text:p>-0.006848171353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0932956812903">
                <text:p>-0.0009329568129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829494092613">
                <text:p>-0.008294940926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146938916296">
                <text:p>-0.01469389162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990839675069">
                <text:p>-0.009908396750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94881914556">
                <text:p>-0.00948819145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325951259583">
                <text:p>0.0003259512595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21239703149">
                <text:p>-0.01212397031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916757714003">
                <text:p>-0.00916757714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769251445308">
                <text:p>-0.007692514453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183930434287">
                <text:p>-0.001839304342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619004666805">
                <text:p>0.00619004666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180029636249">
                <text:p>-0.00180029636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397310452536">
                <text:p>-0.003973104525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0369173940271">
                <text:p>-0.0003691739402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647852942348">
                <text:p>0.006478529423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3740187753">
                <text:p>0.00237401877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655093276873">
                <text:p>0.006550932768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8945945669">
                <text:p>0.00289459456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01882815361">
                <text:p>0.01018828153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88068114221">
                <text:p>0.001880681142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01453652605">
                <text:p>0.01014536526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14780412987">
                <text:p>0.01147804129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96287333965">
                <text:p>0.01962873339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31017146632">
                <text:p>0.01310171466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90589427948">
                <text:p>0.01905894279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38742811978">
                <text:p>0.01387428119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43985895067">
                <text:p>0.02439858950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91462527215">
                <text:p>0.008914625272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25449278951">
                <text:p>0.0225449278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1574444361">
                <text:p>0.0115744443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62849854678">
                <text:p>0.01628498546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47854834795">
                <text:p>0.01478548347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12820675224">
                <text:p>0.02128206752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86399966478">
                <text:p>0.01863999664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40506895259">
                <text:p>0.01405068952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78962685168">
                <text:p>0.0178962685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86584740877">
                <text:p>0.01865847408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93337872624">
                <text:p>0.01933378726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02434191108">
                <text:p>0.03024341911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71737689525">
                <text:p>0.01717376895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4562221244">
                <text:p>0.0145622212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89586654305">
                <text:p>0.01895866543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41458939761">
                <text:p>0.01414589397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71852558851">
                <text:p>0.01718525588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8484452143">
                <text:p>0.01284844521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49650815874">
                <text:p>0.01496508158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773289101198">
                <text:p>0.007732891011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97876852751">
                <text:p>0.004978768527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18510574102">
                <text:p>0.01185105741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95822199062">
                <text:p>0.003958221990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84784200974">
                <text:p>0.00184784200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45759263635">
                <text:p>0.00245759263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302857300267">
                <text:p>0.003028573002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73301424365">
                <text:p>0.001733014243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17086309567">
                <text:p>0.002170863095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083294287324">
                <text:p>-0.0083294287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695650046691">
                <text:p>-0.006956500466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00126191647723">
                <text:p>-0.0001261916477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02656446397">
                <text:p>-0.01026564463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894513912499">
                <text:p>-0.008945139124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793476961553">
                <text:p>-0.007934769615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20466928929">
                <text:p>-0.01204669289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471006054431">
                <text:p>-0.004710060544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12757496536">
                <text:p>-0.01127574965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12513592467">
                <text:p>-0.01125135924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67850202322">
                <text:p>-0.00678502023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03984223679">
                <text:p>-0.01039842236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32458880544">
                <text:p>-0.01324588805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0820528715849">
                <text:p>-0.008205287158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138066196814">
                <text:p>-0.01380661968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208065100014">
                <text:p>-0.002080651000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52784790844">
                <text:p>-0.0152784790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493334326893">
                <text:p>-0.004933343268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122884586453">
                <text:p>-0.01228845864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102049680427">
                <text:p>-0.01020496804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192536618561">
                <text:p>-0.01925366185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711387675256">
                <text:p>-0.007113876752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608073081821">
                <text:p>-0.006080730818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00982824712992">
                <text:p>-0.00009828247129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976406224072">
                <text:p>-0.009764062240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648770853877">
                <text:p>-0.006487708538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246506906115">
                <text:p>-0.002465069061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54430249333">
                <text:p>0.00254430249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350259593688">
                <text:p>0.003502595936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0754126813263">
                <text:p>-0.000007541268132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318830087781">
                <text:p>0.003188300877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46742586419">
                <text:p>0.00467425864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612946040928">
                <text:p>0.00612946040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51074929535">
                <text:p>0.005510749295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12126888707">
                <text:p>0.01121268887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60188768059">
                <text:p>0.01601887680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06239374727">
                <text:p>0.01062393747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799158401787">
                <text:p>0.007991584017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980057381094">
                <text:p>0.009800573810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7306155283">
                <text:p>0.0073061552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50343328714">
                <text:p>0.0150343328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336236739531">
                <text:p>0.003362367395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11214931309">
                <text:p>0.008112149313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20576510765">
                <text:p>0.002205765107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37163924612">
                <text:p>0.002371639246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78160893172">
                <text:p>0.00781608931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756440171972">
                <text:p>0.007564401719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571532920003">
                <text:p>-0.0057153292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15430804342">
                <text:p>0.000154308043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300887459889">
                <text:p>-0.003008874598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23480679467">
                <text:p>-0.0123480679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72959687188">
                <text:p>0.001729596871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315892812796">
                <text:p>-0.003158928127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502516375855">
                <text:p>-0.005025163758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305306003429">
                <text:p>-0.003053060034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202102027833">
                <text:p>-0.002021020278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108224796131">
                <text:p>-0.01082247961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123395007104">
                <text:p>-0.01233950071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11663085781">
                <text:p>-0.0116630857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126526542008">
                <text:p>-0.01265265420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593634694815">
                <text:p>-0.005936346948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3204973191">
                <text:p>-0.0132049731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920454598963">
                <text:p>-0.00920454598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17682030797">
                <text:p>-0.0176820307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188135206699">
                <text:p>-0.01881352066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194459632039">
                <text:p>-0.01944596320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117215430364">
                <text:p>-0.01172154303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574616296217">
                <text:p>-0.005746162962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178657453507">
                <text:p>-0.01786574535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231026671827">
                <text:p>-0.02310266718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183720551431">
                <text:p>-0.01837205514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35751320049">
                <text:p>-0.0135751320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250845821574">
                <text:p>-0.002508458215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154396370053">
                <text:p>-0.01543963700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140609759837">
                <text:p>-0.01406097598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159251932055">
                <text:p>-0.01592519320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1734919101">
                <text:p>-0.017349191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255911331624">
                <text:p>-0.002559113316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22576057911">
                <text:p>-0.01225760579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66278593242">
                <text:p>-0.01662785932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938401184976">
                <text:p>-0.009384011849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04721204937">
                <text:p>-0.0204721204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538051081821">
                <text:p>-0.005380510818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122901741415">
                <text:p>-0.01229017414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12040482834">
                <text:p>-0.0120404828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14382943511">
                <text:p>-0.0143829435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600337749347">
                <text:p>-0.006003377493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258479989134">
                <text:p>-0.002584799891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112864272669">
                <text:p>-0.01128642726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0888161826879">
                <text:p>-0.0008881618268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934149511158">
                <text:p>-0.009341495111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141607085243">
                <text:p>-0.01416070852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701460847631">
                <text:p>-0.007014608476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850057695061">
                <text:p>-0.0085005769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0858649378642">
                <text:p>-0.0008586493786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602515041828">
                <text:p>-0.006025150418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103753274307">
                <text:p>-0.01037532743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20931721665">
                <text:p>-0.00209317216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934036914259">
                <text:p>-0.009340369142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927639380097">
                <text:p>-0.009276393800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176642439328">
                <text:p>-0.001766424393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133169128094">
                <text:p>-0.001331691280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110826957971">
                <text:p>-0.01108269579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889907218516">
                <text:p>-0.008899072185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59895562008">
                <text:p>-0.0059895562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771707110107">
                <text:p>-0.007717071101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12596543133">
                <text:p>0.002125965431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35207362473">
                <text:p>0.001352073624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656970450655">
                <text:p>0.006569704506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74497943372">
                <text:p>0.01744979433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32680172101">
                <text:p>0.01326801721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56655439734">
                <text:p>0.02566554397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56707929075">
                <text:p>0.02567079290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467415452003">
                <text:p>0.04674154520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423587113619">
                <text:p>0.04235871136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468768663704">
                <text:p>0.04687686637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79543465376">
                <text:p>0.06795434653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54608160257">
                <text:p>0.06546081602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801279246807">
                <text:p>0.08012792468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820699632168">
                <text:p>0.08206996321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39149302244">
                <text:p>0.07391493022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975943923">
                <text:p>0.089759439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79986423254">
                <text:p>0.0799864232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808780118823">
                <text:p>0.08087801188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01006373763">
                <text:p>0.06010063737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433729365468">
                <text:p>0.04337293654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53318399191">
                <text:p>0.02533183991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807289034128">
                <text:p>0.008072890341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273262783885">
                <text:p>-0.02732627838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379298254848">
                <text:p>-0.03792982548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62688395381">
                <text:p>-0.0626883953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09837315977">
                <text:p>-0.1098373159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11851632595">
                <text:p>-0.1118516325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71557798982">
                <text:p>-0.1715577989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56052291393">
                <text:p>-0.1560522913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67642861605">
                <text:p>-0.167642861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200872316957">
                <text:p>-0.2008723169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79679468274">
                <text:p>-0.1796794682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11401820183">
                <text:p>-0.211401820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79689571261">
                <text:p>-0.1796895712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58758178353">
                <text:p>-0.1587581783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77727907896">
                <text:p>-0.1777279078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45726263523">
                <text:p>-0.1457262635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499799788">
                <text:p>-0.14997997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17574483156">
                <text:p>-0.1175744831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112760804594">
                <text:p>-0.1127608045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833223983645">
                <text:p>-0.0833223983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634152442217">
                <text:p>-0.063415244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579925216734">
                <text:p>-0.05799252167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39398919791">
                <text:p>-0.0393989197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304431747645">
                <text:p>-0.03044317476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24864230305">
                <text:p>-0.0248642303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125988014042">
                <text:p>-0.01259880140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112022226676">
                <text:p>-0.01120222266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567621504888">
                <text:p>-0.005676215048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466348789632">
                <text:p>-0.004663487896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760193122551">
                <text:p>-0.007601931225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728318933398">
                <text:p>-0.007283189333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106962677091">
                <text:p>-0.01069626770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118451882154">
                <text:p>-0.01184518821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185746755451">
                <text:p>-0.01857467554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233248695731">
                <text:p>-0.02332486957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170909315348">
                <text:p>-0.01709093153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278054401278">
                <text:p>-0.02780544012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238105542958">
                <text:p>-0.02381055429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282306652516">
                <text:p>-0.02823066525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30581805855">
                <text:p>-0.0305818058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244835801423">
                <text:p>-0.02448358014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279914606363">
                <text:p>-0.0279914606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260980501771">
                <text:p>-0.02609805017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216025710106">
                <text:p>-0.02160257101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174563843757">
                <text:p>-0.01745638437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127254724503">
                <text:p>-0.01272547245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854061171412">
                <text:p>-0.008540611714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745045021176">
                <text:p>-0.007450450211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369368866086">
                <text:p>-0.003693688660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268782558851">
                <text:p>-0.002687825588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455727335066">
                <text:p>0.004557273350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917653553188">
                <text:p>0.009176535531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91266008094">
                <text:p>0.00912660080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80610828102">
                <text:p>0.01806108281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56774036586">
                <text:p>0.01567740365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76589153707">
                <text:p>0.01765891537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43659429252">
                <text:p>0.02436594292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47739758343">
                <text:p>0.02477397583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73793116212">
                <text:p>0.02737931162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69886162132">
                <text:p>0.02698861621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317914299667">
                <text:p>0.0317914299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65352518857">
                <text:p>0.03653525188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349728167057">
                <text:p>0.03497281670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63455675542">
                <text:p>0.03634556755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98722477257">
                <text:p>0.03987224772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79908531904">
                <text:p>0.03799085319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448956638575">
                <text:p>0.04489566385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384405329823">
                <text:p>0.03844053298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379440933466">
                <text:p>0.03794409334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438570976257">
                <text:p>0.04385709762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39133541286">
                <text:p>0.0391335412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395301245153">
                <text:p>0.03953012451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99104729295">
                <text:p>0.03991047292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357865989208">
                <text:p>0.0357865989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426378324628">
                <text:p>0.04263783246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353857204318">
                <text:p>0.03538572043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39552655071">
                <text:p>0.0395526550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339803397655">
                <text:p>0.03398033976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278538949788">
                <text:p>0.02785389497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31885523349">
                <text:p>0.0318855233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16995328665">
                <text:p>0.02169953286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47618574649">
                <text:p>0.02476185746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07214429975">
                <text:p>0.02072144299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00078971684">
                <text:p>0.02000789716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96754820645">
                <text:p>0.01967548206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56817156821">
                <text:p>0.01568171568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59011688083">
                <text:p>0.01590116880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966666638851">
                <text:p>0.009666666388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25842464715">
                <text:p>0.02258424647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12285630405">
                <text:p>0.02122856304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12793883309">
                <text:p>0.01127938833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0934073478">
                <text:p>0.0109340734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30666082725">
                <text:p>0.006306660827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04847429693">
                <text:p>0.005048474296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297776795924">
                <text:p>-0.002977767959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406119273975">
                <text:p>0.004061192739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261475308798">
                <text:p>-0.002614753087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133193912916">
                <text:p>0.0001331939129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55096221715">
                <text:p>0.001550962217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439015217125">
                <text:p>0.004390152171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353700527921">
                <text:p>-0.003537005279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102221616544">
                <text:p>-0.001022216165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215713097714">
                <text:p>-0.002157130977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10488091782">
                <text:p>0.003104880917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14029359445">
                <text:p>-0.00140293594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343111343682">
                <text:p>-0.003431113436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61016639322">
                <text:p>0.001610166393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19631779287">
                <text:p>-0.000196317792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471046753228">
                <text:p>-0.004710467532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716184731573">
                <text:p>0.0007161847315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286652101204">
                <text:p>0.0028665210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918141100556">
                <text:p>-0.0009181411005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87195681408">
                <text:p>0.000871956814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59092934337">
                <text:p>0.001590929343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136886024848">
                <text:p>-0.001368860248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31047992222">
                <text:p>0.003310479922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111486657988">
                <text:p>-0.001114866579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05802037474">
                <text:p>0.0003058020374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22393025272">
                <text:p>0.0003223930252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200193887576">
                <text:p>-0.002001938875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24698777311">
                <text:p>0.002246987773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91887335293">
                <text:p>0.000918873352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352918449789">
                <text:p>-0.003529184497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361963082105">
                <text:p>0.003619630821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89444292523">
                <text:p>0.0003894442925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324852764606">
                <text:p>-0.003248527646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304513657466">
                <text:p>-0.003045136574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09051317163">
                <text:p>0.003090513171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828766962513">
                <text:p>0.0008287669625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291521055624">
                <text:p>-0.002915210556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89677991532">
                <text:p>0.002896779915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327061722055">
                <text:p>-0.00327061722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07342144474">
                <text:p>0.001073421444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1513264617">
                <text:p>0.00115132646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253306818195">
                <text:p>-0.002533068181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138010131195">
                <text:p>-0.0001380101311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51881082356">
                <text:p>0.005518810823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51787768118">
                <text:p>0.001517877681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362636847422">
                <text:p>-0.003626368474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476081576198">
                <text:p>-0.004760815761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282773235813">
                <text:p>0.002827732358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423712655902">
                <text:p>0.004237126559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171338906512">
                <text:p>-0.0001713389065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560255954042">
                <text:p>-0.005602559540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814090017229">
                <text:p>-0.0008140900172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325542700011">
                <text:p>-0.0003255427000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279963272624">
                <text:p>0.002799632726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808361102827">
                <text:p>-0.0008083611028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876409991179">
                <text:p>0.0008764099911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8381991908">
                <text:p>0.000383819919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319536286406">
                <text:p>-0.003195362864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462198280729">
                <text:p>-0.0004621982807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136347324587">
                <text:p>-0.001363473245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196863245219">
                <text:p>-0.001968632452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71581865288">
                <text:p>0.001715818652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00288784597">
                <text:p>0.001002887845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801701389719">
                <text:p>-0.0008017013897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051519961562">
                <text:p>-0.00051519961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113271432929">
                <text:p>-0.001132714329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22444925271">
                <text:p>-0.00224449252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187211274169">
                <text:p>-0.001872112741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93973451294">
                <text:p>-0.000939734512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191959057702">
                <text:p>-0.0001919590577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0299732841086">
                <text:p>-0.0002997328410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95789354621">
                <text:p>-0.0001957893546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026531793992">
                <text:p>-0.0000265317939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00923633342609">
                <text:p>-0.000009236333426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200717258849">
                <text:p>-0.0002007172588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0121444740216">
                <text:p>-0.0001214447402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279657397186">
                <text:p>-0.0002796573971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916975404834">
                <text:p>0.00009169754048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26039549266">
                <text:p>0.000260395492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0970457476797">
                <text:p>-0.00009704574767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180785049452">
                <text:p>-0.0001807850494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0705874059349">
                <text:p>-0.0007058740593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424832338467">
                <text:p>0.0004248323384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218567060074">
                <text:p>0.0002185670600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200767550268">
                <text:p>-0.0002007675502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438239425421">
                <text:p>0.0004382394254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194580061361">
                <text:p>0.000194580061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544530339539">
                <text:p>-0.0005445303395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042795119225">
                <text:p>-0.000427951192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462514755782">
                <text:p>0.0004625147557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121630728245">
                <text:p>0.00001216307282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00354069379682">
                <text:p>-0.00003540693796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0568599862163">
                <text:p>-0.00005685998621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799893459771">
                <text:p>0.00007998934597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122978904983">
                <text:p>-0.0001229789049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103706232039">
                <text:p>0.0001037062320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0173601598362">
                <text:p>-0.0001736015983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0427248305641">
                <text:p>-0.0004272483056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287209113594">
                <text:p>0.00002872091135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396578652726">
                <text:p>0.00003965786527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428512103099">
                <text:p>0.00004285121030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0257034029346">
                <text:p>-0.0002570340293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0299244566122">
                <text:p>-0.00002992445661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157471571583">
                <text:p>-0.0001574715715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0180209332029">
                <text:p>-0.0001802093320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563678389881">
                <text:p>-0.0005636783898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450591760455">
                <text:p>0.0004505917604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356113130692">
                <text:p>-0.0003561131306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31687129801">
                <text:p>0.0003316871298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0017146958271">
                <text:p>-0.00000171469582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131441105623">
                <text:p>0.000131441105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470454717288">
                <text:p>-0.0004704547172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472689047456">
                <text:p>0.0004726890474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608011032455">
                <text:p>-0.0006080110324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0301637133816">
                <text:p>-0.0003016371338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0200292182853">
                <text:p>-0.0002002921828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00724659184925">
                <text:p>-0.00007246591849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370586349163">
                <text:p>0.00003705863491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243332819082">
                <text:p>0.0002433328190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95603507059">
                <text:p>0.0003956035070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187417856068">
                <text:p>-0.0001874178560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00535832914466">
                <text:p>-0.00005358329144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0262716406723">
                <text:p>-0.0002627164067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495174434036">
                <text:p>0.0004951744340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021187463426">
                <text:p>-0.000211874634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297960999887">
                <text:p>0.0002979609998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234374660067">
                <text:p>0.0002343746600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221691007027">
                <text:p>-0.0002216910070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249060802162">
                <text:p>0.0002490608021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0273261452094">
                <text:p>-0.0002732614520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661034864606">
                <text:p>0.0000661034864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45042732079">
                <text:p>0.0003450427320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110549946839">
                <text:p>0.0001105499468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0394918257371">
                <text:p>-0.0003949182573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179560418474">
                <text:p>0.0001795604184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176480272785">
                <text:p>0.0001764802727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294516969007">
                <text:p>-0.0002945169690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00277433573501">
                <text:p>-0.00002774335735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1937529305">
                <text:p>0.00019375293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121696299175">
                <text:p>0.0001216962991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22517866455">
                <text:p>0.0000225178664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175878885784">
                <text:p>0.0001758788857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31217126525">
                <text:p>-0.000312171265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00059386366047">
                <text:p>-0.0000005938636604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0174683518708">
                <text:p>-0.0001746835187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149809173308">
                <text:p>0.0001498091733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119980235468">
                <text:p>0.0001199802354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00504041017848">
                <text:p>-0.00005040410178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252995989285">
                <text:p>0.0002529959892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0128162413603">
                <text:p>-0.0001281624136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127000530483">
                <text:p>0.0001270005304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0281102897134">
                <text:p>-0.0002811028971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245160394115">
                <text:p>0.0002451603941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225223921007">
                <text:p>0.0002252239210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48448855523">
                <text:p>0.0000484488555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0132234432385">
                <text:p>-0.0001322344323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249393517151">
                <text:p>0.0002493935171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0367541972082">
                <text:p>-0.0003675419720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294248195132">
                <text:p>0.0002942481951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0865084875841">
                <text:p>-0.00008650848758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00287350885628">
                <text:p>-0.00002873508856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132847388159">
                <text:p>0.0001328473881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059795078414">
                <text:p>-0.0000597950784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19771103689">
                <text:p>0.000197711036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0467027712148">
                <text:p>0.000004670277121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202145194635">
                <text:p>0.0002021451946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121396733448">
                <text:p>0.0001213967334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915132841328">
                <text:p>0.00009151328413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0882858366822">
                <text:p>-0.00008828583668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334213167662">
                <text:p>0.0003342131676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0448480277555">
                <text:p>-0.00004484802775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00921172431845">
                <text:p>-0.000009211724318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27028018748">
                <text:p>0.0004270280187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13714247325">
                <text:p>0.000137142473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164580182172">
                <text:p>-0.0001645801821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0440248841187">
                <text:p>-0.0004402488411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71352832392">
                <text:p>0.0004713528323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025489233667">
                <text:p>-0.000254892336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317845231621">
                <text:p>0.0003178452316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670359993819">
                <text:p>0.0006703599938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00299480452668">
                <text:p>-0.00002994804526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22209015151">
                <text:p>0.000222090151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215088424738">
                <text:p>0.000215088424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0164597004186">
                <text:p>-0.0001645970041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213541061385">
                <text:p>0.00002135410613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0386516010622">
                <text:p>-0.0003865160106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558593310416">
                <text:p>0.0005585933104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0395371520426">
                <text:p>-0.0003953715204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251517660217">
                <text:p>0.0002515176602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0195724584046">
                <text:p>-0.0001957245840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174317363417">
                <text:p>0.0001743173634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193694024347">
                <text:p>0.0001936940243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0041556349">
                <text:p>0.000400415563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108404667117">
                <text:p>0.0001084046671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480987655465">
                <text:p>-0.0004809876554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255889812252">
                <text:p>0.0002558898122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145649755723">
                <text:p>0.00001456497557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280013424344">
                <text:p>-0.0002800134243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342497951351">
                <text:p>0.00003424979513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0178569753189">
                <text:p>-0.0001785697531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170435581822">
                <text:p>0.0001704355818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58923983388">
                <text:p>0.0004589239833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0279026106">
                <text:p>-0.0002790261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0380818761187">
                <text:p>-0.0003808187611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534622813575">
                <text:p>0.0005346228135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8101550783">
                <text:p>0.000481015507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221347843762">
                <text:p>0.0002213478437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00336167489877">
                <text:p>-0.0003361674898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268044066615">
                <text:p>0.0002680440666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00500654743519">
                <text:p>-0.0005006547435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544328126125">
                <text:p>0.0005443281261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408540654462">
                <text:p>0.00004085406544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0000490520324092">
                <text:p>-0.000004905203240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00286139809759">
                <text:p>-0.0002861398097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00384044542443">
                <text:p>-0.0003840445424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586958718486">
                <text:p>0.0005869587184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00231671961956">
                <text:p>-0.0002316719619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00139252777444">
                <text:p>-0.0001392527774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888105860213">
                <text:p>0.00008881058602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366726962966">
                <text:p>0.00003667269629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00179922935786">
                <text:p>-0.0001799229357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652709568385">
                <text:p>0.00006527095683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155896952492">
                <text:p>0.0001558969524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01093449909">
                <text:p>0.000401093449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00196664856048">
                <text:p>-0.00019666485604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199331683689">
                <text:p>0.0001993316836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00133833760628">
                <text:p>-0.0001338337606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00458569382317">
                <text:p>-0.0004585693823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136019923957">
                <text:p>0.0001360199239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768459460232">
                <text:p>0.0007684594602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00536701874807">
                <text:p>-0.000536701874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549359770957">
                <text:p>0.0005493597709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751278130338">
                <text:p>0.00075127813033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0043329061009">
                <text:p>-0.000433290610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269212701824">
                <text:p>0.0002692127018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5076566646">
                <text:p>0.00043507656664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000573118595639">
                <text:p>-0.00005731185956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102675672679">
                <text:p>0.0001026756726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135376612889">
                <text:p>0.0001353766128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181832132512">
                <text:p>0.0001818321325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890893279575">
                <text:p>0.00008908932795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284192265099">
                <text:p>0.000028419226509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000838007763377">
                <text:p>-0.00008380077633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141291398904">
                <text:p>0.0001412913989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423558158218">
                <text:p>0.000042355815821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18391328922">
                <text:p>0.00000183913289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00138646239066">
                <text:p>-0.0001386462390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182572141057">
                <text:p>0.0001825721410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889181246748">
                <text:p>0.00008891812467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00131154782139">
                <text:p>-0.00013115478213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919923913898">
                <text:p>0.00009199239138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00069513283961">
                <text:p>-0.0000695132839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231631362112">
                <text:p>0.00023163136211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00217443724978">
                <text:p>-0.00021744372497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334410666255">
                <text:p>0.0003344106662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000966778461589">
                <text:p>-0.0000966778461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3.169cm" svg:y="4.203cm" style:legend-expansion="high" chart:style-name="ch2"/>
        <chart:plot-area chart:style-name="ch3" table:cell-range-address="Sheet1.F2:Sheet1.F1049" svg:x="0.319cm" svg:y="0.18cm" svg:width="12.531cm" svg:height="8.645cm">
          <chartooo:coordinate-region svg:x="1.152cm" svg:y="0.379cm" svg:width="11.69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49" chart:class="chart:line">
            <chart:data-point chart:repeated="10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463705946459">
                <text:p>-0.0000463705946459</text:p>
                <draw:g>
                  <svg:desc>Sheet1.F2:Sheet1.F1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100653051049">
                <text:p>-0.00010065305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593881122768">
                <text:p>-0.000593881122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44979649223">
                <text:p>0.000644979649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5266513098">
                <text:p>0.000135266513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22384408314">
                <text:p>0.0000122384408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60659105354">
                <text:p>0.0000360659105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338957142958">
                <text:p>0.0000338957142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52695841482">
                <text:p>0.000252695841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263094494585">
                <text:p>-0.000263094494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72667001607">
                <text:p>0.00017266700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56363074691">
                <text:p>-0.00005636307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68562459294">
                <text:p>-0.000168562459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52726627473">
                <text:p>-0.000052726627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302262978948">
                <text:p>-0.0000302262978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428875591751">
                <text:p>0.00000428875591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6566995075">
                <text:p>-0.00026566995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220704547246">
                <text:p>-0.000220704547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28996087168">
                <text:p>0.0000928996087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803542789072">
                <text:p>-0.0000803542789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743736236473">
                <text:p>-0.0000743736236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286006572424">
                <text:p>-0.000286006572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88234616164">
                <text:p>0.000288234616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16207434237">
                <text:p>-0.00016207434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16086651664">
                <text:p>0.0000716086651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255145753">
                <text:p>0.00010255145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496120810567">
                <text:p>-0.0000496120810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30411741743">
                <text:p>0.000330411741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23244317365">
                <text:p>-0.00012324431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39628915349">
                <text:p>-0.000139628915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04885349376">
                <text:p>-0.00020488534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773781782">
                <text:p>0.00012773781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11943653994">
                <text:p>0.000211943653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897621139302">
                <text:p>-0.0000897621139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968197418842">
                <text:p>-0.000096819741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00245582871">
                <text:p>-0.000100245582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3381581185">
                <text:p>0.000153381581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1017594079">
                <text:p>-0.00011017594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75334457506">
                <text:p>-0.000075334457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307564150717">
                <text:p>0.0000307564150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43708724156">
                <text:p>0.000243708724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187799421838">
                <text:p>-0.000187799421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5353702768">
                <text:p>0.000205353702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01077273232">
                <text:p>0.00020107727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794425504864">
                <text:p>-0.0000794425504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85719521344">
                <text:p>0.000285719521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477877401863">
                <text:p>0.0000477877401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742361415178">
                <text:p>-0.000742361415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66635567136">
                <text:p>0.000466635567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711921020411">
                <text:p>0.0000711921020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499503366882">
                <text:p>-0.0000499503366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901587118278">
                <text:p>0.0000901587118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45675774547">
                <text:p>0.000145675774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24266851344">
                <text:p>0.000124266851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18732828903">
                <text:p>-0.00018732828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68920625583">
                <text:p>0.000168920625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648781424388">
                <text:p>-0.000648781424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1358187497">
                <text:p>0.000471358187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877957209013">
                <text:p>0.0000877957209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560031912755">
                <text:p>-0.0000560031912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14602296182">
                <text:p>0.0000214602296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137111182994">
                <text:p>-0.0000137111182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139249124913">
                <text:p>-0.000139249124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361248385161">
                <text:p>0.00000361248385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54349055467">
                <text:p>0.000254349055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532015037606">
                <text:p>0.0000532015037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108246276795">
                <text:p>-0.0000108246276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54067815654">
                <text:p>-0.00005406781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164226104971">
                <text:p>-0.000164226104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30565475754">
                <text:p>0.000030565475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291732372716">
                <text:p>-0.000291732372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658629869577">
                <text:p>0.00000658629869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18214870579">
                <text:p>-0.0000182148705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5505408505">
                <text:p>0.000125505408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120452095871">
                <text:p>-0.000120452095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06859493826">
                <text:p>0.000106859493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108750420623">
                <text:p>-0.000108750420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202124283533">
                <text:p>0.0000202124283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26375586458">
                <text:p>-0.000026375586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131463821162">
                <text:p>-0.000131463821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74860906554">
                <text:p>0.00000174860906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39868253225">
                <text:p>-0.000039868253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158482813276">
                <text:p>-0.000158482813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920592719922">
                <text:p>0.0000920592719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253611069638">
                <text:p>-0.0000253611069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33388413512">
                <text:p>0.0000433388413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55064248247">
                <text:p>0.000155064248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485844248033">
                <text:p>0.00004858442480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88522870303">
                <text:p>-0.000188522870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42368134018">
                <text:p>-0.000042368134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33618663717">
                <text:p>0.000333618663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198519119294">
                <text:p>-0.000198519119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78379535303">
                <text:p>0.000278379535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885513218236">
                <text:p>0.0000885513218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456880115962">
                <text:p>-0.0000456880115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30588043248">
                <text:p>0.000130588043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113639442134">
                <text:p>-0.000113639442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918507503229">
                <text:p>0.0000918507503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82073272299">
                <text:p>0.000182073272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23504064302">
                <text:p>-0.00023504064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350708360202">
                <text:p>-0.0000350708360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170044630067">
                <text:p>-0.000170044630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273579411441">
                <text:p>-0.000273579411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15626477054">
                <text:p>0.000115626477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52990120114">
                <text:p>0.000152990120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182947522262">
                <text:p>-0.000182947522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63923934451">
                <text:p>0.000163923934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05165856844">
                <text:p>0.000305165856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17156447575">
                <text:p>-0.00017156447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83585895179">
                <text:p>0.000383585895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88336002268">
                <text:p>0.00288336002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53673503175">
                <text:p>0.00253673503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00125255994">
                <text:p>-0.001001252559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5837908126">
                <text:p>0.00125837908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688433996402">
                <text:p>0.000688433996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10882988945">
                <text:p>0.00410882988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433724932373">
                <text:p>-0.00433724932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6011910662">
                <text:p>0.001760119106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34757356904">
                <text:p>-0.00334757356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94985219464">
                <text:p>0.00394985219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9394896701">
                <text:p>0.00293948967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144046498463">
                <text:p>-0.0000144046498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313093973091">
                <text:p>-0.000313093973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18242905289">
                <text:p>0.004182429052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538435066119">
                <text:p>-0.000538435066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240165740252">
                <text:p>-0.00240165740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185419910122">
                <text:p>-0.00185419910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25773076434">
                <text:p>0.000125773076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197583180852">
                <text:p>-0.00197583180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70634097978">
                <text:p>0.00270634097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71253839694">
                <text:p>-0.0037125383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84590132348">
                <text:p>0.000584590132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685921579134">
                <text:p>-0.000685921579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370922207367">
                <text:p>-0.0000370922207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8302542251">
                <text:p>0.0011830254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76392442174">
                <text:p>0.00276392442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92653936008">
                <text:p>0.00092653936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35874711466">
                <text:p>-0.000358747114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8100211164">
                <text:p>0.0018100211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293201347813">
                <text:p>-0.00293201347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112760055345">
                <text:p>-0.00112760055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488004239742">
                <text:p>0.000488004239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97906685248">
                <text:p>0.00397906685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251740519889">
                <text:p>-0.00251740519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154325179756">
                <text:p>-0.00154325179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87240138277">
                <text:p>0.0002872401382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0739140119">
                <text:p>0.00160739140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918546051253">
                <text:p>-0.000918546051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213864725083">
                <text:p>-0.000213864725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203765556216">
                <text:p>-0.00203765556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385659513995">
                <text:p>-0.0000385659513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56646936759">
                <text:p>0.002566469367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42026760336">
                <text:p>0.000342026760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67863303795">
                <text:p>-0.00167863303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8908613361">
                <text:p>0.00268908613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167353602592">
                <text:p>-0.001673536025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30615052674">
                <text:p>-0.00030615052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812949961983">
                <text:p>-0.000812949961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49807753041">
                <text:p>0.00149807753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942066079006">
                <text:p>-0.000942066079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80499500129">
                <text:p>-0.00180499500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49095302913">
                <text:p>-0.001490953029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95473285951">
                <text:p>0.00295473285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39882287476">
                <text:p>-0.00139882287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08154640254">
                <text:p>0.0008081546402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43680620729">
                <text:p>-0.00043680620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52856423706">
                <text:p>0.003528564237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850695418194">
                <text:p>-0.000850695418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138058164157">
                <text:p>-0.00138058164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4794699382">
                <text:p>-0.0014794699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19196739979">
                <text:p>0.00119196739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887974980287">
                <text:p>0.0008879749802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895331148058">
                <text:p>0.000895331148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57568533905">
                <text:p>-0.00157568533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63503456861">
                <text:p>0.000163503456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77778346976">
                <text:p>0.000477778346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0434837714">
                <text:p>0.00190434837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17713252641">
                <text:p>-0.002177132526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75091275014">
                <text:p>-0.00175091275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8471461236">
                <text:p>0.00248471461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71969596017">
                <text:p>0.0003719695960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800713896751">
                <text:p>-0.0008007138967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76054122858">
                <text:p>-0.00176054122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677325297147">
                <text:p>-0.0000677325297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9636266027">
                <text:p>0.00119636266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72726942785">
                <text:p>-0.00272726942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42159036174">
                <text:p>0.00442159036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347706233151">
                <text:p>-0.00347706233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18902461743">
                <text:p>-0.00189024617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92936800886">
                <text:p>0.000192936800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848406343721">
                <text:p>0.0008484063437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731544045266">
                <text:p>-0.0007315440452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0048285387">
                <text:p>0.00290048285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174747745041">
                <text:p>-0.00174747745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94481643848">
                <text:p>0.00194481643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240658060648">
                <text:p>-0.000240658060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04296114296">
                <text:p>0.001042961142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481551745906">
                <text:p>-0.0004815517459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796052801888">
                <text:p>-0.000796052801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69424589351">
                <text:p>-0.002694245893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9121926501">
                <text:p>-0.002591219265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055016547">
                <text:p>0.00168055016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24751839414">
                <text:p>0.00224751839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04607737437">
                <text:p>0.000404607737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28000851348">
                <text:p>-0.002280008513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778251327574">
                <text:p>0.0007782513275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132738915272">
                <text:p>-0.0013273891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430928077549">
                <text:p>-0.000430928077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616054632701">
                <text:p>0.0006160546327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646294269245">
                <text:p>-0.00064629426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21888558008">
                <text:p>-0.00221888558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66819815058">
                <text:p>0.00166819815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37195419706">
                <text:p>0.00337195419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42887153197">
                <text:p>-0.00142887153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351177807897">
                <text:p>-0.003511778078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07958479971">
                <text:p>0.003079584799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682041514665">
                <text:p>-0.000682041514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945118779782">
                <text:p>-0.000945118779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484634051099">
                <text:p>-0.00484634051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731871183962">
                <text:p>-0.007318711839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50302015245">
                <text:p>-0.0150302015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60708539188">
                <text:p>-0.0160708539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70656142384">
                <text:p>-0.02706561423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331711918116">
                <text:p>-0.0331711918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27140241861">
                <text:p>-0.03271402418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7029633075">
                <text:p>-0.0470296330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80645149946">
                <text:p>-0.0480645149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445458218455">
                <text:p>-0.0445458218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666996464133">
                <text:p>-0.0666996464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639998614788">
                <text:p>-0.06399986147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799024030566">
                <text:p>-0.07990240305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752746984363">
                <text:p>-0.07527469843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741276741028">
                <text:p>-0.0741276741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07818216085">
                <text:p>-0.107818216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00858256221">
                <text:p>-0.1008582562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6750960946">
                <text:p>-0.126750960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23154103756">
                <text:p>-0.1231541037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29717439413">
                <text:p>-0.129717439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71320796013">
                <text:p>-0.1713207960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67690545321">
                <text:p>-0.1676905453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20885753632">
                <text:p>-0.2208857536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07402914762">
                <text:p>-0.2074029147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13135510683">
                <text:p>-0.213135510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279118657112">
                <text:p>-0.279118657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262535154819">
                <text:p>-0.2625351548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339558184147">
                <text:p>-0.3395581841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1176763773">
                <text:p>-0.311767637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97720104456">
                <text:p>-0.29772010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87532651424">
                <text:p>-0.3875326514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5428160429">
                <text:p>-0.354281604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25075471401">
                <text:p>-0.4250754714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01290625334">
                <text:p>-0.401290625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81765007973">
                <text:p>-0.3817650079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72180873156">
                <text:p>-0.472180873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41715419292">
                <text:p>-0.4417154192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521307229996">
                <text:p>-0.521307229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68232601881">
                <text:p>-0.4682326018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54657673836">
                <text:p>-0.454657673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51037847996">
                <text:p>-0.551037847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11859714985">
                <text:p>-0.511859714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1018037796">
                <text:p>-0.610180377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44072210789">
                <text:p>-0.544072210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19445955753">
                <text:p>-0.5194459557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57512307167">
                <text:p>-0.6575123071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88222265244">
                <text:p>-0.588222265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687037408352">
                <text:p>-0.687037408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24339103699">
                <text:p>-0.6243391036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84319710732">
                <text:p>-0.5843197107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83130562305">
                <text:p>-0.683130562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08506262302">
                <text:p>-0.608506262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69308185577">
                <text:p>-0.6693081855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567808449268">
                <text:p>-0.567808449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25390505791">
                <text:p>-0.5253905057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594768166542">
                <text:p>-0.5947681665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21955668926">
                <text:p>-0.5219556689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94032883644">
                <text:p>-0.5940328836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508053481579">
                <text:p>-0.5080534815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52344357967">
                <text:p>-0.452344357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518995046616">
                <text:p>-0.5189950466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41461265087">
                <text:p>-0.441461265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74664896727">
                <text:p>-0.474664896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14377570152">
                <text:p>-0.4143775701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63338828087">
                <text:p>-0.3633388280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03400748968">
                <text:p>-0.403400748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49180728197">
                <text:p>-0.3491807281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67826044559">
                <text:p>-0.3678260445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95540362597">
                <text:p>-0.2955403625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6307657361">
                <text:p>-0.263076573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77627527714">
                <text:p>-0.277627527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33388513327">
                <text:p>-0.2333885133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38727271557">
                <text:p>-0.2387272715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87225759029">
                <text:p>-0.1872257590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47415071726">
                <text:p>-0.147415071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41795620322">
                <text:p>-0.1417956203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03565484285">
                <text:p>-0.103565484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834258943796">
                <text:p>-0.0834258943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496810823679">
                <text:p>-0.0496810823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71943360567">
                <text:p>-0.027194336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572202727199">
                <text:p>-0.000572202727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96762979031">
                <text:p>0.01967629790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20818287134">
                <text:p>0.06208182871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34887176752">
                <text:p>0.0834887176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2618314326">
                <text:p>0.1026183143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656267643">
                <text:p>0.166562676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9250955582">
                <text:p>0.179250955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33206957579">
                <text:p>0.233206957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22490608692">
                <text:p>0.2224906086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1456279755">
                <text:p>0.231456279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113697052">
                <text:p>0.30113697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5122722387">
                <text:p>0.285122722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04632568">
                <text:p>0.3749046325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45471024513">
                <text:p>0.3454710245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50610494614">
                <text:p>0.3506104946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38950359821">
                <text:p>0.4389503598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0129079819">
                <text:p>0.4001290798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00448465347">
                <text:p>0.5004484653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3697025776">
                <text:p>0.4536970257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9363191128">
                <text:p>0.4293631911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60570895672">
                <text:p>0.560570895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1012969017">
                <text:p>0.51012969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3883137703">
                <text:p>0.6138831377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66485404968">
                <text:p>0.566485404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39029717445">
                <text:p>0.5390297174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8308515549">
                <text:p>0.648308515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8183035851">
                <text:p>0.5981830358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91401004791">
                <text:p>0.691401004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15144968033">
                <text:p>0.615144968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4742105007">
                <text:p>0.734742105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46333396435">
                <text:p>0.6463333964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4091415405">
                <text:p>0.594091415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9898228645">
                <text:p>0.5898982286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08530545235">
                <text:p>0.7085305452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38151586056">
                <text:p>0.638151586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27087259293">
                <text:p>0.7270872592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27060413361">
                <text:p>0.6270604133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06403255463">
                <text:p>0.7064032554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22635602951">
                <text:p>0.6226356029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69592773914">
                <text:p>0.5695927739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69593751431">
                <text:p>0.6695937514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4333162308">
                <text:p>0.6043331623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5761928558">
                <text:p>0.6857619285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1050436497">
                <text:p>0.601050436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63286542892">
                <text:p>0.5632865428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55921220779">
                <text:p>0.6559212207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66827476025">
                <text:p>0.566827476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61289572716">
                <text:p>0.661289572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5341553688">
                <text:p>0.55341553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95097011328">
                <text:p>0.495097011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69307982922">
                <text:p>0.5693079829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03712058067">
                <text:p>0.5037120580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52033007145">
                <text:p>0.5520330071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71951216459">
                <text:p>0.471951216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517131567">
                <text:p>0.42517131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74595755339">
                <text:p>0.4745957553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00950372219">
                <text:p>0.400950372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41090166569">
                <text:p>0.441090166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6600990295">
                <text:p>0.3666009902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7565232515">
                <text:p>0.3175652325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6902817488">
                <text:p>0.3469028174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93576151133">
                <text:p>0.2935761511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699595809">
                <text:p>0.306995958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5849221945">
                <text:p>0.2458492219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6159343719">
                <text:p>0.216159343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24404796958">
                <text:p>0.2244047969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1354522705">
                <text:p>0.1813545227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2424455881">
                <text:p>0.1824244558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1447717547">
                <text:p>0.131447717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8701964617">
                <text:p>0.1187019646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1055771112">
                <text:p>0.101055771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20040926337">
                <text:p>0.08200409263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75723329186">
                <text:p>0.06757233291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22099307179">
                <text:p>0.0422099307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63353977352">
                <text:p>0.02633539773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91751793399">
                <text:p>0.005917517933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669976044446">
                <text:p>-0.006699760444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273456685245">
                <text:p>-0.0273456685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366133376956">
                <text:p>-0.03661333769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383674912155">
                <text:p>-0.0383674912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677813738585">
                <text:p>-0.0677813738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59920206666">
                <text:p>-0.0599202066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874025300145">
                <text:p>-0.08740253001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825195461512">
                <text:p>-0.0825195461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926939100027">
                <text:p>-0.09269391000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01866856217">
                <text:p>-0.1018668562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01598627865">
                <text:p>-0.1015986278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22896000743">
                <text:p>-0.1228960007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1579144001">
                <text:p>-0.11579144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01881310344">
                <text:p>-0.101881310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30298167467">
                <text:p>-0.130298167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11085772514">
                <text:p>-0.1110857725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37167215347">
                <text:p>-0.1371672153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20757110417">
                <text:p>-0.1207571104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15160703659">
                <text:p>-0.115160703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350800246">
                <text:p>-0.1350800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28171011806">
                <text:p>-0.1281710118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39486134052">
                <text:p>-0.1394861340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26984447241">
                <text:p>-0.1269844472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12032368779">
                <text:p>-0.1120323687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34313106537">
                <text:p>-0.134313106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2209461629">
                <text:p>-0.112209461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34035840631">
                <text:p>-0.1340358406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11229464412">
                <text:p>-0.1112294644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998980924487">
                <text:p>-0.09989809244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13462686539">
                <text:p>-0.1134626865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03165924549">
                <text:p>-0.1031659245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893806219101">
                <text:p>-0.0893806219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02078586817">
                <text:p>-0.1020785868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789032429457">
                <text:p>-0.07890324294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913318842649">
                <text:p>-0.0913318842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70243853331">
                <text:p>-0.07702438533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623243935406">
                <text:p>-0.06232439354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685982629657">
                <text:p>-0.06859826296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578370951116">
                <text:p>-0.0578370951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633825957775">
                <text:p>-0.063382595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476395562291">
                <text:p>-0.04763955622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55047608912">
                <text:p>-0.0550476089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446797758341">
                <text:p>-0.04467977583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420681610703">
                <text:p>-0.04206816107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396250858903">
                <text:p>-0.03962508589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398183763027">
                <text:p>-0.03981837630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390777029097">
                <text:p>-0.0390777029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348638482392">
                <text:p>-0.03486384823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312879048288">
                <text:p>-0.03128790482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346984565258">
                <text:p>-0.0346984565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201498307288">
                <text:p>-0.02014983072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371924340725">
                <text:p>-0.03719243407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25731312111">
                <text:p>-0.0257313121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209562443197">
                <text:p>-0.0209562443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227935351431">
                <text:p>-0.02279353514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250539109111">
                <text:p>-0.02505391091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23064840585">
                <text:p>-0.0230648405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179694220424">
                <text:p>-0.01796942204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209917332977">
                <text:p>-0.0209917332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789625290781">
                <text:p>-0.007896252907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111664263532">
                <text:p>-0.01116642635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923501700163">
                <text:p>-0.009235017001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26505494118">
                <text:p>-0.01265054941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491244532168">
                <text:p>-0.004912445321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103332512081">
                <text:p>-0.0103332512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264628371224">
                <text:p>-0.002646283712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593695044518">
                <text:p>-0.005936950445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707396306098">
                <text:p>-0.007073963060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781641714275">
                <text:p>-0.00781641714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102223549038">
                <text:p>-0.01022235490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100037641823">
                <text:p>-0.01000376418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134817147627">
                <text:p>-0.01348171476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173062998801">
                <text:p>-0.01730629988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16649004072">
                <text:p>-0.0166490040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175973810256">
                <text:p>-0.01759738102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221097283065">
                <text:p>-0.02210972830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203887782991">
                <text:p>-0.0203887782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147916665301">
                <text:p>-0.01479166653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17056375742">
                <text:p>-0.017056375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159479007125">
                <text:p>-0.0159479007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105337938294">
                <text:p>-0.01053379382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151817891747">
                <text:p>-0.01518178917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919159501791">
                <text:p>-0.009191595017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707566179335">
                <text:p>-0.007075661793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304441386834">
                <text:p>-0.003044413868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155322195496">
                <text:p>-0.001553221954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258119287901">
                <text:p>-0.002581192879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8834046144">
                <text:p>0.00078834046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24740616791">
                <text:p>-0.00247406167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405017286539">
                <text:p>0.004050172865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415731919929">
                <text:p>0.004157319199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424332730472">
                <text:p>0.00424332730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02970086038">
                <text:p>0.00602970086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990577787161">
                <text:p>0.009905777871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11721384525">
                <text:p>0.008117213845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9233225137">
                <text:p>0.009233225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09196444973">
                <text:p>0.01091964449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4974119142">
                <text:p>0.00514974119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860294979066">
                <text:p>0.008602949790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0715123266">
                <text:p>0.0107151232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77411728166">
                <text:p>0.002774117281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368732446805">
                <text:p>-0.003687324468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30453822203">
                <text:p>0.001304538222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257366709411">
                <text:p>-0.002573667094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274957879446">
                <text:p>-0.002749578794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157938362099">
                <text:p>-0.001579383620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306269899011">
                <text:p>-0.00306269899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161792500876">
                <text:p>-0.001617925008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329009955749">
                <text:p>-0.003290099557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686323083937">
                <text:p>-0.006863230839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689306296408">
                <text:p>-0.0006893062964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700763938949">
                <text:p>-0.007007639389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536969490349">
                <text:p>-0.005369694903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150068604853">
                <text:p>-0.001500686048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225427909754">
                <text:p>-0.0002254279097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48434427008">
                <text:p>-0.00484344270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7205250673">
                <text:p>-0.0072052506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545149855316">
                <text:p>-0.005451498553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42195697315">
                <text:p>-0.00421956973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00578206963837">
                <text:p>-0.00005782069638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535270664841">
                <text:p>-0.005352706648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673639215529">
                <text:p>-0.006736392155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321661354974">
                <text:p>0.003216613549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694726314396">
                <text:p>-0.006947263143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511683756486">
                <text:p>0.005116837564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482790265232">
                <text:p>-0.00482790265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59267242998">
                <text:p>0.001592672429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96788925678">
                <text:p>0.001967889256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0333949457854">
                <text:p>-0.0003339494578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176076695789">
                <text:p>-0.001760766957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122469197959">
                <text:p>-0.001224691979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032774626743">
                <text:p>-0.000327746267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0209292484215">
                <text:p>-0.00002092924842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15212388523">
                <text:p>0.003152123885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404599867761">
                <text:p>-0.004045998677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21761718765">
                <text:p>0.001217617187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142458314076">
                <text:p>-0.001424583140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344627629966">
                <text:p>-0.003446276299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11314305104">
                <text:p>0.001113143051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161978445249">
                <text:p>0.000161978445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955536775291">
                <text:p>-0.009555367752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905115623027">
                <text:p>-0.009051156230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684817135334">
                <text:p>-0.006848171353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0932956812903">
                <text:p>-0.0009329568129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829494092613">
                <text:p>-0.008294940926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146938916296">
                <text:p>-0.01469389162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990839675069">
                <text:p>-0.009908396750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94881914556">
                <text:p>-0.00948819145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325951259583">
                <text:p>0.0003259512595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21239703149">
                <text:p>-0.01212397031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916757714003">
                <text:p>-0.00916757714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769251445308">
                <text:p>-0.007692514453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183930434287">
                <text:p>-0.001839304342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619004666805">
                <text:p>0.00619004666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180029636249">
                <text:p>-0.00180029636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397310452536">
                <text:p>-0.003973104525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0369173940271">
                <text:p>-0.0003691739402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647852942348">
                <text:p>0.006478529423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3740187753">
                <text:p>0.00237401877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655093276873">
                <text:p>0.006550932768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8945945669">
                <text:p>0.00289459456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01882815361">
                <text:p>0.01018828153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88068114221">
                <text:p>0.001880681142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01453652605">
                <text:p>0.01014536526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14780412987">
                <text:p>0.01147804129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96287333965">
                <text:p>0.01962873339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31017146632">
                <text:p>0.01310171466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90589427948">
                <text:p>0.01905894279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38742811978">
                <text:p>0.01387428119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43985895067">
                <text:p>0.02439858950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91462527215">
                <text:p>0.008914625272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25449278951">
                <text:p>0.0225449278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1574444361">
                <text:p>0.0115744443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62849854678">
                <text:p>0.01628498546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47854834795">
                <text:p>0.01478548347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12820675224">
                <text:p>0.02128206752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86399966478">
                <text:p>0.01863999664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40506895259">
                <text:p>0.01405068952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78962685168">
                <text:p>0.0178962685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86584740877">
                <text:p>0.01865847408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93337872624">
                <text:p>0.01933378726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02434191108">
                <text:p>0.03024341911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71737689525">
                <text:p>0.01717376895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4562221244">
                <text:p>0.0145622212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89586654305">
                <text:p>0.01895866543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41458939761">
                <text:p>0.01414589397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71852558851">
                <text:p>0.01718525588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8484452143">
                <text:p>0.01284844521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49650815874">
                <text:p>0.01496508158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773289101198">
                <text:p>0.007732891011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97876852751">
                <text:p>0.004978768527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18510574102">
                <text:p>0.01185105741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95822199062">
                <text:p>0.003958221990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84784200974">
                <text:p>0.00184784200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45759263635">
                <text:p>0.00245759263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302857300267">
                <text:p>0.003028573002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73301424365">
                <text:p>0.001733014243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17086309567">
                <text:p>0.002170863095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083294287324">
                <text:p>-0.0083294287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695650046691">
                <text:p>-0.006956500466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00126191647723">
                <text:p>-0.0001261916477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02656446397">
                <text:p>-0.01026564463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894513912499">
                <text:p>-0.008945139124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793476961553">
                <text:p>-0.007934769615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20466928929">
                <text:p>-0.01204669289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471006054431">
                <text:p>-0.004710060544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12757496536">
                <text:p>-0.01127574965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12513592467">
                <text:p>-0.01125135924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67850202322">
                <text:p>-0.00678502023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03984223679">
                <text:p>-0.01039842236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32458880544">
                <text:p>-0.01324588805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0820528715849">
                <text:p>-0.008205287158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138066196814">
                <text:p>-0.01380661968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208065100014">
                <text:p>-0.002080651000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52784790844">
                <text:p>-0.0152784790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493334326893">
                <text:p>-0.004933343268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122884586453">
                <text:p>-0.01228845864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102049680427">
                <text:p>-0.01020496804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192536618561">
                <text:p>-0.01925366185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711387675256">
                <text:p>-0.007113876752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608073081821">
                <text:p>-0.006080730818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00982824712992">
                <text:p>-0.00009828247129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976406224072">
                <text:p>-0.009764062240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648770853877">
                <text:p>-0.006487708538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246506906115">
                <text:p>-0.002465069061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54430249333">
                <text:p>0.00254430249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350259593688">
                <text:p>0.003502595936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0754126813263">
                <text:p>-0.000007541268132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318830087781">
                <text:p>0.003188300877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46742586419">
                <text:p>0.00467425864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612946040928">
                <text:p>0.00612946040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51074929535">
                <text:p>0.005510749295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12126888707">
                <text:p>0.01121268887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60188768059">
                <text:p>0.01601887680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06239374727">
                <text:p>0.01062393747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799158401787">
                <text:p>0.007991584017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980057381094">
                <text:p>0.009800573810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7306155283">
                <text:p>0.0073061552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50343328714">
                <text:p>0.0150343328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336236739531">
                <text:p>0.003362367395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11214931309">
                <text:p>0.008112149313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20576510765">
                <text:p>0.002205765107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37163924612">
                <text:p>0.002371639246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78160893172">
                <text:p>0.00781608931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756440171972">
                <text:p>0.007564401719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571532920003">
                <text:p>-0.0057153292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15430804342">
                <text:p>0.000154308043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300887459889">
                <text:p>-0.003008874598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23480679467">
                <text:p>-0.0123480679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72959687188">
                <text:p>0.001729596871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315892812796">
                <text:p>-0.003158928127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502516375855">
                <text:p>-0.005025163758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305306003429">
                <text:p>-0.003053060034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202102027833">
                <text:p>-0.002021020278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108224796131">
                <text:p>-0.01082247961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123395007104">
                <text:p>-0.01233950071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11663085781">
                <text:p>-0.0116630857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126526542008">
                <text:p>-0.01265265420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593634694815">
                <text:p>-0.005936346948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3204973191">
                <text:p>-0.0132049731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920454598963">
                <text:p>-0.00920454598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17682030797">
                <text:p>-0.0176820307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188135206699">
                <text:p>-0.01881352066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194459632039">
                <text:p>-0.01944596320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117215430364">
                <text:p>-0.01172154303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574616296217">
                <text:p>-0.005746162962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178657453507">
                <text:p>-0.01786574535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231026671827">
                <text:p>-0.02310266718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183720551431">
                <text:p>-0.01837205514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35751320049">
                <text:p>-0.0135751320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250845821574">
                <text:p>-0.002508458215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154396370053">
                <text:p>-0.01543963700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140609759837">
                <text:p>-0.01406097598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159251932055">
                <text:p>-0.01592519320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1734919101">
                <text:p>-0.017349191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255911331624">
                <text:p>-0.002559113316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22576057911">
                <text:p>-0.01225760579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66278593242">
                <text:p>-0.01662785932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938401184976">
                <text:p>-0.009384011849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04721204937">
                <text:p>-0.0204721204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538051081821">
                <text:p>-0.005380510818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122901741415">
                <text:p>-0.01229017414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12040482834">
                <text:p>-0.0120404828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14382943511">
                <text:p>-0.0143829435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600337749347">
                <text:p>-0.006003377493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258479989134">
                <text:p>-0.002584799891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112864272669">
                <text:p>-0.01128642726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0888161826879">
                <text:p>-0.0008881618268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934149511158">
                <text:p>-0.009341495111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141607085243">
                <text:p>-0.01416070852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701460847631">
                <text:p>-0.007014608476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850057695061">
                <text:p>-0.0085005769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0858649378642">
                <text:p>-0.0008586493786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602515041828">
                <text:p>-0.006025150418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103753274307">
                <text:p>-0.01037532743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20931721665">
                <text:p>-0.00209317216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934036914259">
                <text:p>-0.009340369142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927639380097">
                <text:p>-0.009276393800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176642439328">
                <text:p>-0.001766424393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133169128094">
                <text:p>-0.001331691280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110826957971">
                <text:p>-0.01108269579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889907218516">
                <text:p>-0.008899072185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59895562008">
                <text:p>-0.0059895562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771707110107">
                <text:p>-0.007717071101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12596543133">
                <text:p>0.002125965431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35207362473">
                <text:p>0.001352073624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656970450655">
                <text:p>0.006569704506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74497943372">
                <text:p>0.01744979433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32680172101">
                <text:p>0.01326801721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56655439734">
                <text:p>0.02566554397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56707929075">
                <text:p>0.02567079290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467415452003">
                <text:p>0.04674154520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423587113619">
                <text:p>0.04235871136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468768663704">
                <text:p>0.04687686637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79543465376">
                <text:p>0.06795434653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54608160257">
                <text:p>0.06546081602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801279246807">
                <text:p>0.08012792468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820699632168">
                <text:p>0.08206996321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39149302244">
                <text:p>0.07391493022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975943923">
                <text:p>0.089759439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79986423254">
                <text:p>0.0799864232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808780118823">
                <text:p>0.08087801188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01006373763">
                <text:p>0.06010063737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433729365468">
                <text:p>0.04337293654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53318399191">
                <text:p>0.02533183991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807289034128">
                <text:p>0.008072890341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273262783885">
                <text:p>-0.02732627838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379298254848">
                <text:p>-0.03792982548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62688395381">
                <text:p>-0.0626883953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09837315977">
                <text:p>-0.1098373159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11851632595">
                <text:p>-0.1118516325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71557798982">
                <text:p>-0.1715577989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56052291393">
                <text:p>-0.1560522913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67642861605">
                <text:p>-0.167642861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200872316957">
                <text:p>-0.2008723169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79679468274">
                <text:p>-0.1796794682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11401820183">
                <text:p>-0.211401820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79689571261">
                <text:p>-0.1796895712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58758178353">
                <text:p>-0.1587581783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77727907896">
                <text:p>-0.1777279078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45726263523">
                <text:p>-0.1457262635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499799788">
                <text:p>-0.14997997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17574483156">
                <text:p>-0.1175744831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112760804594">
                <text:p>-0.1127608045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833223983645">
                <text:p>-0.0833223983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634152442217">
                <text:p>-0.063415244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579925216734">
                <text:p>-0.05799252167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39398919791">
                <text:p>-0.0393989197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304431747645">
                <text:p>-0.03044317476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24864230305">
                <text:p>-0.0248642303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125988014042">
                <text:p>-0.01259880140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112022226676">
                <text:p>-0.01120222266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567621504888">
                <text:p>-0.005676215048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466348789632">
                <text:p>-0.004663487896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760193122551">
                <text:p>-0.007601931225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728318933398">
                <text:p>-0.007283189333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106962677091">
                <text:p>-0.01069626770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118451882154">
                <text:p>-0.01184518821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185746755451">
                <text:p>-0.01857467554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233248695731">
                <text:p>-0.02332486957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170909315348">
                <text:p>-0.01709093153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278054401278">
                <text:p>-0.02780544012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238105542958">
                <text:p>-0.02381055429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282306652516">
                <text:p>-0.02823066525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30581805855">
                <text:p>-0.0305818058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244835801423">
                <text:p>-0.02448358014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279914606363">
                <text:p>-0.0279914606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260980501771">
                <text:p>-0.02609805017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216025710106">
                <text:p>-0.02160257101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174563843757">
                <text:p>-0.01745638437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127254724503">
                <text:p>-0.01272547245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854061171412">
                <text:p>-0.008540611714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745045021176">
                <text:p>-0.007450450211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369368866086">
                <text:p>-0.003693688660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268782558851">
                <text:p>-0.002687825588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455727335066">
                <text:p>0.004557273350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917653553188">
                <text:p>0.009176535531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91266008094">
                <text:p>0.00912660080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80610828102">
                <text:p>0.01806108281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56774036586">
                <text:p>0.01567740365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76589153707">
                <text:p>0.01765891537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43659429252">
                <text:p>0.02436594292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47739758343">
                <text:p>0.02477397583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73793116212">
                <text:p>0.02737931162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69886162132">
                <text:p>0.02698861621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317914299667">
                <text:p>0.0317914299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65352518857">
                <text:p>0.03653525188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349728167057">
                <text:p>0.03497281670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63455675542">
                <text:p>0.03634556755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98722477257">
                <text:p>0.03987224772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79908531904">
                <text:p>0.03799085319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448956638575">
                <text:p>0.04489566385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384405329823">
                <text:p>0.03844053298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379440933466">
                <text:p>0.03794409334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438570976257">
                <text:p>0.04385709762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39133541286">
                <text:p>0.0391335412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395301245153">
                <text:p>0.03953012451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99104729295">
                <text:p>0.03991047292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357865989208">
                <text:p>0.0357865989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426378324628">
                <text:p>0.04263783246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353857204318">
                <text:p>0.03538572043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39552655071">
                <text:p>0.0395526550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339803397655">
                <text:p>0.03398033976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278538949788">
                <text:p>0.02785389497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31885523349">
                <text:p>0.0318855233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16995328665">
                <text:p>0.02169953286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47618574649">
                <text:p>0.02476185746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07214429975">
                <text:p>0.02072144299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00078971684">
                <text:p>0.02000789716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96754820645">
                <text:p>0.01967548206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56817156821">
                <text:p>0.01568171568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59011688083">
                <text:p>0.01590116880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966666638851">
                <text:p>0.009666666388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25842464715">
                <text:p>0.02258424647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12285630405">
                <text:p>0.02122856304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12793883309">
                <text:p>0.01127938833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0934073478">
                <text:p>0.0109340734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30666082725">
                <text:p>0.006306660827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04847429693">
                <text:p>0.005048474296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297776795924">
                <text:p>-0.002977767959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406119273975">
                <text:p>0.004061192739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261475308798">
                <text:p>-0.002614753087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133193912916">
                <text:p>0.0001331939129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55096221715">
                <text:p>0.001550962217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439015217125">
                <text:p>0.004390152171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353700527921">
                <text:p>-0.003537005279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102221616544">
                <text:p>-0.001022216165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215713097714">
                <text:p>-0.002157130977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10488091782">
                <text:p>0.003104880917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14029359445">
                <text:p>-0.00140293594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343111343682">
                <text:p>-0.003431113436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61016639322">
                <text:p>0.001610166393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19631779287">
                <text:p>-0.000196317792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471046753228">
                <text:p>-0.004710467532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716184731573">
                <text:p>0.0007161847315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286652101204">
                <text:p>0.0028665210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918141100556">
                <text:p>-0.0009181411005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87195681408">
                <text:p>0.000871956814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59092934337">
                <text:p>0.001590929343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136886024848">
                <text:p>-0.001368860248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31047992222">
                <text:p>0.003310479922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111486657988">
                <text:p>-0.001114866579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05802037474">
                <text:p>0.0003058020374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22393025272">
                <text:p>0.0003223930252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200193887576">
                <text:p>-0.002001938875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24698777311">
                <text:p>0.002246987773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91887335293">
                <text:p>0.000918873352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352918449789">
                <text:p>-0.003529184497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361963082105">
                <text:p>0.003619630821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89444292523">
                <text:p>0.0003894442925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324852764606">
                <text:p>-0.003248527646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304513657466">
                <text:p>-0.003045136574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09051317163">
                <text:p>0.003090513171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828766962513">
                <text:p>0.0008287669625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291521055624">
                <text:p>-0.002915210556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89677991532">
                <text:p>0.002896779915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327061722055">
                <text:p>-0.00327061722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07342144474">
                <text:p>0.001073421444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1513264617">
                <text:p>0.00115132646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253306818195">
                <text:p>-0.002533068181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138010131195">
                <text:p>-0.0001380101311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51881082356">
                <text:p>0.005518810823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51787768118">
                <text:p>0.001517877681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362636847422">
                <text:p>-0.003626368474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476081576198">
                <text:p>-0.004760815761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282773235813">
                <text:p>0.002827732358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423712655902">
                <text:p>0.004237126559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171338906512">
                <text:p>-0.0001713389065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560255954042">
                <text:p>-0.005602559540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814090017229">
                <text:p>-0.0008140900172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325542700011">
                <text:p>-0.0003255427000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279963272624">
                <text:p>0.002799632726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808361102827">
                <text:p>-0.0008083611028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876409991179">
                <text:p>0.0008764099911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8381991908">
                <text:p>0.000383819919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319536286406">
                <text:p>-0.003195362864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462198280729">
                <text:p>-0.0004621982807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136347324587">
                <text:p>-0.001363473245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196863245219">
                <text:p>-0.001968632452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71581865288">
                <text:p>0.001715818652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00288784597">
                <text:p>0.001002887845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801701389719">
                <text:p>-0.0008017013897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051519961562">
                <text:p>-0.00051519961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113271432929">
                <text:p>-0.001132714329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22444925271">
                <text:p>-0.00224449252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187211274169">
                <text:p>-0.001872112741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93973451294">
                <text:p>-0.000939734512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191959057702">
                <text:p>-0.0001919590577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0299732841086">
                <text:p>-0.0002997328410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95789354621">
                <text:p>-0.0001957893546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026531793992">
                <text:p>-0.0000265317939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00923633342609">
                <text:p>-0.000009236333426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200717258849">
                <text:p>-0.0002007172588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0121444740216">
                <text:p>-0.0001214447402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279657397186">
                <text:p>-0.0002796573971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916975404834">
                <text:p>0.00009169754048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26039549266">
                <text:p>0.000260395492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0970457476797">
                <text:p>-0.00009704574767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180785049452">
                <text:p>-0.0001807850494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0705874059349">
                <text:p>-0.0007058740593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424832338467">
                <text:p>0.0004248323384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218567060074">
                <text:p>0.0002185670600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200767550268">
                <text:p>-0.0002007675502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438239425421">
                <text:p>0.0004382394254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194580061361">
                <text:p>0.000194580061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544530339539">
                <text:p>-0.0005445303395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042795119225">
                <text:p>-0.000427951192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462514755782">
                <text:p>0.0004625147557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121630728245">
                <text:p>0.00001216307282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00354069379682">
                <text:p>-0.00003540693796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0568599862163">
                <text:p>-0.00005685998621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799893459771">
                <text:p>0.00007998934597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122978904983">
                <text:p>-0.0001229789049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103706232039">
                <text:p>0.0001037062320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0173601598362">
                <text:p>-0.0001736015983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0427248305641">
                <text:p>-0.0004272483056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287209113594">
                <text:p>0.00002872091135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396578652726">
                <text:p>0.00003965786527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428512103099">
                <text:p>0.00004285121030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0257034029346">
                <text:p>-0.0002570340293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0299244566122">
                <text:p>-0.00002992445661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157471571583">
                <text:p>-0.0001574715715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0180209332029">
                <text:p>-0.0001802093320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563678389881">
                <text:p>-0.0005636783898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450591760455">
                <text:p>0.0004505917604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356113130692">
                <text:p>-0.0003561131306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31687129801">
                <text:p>0.0003316871298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0017146958271">
                <text:p>-0.00000171469582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131441105623">
                <text:p>0.000131441105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470454717288">
                <text:p>-0.0004704547172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472689047456">
                <text:p>0.0004726890474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608011032455">
                <text:p>-0.0006080110324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0301637133816">
                <text:p>-0.0003016371338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0200292182853">
                <text:p>-0.0002002921828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00724659184925">
                <text:p>-0.00007246591849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370586349163">
                <text:p>0.00003705863491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243332819082">
                <text:p>0.0002433328190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95603507059">
                <text:p>0.0003956035070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187417856068">
                <text:p>-0.0001874178560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00535832914466">
                <text:p>-0.00005358329144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0262716406723">
                <text:p>-0.0002627164067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495174434036">
                <text:p>0.0004951744340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021187463426">
                <text:p>-0.000211874634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297960999887">
                <text:p>0.0002979609998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234374660067">
                <text:p>0.0002343746600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221691007027">
                <text:p>-0.0002216910070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249060802162">
                <text:p>0.0002490608021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0273261452094">
                <text:p>-0.0002732614520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661034864606">
                <text:p>0.00006610348646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45042732079">
                <text:p>0.0003450427320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110549946839">
                <text:p>0.0001105499468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0394918257371">
                <text:p>-0.0003949182573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179560418474">
                <text:p>0.0001795604184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176480272785">
                <text:p>0.0001764802727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294516969007">
                <text:p>-0.0002945169690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00277433573501">
                <text:p>-0.00002774335735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1937529305">
                <text:p>0.00019375293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121696299175">
                <text:p>0.0001216962991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22517866455">
                <text:p>0.0000225178664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175878885784">
                <text:p>0.0001758788857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31217126525">
                <text:p>-0.000312171265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00059386366047">
                <text:p>-0.0000005938636604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0174683518708">
                <text:p>-0.0001746835187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149809173308">
                <text:p>0.0001498091733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119980235468">
                <text:p>0.0001199802354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00504041017848">
                <text:p>-0.00005040410178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252995989285">
                <text:p>0.0002529959892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0128162413603">
                <text:p>-0.0001281624136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127000530483">
                <text:p>0.0001270005304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0281102897134">
                <text:p>-0.0002811028971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245160394115">
                <text:p>0.0002451603941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225223921007">
                <text:p>0.0002252239210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48448855523">
                <text:p>0.0000484488555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0132234432385">
                <text:p>-0.0001322344323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249393517151">
                <text:p>0.0002493935171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0367541972082">
                <text:p>-0.0003675419720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294248195132">
                <text:p>0.0002942481951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0865084875841">
                <text:p>-0.00008650848758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00287350885628">
                <text:p>-0.00002873508856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132847388159">
                <text:p>0.0001328473881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059795078414">
                <text:p>-0.0000597950784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19771103689">
                <text:p>0.000197711036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0467027712148">
                <text:p>0.000004670277121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202145194635">
                <text:p>0.0002021451946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121396733448">
                <text:p>0.0001213967334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915132841328">
                <text:p>0.00009151328413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0882858366822">
                <text:p>-0.00008828583668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334213167662">
                <text:p>0.0003342131676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0448480277555">
                <text:p>-0.00004484802775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00921172431845">
                <text:p>-0.000009211724318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27028018748">
                <text:p>0.0004270280187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13714247325">
                <text:p>0.000137142473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164580182172">
                <text:p>-0.0001645801821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0440248841187">
                <text:p>-0.0004402488411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71352832392">
                <text:p>0.0004713528323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025489233667">
                <text:p>-0.000254892336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317845231621">
                <text:p>0.0003178452316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670359993819">
                <text:p>0.0006703599938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00299480452668">
                <text:p>-0.00002994804526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22209015151">
                <text:p>0.000222090151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215088424738">
                <text:p>0.000215088424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0164597004186">
                <text:p>-0.0001645970041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213541061385">
                <text:p>0.00002135410613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0386516010622">
                <text:p>-0.0003865160106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558593310416">
                <text:p>0.0005585933104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0395371520426">
                <text:p>-0.0003953715204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251517660217">
                <text:p>0.0002515176602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0195724584046">
                <text:p>-0.0001957245840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174317363417">
                <text:p>0.0001743173634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193694024347">
                <text:p>0.0001936940243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0041556349">
                <text:p>0.000400415563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108404667117">
                <text:p>0.0001084046671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480987655465">
                <text:p>-0.0004809876554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255889812252">
                <text:p>0.0002558898122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145649755723">
                <text:p>0.00001456497557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280013424344">
                <text:p>-0.0002800134243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342497951351">
                <text:p>0.00003424979513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0178569753189">
                <text:p>-0.0001785697531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170435581822">
                <text:p>0.0001704355818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58923983388">
                <text:p>0.0004589239833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0279026106">
                <text:p>-0.0002790261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0380818761187">
                <text:p>-0.0003808187611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534622813575">
                <text:p>0.0005346228135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8101550783">
                <text:p>0.000481015507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221347843762">
                <text:p>0.0002213478437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00336167489877">
                <text:p>-0.0003361674898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268044066615">
                <text:p>0.0002680440666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00500654743519">
                <text:p>-0.0005006547435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544328126125">
                <text:p>0.0005443281261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408540654462">
                <text:p>0.00004085406544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0000490520324092">
                <text:p>-0.000004905203240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00286139809759">
                <text:p>-0.0002861398097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00384044542443">
                <text:p>-0.0003840445424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586958718486">
                <text:p>0.0005869587184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00231671961956">
                <text:p>-0.0002316719619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00139252777444">
                <text:p>-0.0001392527774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888105860213">
                <text:p>0.00008881058602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366726962966">
                <text:p>0.00003667269629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00179922935786">
                <text:p>-0.0001799229357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652709568385">
                <text:p>0.00006527095683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155896952492">
                <text:p>0.0001558969524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01093449909">
                <text:p>0.000401093449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00196664856048">
                <text:p>-0.00019666485604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199331683689">
                <text:p>0.0001993316836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00133833760628">
                <text:p>-0.0001338337606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00458569382317">
                <text:p>-0.0004585693823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136019923957">
                <text:p>0.0001360199239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768459460232">
                <text:p>0.0007684594602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00536701874807">
                <text:p>-0.000536701874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549359770957">
                <text:p>0.0005493597709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751278130338">
                <text:p>0.00075127813033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0043329061009">
                <text:p>-0.000433290610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269212701824">
                <text:p>0.0002692127018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5076566646">
                <text:p>0.00043507656664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000573118595639">
                <text:p>-0.00005731185956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102675672679">
                <text:p>0.0001026756726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135376612889">
                <text:p>0.0001353766128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181832132512">
                <text:p>0.0001818321325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890893279575">
                <text:p>0.00008908932795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284192265099">
                <text:p>0.000028419226509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000838007763377">
                <text:p>-0.00008380077633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141291398904">
                <text:p>0.0001412913989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423558158218">
                <text:p>0.000042355815821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18391328922">
                <text:p>0.00000183913289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00138646239066">
                <text:p>-0.0001386462390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182572141057">
                <text:p>0.0001825721410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889181246748">
                <text:p>0.00008891812467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00131154782139">
                <text:p>-0.00013115478213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919923913898">
                <text:p>0.00009199239138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00069513283961">
                <text:p>-0.0000695132839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231631362112">
                <text:p>0.00023163136211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00217443724978">
                <text:p>-0.00021744372497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334410666255">
                <text:p>0.0003344106662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000966778461589">
                <text:p>-0.000096677846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